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thre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U:0</text:p>
          </table:table-cell>
          <table:table-cell office:value-type="string" calcext:value-type="string">
            <text:p>U:1</text:p>
          </table:table-cell>
          <table:table-cell office:value-type="string" calcext:value-type="string">
            <text:p>grad(U):0</text:p>
          </table:table-cell>
          <table:table-cell office:value-type="string" calcext:value-type="string">
            <text:p>grad(U):1</text:p>
          </table:table-cell>
          <table:table-cell office:value-type="string" calcext:value-type="string">
            <text:p>grad(U):3</text:p>
          </table:table-cell>
          <table:table-cell office:value-type="string" calcext:value-type="string">
            <text:p>grad(U):4</text:p>
          </table:table-cell>
          <table:table-cell office:value-type="string" calcext:value-type="string">
            <text:p>Points:0</text:p>
          </table:table-cell>
          <table:table-cell office:value-type="string" calcext:value-type="string">
            <text:p>Point ID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.000750065" calcext:value-type="float">
            <text:p>0.000750065</text:p>
          </table:table-cell>
          <table:table-cell office:value-type="float" office:value="0" calcext:value-type="float">
            <text:p>0</text:p>
          </table:table-cell>
          <table:table-cell office:value-type="float" office:value="-2.32306" calcext:value-type="float">
            <text:p>-2.32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51" calcext:value-type="float">
            <text:p>0.250051</text:p>
          </table:table-cell>
          <table:table-cell office:value-type="float" office:value="0.0000000147" calcext:value-type="float">
            <text:p>1.47E-08</text:p>
          </table:table-cell>
          <table:table-cell office:value-type="float" office:value="3.072" calcext:value-type="float">
            <text:p>3.072</text:p>
          </table:table-cell>
          <table:table-cell office:value-type="float" office:value="0.000747061" calcext:value-type="float">
            <text:p>0.000747061</text:p>
          </table:table-cell>
          <table:table-cell office:value-type="float" office:value="0" calcext:value-type="float">
            <text:p>0</text:p>
          </table:table-cell>
          <table:table-cell office:value-type="float" office:value="-3.72792" calcext:value-type="float">
            <text:p>-3.72792</text:p>
          </table:table-cell>
          <table:table-cell office:value-type="float" office:value="0.00002" calcext:value-type="float">
            <text:p>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013" calcext:value-type="float">
            <text:p>0.25013</text:p>
          </table:table-cell>
          <table:table-cell office:value-type="float" office:value="0.0000000295495" calcext:value-type="float">
            <text:p>2.95495E-08</text:p>
          </table:table-cell>
          <table:table-cell office:value-type="float" office:value="5.5905" calcext:value-type="float">
            <text:p>5.5905</text:p>
          </table:table-cell>
          <table:table-cell office:value-type="float" office:value="0.000755048" calcext:value-type="float">
            <text:p>0.000755048</text:p>
          </table:table-cell>
          <table:table-cell office:value-type="float" office:value="0" calcext:value-type="float">
            <text:p>0</text:p>
          </table:table-cell>
          <table:table-cell office:value-type="float" office:value="-5.60123" calcext:value-type="float">
            <text:p>-5.60123</text:p>
          </table:table-cell>
          <table:table-cell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50266" calcext:value-type="float">
            <text:p>0.250266</text:p>
          </table:table-cell>
          <table:table-cell office:value-type="float" office:value="0.000000044698" calcext:value-type="float">
            <text:p>4.4698E-08</text:p>
          </table:table-cell>
          <table:table-cell office:value-type="float" office:value="8.322" calcext:value-type="float">
            <text:p>8.322</text:p>
          </table:table-cell>
          <table:table-cell office:value-type="float" office:value="0.000785017" calcext:value-type="float">
            <text:p>0.000785017</text:p>
          </table:table-cell>
          <table:table-cell office:value-type="float" office:value="0" calcext:value-type="float">
            <text:p>0</text:p>
          </table:table-cell>
          <table:table-cell office:value-type="float" office:value="-8.41143" calcext:value-type="float">
            <text:p>-8.41143</text:p>
          </table:table-cell>
          <table:table-cell office:value-type="float" office:value="0.00006" calcext:value-type="float">
            <text:p>6E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0467" calcext:value-type="float">
            <text:p>0.250467</text:p>
          </table:table-cell>
          <table:table-cell office:value-type="float" office:value="0.000000060847" calcext:value-type="float">
            <text:p>6.0847E-08</text:p>
          </table:table-cell>
          <table:table-cell office:value-type="float" office:value="11.1345" calcext:value-type="float">
            <text:p>11.1345</text:p>
          </table:table-cell>
          <table:table-cell office:value-type="float" office:value="0.000819993" calcext:value-type="float">
            <text:p>0.000819993</text:p>
          </table:table-cell>
          <table:table-cell office:value-type="float" office:value="0" calcext:value-type="float">
            <text:p>0</text:p>
          </table:table-cell>
          <table:table-cell office:value-type="float" office:value="-11.2129" calcext:value-type="float">
            <text:p>-11.2129</text:p>
          </table:table-cell>
          <table:table-cell office:value-type="float" office:value="0.00008" calcext:value-type="float">
            <text:p>8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507" calcext:value-type="float">
            <text:p>0.2507</text:p>
          </table:table-cell>
          <table:table-cell office:value-type="float" office:value="0.0000000774962" calcext:value-type="float">
            <text:p>7.74962E-08</text:p>
          </table:table-cell>
          <table:table-cell office:value-type="float" office:value="13.9875" calcext:value-type="float">
            <text:p>13.9875</text:p>
          </table:table-cell>
          <table:table-cell office:value-type="float" office:value="0.000857472" calcext:value-type="float">
            <text:p>0.000857472</text:p>
          </table:table-cell>
          <table:table-cell office:value-type="float" office:value="0" calcext:value-type="float">
            <text:p>0</text:p>
          </table:table-cell>
          <table:table-cell office:value-type="float" office:value="-14.01" calcext:value-type="float">
            <text:p>-14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51027" calcext:value-type="float">
            <text:p>0.251027</text:p>
          </table:table-cell>
          <table:table-cell office:value-type="float" office:value="0.0000000950458" calcext:value-type="float">
            <text:p>9.50458E-08</text:p>
          </table:table-cell>
          <table:table-cell office:value-type="float" office:value="16.7595" calcext:value-type="float">
            <text:p>16.7595</text:p>
          </table:table-cell>
          <table:table-cell office:value-type="float" office:value="0.000878465" calcext:value-type="float">
            <text:p>0.000878465</text:p>
          </table:table-cell>
          <table:table-cell office:value-type="float" office:value="0" calcext:value-type="float">
            <text:p>0</text:p>
          </table:table-cell>
          <table:table-cell office:value-type="float" office:value="-16.7668" calcext:value-type="float">
            <text:p>-16.766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251384" calcext:value-type="float">
            <text:p>0.251384</text:p>
          </table:table-cell>
          <table:table-cell office:value-type="float" office:value="0.000000112796" calcext:value-type="float">
            <text:p>1.12796E-07</text:p>
          </table:table-cell>
          <table:table-cell office:value-type="float" office:value="19.5045" calcext:value-type="float">
            <text:p>19.5045</text:p>
          </table:table-cell>
          <table:table-cell office:value-type="float" office:value="0.000899959" calcext:value-type="float">
            <text:p>0.000899959</text:p>
          </table:table-cell>
          <table:table-cell office:value-type="float" office:value="0" calcext:value-type="float">
            <text:p>0</text:p>
          </table:table-cell>
          <table:table-cell office:value-type="float" office:value="-19.5018" calcext:value-type="float">
            <text:p>-19.5018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51801" calcext:value-type="float">
            <text:p>0.251801</text:p>
          </table:table-cell>
          <table:table-cell office:value-type="float" office:value="0.000000130948" calcext:value-type="float">
            <text:p>1.30948E-07</text:p>
          </table:table-cell>
          <table:table-cell office:value-type="float" office:value="22.1955" calcext:value-type="float">
            <text:p>22.1955</text:p>
          </table:table-cell>
          <table:table-cell office:value-type="float" office:value="0.000922453" calcext:value-type="float">
            <text:p>0.000922453</text:p>
          </table:table-cell>
          <table:table-cell office:value-type="float" office:value="0" calcext:value-type="float">
            <text:p>0</text:p>
          </table:table-cell>
          <table:table-cell office:value-type="float" office:value="-22.1932" calcext:value-type="float">
            <text:p>-22.193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252278" calcext:value-type="float">
            <text:p>0.252278</text:p>
          </table:table-cell>
          <table:table-cell office:value-type="float" office:value="0.000000149703" calcext:value-type="float">
            <text:p>1.49703E-07</text:p>
          </table:table-cell>
          <table:table-cell office:value-type="float" office:value="24.8265" calcext:value-type="float">
            <text:p>24.8265</text:p>
          </table:table-cell>
          <table:table-cell office:value-type="float" office:value="0.000947976" calcext:value-type="float">
            <text:p>0.000947976</text:p>
          </table:table-cell>
          <table:table-cell office:value-type="float" office:value="0" calcext:value-type="float">
            <text:p>0</text:p>
          </table:table-cell>
          <table:table-cell office:value-type="float" office:value="-24.8256" calcext:value-type="float">
            <text:p>-24.825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252784" calcext:value-type="float">
            <text:p>0.252784</text:p>
          </table:table-cell>
          <table:table-cell office:value-type="float" office:value="0.000000168759" calcext:value-type="float">
            <text:p>1.68759E-07</text:p>
          </table:table-cell>
          <table:table-cell office:value-type="float" office:value="27.4275" calcext:value-type="float">
            <text:p>27.4275</text:p>
          </table:table-cell>
          <table:table-cell office:value-type="float" office:value="0.000975013" calcext:value-type="float">
            <text:p>0.000975013</text:p>
          </table:table-cell>
          <table:table-cell office:value-type="float" office:value="0" calcext:value-type="float">
            <text:p>0</text:p>
          </table:table-cell>
          <table:table-cell office:value-type="float" office:value="-27.4284" calcext:value-type="float">
            <text:p>-27.4284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253375" calcext:value-type="float">
            <text:p>0.253375</text:p>
          </table:table-cell>
          <table:table-cell office:value-type="float" office:value="0.000000188709" calcext:value-type="float">
            <text:p>1.88709E-07</text:p>
          </table:table-cell>
          <table:table-cell office:value-type="float" office:value="29.916" calcext:value-type="float">
            <text:p>29.916</text:p>
          </table:table-cell>
          <table:table-cell office:value-type="float" office:value="0.00100352" calcext:value-type="float">
            <text:p>0.00100352</text:p>
          </table:table-cell>
          <table:table-cell office:value-type="float" office:value="0" calcext:value-type="float">
            <text:p>0</text:p>
          </table:table-cell>
          <table:table-cell office:value-type="float" office:value="-29.9218" calcext:value-type="float">
            <text:p>-29.9218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253993" calcext:value-type="float">
            <text:p>0.253993</text:p>
          </table:table-cell>
          <table:table-cell office:value-type="float" office:value="0.000000209006" calcext:value-type="float">
            <text:p>2.09006E-07</text:p>
          </table:table-cell>
          <table:table-cell office:value-type="float" office:value="32.364" calcext:value-type="float">
            <text:p>32.364</text:p>
          </table:table-cell>
          <table:table-cell office:value-type="float" office:value="0.00103351" calcext:value-type="float">
            <text:p>0.00103351</text:p>
          </table:table-cell>
          <table:table-cell office:value-type="float" office:value="0" calcext:value-type="float">
            <text:p>0</text:p>
          </table:table-cell>
          <table:table-cell office:value-type="float" office:value="-32.3727" calcext:value-type="float">
            <text:p>-32.3727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254665" calcext:value-type="float">
            <text:p>0.254665</text:p>
          </table:table-cell>
          <table:table-cell office:value-type="float" office:value="0.000000229996" calcext:value-type="float">
            <text:p>2.29996E-07</text:p>
          </table:table-cell>
          <table:table-cell office:value-type="float" office:value="34.731" calcext:value-type="float">
            <text:p>34.731</text:p>
          </table:table-cell>
          <table:table-cell office:value-type="float" office:value="0.00106651" calcext:value-type="float">
            <text:p>0.00106651</text:p>
          </table:table-cell>
          <table:table-cell office:value-type="float" office:value="0" calcext:value-type="float">
            <text:p>0</text:p>
          </table:table-cell>
          <table:table-cell office:value-type="float" office:value="-34.7386" calcext:value-type="float">
            <text:p>-34.7386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255388" calcext:value-type="float">
            <text:p>0.255388</text:p>
          </table:table-cell>
          <table:table-cell office:value-type="float" office:value="0.000000251696" calcext:value-type="float">
            <text:p>2.51696E-07</text:p>
          </table:table-cell>
          <table:table-cell office:value-type="float" office:value="37.005" calcext:value-type="float">
            <text:p>37.005</text:p>
          </table:table-cell>
          <table:table-cell office:value-type="float" office:value="0.00109751" calcext:value-type="float">
            <text:p>0.00109751</text:p>
          </table:table-cell>
          <table:table-cell office:value-type="float" office:value="0" calcext:value-type="float">
            <text:p>0</text:p>
          </table:table-cell>
          <table:table-cell office:value-type="float" office:value="-37.0095" calcext:value-type="float">
            <text:p>-37.0095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256137" calcext:value-type="float">
            <text:p>0.256137</text:p>
          </table:table-cell>
          <table:table-cell office:value-type="float" office:value="0.000000273751" calcext:value-type="float">
            <text:p>2.73751E-07</text:p>
          </table:table-cell>
          <table:table-cell office:value-type="float" office:value="39.2325" calcext:value-type="float">
            <text:p>39.2325</text:p>
          </table:table-cell>
          <table:table-cell office:value-type="float" office:value="0.00112751" calcext:value-type="float">
            <text:p>0.00112751</text:p>
          </table:table-cell>
          <table:table-cell office:value-type="float" office:value="0" calcext:value-type="float">
            <text:p>0</text:p>
          </table:table-cell>
          <table:table-cell office:value-type="float" office:value="-39.2331" calcext:value-type="float">
            <text:p>-39.2331</text:p>
          </table:table-cell>
          <table:table-cell office:value-type="float" office:value="0.0003" calcext:value-type="float">
            <text:p>0.00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256958" calcext:value-type="float">
            <text:p>0.256958</text:p>
          </table:table-cell>
          <table:table-cell office:value-type="float" office:value="0.000000296705" calcext:value-type="float">
            <text:p>2.96705E-07</text:p>
          </table:table-cell>
          <table:table-cell office:value-type="float" office:value="41.3025" calcext:value-type="float">
            <text:p>41.3025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0" calcext:value-type="float">
            <text:p>0</text:p>
          </table:table-cell>
          <table:table-cell office:value-type="float" office:value="-41.3026" calcext:value-type="float">
            <text:p>-41.3026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2578" calcext:value-type="float">
            <text:p>0.2578</text:p>
          </table:table-cell>
          <table:table-cell office:value-type="float" office:value="0.000000320005" calcext:value-type="float">
            <text:p>3.20005E-07</text:p>
          </table:table-cell>
          <table:table-cell office:value-type="float" office:value="43.3185" calcext:value-type="float">
            <text:p>43.3185</text:p>
          </table:table-cell>
          <table:table-cell office:value-type="float" office:value="0.00118698" calcext:value-type="float">
            <text:p>0.00118698</text:p>
          </table:table-cell>
          <table:table-cell office:value-type="float" office:value="0" calcext:value-type="float">
            <text:p>0</text:p>
          </table:table-cell>
          <table:table-cell office:value-type="float" office:value="-43.318" calcext:value-type="float">
            <text:p>-43.318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258687" calcext:value-type="float">
            <text:p>0.258687</text:p>
          </table:table-cell>
          <table:table-cell office:value-type="float" office:value="0.000000343999" calcext:value-type="float">
            <text:p>3.43999E-07</text:p>
          </table:table-cell>
          <table:table-cell office:value-type="float" office:value="45.2265" calcext:value-type="float">
            <text:p>45.2265</text:p>
          </table:table-cell>
          <table:table-cell office:value-type="float" office:value="0.00122298" calcext:value-type="float">
            <text:p>0.00122298</text:p>
          </table:table-cell>
          <table:table-cell office:value-type="float" office:value="0" calcext:value-type="float">
            <text:p>0</text:p>
          </table:table-cell>
          <table:table-cell office:value-type="float" office:value="-45.2251" calcext:value-type="float">
            <text:p>-45.225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259614" calcext:value-type="float">
            <text:p>0.259614</text:p>
          </table:table-cell>
          <table:table-cell office:value-type="float" office:value="0.0000003689" calcext:value-type="float">
            <text:p>3.689E-07</text:p>
          </table:table-cell>
          <table:table-cell office:value-type="float" office:value="47.0235" calcext:value-type="float">
            <text:p>47.0235</text:p>
          </table:table-cell>
          <table:table-cell office:value-type="float" office:value="0.00126099" calcext:value-type="float">
            <text:p>0.00126099</text:p>
          </table:table-cell>
          <table:table-cell office:value-type="float" office:value="0" calcext:value-type="float">
            <text:p>0</text:p>
          </table:table-cell>
          <table:table-cell office:value-type="float" office:value="-47.0202" calcext:value-type="float">
            <text:p>-47.02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260562" calcext:value-type="float">
            <text:p>0.260562</text:p>
          </table:table-cell>
          <table:table-cell office:value-type="float" office:value="0.000000394255" calcext:value-type="float">
            <text:p>3.94255E-07</text:p>
          </table:table-cell>
          <table:table-cell office:value-type="float" office:value="48.765" calcext:value-type="float">
            <text:p>48.765</text:p>
          </table:table-cell>
          <table:table-cell office:value-type="float" office:value="0.00130001" calcext:value-type="float">
            <text:p>0.00130001</text:p>
          </table:table-cell>
          <table:table-cell office:value-type="float" office:value="0" calcext:value-type="float">
            <text:p>0</text:p>
          </table:table-cell>
          <table:table-cell office:value-type="float" office:value="-48.7592" calcext:value-type="float">
            <text:p>-48.7592</text:p>
          </table:table-cell>
          <table:table-cell office:value-type="float" office:value="0.0004" calcext:value-type="float">
            <text:p>0.00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261565" calcext:value-type="float">
            <text:p>0.261565</text:p>
          </table:table-cell>
          <table:table-cell office:value-type="float" office:value="0.000000420806" calcext:value-type="float">
            <text:p>4.20806E-07</text:p>
          </table:table-cell>
          <table:table-cell office:value-type="float" office:value="50.331" calcext:value-type="float">
            <text:p>50.331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0" calcext:value-type="float">
            <text:p>0</text:p>
          </table:table-cell>
          <table:table-cell office:value-type="float" office:value="-50.3276" calcext:value-type="float">
            <text:p>-50.3276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262584" calcext:value-type="float">
            <text:p>0.262584</text:p>
          </table:table-cell>
          <table:table-cell office:value-type="float" office:value="0.000000447757" calcext:value-type="float">
            <text:p>4.47757E-07</text:p>
          </table:table-cell>
          <table:table-cell office:value-type="float" office:value="51.84" calcext:value-type="float">
            <text:p>51.84</text:p>
          </table:table-cell>
          <table:table-cell office:value-type="float" office:value="0.001373" calcext:value-type="float">
            <text:p>0.001373</text:p>
          </table:table-cell>
          <table:table-cell office:value-type="float" office:value="0" calcext:value-type="float">
            <text:p>0</text:p>
          </table:table-cell>
          <table:table-cell office:value-type="float" office:value="-51.8389" calcext:value-type="float">
            <text:p>-51.8389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263636" calcext:value-type="float">
            <text:p>0.263636</text:p>
          </table:table-cell>
          <table:table-cell office:value-type="float" office:value="0.000000475504" calcext:value-type="float">
            <text:p>4.75504E-07</text:p>
          </table:table-cell>
          <table:table-cell office:value-type="float" office:value="53.235" calcext:value-type="float">
            <text:p>53.235</text:p>
          </table:table-cell>
          <table:table-cell office:value-type="float" office:value="0.001412" calcext:value-type="float">
            <text:p>0.001412</text:p>
          </table:table-cell>
          <table:table-cell office:value-type="float" office:value="0" calcext:value-type="float">
            <text:p>0</text:p>
          </table:table-cell>
          <table:table-cell office:value-type="float" office:value="-53.2362" calcext:value-type="float">
            <text:p>-53.2362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264718" calcext:value-type="float">
            <text:p>0.264718</text:p>
          </table:table-cell>
          <table:table-cell office:value-type="float" office:value="0.000000504253" calcext:value-type="float">
            <text:p>5.04253E-07</text:p>
          </table:table-cell>
          <table:table-cell office:value-type="float" office:value="54.519" calcext:value-type="float">
            <text:p>54.519</text:p>
          </table:table-cell>
          <table:table-cell office:value-type="float" office:value="0.001456" calcext:value-type="float">
            <text:p>0.001456</text:p>
          </table:table-cell>
          <table:table-cell office:value-type="float" office:value="0" calcext:value-type="float">
            <text:p>0</text:p>
          </table:table-cell>
          <table:table-cell office:value-type="float" office:value="-54.5207" calcext:value-type="float">
            <text:p>-54.5207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265813" calcext:value-type="float">
            <text:p>0.265813</text:p>
          </table:table-cell>
          <table:table-cell office:value-type="float" office:value="0.000000533502" calcext:value-type="float">
            <text:p>5.33502E-07</text:p>
          </table:table-cell>
          <table:table-cell office:value-type="float" office:value="55.7475" calcext:value-type="float">
            <text:p>55.7475</text:p>
          </table:table-cell>
          <table:table-cell office:value-type="float" office:value="0.0015025" calcext:value-type="float">
            <text:p>0.0015025</text:p>
          </table:table-cell>
          <table:table-cell office:value-type="float" office:value="0" calcext:value-type="float">
            <text:p>0</text:p>
          </table:table-cell>
          <table:table-cell office:value-type="float" office:value="-55.7488" calcext:value-type="float">
            <text:p>-55.748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266947" calcext:value-type="float">
            <text:p>0.266947</text:p>
          </table:table-cell>
          <table:table-cell office:value-type="float" office:value="0.000000564402" calcext:value-type="float">
            <text:p>5.64402E-07</text:p>
          </table:table-cell>
          <table:table-cell office:value-type="float" office:value="56.8095" calcext:value-type="float">
            <text:p>56.8095</text:p>
          </table:table-cell>
          <table:table-cell office:value-type="float" office:value="0.00155275" calcext:value-type="float">
            <text:p>0.00155275</text:p>
          </table:table-cell>
          <table:table-cell office:value-type="float" office:value="0.00225001" calcext:value-type="float">
            <text:p>0.00225001</text:p>
          </table:table-cell>
          <table:table-cell office:value-type="float" office:value="-56.8114" calcext:value-type="float">
            <text:p>-56.8114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268092" calcext:value-type="float">
            <text:p>0.268092</text:p>
          </table:table-cell>
          <table:table-cell office:value-type="float" office:value="0.000000595851" calcext:value-type="float">
            <text:p>5.95851E-07</text:p>
          </table:table-cell>
          <table:table-cell office:value-type="float" office:value="57.819" calcext:value-type="float">
            <text:p>57.819</text:p>
          </table:table-cell>
          <table:table-cell office:value-type="float" office:value="0.001602" calcext:value-type="float">
            <text:p>0.001602</text:p>
          </table:table-cell>
          <table:table-cell office:value-type="float" office:value="0.00375003" calcext:value-type="float">
            <text:p>0.00375003</text:p>
          </table:table-cell>
          <table:table-cell office:value-type="float" office:value="-57.8206" calcext:value-type="float">
            <text:p>-57.8206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269259" calcext:value-type="float">
            <text:p>0.269259</text:p>
          </table:table-cell>
          <table:table-cell office:value-type="float" office:value="0.000000628401" calcext:value-type="float">
            <text:p>6.28401E-07</text:p>
          </table:table-cell>
          <table:table-cell office:value-type="float" office:value="58.7235" calcext:value-type="float">
            <text:p>58.7235</text:p>
          </table:table-cell>
          <table:table-cell office:value-type="float" office:value="0.00164926" calcext:value-type="float">
            <text:p>0.00164926</text:p>
          </table:table-cell>
          <table:table-cell office:value-type="float" office:value="0.00375003" calcext:value-type="float">
            <text:p>0.00375003</text:p>
          </table:table-cell>
          <table:table-cell office:value-type="float" office:value="-58.7228" calcext:value-type="float">
            <text:p>-58.7228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270444" calcext:value-type="float">
            <text:p>0.270444</text:p>
          </table:table-cell>
          <table:table-cell office:value-type="float" office:value="0.000000661946" calcext:value-type="float">
            <text:p>6.61946E-07</text:p>
          </table:table-cell>
          <table:table-cell office:value-type="float" office:value="59.526" calcext:value-type="float">
            <text:p>59.526</text:p>
          </table:table-cell>
          <table:table-cell office:value-type="float" office:value="0.00170851" calcext:value-type="float">
            <text:p>0.00170851</text:p>
          </table:table-cell>
          <table:table-cell office:value-type="float" office:value="0.00225002" calcext:value-type="float">
            <text:p>0.00225002</text:p>
          </table:table-cell>
          <table:table-cell office:value-type="float" office:value="-59.5224" calcext:value-type="float">
            <text:p>-59.5224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271639" calcext:value-type="float">
            <text:p>0.271639</text:p>
          </table:table-cell>
          <table:table-cell office:value-type="float" office:value="0.000000695989" calcext:value-type="float">
            <text:p>6.95989E-07</text:p>
          </table:table-cell>
          <table:table-cell office:value-type="float" office:value="60.2775" calcext:value-type="float">
            <text:p>60.2775</text:p>
          </table:table-cell>
          <table:table-cell office:value-type="float" office:value="0.00177376" calcext:value-type="float">
            <text:p>0.00177376</text:p>
          </table:table-cell>
          <table:table-cell office:value-type="float" office:value="0.0000000065484" calcext:value-type="float">
            <text:p>6.5484E-09</text:p>
          </table:table-cell>
          <table:table-cell office:value-type="float" office:value="-60.2706" calcext:value-type="float">
            <text:p>-60.2706</text:p>
          </table:table-cell>
          <table:table-cell office:value-type="float" office:value="0.0006" calcext:value-type="float">
            <text:p>0.00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272855" calcext:value-type="float">
            <text:p>0.272855</text:p>
          </table:table-cell>
          <table:table-cell office:value-type="float" office:value="0.000000732887" calcext:value-type="float">
            <text:p>7.32887E-07</text:p>
          </table:table-cell>
          <table:table-cell office:value-type="float" office:value="60.8805" calcext:value-type="float">
            <text:p>60.8805</text:p>
          </table:table-cell>
          <table:table-cell office:value-type="float" office:value="0.001848" calcext:value-type="float">
            <text:p>0.001848</text:p>
          </table:table-cell>
          <table:table-cell office:value-type="float" office:value="0" calcext:value-type="float">
            <text:p>0</text:p>
          </table:table-cell>
          <table:table-cell office:value-type="float" office:value="-60.8719" calcext:value-type="float">
            <text:p>-60.8719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274078" calcext:value-type="float">
            <text:p>0.274078</text:p>
          </table:table-cell>
          <table:table-cell office:value-type="float" office:value="0.000000770489" calcext:value-type="float">
            <text:p>7.70489E-07</text:p>
          </table:table-cell>
          <table:table-cell office:value-type="float" office:value="61.4355" calcext:value-type="float">
            <text:p>61.4355</text:p>
          </table:table-cell>
          <table:table-cell office:value-type="float" office:value="0.001908" calcext:value-type="float">
            <text:p>0.001908</text:p>
          </table:table-cell>
          <table:table-cell office:value-type="float" office:value="0.000749991" calcext:value-type="float">
            <text:p>0.000749991</text:p>
          </table:table-cell>
          <table:table-cell office:value-type="float" office:value="-61.4268" calcext:value-type="float">
            <text:p>-61.4268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275312" calcext:value-type="float">
            <text:p>0.275312</text:p>
          </table:table-cell>
          <table:table-cell office:value-type="float" office:value="0.0000008095" calcext:value-type="float">
            <text:p>8.095E-07</text:p>
          </table:table-cell>
          <table:table-cell office:value-type="float" office:value="61.8945" calcext:value-type="float">
            <text:p>61.8945</text:p>
          </table:table-cell>
          <table:table-cell office:value-type="float" office:value="0.0019395" calcext:value-type="float">
            <text:p>0.0019395</text:p>
          </table:table-cell>
          <table:table-cell office:value-type="float" office:value="0.00299997" calcext:value-type="float">
            <text:p>0.00299997</text:p>
          </table:table-cell>
          <table:table-cell office:value-type="float" office:value="-61.8891" calcext:value-type="float">
            <text:p>-61.8891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276556" calcext:value-type="float">
            <text:p>0.276556</text:p>
          </table:table-cell>
          <table:table-cell office:value-type="float" office:value="0.000000848511" calcext:value-type="float">
            <text:p>8.48511E-07</text:p>
          </table:table-cell>
          <table:table-cell office:value-type="float" office:value="62.2665" calcext:value-type="float">
            <text:p>62.2665</text:p>
          </table:table-cell>
          <table:table-cell office:value-type="float" office:value="0.001965" calcext:value-type="float">
            <text:p>0.001965</text:p>
          </table:table-cell>
          <table:table-cell office:value-type="float" office:value="0.00374997" calcext:value-type="float">
            <text:p>0.00374997</text:p>
          </table:table-cell>
          <table:table-cell office:value-type="float" office:value="-62.2643" calcext:value-type="float">
            <text:p>-62.2643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277803" calcext:value-type="float">
            <text:p>0.277803</text:p>
          </table:table-cell>
          <table:table-cell office:value-type="float" office:value="0.000000887521" calcext:value-type="float">
            <text:p>8.87521E-07</text:p>
          </table:table-cell>
          <table:table-cell office:value-type="float" office:value="62.595" calcext:value-type="float">
            <text:p>62.595</text:p>
          </table:table-cell>
          <table:table-cell office:value-type="float" office:value="0.00198749" calcext:value-type="float">
            <text:p>0.00198749</text:p>
          </table:table-cell>
          <table:table-cell office:value-type="float" office:value="0.00374997" calcext:value-type="float">
            <text:p>0.00374997</text:p>
          </table:table-cell>
          <table:table-cell office:value-type="float" office:value="-62.5959" calcext:value-type="float">
            <text:p>-62.5959</text:p>
          </table:table-cell>
          <table:table-cell office:value-type="float" office:value="0.0007" calcext:value-type="float">
            <text:p>0.000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279059" calcext:value-type="float">
            <text:p>0.279059</text:p>
          </table:table-cell>
          <table:table-cell office:value-type="float" office:value="0.000000928016" calcext:value-type="float">
            <text:p>9.28016E-07</text:p>
          </table:table-cell>
          <table:table-cell office:value-type="float" office:value="62.8065" calcext:value-type="float">
            <text:p>62.8065</text:p>
          </table:table-cell>
          <table:table-cell office:value-type="float" office:value="0.0020775" calcext:value-type="float">
            <text:p>0.0020775</text:p>
          </table:table-cell>
          <table:table-cell office:value-type="float" office:value="0.00149999" calcext:value-type="float">
            <text:p>0.00149999</text:p>
          </table:table-cell>
          <table:table-cell office:value-type="float" office:value="-62.8054" calcext:value-type="float">
            <text:p>-62.8054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.280318" calcext:value-type="float">
            <text:p>0.280318</text:p>
          </table:table-cell>
          <table:table-cell office:value-type="float" office:value="0.000000970007" calcext:value-type="float">
            <text:p>9.70007E-07</text:p>
          </table:table-cell>
          <table:table-cell office:value-type="float" office:value="62.979" calcext:value-type="float">
            <text:p>62.979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" calcext:value-type="float">
            <text:p>0</text:p>
          </table:table-cell>
          <table:table-cell office:value-type="float" office:value="-62.9771" calcext:value-type="float">
            <text:p>-62.9771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281579" calcext:value-type="float">
            <text:p>0.281579</text:p>
          </table:table-cell>
          <table:table-cell office:value-type="float" office:value="0.00000101499" calcext:value-type="float">
            <text:p>1.01499E-06</text:p>
          </table:table-cell>
          <table:table-cell office:value-type="float" office:value="63.0735" calcext:value-type="float">
            <text:p>63.0735</text:p>
          </table:table-cell>
          <table:table-cell office:value-type="float" office:value="0.0022875" calcext:value-type="float">
            <text:p>0.0022875</text:p>
          </table:table-cell>
          <table:table-cell office:value-type="float" office:value="0" calcext:value-type="float">
            <text:p>0</text:p>
          </table:table-cell>
          <table:table-cell office:value-type="float" office:value="-63.0731" calcext:value-type="float">
            <text:p>-63.0731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282841" calcext:value-type="float">
            <text:p>0.282841</text:p>
          </table:table-cell>
          <table:table-cell office:value-type="float" office:value="0.00000106198" calcext:value-type="float">
            <text:p>1.06198E-06</text:p>
          </table:table-cell>
          <table:table-cell office:value-type="float" office:value="63.099" calcext:value-type="float">
            <text:p>63.099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" calcext:value-type="float">
            <text:p>0</text:p>
          </table:table-cell>
          <table:table-cell office:value-type="float" office:value="-63.0994" calcext:value-type="float">
            <text:p>-63.0994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284104" calcext:value-type="float">
            <text:p>0.284104</text:p>
          </table:table-cell>
          <table:table-cell office:value-type="float" office:value="0.00000110996" calcext:value-type="float">
            <text:p>1.10996E-06</text:p>
          </table:table-cell>
          <table:table-cell office:value-type="float" office:value="63.09" calcext:value-type="float">
            <text:p>63.09</text:p>
          </table:table-cell>
          <table:table-cell office:value-type="float" office:value="0.0024375" calcext:value-type="float">
            <text:p>0.0024375</text:p>
          </table:table-cell>
          <table:table-cell office:value-type="float" office:value="0" calcext:value-type="float">
            <text:p>0</text:p>
          </table:table-cell>
          <table:table-cell office:value-type="float" office:value="-63.0909" calcext:value-type="float">
            <text:p>-63.0909</text:p>
          </table:table-cell>
          <table:table-cell office:value-type="float" office:value="0.0008" calcext:value-type="float">
            <text:p>0.000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285365" calcext:value-type="float">
            <text:p>0.285365</text:p>
          </table:table-cell>
          <table:table-cell office:value-type="float" office:value="0.00000115947" calcext:value-type="float">
            <text:p>1.15947E-06</text:p>
          </table:table-cell>
          <table:table-cell office:value-type="float" office:value="62.9865" calcext:value-type="float">
            <text:p>62.9865</text:p>
          </table:table-cell>
          <table:table-cell office:value-type="float" office:value="0.002505" calcext:value-type="float">
            <text:p>0.002505</text:p>
          </table:table-cell>
          <table:table-cell office:value-type="float" office:value="0" calcext:value-type="float">
            <text:p>0</text:p>
          </table:table-cell>
          <table:table-cell office:value-type="float" office:value="-62.9862" calcext:value-type="float">
            <text:p>-62.9862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286624" calcext:value-type="float">
            <text:p>0.286624</text:p>
          </table:table-cell>
          <table:table-cell office:value-type="float" office:value="0.00000120998" calcext:value-type="float">
            <text:p>1.20998E-06</text:p>
          </table:table-cell>
          <table:table-cell office:value-type="float" office:value="62.853" calcext:value-type="float">
            <text:p>62.853</text:p>
          </table:table-cell>
          <table:table-cell office:value-type="float" office:value="0.0025725" calcext:value-type="float">
            <text:p>0.0025725</text:p>
          </table:table-cell>
          <table:table-cell office:value-type="float" office:value="0" calcext:value-type="float">
            <text:p>0</text:p>
          </table:table-cell>
          <table:table-cell office:value-type="float" office:value="-62.8523" calcext:value-type="float">
            <text:p>-62.8523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28788" calcext:value-type="float">
            <text:p>0.28788</text:p>
          </table:table-cell>
          <table:table-cell office:value-type="float" office:value="0.00000126251" calcext:value-type="float">
            <text:p>1.26251E-06</text:p>
          </table:table-cell>
          <table:table-cell office:value-type="float" office:value="62.6595" calcext:value-type="float">
            <text:p>62.6595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" calcext:value-type="float">
            <text:p>0</text:p>
          </table:table-cell>
          <table:table-cell office:value-type="float" office:value="-62.66" calcext:value-type="float">
            <text:p>-62.66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289131" calcext:value-type="float">
            <text:p>0.289131</text:p>
          </table:table-cell>
          <table:table-cell office:value-type="float" office:value="0.00000131602" calcext:value-type="float">
            <text:p>1.31602E-06</text:p>
          </table:table-cell>
          <table:table-cell office:value-type="float" office:value="62.415" calcext:value-type="float">
            <text:p>62.415</text:p>
          </table:table-cell>
          <table:table-cell office:value-type="float" office:value="0.0027075" calcext:value-type="float">
            <text:p>0.0027075</text:p>
          </table:table-cell>
          <table:table-cell office:value-type="float" office:value="0" calcext:value-type="float">
            <text:p>0</text:p>
          </table:table-cell>
          <table:table-cell office:value-type="float" office:value="-62.4147" calcext:value-type="float">
            <text:p>-62.4147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290379" calcext:value-type="float">
            <text:p>0.290379</text:p>
          </table:table-cell>
          <table:table-cell office:value-type="float" office:value="0.00000137003" calcext:value-type="float">
            <text:p>1.37003E-06</text:p>
          </table:table-cell>
          <table:table-cell office:value-type="float" office:value="62.145" calcext:value-type="float">
            <text:p>62.145</text:p>
          </table:table-cell>
          <table:table-cell office:value-type="float" office:value="0.00277501" calcext:value-type="float">
            <text:p>0.00277501</text:p>
          </table:table-cell>
          <table:table-cell office:value-type="float" office:value="0" calcext:value-type="float">
            <text:p>0</text:p>
          </table:table-cell>
          <table:table-cell office:value-type="float" office:value="-62.143" calcext:value-type="float">
            <text:p>-62.143</text:p>
          </table:table-cell>
          <table:table-cell office:value-type="float" office:value="0.0009" calcext:value-type="float">
            <text:p>0.000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291616" calcext:value-type="float">
            <text:p>0.291616</text:p>
          </table:table-cell>
          <table:table-cell office:value-type="float" office:value="0.00000142701" calcext:value-type="float">
            <text:p>1.42701E-06</text:p>
          </table:table-cell>
          <table:table-cell office:value-type="float" office:value="61.803" calcext:value-type="float">
            <text:p>61.803</text:p>
          </table:table-cell>
          <table:table-cell office:value-type="float" office:value="0.002865" calcext:value-type="float">
            <text:p>0.002865</text:p>
          </table:table-cell>
          <table:table-cell office:value-type="float" office:value="0" calcext:value-type="float">
            <text:p>0</text:p>
          </table:table-cell>
          <table:table-cell office:value-type="float" office:value="-61.7999" calcext:value-type="float">
            <text:p>-61.7999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29285" calcext:value-type="float">
            <text:p>0.29285</text:p>
          </table:table-cell>
          <table:table-cell office:value-type="float" office:value="0.000001485" calcext:value-type="float">
            <text:p>1.485E-06</text:p>
          </table:table-cell>
          <table:table-cell office:value-type="float" office:value="61.4385" calcext:value-type="float">
            <text:p>61.4385</text:p>
          </table:table-cell>
          <table:table-cell office:value-type="float" office:value="0.0029535" calcext:value-type="float">
            <text:p>0.0029535</text:p>
          </table:table-cell>
          <table:table-cell office:value-type="float" office:value="0" calcext:value-type="float">
            <text:p>0</text:p>
          </table:table-cell>
          <table:table-cell office:value-type="float" office:value="-61.4354" calcext:value-type="float">
            <text:p>-61.4354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294075" calcext:value-type="float">
            <text:p>0.294075</text:p>
          </table:table-cell>
          <table:table-cell office:value-type="float" office:value="0.000001545" calcext:value-type="float">
            <text:p>1.545E-06</text:p>
          </table:table-cell>
          <table:table-cell office:value-type="float" office:value="61.029" calcext:value-type="float">
            <text:p>61.029</text:p>
          </table:table-cell>
          <table:table-cell office:value-type="float" office:value="0.00303899" calcext:value-type="float">
            <text:p>0.00303899</text:p>
          </table:table-cell>
          <table:table-cell office:value-type="float" office:value="0" calcext:value-type="float">
            <text:p>0</text:p>
          </table:table-cell>
          <table:table-cell office:value-type="float" office:value="-61.0283" calcext:value-type="float">
            <text:p>-61.0283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.29529" calcext:value-type="float">
            <text:p>0.29529</text:p>
          </table:table-cell>
          <table:table-cell office:value-type="float" office:value="0.0000016068" calcext:value-type="float">
            <text:p>1.6068E-06</text:p>
          </table:table-cell>
          <table:table-cell office:value-type="float" office:value="60.5805" calcext:value-type="float">
            <text:p>60.5805</text:p>
          </table:table-cell>
          <table:table-cell office:value-type="float" office:value="0.00313649" calcext:value-type="float">
            <text:p>0.00313649</text:p>
          </table:table-cell>
          <table:table-cell office:value-type="float" office:value="0" calcext:value-type="float">
            <text:p>0</text:p>
          </table:table-cell>
          <table:table-cell office:value-type="float" office:value="-60.5835" calcext:value-type="float">
            <text:p>-60.5835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.296501" calcext:value-type="float">
            <text:p>0.296501</text:p>
          </table:table-cell>
          <table:table-cell office:value-type="float" office:value="0.00000166951" calcext:value-type="float">
            <text:p>1.66951E-06</text:p>
          </table:table-cell>
          <table:table-cell office:value-type="float" office:value="60.1125" calcext:value-type="float">
            <text:p>60.1125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" calcext:value-type="float">
            <text:p>0</text:p>
          </table:table-cell>
          <table:table-cell office:value-type="float" office:value="-60.1198" calcext:value-type="float">
            <text:p>-60.1198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297695" calcext:value-type="float">
            <text:p>0.297695</text:p>
          </table:table-cell>
          <table:table-cell office:value-type="float" office:value="0.00000173641" calcext:value-type="float">
            <text:p>1.73641E-06</text:p>
          </table:table-cell>
          <table:table-cell office:value-type="float" office:value="59.5995" calcext:value-type="float">
            <text:p>59.5995</text:p>
          </table:table-cell>
          <table:table-cell office:value-type="float" office:value="0.0033525" calcext:value-type="float">
            <text:p>0.0033525</text:p>
          </table:table-cell>
          <table:table-cell office:value-type="float" office:value="0.00224997" calcext:value-type="float">
            <text:p>0.00224997</text:p>
          </table:table-cell>
          <table:table-cell office:value-type="float" office:value="-59.6063" calcext:value-type="float">
            <text:p>-59.6063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.298883" calcext:value-type="float">
            <text:p>0.298883</text:p>
          </table:table-cell>
          <table:table-cell office:value-type="float" office:value="0.00000180441" calcext:value-type="float">
            <text:p>1.80441E-06</text:p>
          </table:table-cell>
          <table:table-cell office:value-type="float" office:value="59.073" calcext:value-type="float">
            <text:p>59.073</text:p>
          </table:table-cell>
          <table:table-cell office:value-type="float" office:value="0.00346125" calcext:value-type="float">
            <text:p>0.00346125</text:p>
          </table:table-cell>
          <table:table-cell office:value-type="float" office:value="0.00374997" calcext:value-type="float">
            <text:p>0.00374997</text:p>
          </table:table-cell>
          <table:table-cell office:value-type="float" office:value="-59.0784" calcext:value-type="float">
            <text:p>-59.0784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300059" calcext:value-type="float">
            <text:p>0.300059</text:p>
          </table:table-cell>
          <table:table-cell office:value-type="float" office:value="0.00000187461" calcext:value-type="float">
            <text:p>1.87461E-06</text:p>
          </table:table-cell>
          <table:table-cell office:value-type="float" office:value="58.5195" calcext:value-type="float">
            <text:p>58.5195</text:p>
          </table:table-cell>
          <table:table-cell office:value-type="float" office:value="0.0035625" calcext:value-type="float">
            <text:p>0.0035625</text:p>
          </table:table-cell>
          <table:table-cell office:value-type="float" office:value="0.00374997" calcext:value-type="float">
            <text:p>0.00374997</text:p>
          </table:table-cell>
          <table:table-cell office:value-type="float" office:value="-58.5217" calcext:value-type="float">
            <text:p>-58.5217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.301223" calcext:value-type="float">
            <text:p>0.301223</text:p>
          </table:table-cell>
          <table:table-cell office:value-type="float" office:value="0.0000019471" calcext:value-type="float">
            <text:p>1.9471E-06</text:p>
          </table:table-cell>
          <table:table-cell office:value-type="float" office:value="57.942" calcext:value-type="float">
            <text:p>57.942</text:p>
          </table:table-cell>
          <table:table-cell office:value-type="float" office:value="0.00366824" calcext:value-type="float">
            <text:p>0.00366824</text:p>
          </table:table-cell>
          <table:table-cell office:value-type="float" office:value="0.00224999" calcext:value-type="float">
            <text:p>0.00224999</text:p>
          </table:table-cell>
          <table:table-cell office:value-type="float" office:value="-57.9401" calcext:value-type="float">
            <text:p>-57.9401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.30238" calcext:value-type="float">
            <text:p>0.30238</text:p>
          </table:table-cell>
          <table:table-cell office:value-type="float" office:value="0.00000202074" calcext:value-type="float">
            <text:p>2.02074E-06</text:p>
          </table:table-cell>
          <table:table-cell office:value-type="float" office:value="57.3525" calcext:value-type="float">
            <text:p>57.3525</text:p>
          </table:table-cell>
          <table:table-cell office:value-type="float" office:value="0.00377624" calcext:value-type="float">
            <text:p>0.00377624</text:p>
          </table:table-cell>
          <table:table-cell office:value-type="float" office:value="0" calcext:value-type="float">
            <text:p>0</text:p>
          </table:table-cell>
          <table:table-cell office:value-type="float" office:value="-57.3462" calcext:value-type="float">
            <text:p>-57.3462</text:p>
          </table:table-cell>
          <table:table-cell office:value-type="float" office:value="0.0011" calcext:value-type="float">
            <text:p>0.00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.303517" calcext:value-type="float">
            <text:p>0.303517</text:p>
          </table:table-cell>
          <table:table-cell office:value-type="float" office:value="0.00000209814" calcext:value-type="float">
            <text:p>2.09814E-06</text:p>
          </table:table-cell>
          <table:table-cell office:value-type="float" office:value="56.727" calcext:value-type="float">
            <text:p>56.727</text:p>
          </table:table-cell>
          <table:table-cell office:value-type="float" office:value="0.00389098" calcext:value-type="float">
            <text:p>0.00389098</text:p>
          </table:table-cell>
          <table:table-cell office:value-type="float" office:value="0" calcext:value-type="float">
            <text:p>0</text:p>
          </table:table-cell>
          <table:table-cell office:value-type="float" office:value="-56.7207" calcext:value-type="float">
            <text:p>-56.7207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.304647" calcext:value-type="float">
            <text:p>0.304647</text:p>
          </table:table-cell>
          <table:table-cell office:value-type="float" office:value="0.00000217684" calcext:value-type="float">
            <text:p>2.17684E-06</text:p>
          </table:table-cell>
          <table:table-cell office:value-type="float" office:value="56.091" calcext:value-type="float">
            <text:p>56.091</text:p>
          </table:table-cell>
          <table:table-cell office:value-type="float" office:value="0.00400648" calcext:value-type="float">
            <text:p>0.00400648</text:p>
          </table:table-cell>
          <table:table-cell office:value-type="float" office:value="0" calcext:value-type="float">
            <text:p>0</text:p>
          </table:table-cell>
          <table:table-cell office:value-type="float" office:value="-56.0865" calcext:value-type="float">
            <text:p>-56.0865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0.305762" calcext:value-type="float">
            <text:p>0.305762</text:p>
          </table:table-cell>
          <table:table-cell office:value-type="float" office:value="0.00000225815" calcext:value-type="float">
            <text:p>2.25815E-06</text:p>
          </table:table-cell>
          <table:table-cell office:value-type="float" office:value="55.434" calcext:value-type="float">
            <text:p>55.434</text:p>
          </table:table-cell>
          <table:table-cell office:value-type="float" office:value="0.00412348" calcext:value-type="float">
            <text:p>0.00412348</text:p>
          </table:table-cell>
          <table:table-cell office:value-type="float" office:value="0" calcext:value-type="float">
            <text:p>0</text:p>
          </table:table-cell>
          <table:table-cell office:value-type="float" office:value="-55.4348" calcext:value-type="float">
            <text:p>-55.4348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.306863" calcext:value-type="float">
            <text:p>0.306863</text:p>
          </table:table-cell>
          <table:table-cell office:value-type="float" office:value="0.00000234205" calcext:value-type="float">
            <text:p>2.34205E-06</text:p>
          </table:table-cell>
          <table:table-cell office:value-type="float" office:value="54.768" calcext:value-type="float">
            <text:p>54.768</text:p>
          </table:table-cell>
          <table:table-cell office:value-type="float" office:value="0.00424198" calcext:value-type="float">
            <text:p>0.00424198</text:p>
          </table:table-cell>
          <table:table-cell office:value-type="float" office:value="0" calcext:value-type="float">
            <text:p>0</text:p>
          </table:table-cell>
          <table:table-cell office:value-type="float" office:value="-54.7689" calcext:value-type="float">
            <text:p>-54.7689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307956" calcext:value-type="float">
            <text:p>0.307956</text:p>
          </table:table-cell>
          <table:table-cell office:value-type="float" office:value="0.00000242726" calcext:value-type="float">
            <text:p>2.42726E-06</text:p>
          </table:table-cell>
          <table:table-cell office:value-type="float" office:value="54.0975" calcext:value-type="float">
            <text:p>54.0975</text:p>
          </table:table-cell>
          <table:table-cell office:value-type="float" office:value="0.00436123" calcext:value-type="float">
            <text:p>0.00436123</text:p>
          </table:table-cell>
          <table:table-cell office:value-type="float" office:value="0" calcext:value-type="float">
            <text:p>0</text:p>
          </table:table-cell>
          <table:table-cell office:value-type="float" office:value="-54.0958" calcext:value-type="float">
            <text:p>-54.0958</text:p>
          </table:table-cell>
          <table:table-cell office:value-type="float" office:value="0.0012" calcext:value-type="float">
            <text:p>0.00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309027" calcext:value-type="float">
            <text:p>0.309027</text:p>
          </table:table-cell>
          <table:table-cell office:value-type="float" office:value="0.00000251651" calcext:value-type="float">
            <text:p>2.51651E-06</text:p>
          </table:table-cell>
          <table:table-cell office:value-type="float" office:value="53.409" calcext:value-type="float">
            <text:p>53.409</text:p>
          </table:table-cell>
          <table:table-cell office:value-type="float" office:value="0.00448948" calcext:value-type="float">
            <text:p>0.00448948</text:p>
          </table:table-cell>
          <table:table-cell office:value-type="float" office:value="0" calcext:value-type="float">
            <text:p>0</text:p>
          </table:table-cell>
          <table:table-cell office:value-type="float" office:value="-53.4059" calcext:value-type="float">
            <text:p>-53.4059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0.31009" calcext:value-type="float">
            <text:p>0.31009</text:p>
          </table:table-cell>
          <table:table-cell office:value-type="float" office:value="0.00000260726" calcext:value-type="float">
            <text:p>2.60726E-06</text:p>
          </table:table-cell>
          <table:table-cell office:value-type="float" office:value="52.7145" calcext:value-type="float">
            <text:p>52.7145</text:p>
          </table:table-cell>
          <table:table-cell office:value-type="float" office:value="0.00461999" calcext:value-type="float">
            <text:p>0.00461999</text:p>
          </table:table-cell>
          <table:table-cell office:value-type="float" office:value="0" calcext:value-type="float">
            <text:p>0</text:p>
          </table:table-cell>
          <table:table-cell office:value-type="float" office:value="-52.7117" calcext:value-type="float">
            <text:p>-52.7117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.311137" calcext:value-type="float">
            <text:p>0.311137</text:p>
          </table:table-cell>
          <table:table-cell office:value-type="float" office:value="0.000002701" calcext:value-type="float">
            <text:p>2.701E-06</text:p>
          </table:table-cell>
          <table:table-cell office:value-type="float" office:value="52.008" calcext:value-type="float">
            <text:p>52.008</text:p>
          </table:table-cell>
          <table:table-cell office:value-type="float" office:value="0.00475499" calcext:value-type="float">
            <text:p>0.00475499</text:p>
          </table:table-cell>
          <table:table-cell office:value-type="float" office:value="0" calcext:value-type="float">
            <text:p>0</text:p>
          </table:table-cell>
          <table:table-cell office:value-type="float" office:value="-52.009" calcext:value-type="float">
            <text:p>-52.009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312168" calcext:value-type="float">
            <text:p>0.312168</text:p>
          </table:table-cell>
          <table:table-cell office:value-type="float" office:value="0.00000279775" calcext:value-type="float">
            <text:p>2.79775E-06</text:p>
          </table:table-cell>
          <table:table-cell office:value-type="float" office:value="51.2985" calcext:value-type="float">
            <text:p>51.2985</text:p>
          </table:table-cell>
          <table:table-cell office:value-type="float" office:value="0.00488849" calcext:value-type="float">
            <text:p>0.00488849</text:p>
          </table:table-cell>
          <table:table-cell office:value-type="float" office:value="0" calcext:value-type="float">
            <text:p>0</text:p>
          </table:table-cell>
          <table:table-cell office:value-type="float" office:value="-51.3002" calcext:value-type="float">
            <text:p>-51.3002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.313192" calcext:value-type="float">
            <text:p>0.313192</text:p>
          </table:table-cell>
          <table:table-cell office:value-type="float" office:value="0.00000289601" calcext:value-type="float">
            <text:p>2.89601E-06</text:p>
          </table:table-cell>
          <table:table-cell office:value-type="float" office:value="50.5875" calcext:value-type="float">
            <text:p>50.5875</text:p>
          </table:table-cell>
          <table:table-cell office:value-type="float" office:value="0.00502124" calcext:value-type="float">
            <text:p>0.00502124</text:p>
          </table:table-cell>
          <table:table-cell office:value-type="float" office:value="0" calcext:value-type="float">
            <text:p>0</text:p>
          </table:table-cell>
          <table:table-cell office:value-type="float" office:value="-50.5884" calcext:value-type="float">
            <text:p>-50.5884</text:p>
          </table:table-cell>
          <table:table-cell office:value-type="float" office:value="0.0013" calcext:value-type="float">
            <text:p>0.001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.314192" calcext:value-type="float">
            <text:p>0.314192</text:p>
          </table:table-cell>
          <table:table-cell office:value-type="float" office:value="0.00000299861" calcext:value-type="float">
            <text:p>2.99861E-06</text:p>
          </table:table-cell>
          <table:table-cell office:value-type="float" office:value="49.872" calcext:value-type="float">
            <text:p>49.872</text:p>
          </table:table-cell>
          <table:table-cell office:value-type="float" office:value="0.00516075" calcext:value-type="float">
            <text:p>0.00516075</text:p>
          </table:table-cell>
          <table:table-cell office:value-type="float" office:value="0" calcext:value-type="float">
            <text:p>0</text:p>
          </table:table-cell>
          <table:table-cell office:value-type="float" office:value="-49.8709" calcext:value-type="float">
            <text:p>-49.8709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.315184" calcext:value-type="float">
            <text:p>0.315184</text:p>
          </table:table-cell>
          <table:table-cell office:value-type="float" office:value="0.00000310286" calcext:value-type="float">
            <text:p>3.10286E-06</text:p>
          </table:table-cell>
          <table:table-cell office:value-type="float" office:value="49.1542" calcext:value-type="float">
            <text:p>49.1542</text:p>
          </table:table-cell>
          <table:table-cell office:value-type="float" office:value="0.005304" calcext:value-type="float">
            <text:p>0.005304</text:p>
          </table:table-cell>
          <table:table-cell office:value-type="float" office:value="0" calcext:value-type="float">
            <text:p>0</text:p>
          </table:table-cell>
          <table:table-cell office:value-type="float" office:value="-49.1526" calcext:value-type="float">
            <text:p>-49.1526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.31616" calcext:value-type="float">
            <text:p>0.31616</text:p>
          </table:table-cell>
          <table:table-cell office:value-type="float" office:value="0.00000321041" calcext:value-type="float">
            <text:p>3.21041E-06</text:p>
          </table:table-cell>
          <table:table-cell office:value-type="float" office:value="48.432" calcext:value-type="float">
            <text:p>48.432</text:p>
          </table:table-cell>
          <table:table-cell office:value-type="float" office:value="0.00545475" calcext:value-type="float">
            <text:p>0.00545475</text:p>
          </table:table-cell>
          <table:table-cell office:value-type="float" office:value="0" calcext:value-type="float">
            <text:p>0</text:p>
          </table:table-cell>
          <table:table-cell office:value-type="float" office:value="-48.4325" calcext:value-type="float">
            <text:p>-48.4325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0.317119" calcext:value-type="float">
            <text:p>0.317119</text:p>
          </table:table-cell>
          <table:table-cell office:value-type="float" office:value="0.00000332136" calcext:value-type="float">
            <text:p>3.32136E-06</text:p>
          </table:table-cell>
          <table:table-cell office:value-type="float" office:value="47.7113" calcext:value-type="float">
            <text:p>47.7113</text:p>
          </table:table-cell>
          <table:table-cell office:value-type="float" office:value="0.005607" calcext:value-type="float">
            <text:p>0.005607</text:p>
          </table:table-cell>
          <table:table-cell office:value-type="float" office:value="0.00299999" calcext:value-type="float">
            <text:p>0.00299999</text:p>
          </table:table-cell>
          <table:table-cell office:value-type="float" office:value="-47.7125" calcext:value-type="float">
            <text:p>-47.7125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.318071" calcext:value-type="float">
            <text:p>0.318071</text:p>
          </table:table-cell>
          <table:table-cell office:value-type="float" office:value="0.000003434" calcext:value-type="float">
            <text:p>3.434E-06</text:p>
          </table:table-cell>
          <table:table-cell office:value-type="float" office:value="46.9912" calcext:value-type="float">
            <text:p>46.9912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0.00749999" calcext:value-type="float">
            <text:p>0.00749999</text:p>
          </table:table-cell>
          <table:table-cell office:value-type="float" office:value="-46.9925" calcext:value-type="float">
            <text:p>-46.9925</text:p>
          </table:table-cell>
          <table:table-cell office:value-type="float" office:value="0.0014" calcext:value-type="float">
            <text:p>0.001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318999" calcext:value-type="float">
            <text:p>0.318999</text:p>
          </table:table-cell>
          <table:table-cell office:value-type="float" office:value="0.00000355175" calcext:value-type="float">
            <text:p>3.55175E-06</text:p>
          </table:table-cell>
          <table:table-cell office:value-type="float" office:value="46.2758" calcext:value-type="float">
            <text:p>46.2758</text:p>
          </table:table-cell>
          <table:table-cell office:value-type="float" office:value="0.0059175" calcext:value-type="float">
            <text:p>0.0059175</text:p>
          </table:table-cell>
          <table:table-cell office:value-type="float" office:value="0.00749999" calcext:value-type="float">
            <text:p>0.00749999</text:p>
          </table:table-cell>
          <table:table-cell office:value-type="float" office:value="-46.275" calcext:value-type="float">
            <text:p>-46.275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.319919" calcext:value-type="float">
            <text:p>0.319919</text:p>
          </table:table-cell>
          <table:table-cell office:value-type="float" office:value="0.0000036713" calcext:value-type="float">
            <text:p>3.6713E-06</text:p>
          </table:table-cell>
          <table:table-cell office:value-type="float" office:value="45.5603" calcext:value-type="float">
            <text:p>45.5603</text:p>
          </table:table-cell>
          <table:table-cell office:value-type="float" office:value="0.00607725" calcext:value-type="float">
            <text:p>0.00607725</text:p>
          </table:table-cell>
          <table:table-cell office:value-type="float" office:value="0.006" calcext:value-type="float">
            <text:p>0.006</text:p>
          </table:table-cell>
          <table:table-cell office:value-type="float" office:value="-45.5591" calcext:value-type="float">
            <text:p>-45.5591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.320823" calcext:value-type="float">
            <text:p>0.320823</text:p>
          </table:table-cell>
          <table:table-cell office:value-type="float" office:value="0.00000379444" calcext:value-type="float">
            <text:p>3.79444E-06</text:p>
          </table:table-cell>
          <table:table-cell office:value-type="float" office:value="44.8447" calcext:value-type="float">
            <text:p>44.8447</text:p>
          </table:table-cell>
          <table:table-cell office:value-type="float" office:value="0.0062415" calcext:value-type="float">
            <text:p>0.0062415</text:p>
          </table:table-cell>
          <table:table-cell office:value-type="float" office:value="0.00150002" calcext:value-type="float">
            <text:p>0.00150002</text:p>
          </table:table-cell>
          <table:table-cell office:value-type="float" office:value="-44.8462" calcext:value-type="float">
            <text:p>-44.8462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0.321711" calcext:value-type="float">
            <text:p>0.321711</text:p>
          </table:table-cell>
          <table:table-cell office:value-type="float" office:value="0.0000039213" calcext:value-type="float">
            <text:p>3.9213E-06</text:p>
          </table:table-cell>
          <table:table-cell office:value-type="float" office:value="44.1338" calcext:value-type="float">
            <text:p>44.1338</text:p>
          </table:table-cell>
          <table:table-cell office:value-type="float" office:value="0.00640725" calcext:value-type="float">
            <text:p>0.00640725</text:p>
          </table:table-cell>
          <table:table-cell office:value-type="float" office:value="0.00149999" calcext:value-type="float">
            <text:p>0.00149999</text:p>
          </table:table-cell>
          <table:table-cell office:value-type="float" office:value="-44.1377" calcext:value-type="float">
            <text:p>-44.1377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0.322591" calcext:value-type="float">
            <text:p>0.322591</text:p>
          </table:table-cell>
          <table:table-cell office:value-type="float" office:value="0.00000405" calcext:value-type="float">
            <text:p>4.05E-06</text:p>
          </table:table-cell>
          <table:table-cell office:value-type="float" office:value="43.425" calcext:value-type="float">
            <text:p>43.425</text:p>
          </table:table-cell>
          <table:table-cell office:value-type="float" office:value="0.00657375" calcext:value-type="float">
            <text:p>0.006573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43.4314" calcext:value-type="float">
            <text:p>-43.43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.323448" calcext:value-type="float">
            <text:p>0.323448</text:p>
          </table:table-cell>
          <table:table-cell office:value-type="float" office:value="0.00000418425" calcext:value-type="float">
            <text:p>4.18425E-06</text:p>
          </table:table-cell>
          <table:table-cell office:value-type="float" office:value="42.732" calcext:value-type="float">
            <text:p>42.732</text:p>
          </table:table-cell>
          <table:table-cell office:value-type="float" office:value="0.00674925" calcext:value-type="float">
            <text:p>0.006749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42.7332" calcext:value-type="float">
            <text:p>-42.7332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.324297" calcext:value-type="float">
            <text:p>0.324297</text:p>
          </table:table-cell>
          <table:table-cell office:value-type="float" office:value="0.00000432055" calcext:value-type="float">
            <text:p>4.32055E-06</text:p>
          </table:table-cell>
          <table:table-cell office:value-type="float" office:value="42.0413" calcext:value-type="float">
            <text:p>42.0413</text:p>
          </table:table-cell>
          <table:table-cell office:value-type="float" office:value="0.00692775" calcext:value-type="float">
            <text:p>0.006927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42.0381" calcext:value-type="float">
            <text:p>-42.0381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.325132" calcext:value-type="float">
            <text:p>0.325132</text:p>
          </table:table-cell>
          <table:table-cell office:value-type="float" office:value="0.00000446095" calcext:value-type="float">
            <text:p>4.46095E-06</text:p>
          </table:table-cell>
          <table:table-cell office:value-type="float" office:value="41.355" calcext:value-type="float">
            <text:p>41.355</text:p>
          </table:table-cell>
          <table:table-cell office:value-type="float" office:value="0.00711225" calcext:value-type="float">
            <text:p>0.00711225</text:p>
          </table:table-cell>
          <table:table-cell office:value-type="float" office:value="0.00375001" calcext:value-type="float">
            <text:p>0.00375001</text:p>
          </table:table-cell>
          <table:table-cell office:value-type="float" office:value="-41.3494" calcext:value-type="float">
            <text:p>-41.3494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.32595" calcext:value-type="float">
            <text:p>0.32595</text:p>
          </table:table-cell>
          <table:table-cell office:value-type="float" office:value="0.00000460545" calcext:value-type="float">
            <text:p>4.60545E-06</text:p>
          </table:table-cell>
          <table:table-cell office:value-type="float" office:value="40.6702" calcext:value-type="float">
            <text:p>40.6702</text:p>
          </table:table-cell>
          <table:table-cell office:value-type="float" office:value="0.00729675" calcext:value-type="float">
            <text:p>0.0072967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40.6678" calcext:value-type="float">
            <text:p>-40.6678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.326761" calcext:value-type="float">
            <text:p>0.326761</text:p>
          </table:table-cell>
          <table:table-cell office:value-type="float" office:value="0.000004752" calcext:value-type="float">
            <text:p>4.752E-06</text:p>
          </table:table-cell>
          <table:table-cell office:value-type="float" office:value="39.9862" calcext:value-type="float">
            <text:p>39.9862</text:p>
          </table:table-cell>
          <table:table-cell office:value-type="float" office:value="0.00748125" calcext:value-type="float">
            <text:p>0.00748125</text:p>
          </table:table-cell>
          <table:table-cell office:value-type="float" office:value="0.00750001" calcext:value-type="float">
            <text:p>0.00750001</text:p>
          </table:table-cell>
          <table:table-cell office:value-type="float" office:value="-39.9898" calcext:value-type="float">
            <text:p>-39.9898</text:p>
          </table:table-cell>
          <table:table-cell office:value-type="float" office:value="0.0016" calcext:value-type="float">
            <text:p>0.00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32755" calcext:value-type="float">
            <text:p>0.32755</text:p>
          </table:table-cell>
          <table:table-cell office:value-type="float" office:value="0.0000049047" calcext:value-type="float">
            <text:p>4.9047E-06</text:p>
          </table:table-cell>
          <table:table-cell office:value-type="float" office:value="39.3202" calcext:value-type="float">
            <text:p>39.3202</text:p>
          </table:table-cell>
          <table:table-cell office:value-type="float" office:value="0.00767474" calcext:value-type="float">
            <text:p>0.0076747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39.3235" calcext:value-type="float">
            <text:p>-39.3235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.328331" calcext:value-type="float">
            <text:p>0.328331</text:p>
          </table:table-cell>
          <table:table-cell office:value-type="float" office:value="0.00000505965" calcext:value-type="float">
            <text:p>5.05965E-06</text:p>
          </table:table-cell>
          <table:table-cell office:value-type="float" office:value="38.6603" calcext:value-type="float">
            <text:p>38.6603</text:p>
          </table:table-cell>
          <table:table-cell office:value-type="float" office:value="0.00787124" calcext:value-type="float">
            <text:p>0.0078712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38.6613" calcext:value-type="float">
            <text:p>-38.6613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.329097" calcext:value-type="float">
            <text:p>0.329097</text:p>
          </table:table-cell>
          <table:table-cell office:value-type="float" office:value="0.0000052191" calcext:value-type="float">
            <text:p>5.2191E-06</text:p>
          </table:table-cell>
          <table:table-cell office:value-type="float" office:value="38.0123" calcext:value-type="float">
            <text:p>38.0123</text:p>
          </table:table-cell>
          <table:table-cell office:value-type="float" office:value="0.00807375" calcext:value-type="float">
            <text:p>0.008073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38.0075" calcext:value-type="float">
            <text:p>-38.0075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.32985" calcext:value-type="float">
            <text:p>0.32985</text:p>
          </table:table-cell>
          <table:table-cell office:value-type="float" office:value="0.00000538304" calcext:value-type="float">
            <text:p>5.38304E-06</text:p>
          </table:table-cell>
          <table:table-cell office:value-type="float" office:value="37.3688" calcext:value-type="float">
            <text:p>37.3688</text:p>
          </table:table-cell>
          <table:table-cell office:value-type="float" office:value="0.00827925" calcext:value-type="float">
            <text:p>0.00827925</text:p>
          </table:table-cell>
          <table:table-cell office:value-type="float" office:value="0.00524999" calcext:value-type="float">
            <text:p>0.00524999</text:p>
          </table:table-cell>
          <table:table-cell office:value-type="float" office:value="-37.3625" calcext:value-type="float">
            <text:p>-37.3625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.330595" calcext:value-type="float">
            <text:p>0.330595</text:p>
          </table:table-cell>
          <table:table-cell office:value-type="float" office:value="0.00000554924" calcext:value-type="float">
            <text:p>5.54924E-06</text:p>
          </table:table-cell>
          <table:table-cell office:value-type="float" office:value="36.7275" calcext:value-type="float">
            <text:p>36.7275</text:p>
          </table:table-cell>
          <table:table-cell office:value-type="float" office:value="0.00848626" calcext:value-type="float">
            <text:p>0.00848626</text:p>
          </table:table-cell>
          <table:table-cell office:value-type="float" office:value="0.00749999" calcext:value-type="float">
            <text:p>0.00749999</text:p>
          </table:table-cell>
          <table:table-cell office:value-type="float" office:value="-36.7218" calcext:value-type="float">
            <text:p>-36.7218</text:p>
          </table:table-cell>
          <table:table-cell office:value-type="float" office:value="0.0017" calcext:value-type="float">
            <text:p>0.001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.331319" calcext:value-type="float">
            <text:p>0.331319</text:p>
          </table:table-cell>
          <table:table-cell office:value-type="float" office:value="0.0000057225" calcext:value-type="float">
            <text:p>5.7225E-06</text:p>
          </table:table-cell>
          <table:table-cell office:value-type="float" office:value="36.0953" calcext:value-type="float">
            <text:p>36.0953</text:p>
          </table:table-cell>
          <table:table-cell office:value-type="float" office:value="0.00870675" calcext:value-type="float">
            <text:p>0.00870675</text:p>
          </table:table-cell>
          <table:table-cell office:value-type="float" office:value="0.0075" calcext:value-type="float">
            <text:p>0.0075</text:p>
          </table:table-cell>
          <table:table-cell office:value-type="float" office:value="-36.0948" calcext:value-type="float">
            <text:p>-36.0948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.332036" calcext:value-type="float">
            <text:p>0.332036</text:p>
          </table:table-cell>
          <table:table-cell office:value-type="float" office:value="0.00000589831" calcext:value-type="float">
            <text:p>5.89831E-06</text:p>
          </table:table-cell>
          <table:table-cell office:value-type="float" office:value="35.4683" calcext:value-type="float">
            <text:p>35.4683</text:p>
          </table:table-cell>
          <table:table-cell office:value-type="float" office:value="0.0089295" calcext:value-type="float">
            <text:p>0.008929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35.4725" calcext:value-type="float">
            <text:p>-35.4725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.332739" calcext:value-type="float">
            <text:p>0.332739</text:p>
          </table:table-cell>
          <table:table-cell office:value-type="float" office:value="0.00000607921" calcext:value-type="float">
            <text:p>6.07921E-06</text:p>
          </table:table-cell>
          <table:table-cell office:value-type="float" office:value="34.8517" calcext:value-type="float">
            <text:p>34.8517</text:p>
          </table:table-cell>
          <table:table-cell office:value-type="float" office:value="0.00915676" calcext:value-type="float">
            <text:p>0.00915676</text:p>
          </table:table-cell>
          <table:table-cell office:value-type="float" office:value="0.0105" calcext:value-type="float">
            <text:p>0.0105</text:p>
          </table:table-cell>
          <table:table-cell office:value-type="float" office:value="-34.8596" calcext:value-type="float">
            <text:p>-34.8596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.333428" calcext:value-type="float">
            <text:p>0.333428</text:p>
          </table:table-cell>
          <table:table-cell office:value-type="float" office:value="0.00000626511" calcext:value-type="float">
            <text:p>6.26511E-06</text:p>
          </table:table-cell>
          <table:table-cell office:value-type="float" office:value="34.2487" calcext:value-type="float">
            <text:p>34.2487</text:p>
          </table:table-cell>
          <table:table-cell office:value-type="float" office:value="0.0093855" calcext:value-type="float">
            <text:p>0.009385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34.2562" calcext:value-type="float">
            <text:p>-34.2562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.334111" calcext:value-type="float">
            <text:p>0.334111</text:p>
          </table:table-cell>
          <table:table-cell office:value-type="float" office:value="0.0000064535" calcext:value-type="float">
            <text:p>6.4535E-06</text:p>
          </table:table-cell>
          <table:table-cell office:value-type="float" office:value="33.6525" calcext:value-type="float">
            <text:p>33.6525</text:p>
          </table:table-cell>
          <table:table-cell office:value-type="float" office:value="0.009615" calcext:value-type="float">
            <text:p>0.00961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33.6576" calcext:value-type="float">
            <text:p>-33.6576</text:p>
          </table:table-cell>
          <table:table-cell office:value-type="float" office:value="0.0018" calcext:value-type="float">
            <text:p>0.00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334775" calcext:value-type="float">
            <text:p>0.334775</text:p>
          </table:table-cell>
          <table:table-cell office:value-type="float" office:value="0.0000066497" calcext:value-type="float">
            <text:p>6.6497E-06</text:p>
          </table:table-cell>
          <table:table-cell office:value-type="float" office:value="33.072" calcext:value-type="float">
            <text:p>33.072</text:p>
          </table:table-cell>
          <table:table-cell office:value-type="float" office:value="0.00985575" calcext:value-type="float">
            <text:p>0.0098557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33.0734" calcext:value-type="float">
            <text:p>-33.0734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.335431" calcext:value-type="float">
            <text:p>0.335431</text:p>
          </table:table-cell>
          <table:table-cell office:value-type="float" office:value="0.00000684864" calcext:value-type="float">
            <text:p>6.84864E-06</text:p>
          </table:table-cell>
          <table:table-cell office:value-type="float" office:value="32.4953" calcext:value-type="float">
            <text:p>32.4953</text:p>
          </table:table-cell>
          <table:table-cell office:value-type="float" office:value="0.0100995" calcext:value-type="float">
            <text:p>0.010099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32.4942" calcext:value-type="float">
            <text:p>-32.4942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.336076" calcext:value-type="float">
            <text:p>0.336076</text:p>
          </table:table-cell>
          <table:table-cell office:value-type="float" office:value="0.00000705309" calcext:value-type="float">
            <text:p>7.05309E-06</text:p>
          </table:table-cell>
          <table:table-cell office:value-type="float" office:value="31.926" calcext:value-type="float">
            <text:p>31.926</text:p>
          </table:table-cell>
          <table:table-cell office:value-type="float" office:value="0.0103492" calcext:value-type="float">
            <text:p>0.0103492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31.9247" calcext:value-type="float">
            <text:p>-31.9247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.336707" calcext:value-type="float">
            <text:p>0.336707</text:p>
          </table:table-cell>
          <table:table-cell office:value-type="float" office:value="0.00000726314" calcext:value-type="float">
            <text:p>7.26314E-06</text:p>
          </table:table-cell>
          <table:table-cell office:value-type="float" office:value="31.3658" calcext:value-type="float">
            <text:p>31.3658</text:p>
          </table:table-cell>
          <table:table-cell office:value-type="float" office:value="0.010605" calcext:value-type="float">
            <text:p>0.010605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31.3649" calcext:value-type="float">
            <text:p>-31.3649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.337332" calcext:value-type="float">
            <text:p>0.337332</text:p>
          </table:table-cell>
          <table:table-cell office:value-type="float" office:value="0.00000747599" calcext:value-type="float">
            <text:p>7.47599E-06</text:p>
          </table:table-cell>
          <table:table-cell office:value-type="float" office:value="30.81" calcext:value-type="float">
            <text:p>30.81</text:p>
          </table:table-cell>
          <table:table-cell office:value-type="float" office:value="0.0108637" calcext:value-type="float">
            <text:p>0.0108637</text:p>
          </table:table-cell>
          <table:table-cell office:value-type="float" office:value="0.00750001" calcext:value-type="float">
            <text:p>0.00750001</text:p>
          </table:table-cell>
          <table:table-cell office:value-type="float" office:value="-30.8099" calcext:value-type="float">
            <text:p>-30.8099</text:p>
          </table:table-cell>
          <table:table-cell office:value-type="float" office:value="0.0019" calcext:value-type="float">
            <text:p>0.001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33794" calcext:value-type="float">
            <text:p>0.33794</text:p>
          </table:table-cell>
          <table:table-cell office:value-type="float" office:value="0.00000769769" calcext:value-type="float">
            <text:p>7.69769E-06</text:p>
          </table:table-cell>
          <table:table-cell office:value-type="float" office:value="30.2678" calcext:value-type="float">
            <text:p>30.2678</text:p>
          </table:table-cell>
          <table:table-cell office:value-type="float" office:value="0.011136" calcext:value-type="float">
            <text:p>0.011136</text:p>
          </table:table-cell>
          <table:table-cell office:value-type="float" office:value="0.00974998" calcext:value-type="float">
            <text:p>0.00974998</text:p>
          </table:table-cell>
          <table:table-cell office:value-type="float" office:value="-30.2694" calcext:value-type="float">
            <text:p>-30.2694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.338541" calcext:value-type="float">
            <text:p>0.338541</text:p>
          </table:table-cell>
          <table:table-cell office:value-type="float" office:value="0.00000792249" calcext:value-type="float">
            <text:p>7.92249E-06</text:p>
          </table:table-cell>
          <table:table-cell office:value-type="float" office:value="29.7308" calcext:value-type="float">
            <text:p>29.7308</text:p>
          </table:table-cell>
          <table:table-cell office:value-type="float" office:value="0.0114113" calcext:value-type="float">
            <text:p>0.011411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29.7337" calcext:value-type="float">
            <text:p>-29.7337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.33913" calcext:value-type="float">
            <text:p>0.33913</text:p>
          </table:table-cell>
          <table:table-cell office:value-type="float" office:value="0.0000081535" calcext:value-type="float">
            <text:p>8.1535E-06</text:p>
          </table:table-cell>
          <table:table-cell office:value-type="float" office:value="29.2042" calcext:value-type="float">
            <text:p>29.2042</text:p>
          </table:table-cell>
          <table:table-cell office:value-type="float" office:value="0.0116925" calcext:value-type="float">
            <text:p>0.011692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29.2076" calcext:value-type="float">
            <text:p>-29.2076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.339708" calcext:value-type="float">
            <text:p>0.339708</text:p>
          </table:table-cell>
          <table:table-cell office:value-type="float" office:value="0.0000083908" calcext:value-type="float">
            <text:p>8.3908E-06</text:p>
          </table:table-cell>
          <table:table-cell office:value-type="float" office:value="28.6898" calcext:value-type="float">
            <text:p>28.6898</text:p>
          </table:table-cell>
          <table:table-cell office:value-type="float" office:value="0.0119797" calcext:value-type="float">
            <text:p>0.0119797</text:p>
          </table:table-cell>
          <table:table-cell office:value-type="float" office:value="0.00975004" calcext:value-type="float">
            <text:p>0.00975004</text:p>
          </table:table-cell>
          <table:table-cell office:value-type="float" office:value="-28.691" calcext:value-type="float">
            <text:p>-28.691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34028" calcext:value-type="float">
            <text:p>0.34028</text:p>
          </table:table-cell>
          <table:table-cell office:value-type="float" office:value="0.00000863125" calcext:value-type="float">
            <text:p>8.63125E-06</text:p>
          </table:table-cell>
          <table:table-cell office:value-type="float" office:value="28.1813" calcext:value-type="float">
            <text:p>28.1813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0750008" calcext:value-type="float">
            <text:p>0.00750008</text:p>
          </table:table-cell>
          <table:table-cell office:value-type="float" office:value="-28.179" calcext:value-type="float">
            <text:p>-28.179</text:p>
          </table:table-cell>
          <table:table-cell office:value-type="float" office:value="0.002" calcext:value-type="float">
            <text:p>0.0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340835" calcext:value-type="float">
            <text:p>0.340835</text:p>
          </table:table-cell>
          <table:table-cell office:value-type="float" office:value="0.0000088816" calcext:value-type="float">
            <text:p>8.8816E-06</text:p>
          </table:table-cell>
          <table:table-cell office:value-type="float" office:value="27.684" calcext:value-type="float">
            <text:p>27.684</text:p>
          </table:table-cell>
          <table:table-cell office:value-type="float" office:value="0.0125737" calcext:value-type="float">
            <text:p>0.0125737</text:p>
          </table:table-cell>
          <table:table-cell office:value-type="float" office:value="0.00975003" calcext:value-type="float">
            <text:p>0.00975003</text:p>
          </table:table-cell>
          <table:table-cell office:value-type="float" office:value="-27.681" calcext:value-type="float">
            <text:p>-27.681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.341385" calcext:value-type="float">
            <text:p>0.341385</text:p>
          </table:table-cell>
          <table:table-cell office:value-type="float" office:value="0.0000091354" calcext:value-type="float">
            <text:p>9.1354E-06</text:p>
          </table:table-cell>
          <table:table-cell office:value-type="float" office:value="27.1898" calcext:value-type="float">
            <text:p>27.1898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" calcext:value-type="float">
            <text:p>0.012</text:p>
          </table:table-cell>
          <table:table-cell office:value-type="float" office:value="-27.1875" calcext:value-type="float">
            <text:p>-27.1875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.341923" calcext:value-type="float">
            <text:p>0.341923</text:p>
          </table:table-cell>
          <table:table-cell office:value-type="float" office:value="0.0000093961" calcext:value-type="float">
            <text:p>9.3961E-06</text:p>
          </table:table-cell>
          <table:table-cell office:value-type="float" office:value="26.7015" calcext:value-type="float">
            <text:p>26.7015</text:p>
          </table:table-cell>
          <table:table-cell office:value-type="float" office:value="0.0131992" calcext:value-type="float">
            <text:p>0.0131992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26.7031" calcext:value-type="float">
            <text:p>-26.7031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.342452" calcext:value-type="float">
            <text:p>0.342452</text:p>
          </table:table-cell>
          <table:table-cell office:value-type="float" office:value="0.00000966401" calcext:value-type="float">
            <text:p>9.66401E-06</text:p>
          </table:table-cell>
          <table:table-cell office:value-type="float" office:value="26.2253" calcext:value-type="float">
            <text:p>26.2253</text:p>
          </table:table-cell>
          <table:table-cell office:value-type="float" office:value="0.0135255" calcext:value-type="float">
            <text:p>0.0135255</text:p>
          </table:table-cell>
          <table:table-cell office:value-type="float" office:value="0.0165" calcext:value-type="float">
            <text:p>0.0165</text:p>
          </table:table-cell>
          <table:table-cell office:value-type="float" office:value="-26.2276" calcext:value-type="float">
            <text:p>-26.2276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342974" calcext:value-type="float">
            <text:p>0.342974</text:p>
          </table:table-cell>
          <table:table-cell office:value-type="float" office:value="0.00000993551" calcext:value-type="float">
            <text:p>9.93551E-06</text:p>
          </table:table-cell>
          <table:table-cell office:value-type="float" office:value="25.755" calcext:value-type="float">
            <text:p>25.755</text:p>
          </table:table-cell>
          <table:table-cell office:value-type="float" office:value="0.0138562" calcext:value-type="float">
            <text:p>0.0138562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-25.7566" calcext:value-type="float">
            <text:p>-25.7566</text:p>
          </table:table-cell>
          <table:table-cell office:value-type="float" office:value="0.0021" calcext:value-type="float">
            <text:p>0.002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.343482" calcext:value-type="float">
            <text:p>0.343482</text:p>
          </table:table-cell>
          <table:table-cell office:value-type="float" office:value="0.0000102183" calcext:value-type="float">
            <text:p>1.02183E-05</text:p>
          </table:table-cell>
          <table:table-cell office:value-type="float" office:value="25.2983" calcext:value-type="float">
            <text:p>25.2983</text:p>
          </table:table-cell>
          <table:table-cell office:value-type="float" office:value="0.0142027" calcext:value-type="float">
            <text:p>0.0142027</text:p>
          </table:table-cell>
          <table:table-cell office:value-type="float" office:value="0.021" calcext:value-type="float">
            <text:p>0.021</text:p>
          </table:table-cell>
          <table:table-cell office:value-type="float" office:value="-25.2986" calcext:value-type="float">
            <text:p>-25.2986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.343984" calcext:value-type="float">
            <text:p>0.343984</text:p>
          </table:table-cell>
          <table:table-cell office:value-type="float" office:value="0.000010505" calcext:value-type="float">
            <text:p>1.0505E-05</text:p>
          </table:table-cell>
          <table:table-cell office:value-type="float" office:value="24.8452" calcext:value-type="float">
            <text:p>24.8452</text:p>
          </table:table-cell>
          <table:table-cell office:value-type="float" office:value="0.0145545" calcext:value-type="float">
            <text:p>0.0145545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-24.8448" calcext:value-type="float">
            <text:p>-24.8448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.344476" calcext:value-type="float">
            <text:p>0.344476</text:p>
          </table:table-cell>
          <table:table-cell office:value-type="float" office:value="0.0000107996" calcext:value-type="float">
            <text:p>1.07996E-05</text:p>
          </table:table-cell>
          <table:table-cell office:value-type="float" office:value="24.3997" calcext:value-type="float">
            <text:p>24.3997</text:p>
          </table:table-cell>
          <table:table-cell office:value-type="float" office:value="0.0149167" calcext:value-type="float">
            <text:p>0.0149167</text:p>
          </table:table-cell>
          <table:table-cell office:value-type="float" office:value="0.0195" calcext:value-type="float">
            <text:p>0.0195</text:p>
          </table:table-cell>
          <table:table-cell office:value-type="float" office:value="-24.3995" calcext:value-type="float">
            <text:p>-24.3995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344959" calcext:value-type="float">
            <text:p>0.344959</text:p>
          </table:table-cell>
          <table:table-cell office:value-type="float" office:value="0.0000111024" calcext:value-type="float">
            <text:p>1.11024E-05</text:p>
          </table:table-cell>
          <table:table-cell office:value-type="float" office:value="23.9633" calcext:value-type="float">
            <text:p>23.9633</text:p>
          </table:table-cell>
          <table:table-cell office:value-type="float" office:value="0.0152865" calcext:value-type="float">
            <text:p>0.0152865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-23.9623" calcext:value-type="float">
            <text:p>-23.9623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.345437" calcext:value-type="float">
            <text:p>0.345437</text:p>
          </table:table-cell>
          <table:table-cell office:value-type="float" office:value="0.0000114093" calcext:value-type="float">
            <text:p>1.14093E-05</text:p>
          </table:table-cell>
          <table:table-cell office:value-type="float" office:value="23.5312" calcext:value-type="float">
            <text:p>23.5312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0.015" calcext:value-type="float">
            <text:p>0.015</text:p>
          </table:table-cell>
          <table:table-cell office:value-type="float" office:value="-23.5292" calcext:value-type="float">
            <text:p>-23.5292</text:p>
          </table:table-cell>
          <table:table-cell office:value-type="float" office:value="0.0022" calcext:value-type="float">
            <text:p>0.002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.3459" calcext:value-type="float">
            <text:p>0.3459</text:p>
          </table:table-cell>
          <table:table-cell office:value-type="float" office:value="0.0000117288" calcext:value-type="float">
            <text:p>1.17288E-05</text:p>
          </table:table-cell>
          <table:table-cell office:value-type="float" office:value="23.1083" calcext:value-type="float">
            <text:p>23.1083</text:p>
          </table:table-cell>
          <table:table-cell office:value-type="float" office:value="0.0160492" calcext:value-type="float">
            <text:p>0.0160492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-23.108" calcext:value-type="float">
            <text:p>-23.108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0.346359" calcext:value-type="float">
            <text:p>0.346359</text:p>
          </table:table-cell>
          <table:table-cell office:value-type="float" office:value="0.0000120527" calcext:value-type="float">
            <text:p>1.20527E-05</text:p>
          </table:table-cell>
          <table:table-cell office:value-type="float" office:value="22.6898" calcext:value-type="float">
            <text:p>22.6898</text:p>
          </table:table-cell>
          <table:table-cell office:value-type="float" office:value="0.016446" calcext:value-type="float">
            <text:p>0.016446</text:p>
          </table:table-cell>
          <table:table-cell office:value-type="float" office:value="0.0195" calcext:value-type="float">
            <text:p>0.0195</text:p>
          </table:table-cell>
          <table:table-cell office:value-type="float" office:value="-22.6906" calcext:value-type="float">
            <text:p>-22.6906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346809" calcext:value-type="float">
            <text:p>0.346809</text:p>
          </table:table-cell>
          <table:table-cell office:value-type="float" office:value="0.0000123856" calcext:value-type="float">
            <text:p>1.23856E-05</text:p>
          </table:table-cell>
          <table:table-cell office:value-type="float" office:value="22.2802" calcext:value-type="float">
            <text:p>22.2802</text:p>
          </table:table-cell>
          <table:table-cell office:value-type="float" office:value="0.0168577" calcext:value-type="float">
            <text:p>0.0168577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-22.2808" calcext:value-type="float">
            <text:p>-22.2808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0.347249" calcext:value-type="float">
            <text:p>0.347249</text:p>
          </table:table-cell>
          <table:table-cell office:value-type="float" office:value="0.0000127278" calcext:value-type="float">
            <text:p>1.27278E-05</text:p>
          </table:table-cell>
          <table:table-cell office:value-type="float" office:value="21.8783" calcext:value-type="float">
            <text:p>21.8783</text:p>
          </table:table-cell>
          <table:table-cell office:value-type="float" office:value="0.0172845" calcext:value-type="float">
            <text:p>0.0172845</text:p>
          </table:table-cell>
          <table:table-cell office:value-type="float" office:value="0.0225" calcext:value-type="float">
            <text:p>0.0225</text:p>
          </table:table-cell>
          <table:table-cell office:value-type="float" office:value="-21.8784" calcext:value-type="float">
            <text:p>-21.8784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0.347686" calcext:value-type="float">
            <text:p>0.347686</text:p>
          </table:table-cell>
          <table:table-cell office:value-type="float" office:value="0.0000130747" calcext:value-type="float">
            <text:p>1.30747E-05</text:p>
          </table:table-cell>
          <table:table-cell office:value-type="float" office:value="21.48" calcext:value-type="float">
            <text:p>21.48</text:p>
          </table:table-cell>
          <table:table-cell office:value-type="float" office:value="0.0177188" calcext:value-type="float">
            <text:p>0.0177188</text:p>
          </table:table-cell>
          <table:table-cell office:value-type="float" office:value="0.0225" calcext:value-type="float">
            <text:p>0.0225</text:p>
          </table:table-cell>
          <table:table-cell office:value-type="float" office:value="-21.4797" calcext:value-type="float">
            <text:p>-21.4797</text:p>
          </table:table-cell>
          <table:table-cell office:value-type="float" office:value="0.0023" calcext:value-type="float">
            <text:p>0.002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0.348109" calcext:value-type="float">
            <text:p>0.348109</text:p>
          </table:table-cell>
          <table:table-cell office:value-type="float" office:value="0.0000134365" calcext:value-type="float">
            <text:p>1.34365E-05</text:p>
          </table:table-cell>
          <table:table-cell office:value-type="float" office:value="21.0907" calcext:value-type="float">
            <text:p>21.0907</text:p>
          </table:table-cell>
          <table:table-cell office:value-type="float" office:value="0.0181665" calcext:value-type="float">
            <text:p>0.0181665</text:p>
          </table:table-cell>
          <table:table-cell office:value-type="float" office:value="0.0225" calcext:value-type="float">
            <text:p>0.0225</text:p>
          </table:table-cell>
          <table:table-cell office:value-type="float" office:value="-21.0917" calcext:value-type="float">
            <text:p>-21.0917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0.348527" calcext:value-type="float">
            <text:p>0.348527</text:p>
          </table:table-cell>
          <table:table-cell office:value-type="float" office:value="0.0000138033" calcext:value-type="float">
            <text:p>1.38033E-05</text:p>
          </table:table-cell>
          <table:table-cell office:value-type="float" office:value="20.7052" calcext:value-type="float">
            <text:p>20.7052</text:p>
          </table:table-cell>
          <table:table-cell office:value-type="float" office:value="0.0186188" calcext:value-type="float">
            <text:p>0.0186188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-20.7071" calcext:value-type="float">
            <text:p>-20.7071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0.348938" calcext:value-type="float">
            <text:p>0.348938</text:p>
          </table:table-cell>
          <table:table-cell office:value-type="float" office:value="0.0000141801" calcext:value-type="float">
            <text:p>1.41801E-05</text:p>
          </table:table-cell>
          <table:table-cell office:value-type="float" office:value="20.3272" calcext:value-type="float">
            <text:p>20.3272</text:p>
          </table:table-cell>
          <table:table-cell office:value-type="float" office:value="0.01908" calcext:value-type="float">
            <text:p>0.01908</text:p>
          </table:table-cell>
          <table:table-cell office:value-type="float" office:value="0.0195" calcext:value-type="float">
            <text:p>0.0195</text:p>
          </table:table-cell>
          <table:table-cell office:value-type="float" office:value="-20.3293" calcext:value-type="float">
            <text:p>-20.3293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0.349339" calcext:value-type="float">
            <text:p>0.349339</text:p>
          </table:table-cell>
          <table:table-cell office:value-type="float" office:value="0.0000145674" calcext:value-type="float">
            <text:p>1.45674E-05</text:p>
          </table:table-cell>
          <table:table-cell office:value-type="float" office:value="19.9553" calcext:value-type="float">
            <text:p>19.9553</text:p>
          </table:table-cell>
          <table:table-cell office:value-type="float" office:value="0.0195577" calcext:value-type="float">
            <text:p>0.0195577</text:p>
          </table:table-cell>
          <table:table-cell office:value-type="float" office:value="0.0202499" calcext:value-type="float">
            <text:p>0.0202499</text:p>
          </table:table-cell>
          <table:table-cell office:value-type="float" office:value="-19.9581" calcext:value-type="float">
            <text:p>-19.9581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0.349737" calcext:value-type="float">
            <text:p>0.349737</text:p>
          </table:table-cell>
          <table:table-cell office:value-type="float" office:value="0.00001496" calcext:value-type="float">
            <text:p>1.496E-05</text:p>
          </table:table-cell>
          <table:table-cell office:value-type="float" office:value="19.5863" calcext:value-type="float">
            <text:p>19.5863</text:p>
          </table:table-cell>
          <table:table-cell office:value-type="float" office:value="0.0200437" calcext:value-type="float">
            <text:p>0.0200437</text:p>
          </table:table-cell>
          <table:table-cell office:value-type="float" office:value="0.0224999" calcext:value-type="float">
            <text:p>0.0224999</text:p>
          </table:table-cell>
          <table:table-cell office:value-type="float" office:value="-19.5902" calcext:value-type="float">
            <text:p>-19.5902</text:p>
          </table:table-cell>
          <table:table-cell office:value-type="float" office:value="0.0024" calcext:value-type="float">
            <text:p>0.00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350123" calcext:value-type="float">
            <text:p>0.350123</text:p>
          </table:table-cell>
          <table:table-cell office:value-type="float" office:value="0.0000153692" calcext:value-type="float">
            <text:p>1.53692E-05</text:p>
          </table:table-cell>
          <table:table-cell office:value-type="float" office:value="19.2307" calcext:value-type="float">
            <text:p>19.2307</text:p>
          </table:table-cell>
          <table:table-cell office:value-type="float" office:value="0.0205477" calcext:value-type="float">
            <text:p>0.0205477</text:p>
          </table:table-cell>
          <table:table-cell office:value-type="float" office:value="0.027" calcext:value-type="float">
            <text:p>0.027</text:p>
          </table:table-cell>
          <table:table-cell office:value-type="float" office:value="-19.2316" calcext:value-type="float">
            <text:p>-19.2316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0.350505" calcext:value-type="float">
            <text:p>0.350505</text:p>
          </table:table-cell>
          <table:table-cell office:value-type="float" office:value="0.0000157841" calcext:value-type="float">
            <text:p>1.57841E-05</text:p>
          </table:table-cell>
          <table:table-cell office:value-type="float" office:value="18.8775" calcext:value-type="float">
            <text:p>18.8775</text:p>
          </table:table-cell>
          <table:table-cell office:value-type="float" office:value="0.021057" calcext:value-type="float">
            <text:p>0.021057</text:p>
          </table:table-cell>
          <table:table-cell office:value-type="float" office:value="0.03" calcext:value-type="float">
            <text:p>0.03</text:p>
          </table:table-cell>
          <table:table-cell office:value-type="float" office:value="-18.8761" calcext:value-type="float">
            <text:p>-18.8761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0.350879" calcext:value-type="float">
            <text:p>0.350879</text:p>
          </table:table-cell>
          <table:table-cell office:value-type="float" office:value="0.0000162102" calcext:value-type="float">
            <text:p>1.62102E-05</text:p>
          </table:table-cell>
          <table:table-cell office:value-type="float" office:value="18.5288" calcext:value-type="float">
            <text:p>18.5288</text:p>
          </table:table-cell>
          <table:table-cell office:value-type="float" office:value="0.0215767" calcext:value-type="float">
            <text:p>0.0215767</text:p>
          </table:table-cell>
          <table:table-cell office:value-type="float" office:value="0.03" calcext:value-type="float">
            <text:p>0.03</text:p>
          </table:table-cell>
          <table:table-cell office:value-type="float" office:value="-18.5265" calcext:value-type="float">
            <text:p>-18.5265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0.351245" calcext:value-type="float">
            <text:p>0.351245</text:p>
          </table:table-cell>
          <table:table-cell office:value-type="float" office:value="0.0000166481" calcext:value-type="float">
            <text:p>1.66481E-05</text:p>
          </table:table-cell>
          <table:table-cell office:value-type="float" office:value="18.183" calcext:value-type="float">
            <text:p>18.183</text:p>
          </table:table-cell>
          <table:table-cell office:value-type="float" office:value="0.0221115" calcext:value-type="float">
            <text:p>0.0221115</text:p>
          </table:table-cell>
          <table:table-cell office:value-type="float" office:value="0.0315" calcext:value-type="float">
            <text:p>0.0315</text:p>
          </table:table-cell>
          <table:table-cell office:value-type="float" office:value="-18.1827" calcext:value-type="float">
            <text:p>-18.1827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0.351608" calcext:value-type="float">
            <text:p>0.351608</text:p>
          </table:table-cell>
          <table:table-cell office:value-type="float" office:value="0.000017092" calcext:value-type="float">
            <text:p>1.7092E-05</text:p>
          </table:table-cell>
          <table:table-cell office:value-type="float" office:value="17.8388" calcext:value-type="float">
            <text:p>17.8388</text:p>
          </table:table-cell>
          <table:table-cell office:value-type="float" office:value="0.0226537" calcext:value-type="float">
            <text:p>0.0226537</text:p>
          </table:table-cell>
          <table:table-cell office:value-type="float" office:value="0.0337499" calcext:value-type="float">
            <text:p>0.0337499</text:p>
          </table:table-cell>
          <table:table-cell office:value-type="float" office:value="-17.8418" calcext:value-type="float">
            <text:p>-17.8418</text:p>
          </table:table-cell>
          <table:table-cell office:value-type="float" office:value="0.0025" calcext:value-type="float">
            <text:p>0.002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0.351959" calcext:value-type="float">
            <text:p>0.351959</text:p>
          </table:table-cell>
          <table:table-cell office:value-type="float" office:value="0.0000175543" calcext:value-type="float">
            <text:p>1.75543E-05</text:p>
          </table:table-cell>
          <table:table-cell office:value-type="float" office:value="17.5103" calcext:value-type="float">
            <text:p>17.5103</text:p>
          </table:table-cell>
          <table:table-cell office:value-type="float" office:value="0.0232117" calcext:value-type="float">
            <text:p>0.0232117</text:p>
          </table:table-cell>
          <table:table-cell office:value-type="float" office:value="0.036" calcext:value-type="float">
            <text:p>0.036</text:p>
          </table:table-cell>
          <table:table-cell office:value-type="float" office:value="-17.5091" calcext:value-type="float">
            <text:p>-17.5091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0.352306" calcext:value-type="float">
            <text:p>0.352306</text:p>
          </table:table-cell>
          <table:table-cell office:value-type="float" office:value="0.0000180228" calcext:value-type="float">
            <text:p>1.80228E-05</text:p>
          </table:table-cell>
          <table:table-cell office:value-type="float" office:value="17.1833" calcext:value-type="float">
            <text:p>17.1833</text:p>
          </table:table-cell>
          <table:table-cell office:value-type="float" office:value="0.0237735" calcext:value-type="float">
            <text:p>0.0237735</text:p>
          </table:table-cell>
          <table:table-cell office:value-type="float" office:value="0.0375" calcext:value-type="float">
            <text:p>0.0375</text:p>
          </table:table-cell>
          <table:table-cell office:value-type="float" office:value="-17.1789" calcext:value-type="float">
            <text:p>-17.1789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0.352647" calcext:value-type="float">
            <text:p>0.352647</text:p>
          </table:table-cell>
          <table:table-cell office:value-type="float" office:value="0.0000185039" calcext:value-type="float">
            <text:p>1.85039E-05</text:p>
          </table:table-cell>
          <table:table-cell office:value-type="float" office:value="16.8592" calcext:value-type="float">
            <text:p>16.8592</text:p>
          </table:table-cell>
          <table:table-cell office:value-type="float" office:value="0.0243427" calcext:value-type="float">
            <text:p>0.0243427</text:p>
          </table:table-cell>
          <table:table-cell office:value-type="float" office:value="0.0375" calcext:value-type="float">
            <text:p>0.0375</text:p>
          </table:table-cell>
          <table:table-cell office:value-type="float" office:value="-16.854" calcext:value-type="float">
            <text:p>-16.854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0.35298" calcext:value-type="float">
            <text:p>0.35298</text:p>
          </table:table-cell>
          <table:table-cell office:value-type="float" office:value="0.0000189977" calcext:value-type="float">
            <text:p>1.89977E-05</text:p>
          </table:table-cell>
          <table:table-cell office:value-type="float" office:value="16.5368" calcext:value-type="float">
            <text:p>16.5368</text:p>
          </table:table-cell>
          <table:table-cell office:value-type="float" office:value="0.0249225" calcext:value-type="float">
            <text:p>0.0249225</text:p>
          </table:table-cell>
          <table:table-cell office:value-type="float" office:value="0.0375" calcext:value-type="float">
            <text:p>0.0375</text:p>
          </table:table-cell>
          <table:table-cell office:value-type="float" office:value="-16.5341" calcext:value-type="float">
            <text:p>-16.5341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0.35331" calcext:value-type="float">
            <text:p>0.35331</text:p>
          </table:table-cell>
          <table:table-cell office:value-type="float" office:value="0.000019498" calcext:value-type="float">
            <text:p>1.9498E-05</text:p>
          </table:table-cell>
          <table:table-cell office:value-type="float" office:value="16.215" calcext:value-type="float">
            <text:p>16.215</text:p>
          </table:table-cell>
          <table:table-cell office:value-type="float" office:value="0.0255075" calcext:value-type="float">
            <text:p>0.0255075</text:p>
          </table:table-cell>
          <table:table-cell office:value-type="float" office:value="0.0375" calcext:value-type="float">
            <text:p>0.0375</text:p>
          </table:table-cell>
          <table:table-cell office:value-type="float" office:value="-16.2167" calcext:value-type="float">
            <text:p>-16.2167</text:p>
          </table:table-cell>
          <table:table-cell office:value-type="float" office:value="0.0026" calcext:value-type="float">
            <text:p>0.002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353629" calcext:value-type="float">
            <text:p>0.353629</text:p>
          </table:table-cell>
          <table:table-cell office:value-type="float" office:value="0.000020018" calcext:value-type="float">
            <text:p>2.0018E-05</text:p>
          </table:table-cell>
          <table:table-cell office:value-type="float" office:value="15.9045" calcext:value-type="float">
            <text:p>15.9045</text:p>
          </table:table-cell>
          <table:table-cell office:value-type="float" office:value="0.0261037" calcext:value-type="float">
            <text:p>0.0261037</text:p>
          </table:table-cell>
          <table:table-cell office:value-type="float" office:value="0.042" calcext:value-type="float">
            <text:p>0.042</text:p>
          </table:table-cell>
          <table:table-cell office:value-type="float" office:value="-15.9063" calcext:value-type="float">
            <text:p>-15.9063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0.353944" calcext:value-type="float">
            <text:p>0.353944</text:p>
          </table:table-cell>
          <table:table-cell office:value-type="float" office:value="0.0000205447" calcext:value-type="float">
            <text:p>2.05447E-05</text:p>
          </table:table-cell>
          <table:table-cell office:value-type="float" office:value="15.5963" calcext:value-type="float">
            <text:p>15.5963</text:p>
          </table:table-cell>
          <table:table-cell office:value-type="float" office:value="0.0267022" calcext:value-type="float">
            <text:p>0.0267022</text:p>
          </table:table-cell>
          <table:table-cell office:value-type="float" office:value="0.0465" calcext:value-type="float">
            <text:p>0.0465</text:p>
          </table:table-cell>
          <table:table-cell office:value-type="float" office:value="-15.5982" calcext:value-type="float">
            <text:p>-15.5982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.354253" calcext:value-type="float">
            <text:p>0.354253</text:p>
          </table:table-cell>
          <table:table-cell office:value-type="float" office:value="0.0000210848" calcext:value-type="float">
            <text:p>2.10848E-05</text:p>
          </table:table-cell>
          <table:table-cell office:value-type="float" office:value="15.2925" calcext:value-type="float">
            <text:p>15.2925</text:p>
          </table:table-cell>
          <table:table-cell office:value-type="float" office:value="0.0273052" calcext:value-type="float">
            <text:p>0.0273052</text:p>
          </table:table-cell>
          <table:table-cell office:value-type="float" office:value="0.051" calcext:value-type="float">
            <text:p>0.051</text:p>
          </table:table-cell>
          <table:table-cell office:value-type="float" office:value="-15.2947" calcext:value-type="float">
            <text:p>-15.2947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0.354555" calcext:value-type="float">
            <text:p>0.354555</text:p>
          </table:table-cell>
          <table:table-cell office:value-type="float" office:value="0.0000216383" calcext:value-type="float">
            <text:p>2.16383E-05</text:p>
          </table:table-cell>
          <table:table-cell office:value-type="float" office:value="14.9948" calcext:value-type="float">
            <text:p>14.9948</text:p>
          </table:table-cell>
          <table:table-cell office:value-type="float" office:value="0.0279127" calcext:value-type="float">
            <text:p>0.0279127</text:p>
          </table:table-cell>
          <table:table-cell office:value-type="float" office:value="0.0525" calcext:value-type="float">
            <text:p>0.0525</text:p>
          </table:table-cell>
          <table:table-cell office:value-type="float" office:value="-14.9954" calcext:value-type="float">
            <text:p>-14.9954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0.354854" calcext:value-type="float">
            <text:p>0.354854</text:p>
          </table:table-cell>
          <table:table-cell office:value-type="float" office:value="0.0000221985" calcext:value-type="float">
            <text:p>2.21985E-05</text:p>
          </table:table-cell>
          <table:table-cell office:value-type="float" office:value="14.7" calcext:value-type="float">
            <text:p>14.7</text:p>
          </table:table-cell>
          <table:table-cell office:value-type="float" office:value="0.0285225" calcext:value-type="float">
            <text:p>0.0285225</text:p>
          </table:table-cell>
          <table:table-cell office:value-type="float" office:value="0.0525" calcext:value-type="float">
            <text:p>0.0525</text:p>
          </table:table-cell>
          <table:table-cell office:value-type="float" office:value="-14.6983" calcext:value-type="float">
            <text:p>-14.6983</text:p>
          </table:table-cell>
          <table:table-cell office:value-type="float" office:value="0.0027" calcext:value-type="float">
            <text:p>0.002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.355143" calcext:value-type="float">
            <text:p>0.355143</text:p>
          </table:table-cell>
          <table:table-cell office:value-type="float" office:value="0.0000227792" calcext:value-type="float">
            <text:p>2.27792E-05</text:p>
          </table:table-cell>
          <table:table-cell office:value-type="float" office:value="14.412" calcext:value-type="float">
            <text:p>14.412</text:p>
          </table:table-cell>
          <table:table-cell office:value-type="float" office:value="0.02913" calcext:value-type="float">
            <text:p>0.02913</text:p>
          </table:table-cell>
          <table:table-cell office:value-type="float" office:value="0.05475" calcext:value-type="float">
            <text:p>0.05475</text:p>
          </table:table-cell>
          <table:table-cell office:value-type="float" office:value="-14.4072" calcext:value-type="float">
            <text:p>-14.4072</text:p>
          </table:table-cell>
          <table:table-cell office:value-type="float" office:value="0.00272" calcext:value-type="float">
            <text:p>0.0027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0.355429" calcext:value-type="float">
            <text:p>0.355429</text:p>
          </table:table-cell>
          <table:table-cell office:value-type="float" office:value="0.0000233665" calcext:value-type="float">
            <text:p>2.33665E-05</text:p>
          </table:table-cell>
          <table:table-cell office:value-type="float" office:value="14.124" calcext:value-type="float">
            <text:p>14.124</text:p>
          </table:table-cell>
          <table:table-cell office:value-type="float" office:value="0.029736" calcext:value-type="float">
            <text:p>0.029736</text:p>
          </table:table-cell>
          <table:table-cell office:value-type="float" office:value="0.05625" calcext:value-type="float">
            <text:p>0.05625</text:p>
          </table:table-cell>
          <table:table-cell office:value-type="float" office:value="-14.1181" calcext:value-type="float">
            <text:p>-14.1181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0.355709" calcext:value-type="float">
            <text:p>0.355709</text:p>
          </table:table-cell>
          <table:table-cell office:value-type="float" office:value="0.0000239672" calcext:value-type="float">
            <text:p>2.39672E-05</text:p>
          </table:table-cell>
          <table:table-cell office:value-type="float" office:value="13.836" calcext:value-type="float">
            <text:p>13.836</text:p>
          </table:table-cell>
          <table:table-cell office:value-type="float" office:value="0.030339" calcext:value-type="float">
            <text:p>0.030339</text:p>
          </table:table-cell>
          <table:table-cell office:value-type="float" office:value="0.05625" calcext:value-type="float">
            <text:p>0.05625</text:p>
          </table:table-cell>
          <table:table-cell office:value-type="float" office:value="-13.833" calcext:value-type="float">
            <text:p>-13.833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0.355982" calcext:value-type="float">
            <text:p>0.355982</text:p>
          </table:table-cell>
          <table:table-cell office:value-type="float" office:value="0.0000245814" calcext:value-type="float">
            <text:p>2.45814E-05</text:p>
          </table:table-cell>
          <table:table-cell office:value-type="float" office:value="13.551" calcext:value-type="float">
            <text:p>13.551</text:p>
          </table:table-cell>
          <table:table-cell office:value-type="float" office:value="0.030936" calcext:value-type="float">
            <text:p>0.030936</text:p>
          </table:table-cell>
          <table:table-cell office:value-type="float" office:value="0.05625" calcext:value-type="float">
            <text:p>0.05625</text:p>
          </table:table-cell>
          <table:table-cell office:value-type="float" office:value="-13.5515" calcext:value-type="float">
            <text:p>-13.5515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0.356252" calcext:value-type="float">
            <text:p>0.356252</text:p>
          </table:table-cell>
          <table:table-cell office:value-type="float" office:value="0.0000252023" calcext:value-type="float">
            <text:p>2.52023E-05</text:p>
          </table:table-cell>
          <table:table-cell office:value-type="float" office:value="13.2675" calcext:value-type="float">
            <text:p>13.2675</text:p>
          </table:table-cell>
          <table:table-cell office:value-type="float" office:value="0.03153" calcext:value-type="float">
            <text:p>0.03153</text:p>
          </table:table-cell>
          <table:table-cell office:value-type="float" office:value="0.05625" calcext:value-type="float">
            <text:p>0.05625</text:p>
          </table:table-cell>
          <table:table-cell office:value-type="float" office:value="-13.2719" calcext:value-type="float">
            <text:p>-13.27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356513" calcext:value-type="float">
            <text:p>0.356513</text:p>
          </table:table-cell>
          <table:table-cell office:value-type="float" office:value="0.0000258426" calcext:value-type="float">
            <text:p>2.58426E-05</text:p>
          </table:table-cell>
          <table:table-cell office:value-type="float" office:value="12.993" calcext:value-type="float">
            <text:p>12.993</text:p>
          </table:table-cell>
          <table:table-cell office:value-type="float" office:value="0.032106" calcext:value-type="float">
            <text:p>0.032106</text:p>
          </table:table-cell>
          <table:table-cell office:value-type="float" office:value="0.06075" calcext:value-type="float">
            <text:p>0.06075</text:p>
          </table:table-cell>
          <table:table-cell office:value-type="float" office:value="-12.9976" calcext:value-type="float">
            <text:p>-12.9976</text:p>
          </table:table-cell>
          <table:table-cell office:value-type="float" office:value="0.00282" calcext:value-type="float">
            <text:p>0.0028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35677" calcext:value-type="float">
            <text:p>0.35677</text:p>
          </table:table-cell>
          <table:table-cell office:value-type="float" office:value="0.0000264892" calcext:value-type="float">
            <text:p>2.64892E-05</text:p>
          </table:table-cell>
          <table:table-cell office:value-type="float" office:value="12.7207" calcext:value-type="float">
            <text:p>12.7207</text:p>
          </table:table-cell>
          <table:table-cell office:value-type="float" office:value="0.0326745" calcext:value-type="float">
            <text:p>0.0326745</text:p>
          </table:table-cell>
          <table:table-cell office:value-type="float" office:value="0.06375" calcext:value-type="float">
            <text:p>0.06375</text:p>
          </table:table-cell>
          <table:table-cell office:value-type="float" office:value="-12.725" calcext:value-type="float">
            <text:p>-12.725</text:p>
          </table:table-cell>
          <table:table-cell office:value-type="float" office:value="0.00284" calcext:value-type="float">
            <text:p>0.0028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0.357022" calcext:value-type="float">
            <text:p>0.357022</text:p>
          </table:table-cell>
          <table:table-cell office:value-type="float" office:value="0.0000271485" calcext:value-type="float">
            <text:p>2.71485E-05</text:p>
          </table:table-cell>
          <table:table-cell office:value-type="float" office:value="12.453" calcext:value-type="float">
            <text:p>12.453</text:p>
          </table:table-cell>
          <table:table-cell office:value-type="float" office:value="0.033228" calcext:value-type="float">
            <text:p>0.033228</text:p>
          </table:table-cell>
          <table:table-cell office:value-type="float" office:value="0.06375" calcext:value-type="float">
            <text:p>0.06375</text:p>
          </table:table-cell>
          <table:table-cell office:value-type="float" office:value="-12.4558" calcext:value-type="float">
            <text:p>-12.4558</text:p>
          </table:table-cell>
          <table:table-cell office:value-type="float" office:value="0.00286" calcext:value-type="float">
            <text:p>0.0028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0.357268" calcext:value-type="float">
            <text:p>0.357268</text:p>
          </table:table-cell>
          <table:table-cell office:value-type="float" office:value="0.0000278197" calcext:value-type="float">
            <text:p>2.78197E-05</text:p>
          </table:table-cell>
          <table:table-cell office:value-type="float" office:value="12.1883" calcext:value-type="float">
            <text:p>12.1883</text:p>
          </table:table-cell>
          <table:table-cell office:value-type="float" office:value="0.0337605" calcext:value-type="float">
            <text:p>0.0337605</text:p>
          </table:table-cell>
          <table:table-cell office:value-type="float" office:value="0.06675" calcext:value-type="float">
            <text:p>0.06675</text:p>
          </table:table-cell>
          <table:table-cell office:value-type="float" office:value="-12.1899" calcext:value-type="float">
            <text:p>-12.1899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357511" calcext:value-type="float">
            <text:p>0.357511</text:p>
          </table:table-cell>
          <table:table-cell office:value-type="float" office:value="0.000028497" calcext:value-type="float">
            <text:p>2.8497E-05</text:p>
          </table:table-cell>
          <table:table-cell office:value-type="float" office:value="11.925" calcext:value-type="float">
            <text:p>11.925</text:p>
          </table:table-cell>
          <table:table-cell office:value-type="float" office:value="0.0342825" calcext:value-type="float">
            <text:p>0.0342825</text:p>
          </table:table-cell>
          <table:table-cell office:value-type="float" office:value="0.07125" calcext:value-type="float">
            <text:p>0.07125</text:p>
          </table:table-cell>
          <table:table-cell office:value-type="float" office:value="-11.9256" calcext:value-type="float">
            <text:p>-11.9256</text:p>
          </table:table-cell>
          <table:table-cell office:value-type="float" office:value="0.0029" calcext:value-type="float">
            <text:p>0.002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357745" calcext:value-type="float">
            <text:p>0.357745</text:p>
          </table:table-cell>
          <table:table-cell office:value-type="float" office:value="0.000029191" calcext:value-type="float">
            <text:p>2.9191E-05</text:p>
          </table:table-cell>
          <table:table-cell office:value-type="float" office:value="11.6663" calcext:value-type="float">
            <text:p>11.6663</text:p>
          </table:table-cell>
          <table:table-cell office:value-type="float" office:value="0.0347685" calcext:value-type="float">
            <text:p>0.0347685</text:p>
          </table:table-cell>
          <table:table-cell office:value-type="float" office:value="0.0779999" calcext:value-type="float">
            <text:p>0.0779999</text:p>
          </table:table-cell>
          <table:table-cell office:value-type="float" office:value="-11.6661" calcext:value-type="float">
            <text:p>-11.6661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357976" calcext:value-type="float">
            <text:p>0.357976</text:p>
          </table:table-cell>
          <table:table-cell office:value-type="float" office:value="0.0000298903" calcext:value-type="float">
            <text:p>2.98903E-05</text:p>
          </table:table-cell>
          <table:table-cell office:value-type="float" office:value="11.409" calcext:value-type="float">
            <text:p>11.409</text:p>
          </table:table-cell>
          <table:table-cell office:value-type="float" office:value="0.0352395" calcext:value-type="float">
            <text:p>0.0352395</text:p>
          </table:table-cell>
          <table:table-cell office:value-type="float" office:value="0.0825" calcext:value-type="float">
            <text:p>0.0825</text:p>
          </table:table-cell>
          <table:table-cell office:value-type="float" office:value="-11.408" calcext:value-type="float">
            <text:p>-11.408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.358202" calcext:value-type="float">
            <text:p>0.358202</text:p>
          </table:table-cell>
          <table:table-cell office:value-type="float" office:value="0.0000306" calcext:value-type="float">
            <text:p>3.06E-05</text:p>
          </table:table-cell>
          <table:table-cell office:value-type="float" office:value="11.1547" calcext:value-type="float">
            <text:p>11.1547</text:p>
          </table:table-cell>
          <table:table-cell office:value-type="float" office:value="0.0356805" calcext:value-type="float">
            <text:p>0.0356805</text:p>
          </table:table-cell>
          <table:table-cell office:value-type="float" office:value="0.0825" calcext:value-type="float">
            <text:p>0.0825</text:p>
          </table:table-cell>
          <table:table-cell office:value-type="float" office:value="-11.153" calcext:value-type="float">
            <text:p>-11.153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0.358422" calcext:value-type="float">
            <text:p>0.358422</text:p>
          </table:table-cell>
          <table:table-cell office:value-type="float" office:value="0.0000313188" calcext:value-type="float">
            <text:p>3.13188E-05</text:p>
          </table:table-cell>
          <table:table-cell office:value-type="float" office:value="10.902" calcext:value-type="float">
            <text:p>10.902</text:p>
          </table:table-cell>
          <table:table-cell office:value-type="float" office:value="0.036084" calcext:value-type="float">
            <text:p>0.036084</text:p>
          </table:table-cell>
          <table:table-cell office:value-type="float" office:value="0.084" calcext:value-type="float">
            <text:p>0.084</text:p>
          </table:table-cell>
          <table:table-cell office:value-type="float" office:value="-10.9009" calcext:value-type="float">
            <text:p>-10.9009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0.358639" calcext:value-type="float">
            <text:p>0.358639</text:p>
          </table:table-cell>
          <table:table-cell office:value-type="float" office:value="0.0000320423" calcext:value-type="float">
            <text:p>3.20423E-05</text:p>
          </table:table-cell>
          <table:table-cell office:value-type="float" office:value="10.65" calcext:value-type="float">
            <text:p>10.65</text:p>
          </table:table-cell>
          <table:table-cell office:value-type="float" office:value="0.0364687" calcext:value-type="float">
            <text:p>0.0364687</text:p>
          </table:table-cell>
          <table:table-cell office:value-type="float" office:value="0.0862499" calcext:value-type="float">
            <text:p>0.0862499</text:p>
          </table:table-cell>
          <table:table-cell office:value-type="float" office:value="-10.6503" calcext:value-type="float">
            <text:p>-10.6503</text:p>
          </table:table-cell>
          <table:table-cell office:value-type="float" office:value="0.003" calcext:value-type="float">
            <text:p>0.00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358848" calcext:value-type="float">
            <text:p>0.358848</text:p>
          </table:table-cell>
          <table:table-cell office:value-type="float" office:value="0.0000327776" calcext:value-type="float">
            <text:p>3.27776E-05</text:p>
          </table:table-cell>
          <table:table-cell office:value-type="float" office:value="10.4025" calcext:value-type="float">
            <text:p>10.4025</text:p>
          </table:table-cell>
          <table:table-cell office:value-type="float" office:value="0.036795" calcext:value-type="float">
            <text:p>0.036795</text:p>
          </table:table-cell>
          <table:table-cell office:value-type="float" office:value="0.0884999" calcext:value-type="float">
            <text:p>0.0884999</text:p>
          </table:table-cell>
          <table:table-cell office:value-type="float" office:value="-10.404" calcext:value-type="float">
            <text:p>-10.404</text:p>
          </table:table-cell>
          <table:table-cell office:value-type="float" office:value="0.00302" calcext:value-type="float">
            <text:p>0.0030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0.359054" calcext:value-type="float">
            <text:p>0.359054</text:p>
          </table:table-cell>
          <table:table-cell office:value-type="float" office:value="0.0000335161" calcext:value-type="float">
            <text:p>3.35161E-05</text:p>
          </table:table-cell>
          <table:table-cell office:value-type="float" office:value="10.1573" calcext:value-type="float">
            <text:p>10.1573</text:p>
          </table:table-cell>
          <table:table-cell office:value-type="float" office:value="0.037098" calcext:value-type="float">
            <text:p>0.037098</text:p>
          </table:table-cell>
          <table:table-cell office:value-type="float" office:value="0.0907499" calcext:value-type="float">
            <text:p>0.0907499</text:p>
          </table:table-cell>
          <table:table-cell office:value-type="float" office:value="-10.1592" calcext:value-type="float">
            <text:p>-10.1592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0.359255" calcext:value-type="float">
            <text:p>0.359255</text:p>
          </table:table-cell>
          <table:table-cell office:value-type="float" office:value="0.0000342614" calcext:value-type="float">
            <text:p>3.42614E-05</text:p>
          </table:table-cell>
          <table:table-cell office:value-type="float" office:value="9.9165" calcext:value-type="float">
            <text:p>9.9165</text:p>
          </table:table-cell>
          <table:table-cell office:value-type="float" office:value="0.0373545" calcext:value-type="float">
            <text:p>0.0373545</text:p>
          </table:table-cell>
          <table:table-cell office:value-type="float" office:value="0.093" calcext:value-type="float">
            <text:p>0.093</text:p>
          </table:table-cell>
          <table:table-cell office:value-type="float" office:value="-9.91712" calcext:value-type="float">
            <text:p>-9.91712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0.35945" calcext:value-type="float">
            <text:p>0.35945</text:p>
          </table:table-cell>
          <table:table-cell office:value-type="float" office:value="0.0000350113" calcext:value-type="float">
            <text:p>3.50113E-05</text:p>
          </table:table-cell>
          <table:table-cell office:value-type="float" office:value="9.67875" calcext:value-type="float">
            <text:p>9.67875</text:p>
          </table:table-cell>
          <table:table-cell office:value-type="float" office:value="0.0375555" calcext:value-type="float">
            <text:p>0.0375555</text:p>
          </table:table-cell>
          <table:table-cell office:value-type="float" office:value="0.09675" calcext:value-type="float">
            <text:p>0.09675</text:p>
          </table:table-cell>
          <table:table-cell office:value-type="float" office:value="-9.67785" calcext:value-type="float">
            <text:p>-9.67785</text:p>
          </table:table-cell>
          <table:table-cell office:value-type="float" office:value="0.00308" calcext:value-type="float">
            <text:p>0.0030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0.359643" calcext:value-type="float">
            <text:p>0.359643</text:p>
          </table:table-cell>
          <table:table-cell office:value-type="float" office:value="0.0000357637" calcext:value-type="float">
            <text:p>3.57637E-05</text:p>
          </table:table-cell>
          <table:table-cell office:value-type="float" office:value="9.4425" calcext:value-type="float">
            <text:p>9.4425</text:p>
          </table:table-cell>
          <table:table-cell office:value-type="float" office:value="0.0377287" calcext:value-type="float">
            <text:p>0.0377287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-9.43996" calcext:value-type="float">
            <text:p>-9.43996</text:p>
          </table:table-cell>
          <table:table-cell office:value-type="float" office:value="0.0031" calcext:value-type="float">
            <text:p>0.003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0.359828" calcext:value-type="float">
            <text:p>0.359828</text:p>
          </table:table-cell>
          <table:table-cell office:value-type="float" office:value="0.0000365205" calcext:value-type="float">
            <text:p>3.65205E-05</text:p>
          </table:table-cell>
          <table:table-cell office:value-type="float" office:value="9.21075" calcext:value-type="float">
            <text:p>9.21075</text:p>
          </table:table-cell>
          <table:table-cell office:value-type="float" office:value="0.0378165" calcext:value-type="float">
            <text:p>0.0378165</text:p>
          </table:table-cell>
          <table:table-cell office:value-type="float" office:value="0.10575" calcext:value-type="float">
            <text:p>0.10575</text:p>
          </table:table-cell>
          <table:table-cell office:value-type="float" office:value="-9.20619" calcext:value-type="float">
            <text:p>-9.20619</text:p>
          </table:table-cell>
          <table:table-cell office:value-type="float" office:value="0.00312" calcext:value-type="float">
            <text:p>0.0031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0.36001" calcext:value-type="float">
            <text:p>0.36001</text:p>
          </table:table-cell>
          <table:table-cell office:value-type="float" office:value="0.0000372778" calcext:value-type="float">
            <text:p>3.72778E-05</text:p>
          </table:table-cell>
          <table:table-cell office:value-type="float" office:value="8.979" calcext:value-type="float">
            <text:p>8.979</text:p>
          </table:table-cell>
          <table:table-cell office:value-type="float" office:value="0.0378726" calcext:value-type="float">
            <text:p>0.0378726</text:p>
          </table:table-cell>
          <table:table-cell office:value-type="float" office:value="0.1095" calcext:value-type="float">
            <text:p>0.1095</text:p>
          </table:table-cell>
          <table:table-cell office:value-type="float" office:value="-8.9738" calcext:value-type="float">
            <text:p>-8.9738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0.360187" calcext:value-type="float">
            <text:p>0.360187</text:p>
          </table:table-cell>
          <table:table-cell office:value-type="float" office:value="0.000038036" calcext:value-type="float">
            <text:p>3.8036E-05</text:p>
          </table:table-cell>
          <table:table-cell office:value-type="float" office:value="8.74725" calcext:value-type="float">
            <text:p>8.74725</text:p>
          </table:table-cell>
          <table:table-cell office:value-type="float" office:value="0.0378654" calcext:value-type="float">
            <text:p>0.0378654</text:p>
          </table:table-cell>
          <table:table-cell office:value-type="float" office:value="0.11175" calcext:value-type="float">
            <text:p>0.11175</text:p>
          </table:table-cell>
          <table:table-cell office:value-type="float" office:value="-8.74414" calcext:value-type="float">
            <text:p>-8.74414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0.360359" calcext:value-type="float">
            <text:p>0.360359</text:p>
          </table:table-cell>
          <table:table-cell office:value-type="float" office:value="0.0000387929" calcext:value-type="float">
            <text:p>3.87929E-05</text:p>
          </table:table-cell>
          <table:table-cell office:value-type="float" office:value="8.517" calcext:value-type="float">
            <text:p>8.517</text:p>
          </table:table-cell>
          <table:table-cell office:value-type="float" office:value="0.0377882" calcext:value-type="float">
            <text:p>0.0377882</text:p>
          </table:table-cell>
          <table:table-cell office:value-type="float" office:value="0.114" calcext:value-type="float">
            <text:p>0.114</text:p>
          </table:table-cell>
          <table:table-cell office:value-type="float" office:value="-8.51722" calcext:value-type="float">
            <text:p>-8.51722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0.360529" calcext:value-type="float">
            <text:p>0.360529</text:p>
          </table:table-cell>
          <table:table-cell office:value-type="float" office:value="0.0000395492" calcext:value-type="float">
            <text:p>3.95492E-05</text:p>
          </table:table-cell>
          <table:table-cell office:value-type="float" office:value="8.2875" calcext:value-type="float">
            <text:p>8.2875</text:p>
          </table:table-cell>
          <table:table-cell office:value-type="float" office:value="0.037676" calcext:value-type="float">
            <text:p>0.037676</text:p>
          </table:table-cell>
          <table:table-cell office:value-type="float" office:value="0.11625" calcext:value-type="float">
            <text:p>0.11625</text:p>
          </table:table-cell>
          <table:table-cell office:value-type="float" office:value="-8.29168" calcext:value-type="float">
            <text:p>-8.29168</text:p>
          </table:table-cell>
          <table:table-cell office:value-type="float" office:value="0.0032" calcext:value-type="float">
            <text:p>0.003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0.360691" calcext:value-type="float">
            <text:p>0.360691</text:p>
          </table:table-cell>
          <table:table-cell office:value-type="float" office:value="0.0000403" calcext:value-type="float">
            <text:p>4.03E-05</text:p>
          </table:table-cell>
          <table:table-cell office:value-type="float" office:value="8.067" calcext:value-type="float">
            <text:p>8.067</text:p>
          </table:table-cell>
          <table:table-cell office:value-type="float" office:value="0.0374533" calcext:value-type="float">
            <text:p>0.0374533</text:p>
          </table:table-cell>
          <table:table-cell office:value-type="float" office:value="0.12075" calcext:value-type="float">
            <text:p>0.12075</text:p>
          </table:table-cell>
          <table:table-cell office:value-type="float" office:value="-8.07026" calcext:value-type="float">
            <text:p>-8.07026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0.360851" calcext:value-type="float">
            <text:p>0.360851</text:p>
          </table:table-cell>
          <table:table-cell office:value-type="float" office:value="0.0000410476" calcext:value-type="float">
            <text:p>4.10476E-05</text:p>
          </table:table-cell>
          <table:table-cell office:value-type="float" office:value="7.848" calcext:value-type="float">
            <text:p>7.848</text:p>
          </table:table-cell>
          <table:table-cell office:value-type="float" office:value="0.0371919" calcext:value-type="float">
            <text:p>0.0371919</text:p>
          </table:table-cell>
          <table:table-cell office:value-type="float" office:value="0.12525" calcext:value-type="float">
            <text:p>0.12525</text:p>
          </table:table-cell>
          <table:table-cell office:value-type="float" office:value="-7.85023" calcext:value-type="float">
            <text:p>-7.85023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0.361005" calcext:value-type="float">
            <text:p>0.361005</text:p>
          </table:table-cell>
          <table:table-cell office:value-type="float" office:value="0.000041789" calcext:value-type="float">
            <text:p>4.1789E-05</text:p>
          </table:table-cell>
          <table:table-cell office:value-type="float" office:value="7.632" calcext:value-type="float">
            <text:p>7.632</text:p>
          </table:table-cell>
          <table:table-cell office:value-type="float" office:value="0.0368532" calcext:value-type="float">
            <text:p>0.0368532</text:p>
          </table:table-cell>
          <table:table-cell office:value-type="float" office:value="0.12975" calcext:value-type="float">
            <text:p>0.12975</text:p>
          </table:table-cell>
          <table:table-cell office:value-type="float" office:value="-7.63298" calcext:value-type="float">
            <text:p>-7.63298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0.361155" calcext:value-type="float">
            <text:p>0.361155</text:p>
          </table:table-cell>
          <table:table-cell office:value-type="float" office:value="0.0000425216" calcext:value-type="float">
            <text:p>4.25216E-05</text:p>
          </table:table-cell>
          <table:table-cell office:value-type="float" office:value="7.4175" calcext:value-type="float">
            <text:p>7.4175</text:p>
          </table:table-cell>
          <table:table-cell office:value-type="float" office:value="0.0364336" calcext:value-type="float">
            <text:p>0.0364336</text:p>
          </table:table-cell>
          <table:table-cell office:value-type="float" office:value="0.13275" calcext:value-type="float">
            <text:p>0.13275</text:p>
          </table:table-cell>
          <table:table-cell office:value-type="float" office:value="-7.41856" calcext:value-type="float">
            <text:p>-7.41856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0.361303" calcext:value-type="float">
            <text:p>0.361303</text:p>
          </table:table-cell>
          <table:table-cell office:value-type="float" office:value="0.0000432498" calcext:value-type="float">
            <text:p>4.32498E-05</text:p>
          </table:table-cell>
          <table:table-cell office:value-type="float" office:value="7.20375" calcext:value-type="float">
            <text:p>7.20375</text:p>
          </table:table-cell>
          <table:table-cell office:value-type="float" office:value="0.0359735" calcext:value-type="float">
            <text:p>0.0359735</text:p>
          </table:table-cell>
          <table:table-cell office:value-type="float" office:value="0.135" calcext:value-type="float">
            <text:p>0.135</text:p>
          </table:table-cell>
          <table:table-cell office:value-type="float" office:value="-7.20555" calcext:value-type="float">
            <text:p>-7.20555</text:p>
          </table:table-cell>
          <table:table-cell office:value-type="float" office:value="0.0033" calcext:value-type="float">
            <text:p>0.003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0.361444" calcext:value-type="float">
            <text:p>0.361444</text:p>
          </table:table-cell>
          <table:table-cell office:value-type="float" office:value="0.0000439606" calcext:value-type="float">
            <text:p>4.39606E-05</text:p>
          </table:table-cell>
          <table:table-cell office:value-type="float" office:value="6.9945" calcext:value-type="float">
            <text:p>6.9945</text:p>
          </table:table-cell>
          <table:table-cell office:value-type="float" office:value="0.0353819" calcext:value-type="float">
            <text:p>0.0353819</text:p>
          </table:table-cell>
          <table:table-cell office:value-type="float" office:value="0.13725" calcext:value-type="float">
            <text:p>0.13725</text:p>
          </table:table-cell>
          <table:table-cell office:value-type="float" office:value="-6.99684" calcext:value-type="float">
            <text:p>-6.99684</text:p>
          </table:table-cell>
          <table:table-cell office:value-type="float" office:value="0.00332" calcext:value-type="float">
            <text:p>0.0033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0.361582" calcext:value-type="float">
            <text:p>0.361582</text:p>
          </table:table-cell>
          <table:table-cell office:value-type="float" office:value="0.000044664" calcext:value-type="float">
            <text:p>4.4664E-05</text:p>
          </table:table-cell>
          <table:table-cell office:value-type="float" office:value="6.7875" calcext:value-type="float">
            <text:p>6.7875</text:p>
          </table:table-cell>
          <table:table-cell office:value-type="float" office:value="0.0347457" calcext:value-type="float">
            <text:p>0.0347457</text:p>
          </table:table-cell>
          <table:table-cell office:value-type="float" office:value="0.141" calcext:value-type="float">
            <text:p>0.141</text:p>
          </table:table-cell>
          <table:table-cell office:value-type="float" office:value="-6.78959" calcext:value-type="float">
            <text:p>-6.78959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0.361715" calcext:value-type="float">
            <text:p>0.361715</text:p>
          </table:table-cell>
          <table:table-cell office:value-type="float" office:value="0.0000453527" calcext:value-type="float">
            <text:p>4.53527E-05</text:p>
          </table:table-cell>
          <table:table-cell office:value-type="float" office:value="6.585" calcext:value-type="float">
            <text:p>6.585</text:p>
          </table:table-cell>
          <table:table-cell office:value-type="float" office:value="0.0340203" calcext:value-type="float">
            <text:p>0.0340203</text:p>
          </table:table-cell>
          <table:table-cell office:value-type="float" office:value="0.14775" calcext:value-type="float">
            <text:p>0.14775</text:p>
          </table:table-cell>
          <table:table-cell office:value-type="float" office:value="-6.58526" calcext:value-type="float">
            <text:p>-6.58526</text:p>
          </table:table-cell>
          <table:table-cell office:value-type="float" office:value="0.00336" calcext:value-type="float">
            <text:p>0.0033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0.361845" calcext:value-type="float">
            <text:p>0.361845</text:p>
          </table:table-cell>
          <table:table-cell office:value-type="float" office:value="0.0000460239" calcext:value-type="float">
            <text:p>4.60239E-05</text:p>
          </table:table-cell>
          <table:table-cell office:value-type="float" office:value="6.3855" calcext:value-type="float">
            <text:p>6.3855</text:p>
          </table:table-cell>
          <table:table-cell office:value-type="float" office:value="0.0332077" calcext:value-type="float">
            <text:p>0.0332077</text:p>
          </table:table-cell>
          <table:table-cell office:value-type="float" office:value="0.156" calcext:value-type="float">
            <text:p>0.156</text:p>
          </table:table-cell>
          <table:table-cell office:value-type="float" office:value="-6.38392" calcext:value-type="float">
            <text:p>-6.38392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0.361972" calcext:value-type="float">
            <text:p>0.361972</text:p>
          </table:table-cell>
          <table:table-cell office:value-type="float" office:value="0.0000466863" calcext:value-type="float">
            <text:p>4.66863E-05</text:p>
          </table:table-cell>
          <table:table-cell office:value-type="float" office:value="6.1875" calcext:value-type="float">
            <text:p>6.1875</text:p>
          </table:table-cell>
          <table:table-cell office:value-type="float" office:value="0.0323515" calcext:value-type="float">
            <text:p>0.0323515</text:p>
          </table:table-cell>
          <table:table-cell office:value-type="float" office:value="0.165" calcext:value-type="float">
            <text:p>0.165</text:p>
          </table:table-cell>
          <table:table-cell office:value-type="float" office:value="-6.18408" calcext:value-type="float">
            <text:p>-6.18408</text:p>
          </table:table-cell>
          <table:table-cell office:value-type="float" office:value="0.0034" calcext:value-type="float">
            <text:p>0.003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0.362092" calcext:value-type="float">
            <text:p>0.362092</text:p>
          </table:table-cell>
          <table:table-cell office:value-type="float" office:value="0.000047318" calcext:value-type="float">
            <text:p>4.7318E-05</text:p>
          </table:table-cell>
          <table:table-cell office:value-type="float" office:value="5.99175" calcext:value-type="float">
            <text:p>5.99175</text:p>
          </table:table-cell>
          <table:table-cell office:value-type="float" office:value="0.0313614" calcext:value-type="float">
            <text:p>0.0313614</text:p>
          </table:table-cell>
          <table:table-cell office:value-type="float" office:value="0.1695" calcext:value-type="float">
            <text:p>0.1695</text:p>
          </table:table-cell>
          <table:table-cell office:value-type="float" office:value="-5.98883" calcext:value-type="float">
            <text:p>-5.98883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0.36221" calcext:value-type="float">
            <text:p>0.36221</text:p>
          </table:table-cell>
          <table:table-cell office:value-type="float" office:value="0.0000479379" calcext:value-type="float">
            <text:p>4.79379E-05</text:p>
          </table:table-cell>
          <table:table-cell office:value-type="float" office:value="5.7975" calcext:value-type="float">
            <text:p>5.7975</text:p>
          </table:table-cell>
          <table:table-cell office:value-type="float" office:value="0.0303254" calcext:value-type="float">
            <text:p>0.0303254</text:p>
          </table:table-cell>
          <table:table-cell office:value-type="float" office:value="0.17325" calcext:value-type="float">
            <text:p>0.17325</text:p>
          </table:table-cell>
          <table:table-cell office:value-type="float" office:value="-5.79516" calcext:value-type="float">
            <text:p>-5.79516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0.362325" calcext:value-type="float">
            <text:p>0.362325</text:p>
          </table:table-cell>
          <table:table-cell office:value-type="float" office:value="0.0000485343" calcext:value-type="float">
            <text:p>4.85343E-05</text:p>
          </table:table-cell>
          <table:table-cell office:value-type="float" office:value="5.60625" calcext:value-type="float">
            <text:p>5.60625</text:p>
          </table:table-cell>
          <table:table-cell office:value-type="float" office:value="0.0291979" calcext:value-type="float">
            <text:p>0.0291979</text:p>
          </table:table-cell>
          <table:table-cell office:value-type="float" office:value="0.1755" calcext:value-type="float">
            <text:p>0.1755</text:p>
          </table:table-cell>
          <table:table-cell office:value-type="float" office:value="-5.60462" calcext:value-type="float">
            <text:p>-5.60462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0.362434" calcext:value-type="float">
            <text:p>0.362434</text:p>
          </table:table-cell>
          <table:table-cell office:value-type="float" office:value="0.000049104" calcext:value-type="float">
            <text:p>4.9104E-05</text:p>
          </table:table-cell>
          <table:table-cell office:value-type="float" office:value="5.418" calcext:value-type="float">
            <text:p>5.418</text:p>
          </table:table-cell>
          <table:table-cell office:value-type="float" office:value="0.0279801" calcext:value-type="float">
            <text:p>0.0279801</text:p>
          </table:table-cell>
          <table:table-cell office:value-type="float" office:value="0.18075" calcext:value-type="float">
            <text:p>0.18075</text:p>
          </table:table-cell>
          <table:table-cell office:value-type="float" office:value="-5.41729" calcext:value-type="float">
            <text:p>-5.41729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0.362542" calcext:value-type="float">
            <text:p>0.362542</text:p>
          </table:table-cell>
          <table:table-cell office:value-type="float" office:value="0.0000496605" calcext:value-type="float">
            <text:p>4.96605E-05</text:p>
          </table:table-cell>
          <table:table-cell office:value-type="float" office:value="5.23125" calcext:value-type="float">
            <text:p>5.23125</text:p>
          </table:table-cell>
          <table:table-cell office:value-type="float" office:value="0.0267173" calcext:value-type="float">
            <text:p>0.0267173</text:p>
          </table:table-cell>
          <table:table-cell office:value-type="float" office:value="0.1875" calcext:value-type="float">
            <text:p>0.1875</text:p>
          </table:table-cell>
          <table:table-cell office:value-type="float" office:value="-5.23157" calcext:value-type="float">
            <text:p>-5.23157</text:p>
          </table:table-cell>
          <table:table-cell office:value-type="float" office:value="0.0035" calcext:value-type="float">
            <text:p>0.003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0.362644" calcext:value-type="float">
            <text:p>0.362644</text:p>
          </table:table-cell>
          <table:table-cell office:value-type="float" office:value="0.0000501727" calcext:value-type="float">
            <text:p>5.01727E-05</text:p>
          </table:table-cell>
          <table:table-cell office:value-type="float" office:value="5.049" calcext:value-type="float">
            <text:p>5.049</text:p>
          </table:table-cell>
          <table:table-cell office:value-type="float" office:value="0.0253247" calcext:value-type="float">
            <text:p>0.0253247</text:p>
          </table:table-cell>
          <table:table-cell office:value-type="float" office:value="0.19425" calcext:value-type="float">
            <text:p>0.19425</text:p>
          </table:table-cell>
          <table:table-cell office:value-type="float" office:value="-5.0508" calcext:value-type="float">
            <text:p>-5.0508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0.362743" calcext:value-type="float">
            <text:p>0.362743</text:p>
          </table:table-cell>
          <table:table-cell office:value-type="float" office:value="0.0000506688" calcext:value-type="float">
            <text:p>5.06688E-05</text:p>
          </table:table-cell>
          <table:table-cell office:value-type="float" office:value="4.86825" calcext:value-type="float">
            <text:p>4.86825</text:p>
          </table:table-cell>
          <table:table-cell office:value-type="float" office:value="0.0238904" calcext:value-type="float">
            <text:p>0.0238904</text:p>
          </table:table-cell>
          <table:table-cell office:value-type="float" office:value="0.20025" calcext:value-type="float">
            <text:p>0.20025</text:p>
          </table:table-cell>
          <table:table-cell office:value-type="float" office:value="-4.87171" calcext:value-type="float">
            <text:p>-4.87171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0.362839" calcext:value-type="float">
            <text:p>0.362839</text:p>
          </table:table-cell>
          <table:table-cell office:value-type="float" office:value="0.0000511324" calcext:value-type="float">
            <text:p>5.11324E-05</text:p>
          </table:table-cell>
          <table:table-cell office:value-type="float" office:value="4.6905" calcext:value-type="float">
            <text:p>4.6905</text:p>
          </table:table-cell>
          <table:table-cell office:value-type="float" office:value="0.0223729" calcext:value-type="float">
            <text:p>0.0223729</text:p>
          </table:table-cell>
          <table:table-cell office:value-type="float" office:value="0.20475" calcext:value-type="float">
            <text:p>0.20475</text:p>
          </table:table-cell>
          <table:table-cell office:value-type="float" office:value="-4.69601" calcext:value-type="float">
            <text:p>-4.69601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0.36293" calcext:value-type="float">
            <text:p>0.36293</text:p>
          </table:table-cell>
          <table:table-cell office:value-type="float" office:value="0.000051561" calcext:value-type="float">
            <text:p>5.1561E-05</text:p>
          </table:table-cell>
          <table:table-cell office:value-type="float" office:value="4.51875" calcext:value-type="float">
            <text:p>4.51875</text:p>
          </table:table-cell>
          <table:table-cell office:value-type="float" office:value="0.0207745" calcext:value-type="float">
            <text:p>0.0207745</text:p>
          </table:table-cell>
          <table:table-cell office:value-type="float" office:value="0.20925" calcext:value-type="float">
            <text:p>0.20925</text:p>
          </table:table-cell>
          <table:table-cell office:value-type="float" office:value="-4.52376" calcext:value-type="float">
            <text:p>-4.52376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0.36302" calcext:value-type="float">
            <text:p>0.36302</text:p>
          </table:table-cell>
          <table:table-cell office:value-type="float" office:value="0.000051972" calcext:value-type="float">
            <text:p>5.1972E-05</text:p>
          </table:table-cell>
          <table:table-cell office:value-type="float" office:value="4.35" calcext:value-type="float">
            <text:p>4.35</text:p>
          </table:table-cell>
          <table:table-cell office:value-type="float" office:value="0.0191357" calcext:value-type="float">
            <text:p>0.0191357</text:p>
          </table:table-cell>
          <table:table-cell office:value-type="float" office:value="0.21375" calcext:value-type="float">
            <text:p>0.21375</text:p>
          </table:table-cell>
          <table:table-cell office:value-type="float" office:value="-4.35324" calcext:value-type="float">
            <text:p>-4.35324</text:p>
          </table:table-cell>
          <table:table-cell office:value-type="float" office:value="0.0036" calcext:value-type="float">
            <text:p>0.003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.363104" calcext:value-type="float">
            <text:p>0.363104</text:p>
          </table:table-cell>
          <table:table-cell office:value-type="float" office:value="0.0000523264" calcext:value-type="float">
            <text:p>5.23264E-05</text:p>
          </table:table-cell>
          <table:table-cell office:value-type="float" office:value="4.19025" calcext:value-type="float">
            <text:p>4.19025</text:p>
          </table:table-cell>
          <table:table-cell office:value-type="float" office:value="0.0173827" calcext:value-type="float">
            <text:p>0.0173827</text:p>
          </table:table-cell>
          <table:table-cell office:value-type="float" office:value="0.21825" calcext:value-type="float">
            <text:p>0.21825</text:p>
          </table:table-cell>
          <table:table-cell office:value-type="float" office:value="-4.18803" calcext:value-type="float">
            <text:p>-4.18803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0.363187" calcext:value-type="float">
            <text:p>0.363187</text:p>
          </table:table-cell>
          <table:table-cell office:value-type="float" office:value="0.0000526607" calcext:value-type="float">
            <text:p>5.26607E-05</text:p>
          </table:table-cell>
          <table:table-cell office:value-type="float" office:value="4.0305" calcext:value-type="float">
            <text:p>4.0305</text:p>
          </table:table-cell>
          <table:table-cell office:value-type="float" office:value="0.0155943" calcext:value-type="float">
            <text:p>0.0155943</text:p>
          </table:table-cell>
          <table:table-cell office:value-type="float" office:value="0.2235" calcext:value-type="float">
            <text:p>0.2235</text:p>
          </table:table-cell>
          <table:table-cell office:value-type="float" office:value="-4.02462" calcext:value-type="float">
            <text:p>-4.02462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0.363266" calcext:value-type="float">
            <text:p>0.363266</text:p>
          </table:table-cell>
          <table:table-cell office:value-type="float" office:value="0.0000529549" calcext:value-type="float">
            <text:p>5.29549E-05</text:p>
          </table:table-cell>
          <table:table-cell office:value-type="float" office:value="3.87075" calcext:value-type="float">
            <text:p>3.87075</text:p>
          </table:table-cell>
          <table:table-cell office:value-type="float" office:value="0.0137354" calcext:value-type="float">
            <text:p>0.0137354</text:p>
          </table:table-cell>
          <table:table-cell office:value-type="float" office:value="0.23025" calcext:value-type="float">
            <text:p>0.23025</text:p>
          </table:table-cell>
          <table:table-cell office:value-type="float" office:value="-3.86481" calcext:value-type="float">
            <text:p>-3.86481</text:p>
          </table:table-cell>
          <table:table-cell office:value-type="float" office:value="0.00366" calcext:value-type="float">
            <text:p>0.0036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0.363341" calcext:value-type="float">
            <text:p>0.363341</text:p>
          </table:table-cell>
          <table:table-cell office:value-type="float" office:value="0.0000532066" calcext:value-type="float">
            <text:p>5.32066E-05</text:p>
          </table:table-cell>
          <table:table-cell office:value-type="float" office:value="3.711" calcext:value-type="float">
            <text:p>3.711</text:p>
          </table:table-cell>
          <table:table-cell office:value-type="float" office:value="0.011814" calcext:value-type="float">
            <text:p>0.011814</text:p>
          </table:table-cell>
          <table:table-cell office:value-type="float" office:value="0.237" calcext:value-type="float">
            <text:p>0.237</text:p>
          </table:table-cell>
          <table:table-cell office:value-type="float" office:value="-3.70867" calcext:value-type="float">
            <text:p>-3.70867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0.363415" calcext:value-type="float">
            <text:p>0.363415</text:p>
          </table:table-cell>
          <table:table-cell office:value-type="float" office:value="0.000053437" calcext:value-type="float">
            <text:p>5.3437E-05</text:p>
          </table:table-cell>
          <table:table-cell office:value-type="float" office:value="3.55125" calcext:value-type="float">
            <text:p>3.55125</text:p>
          </table:table-cell>
          <table:table-cell office:value-type="float" office:value="0.00986125" calcext:value-type="float">
            <text:p>0.00986125</text:p>
          </table:table-cell>
          <table:table-cell office:value-type="float" office:value="0.24375" calcext:value-type="float">
            <text:p>0.24375</text:p>
          </table:table-cell>
          <table:table-cell office:value-type="float" office:value="-3.55437" calcext:value-type="float">
            <text:p>-3.55437</text:p>
          </table:table-cell>
          <table:table-cell office:value-type="float" office:value="0.0037" calcext:value-type="float">
            <text:p>0.003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0.363483" calcext:value-type="float">
            <text:p>0.363483</text:p>
          </table:table-cell>
          <table:table-cell office:value-type="float" office:value="0.000053601" calcext:value-type="float">
            <text:p>5.3601E-05</text:p>
          </table:table-cell>
          <table:table-cell office:value-type="float" office:value="3.40275" calcext:value-type="float">
            <text:p>3.40275</text:p>
          </table:table-cell>
          <table:table-cell office:value-type="float" office:value="0.00782772" calcext:value-type="float">
            <text:p>0.00782772</text:p>
          </table:table-cell>
          <table:table-cell office:value-type="float" office:value="0.24825" calcext:value-type="float">
            <text:p>0.24825</text:p>
          </table:table-cell>
          <table:table-cell office:value-type="float" office:value="-3.40568" calcext:value-type="float">
            <text:p>-3.40568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0.36355" calcext:value-type="float">
            <text:p>0.36355</text:p>
          </table:table-cell>
          <table:table-cell office:value-type="float" office:value="0.000053742" calcext:value-type="float">
            <text:p>5.3742E-05</text:p>
          </table:table-cell>
          <table:table-cell office:value-type="float" office:value="3.25725" calcext:value-type="float">
            <text:p>3.25725</text:p>
          </table:table-cell>
          <table:table-cell office:value-type="float" office:value="0.00577023" calcext:value-type="float">
            <text:p>0.00577023</text:p>
          </table:table-cell>
          <table:table-cell office:value-type="float" office:value="0.25425" calcext:value-type="float">
            <text:p>0.25425</text:p>
          </table:table-cell>
          <table:table-cell office:value-type="float" office:value="-3.25889" calcext:value-type="float">
            <text:p>-3.25889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0.363614" calcext:value-type="float">
            <text:p>0.363614</text:p>
          </table:table-cell>
          <table:table-cell office:value-type="float" office:value="0.0000538369" calcext:value-type="float">
            <text:p>5.38369E-05</text:p>
          </table:table-cell>
          <table:table-cell office:value-type="float" office:value="3.11775" calcext:value-type="float">
            <text:p>3.11775</text:p>
          </table:table-cell>
          <table:table-cell office:value-type="float" office:value="0.0036648" calcext:value-type="float">
            <text:p>0.0036648</text:p>
          </table:table-cell>
          <table:table-cell office:value-type="float" office:value="0.26325" calcext:value-type="float">
            <text:p>0.26325</text:p>
          </table:table-cell>
          <table:table-cell office:value-type="float" office:value="-3.11587" calcext:value-type="float">
            <text:p>-3.11587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0.363675" calcext:value-type="float">
            <text:p>0.363675</text:p>
          </table:table-cell>
          <table:table-cell office:value-type="float" office:value="0.0000538843" calcext:value-type="float">
            <text:p>5.38843E-05</text:p>
          </table:table-cell>
          <table:table-cell office:value-type="float" office:value="2.97825" calcext:value-type="float">
            <text:p>2.97825</text:p>
          </table:table-cell>
          <table:table-cell office:value-type="float" office:value="0.00152101" calcext:value-type="float">
            <text:p>0.00152101</text:p>
          </table:table-cell>
          <table:table-cell office:value-type="float" office:value="0.27225" calcext:value-type="float">
            <text:p>0.27225</text:p>
          </table:table-cell>
          <table:table-cell office:value-type="float" office:value="-2.97669" calcext:value-type="float">
            <text:p>-2.97669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0.363734" calcext:value-type="float">
            <text:p>0.363734</text:p>
          </table:table-cell>
          <table:table-cell office:value-type="float" office:value="0.0000539079" calcext:value-type="float">
            <text:p>5.39079E-05</text:p>
          </table:table-cell>
          <table:table-cell office:value-type="float" office:value="2.83875" calcext:value-type="float">
            <text:p>2.83875</text:p>
          </table:table-cell>
          <table:table-cell office:value-type="float" office:value="-0.000641975" calcext:value-type="float">
            <text:p>-0.00064197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-2.83942" calcext:value-type="float">
            <text:p>-2.83942</text:p>
          </table:table-cell>
          <table:table-cell office:value-type="float" office:value="0.0038" calcext:value-type="float">
            <text:p>0.003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0.363788" calcext:value-type="float">
            <text:p>0.363788</text:p>
          </table:table-cell>
          <table:table-cell office:value-type="float" office:value="0.0000538586" calcext:value-type="float">
            <text:p>5.38586E-05</text:p>
          </table:table-cell>
          <table:table-cell office:value-type="float" office:value="2.70375" calcext:value-type="float">
            <text:p>2.70375</text:p>
          </table:table-cell>
          <table:table-cell office:value-type="float" office:value="-0.00284682" calcext:value-type="float">
            <text:p>-0.00284682</text:p>
          </table:table-cell>
          <table:table-cell office:value-type="float" office:value="0.28575" calcext:value-type="float">
            <text:p>0.28575</text:p>
          </table:table-cell>
          <table:table-cell office:value-type="float" office:value="-2.70795" calcext:value-type="float">
            <text:p>-2.70795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0.363841" calcext:value-type="float">
            <text:p>0.363841</text:p>
          </table:table-cell>
          <table:table-cell office:value-type="float" office:value="0.0000537846" calcext:value-type="float">
            <text:p>5.37846E-05</text:p>
          </table:table-cell>
          <table:table-cell office:value-type="float" office:value="2.5725" calcext:value-type="float">
            <text:p>2.5725</text:p>
          </table:table-cell>
          <table:table-cell office:value-type="float" office:value="-0.00506102" calcext:value-type="float">
            <text:p>-0.00506102</text:p>
          </table:table-cell>
          <table:table-cell office:value-type="float" office:value="0.291" calcext:value-type="float">
            <text:p>0.291</text:p>
          </table:table-cell>
          <table:table-cell office:value-type="float" office:value="-2.57843" calcext:value-type="float">
            <text:p>-2.57843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0.363891" calcext:value-type="float">
            <text:p>0.363891</text:p>
          </table:table-cell>
          <table:table-cell office:value-type="float" office:value="0.0000536612" calcext:value-type="float">
            <text:p>5.36612E-05</text:p>
          </table:table-cell>
          <table:table-cell office:value-type="float" office:value="2.44875" calcext:value-type="float">
            <text:p>2.44875</text:p>
          </table:table-cell>
          <table:table-cell office:value-type="float" office:value="-0.00729398" calcext:value-type="float">
            <text:p>-0.00729398</text:p>
          </table:table-cell>
          <table:table-cell office:value-type="float" office:value="0.29775" calcext:value-type="float">
            <text:p>0.29775</text:p>
          </table:table-cell>
          <table:table-cell office:value-type="float" office:value="-2.45279" calcext:value-type="float">
            <text:p>-2.4527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0.363939" calcext:value-type="float">
            <text:p>0.363939</text:p>
          </table:table-cell>
          <table:table-cell office:value-type="float" office:value="0.000053488" calcext:value-type="float">
            <text:p>5.3488E-05</text:p>
          </table:table-cell>
          <table:table-cell office:value-type="float" office:value="2.331" calcext:value-type="float">
            <text:p>2.331</text:p>
          </table:table-cell>
          <table:table-cell office:value-type="float" office:value="-0.009535" calcext:value-type="float">
            <text:p>-0.009535</text:p>
          </table:table-cell>
          <table:table-cell office:value-type="float" office:value="0.3045" calcext:value-type="float">
            <text:p>0.3045</text:p>
          </table:table-cell>
          <table:table-cell office:value-type="float" office:value="-2.33106" calcext:value-type="float">
            <text:p>-2.33106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0.363985" calcext:value-type="float">
            <text:p>0.363985</text:p>
          </table:table-cell>
          <table:table-cell office:value-type="float" office:value="0.0000532898" calcext:value-type="float">
            <text:p>5.32898E-05</text:p>
          </table:table-cell>
          <table:table-cell office:value-type="float" office:value="2.21625" calcext:value-type="float">
            <text:p>2.21625</text:p>
          </table:table-cell>
          <table:table-cell office:value-type="float" office:value="-0.01178" calcext:value-type="float">
            <text:p>-0.01178</text:p>
          </table:table-cell>
          <table:table-cell office:value-type="float" office:value="0.31125" calcext:value-type="float">
            <text:p>0.31125</text:p>
          </table:table-cell>
          <table:table-cell office:value-type="float" office:value="-2.21128" calcext:value-type="float">
            <text:p>-2.21128</text:p>
          </table:table-cell>
          <table:table-cell office:value-type="float" office:value="0.0039" calcext:value-type="float">
            <text:p>0.003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0.364027" calcext:value-type="float">
            <text:p>0.364027</text:p>
          </table:table-cell>
          <table:table-cell office:value-type="float" office:value="0.0000530168" calcext:value-type="float">
            <text:p>5.30168E-05</text:p>
          </table:table-cell>
          <table:table-cell office:value-type="float" office:value="2.1015" calcext:value-type="float">
            <text:p>2.1015</text:p>
          </table:table-cell>
          <table:table-cell office:value-type="float" office:value="-0.0140204" calcext:value-type="float">
            <text:p>-0.0140204</text:p>
          </table:table-cell>
          <table:table-cell office:value-type="float" office:value="0.318" calcext:value-type="float">
            <text:p>0.318</text:p>
          </table:table-cell>
          <table:table-cell office:value-type="float" office:value="-2.09735" calcext:value-type="float">
            <text:p>-2.09735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0.364069" calcext:value-type="float">
            <text:p>0.364069</text:p>
          </table:table-cell>
          <table:table-cell office:value-type="float" office:value="0.0000527189" calcext:value-type="float">
            <text:p>5.27189E-05</text:p>
          </table:table-cell>
          <table:table-cell office:value-type="float" office:value="1.9875" calcext:value-type="float">
            <text:p>1.9875</text:p>
          </table:table-cell>
          <table:table-cell office:value-type="float" office:value="-0.0162541" calcext:value-type="float">
            <text:p>-0.0162541</text:p>
          </table:table-cell>
          <table:table-cell office:value-type="float" office:value="0.324" calcext:value-type="float">
            <text:p>0.324</text:p>
          </table:table-cell>
          <table:table-cell office:value-type="float" office:value="-1.98537" calcext:value-type="float">
            <text:p>-1.98537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0.364107" calcext:value-type="float">
            <text:p>0.364107</text:p>
          </table:table-cell>
          <table:table-cell office:value-type="float" office:value="0.0000523714" calcext:value-type="float">
            <text:p>5.23714E-05</text:p>
          </table:table-cell>
          <table:table-cell office:value-type="float" office:value="1.875" calcext:value-type="float">
            <text:p>1.875</text:p>
          </table:table-cell>
          <table:table-cell office:value-type="float" office:value="-0.0184744" calcext:value-type="float">
            <text:p>-0.0184744</text:p>
          </table:table-cell>
          <table:table-cell office:value-type="float" office:value="0.3285" calcext:value-type="float">
            <text:p>0.3285</text:p>
          </table:table-cell>
          <table:table-cell office:value-type="float" office:value="-1.87728" calcext:value-type="float">
            <text:p>-1.87728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0.364143" calcext:value-type="float">
            <text:p>0.364143</text:p>
          </table:table-cell>
          <table:table-cell office:value-type="float" office:value="0.0000519749" calcext:value-type="float">
            <text:p>5.19749E-05</text:p>
          </table:table-cell>
          <table:table-cell office:value-type="float" office:value="1.7685" calcext:value-type="float">
            <text:p>1.7685</text:p>
          </table:table-cell>
          <table:table-cell office:value-type="float" office:value="-0.0206709" calcext:value-type="float">
            <text:p>-0.0206709</text:p>
          </table:table-cell>
          <table:table-cell office:value-type="float" office:value="0.3345" calcext:value-type="float">
            <text:p>0.3345</text:p>
          </table:table-cell>
          <table:table-cell office:value-type="float" office:value="-1.77306" calcext:value-type="float">
            <text:p>-1.77306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0.364178" calcext:value-type="float">
            <text:p>0.364178</text:p>
          </table:table-cell>
          <table:table-cell office:value-type="float" office:value="0.0000515538" calcext:value-type="float">
            <text:p>5.15538E-05</text:p>
          </table:table-cell>
          <table:table-cell office:value-type="float" office:value="1.665" calcext:value-type="float">
            <text:p>1.665</text:p>
          </table:table-cell>
          <table:table-cell office:value-type="float" office:value="-0.0228556" calcext:value-type="float">
            <text:p>-0.0228556</text:p>
          </table:table-cell>
          <table:table-cell office:value-type="float" office:value="0.34125" calcext:value-type="float">
            <text:p>0.34125</text:p>
          </table:table-cell>
          <table:table-cell office:value-type="float" office:value="-1.67078" calcext:value-type="float">
            <text:p>-1.67078</text:p>
          </table:table-cell>
          <table:table-cell office:value-type="float" office:value="0.004" calcext:value-type="float">
            <text:p>0.0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.36421" calcext:value-type="float">
            <text:p>0.36421</text:p>
          </table:table-cell>
          <table:table-cell office:value-type="float" office:value="0.0000510606" calcext:value-type="float">
            <text:p>5.10606E-05</text:p>
          </table:table-cell>
          <table:table-cell office:value-type="float" office:value="1.5705" calcext:value-type="float">
            <text:p>1.5705</text:p>
          </table:table-cell>
          <table:table-cell office:value-type="float" office:value="-0.0249876" calcext:value-type="float">
            <text:p>-0.0249876</text:p>
          </table:table-cell>
          <table:table-cell office:value-type="float" office:value="0.348" calcext:value-type="float">
            <text:p>0.348</text:p>
          </table:table-cell>
          <table:table-cell office:value-type="float" office:value="-1.57425" calcext:value-type="float">
            <text:p>-1.57425</text:p>
          </table:table-cell>
          <table:table-cell office:value-type="float" office:value="0.00402" calcext:value-type="float">
            <text:p>0.004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0.364241" calcext:value-type="float">
            <text:p>0.364241</text:p>
          </table:table-cell>
          <table:table-cell office:value-type="float" office:value="0.0000505441" calcext:value-type="float">
            <text:p>5.05441E-05</text:p>
          </table:table-cell>
          <table:table-cell office:value-type="float" office:value="1.47825" calcext:value-type="float">
            <text:p>1.47825</text:p>
          </table:table-cell>
          <table:table-cell office:value-type="float" office:value="-0.0270971" calcext:value-type="float">
            <text:p>-0.0270971</text:p>
          </table:table-cell>
          <table:table-cell office:value-type="float" office:value="0.35475" calcext:value-type="float">
            <text:p>0.35475</text:p>
          </table:table-cell>
          <table:table-cell office:value-type="float" office:value="-1.47961" calcext:value-type="float">
            <text:p>-1.47961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0.364269" calcext:value-type="float">
            <text:p>0.364269</text:p>
          </table:table-cell>
          <table:table-cell office:value-type="float" office:value="0.0000499809" calcext:value-type="float">
            <text:p>4.99809E-05</text:p>
          </table:table-cell>
          <table:table-cell office:value-type="float" office:value="1.3905" calcext:value-type="float">
            <text:p>1.3905</text:p>
          </table:table-cell>
          <table:table-cell office:value-type="float" office:value="-0.0291615" calcext:value-type="float">
            <text:p>-0.0291615</text:p>
          </table:table-cell>
          <table:table-cell office:value-type="float" office:value="0.3615" calcext:value-type="float">
            <text:p>0.3615</text:p>
          </table:table-cell>
          <table:table-cell office:value-type="float" office:value="-1.38877" calcext:value-type="float">
            <text:p>-1.38877</text:p>
          </table:table-cell>
          <table:table-cell office:value-type="float" office:value="0.00406" calcext:value-type="float">
            <text:p>0.0040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0.364296" calcext:value-type="float">
            <text:p>0.364296</text:p>
          </table:table-cell>
          <table:table-cell office:value-type="float" office:value="0.0000493727" calcext:value-type="float">
            <text:p>4.93727E-05</text:p>
          </table:table-cell>
          <table:table-cell office:value-type="float" office:value="1.30575" calcext:value-type="float">
            <text:p>1.30575</text:p>
          </table:table-cell>
          <table:table-cell office:value-type="float" office:value="-0.0311715" calcext:value-type="float">
            <text:p>-0.0311715</text:p>
          </table:table-cell>
          <table:table-cell office:value-type="float" office:value="0.36825" calcext:value-type="float">
            <text:p>0.36825</text:p>
          </table:table-cell>
          <table:table-cell office:value-type="float" office:value="-1.30165" calcext:value-type="float">
            <text:p>-1.30165</text:p>
          </table:table-cell>
          <table:table-cell office:value-type="float" office:value="0.00408" calcext:value-type="float">
            <text:p>0.0040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0.364322" calcext:value-type="float">
            <text:p>0.364322</text:p>
          </table:table-cell>
          <table:table-cell office:value-type="float" office:value="0.0000487419" calcext:value-type="float">
            <text:p>4.87419E-05</text:p>
          </table:table-cell>
          <table:table-cell office:value-type="float" office:value="1.2225" calcext:value-type="float">
            <text:p>1.2225</text:p>
          </table:table-cell>
          <table:table-cell office:value-type="float" office:value="-0.0331544" calcext:value-type="float">
            <text:p>-0.0331544</text:p>
          </table:table-cell>
          <table:table-cell office:value-type="float" office:value="0.375" calcext:value-type="float">
            <text:p>0.375</text:p>
          </table:table-cell>
          <table:table-cell office:value-type="float" office:value="-1.2164" calcext:value-type="float">
            <text:p>-1.2164</text:p>
          </table:table-cell>
          <table:table-cell office:value-type="float" office:value="0.0041" calcext:value-type="float">
            <text:p>0.00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0.364345" calcext:value-type="float">
            <text:p>0.364345</text:p>
          </table:table-cell>
          <table:table-cell office:value-type="float" office:value="0.0000480465" calcext:value-type="float">
            <text:p>4.80465E-05</text:p>
          </table:table-cell>
          <table:table-cell office:value-type="float" office:value="1.1415" calcext:value-type="float">
            <text:p>1.1415</text:p>
          </table:table-cell>
          <table:table-cell office:value-type="float" office:value="-0.0350404" calcext:value-type="float">
            <text:p>-0.0350404</text:p>
          </table:table-cell>
          <table:table-cell office:value-type="float" office:value="0.3795" calcext:value-type="float">
            <text:p>0.3795</text:p>
          </table:table-cell>
          <table:table-cell office:value-type="float" office:value="-1.13664" calcext:value-type="float">
            <text:p>-1.13664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0.364367" calcext:value-type="float">
            <text:p>0.364367</text:p>
          </table:table-cell>
          <table:table-cell office:value-type="float" office:value="0.0000473308" calcext:value-type="float">
            <text:p>4.73308E-05</text:p>
          </table:table-cell>
          <table:table-cell office:value-type="float" office:value="1.06125" calcext:value-type="float">
            <text:p>1.06125</text:p>
          </table:table-cell>
          <table:table-cell office:value-type="float" office:value="-0.0368901" calcext:value-type="float">
            <text:p>-0.0368901</text:p>
          </table:table-cell>
          <table:table-cell office:value-type="float" office:value="0.38475" calcext:value-type="float">
            <text:p>0.38475</text:p>
          </table:table-cell>
          <table:table-cell office:value-type="float" office:value="-1.05868" calcext:value-type="float">
            <text:p>-1.05868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0.364387" calcext:value-type="float">
            <text:p>0.364387</text:p>
          </table:table-cell>
          <table:table-cell office:value-type="float" office:value="0.0000465742" calcext:value-type="float">
            <text:p>4.65742E-05</text:p>
          </table:table-cell>
          <table:table-cell office:value-type="float" office:value="0.982501" calcext:value-type="float">
            <text:p>0.982501</text:p>
          </table:table-cell>
          <table:table-cell office:value-type="float" office:value="-0.0386669" calcext:value-type="float">
            <text:p>-0.0386669</text:p>
          </table:table-cell>
          <table:table-cell office:value-type="float" office:value="0.3915" calcext:value-type="float">
            <text:p>0.3915</text:p>
          </table:table-cell>
          <table:table-cell office:value-type="float" office:value="-0.984296" calcext:value-type="float">
            <text:p>-0.984296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0.364406" calcext:value-type="float">
            <text:p>0.364406</text:p>
          </table:table-cell>
          <table:table-cell office:value-type="float" office:value="0.0000457795" calcext:value-type="float">
            <text:p>4.57795E-05</text:p>
          </table:table-cell>
          <table:table-cell office:value-type="float" office:value="0.911251" calcext:value-type="float">
            <text:p>0.911251</text:p>
          </table:table-cell>
          <table:table-cell office:value-type="float" office:value="-0.0403631" calcext:value-type="float">
            <text:p>-0.0403631</text:p>
          </table:table-cell>
          <table:table-cell office:value-type="float" office:value="0.39825" calcext:value-type="float">
            <text:p>0.39825</text:p>
          </table:table-cell>
          <table:table-cell office:value-type="float" office:value="-0.913406" calcext:value-type="float">
            <text:p>-0.913406</text:p>
          </table:table-cell>
          <table:table-cell office:value-type="float" office:value="0.00418" calcext:value-type="float">
            <text:p>0.0041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0.364424" calcext:value-type="float">
            <text:p>0.364424</text:p>
          </table:table-cell>
          <table:table-cell office:value-type="float" office:value="0.0000449657" calcext:value-type="float">
            <text:p>4.49657E-0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-0.0420191" calcext:value-type="float">
            <text:p>-0.0420191</text:p>
          </table:table-cell>
          <table:table-cell office:value-type="float" office:value="0.405" calcext:value-type="float">
            <text:p>0.405</text:p>
          </table:table-cell>
          <table:table-cell office:value-type="float" office:value="-0.844261" calcext:value-type="float">
            <text:p>-0.844261</text:p>
          </table:table-cell>
          <table:table-cell office:value-type="float" office:value="0.0042" calcext:value-type="float">
            <text:p>0.004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0.36444" calcext:value-type="float">
            <text:p>0.36444</text:p>
          </table:table-cell>
          <table:table-cell office:value-type="float" office:value="0.0000440987" calcext:value-type="float">
            <text:p>4.40987E-05</text:p>
          </table:table-cell>
          <table:table-cell office:value-type="float" office:value="0.783" calcext:value-type="float">
            <text:p>0.783</text:p>
          </table:table-cell>
          <table:table-cell office:value-type="float" office:value="-0.0435424" calcext:value-type="float">
            <text:p>-0.0435424</text:p>
          </table:table-cell>
          <table:table-cell office:value-type="float" office:value="0.4095" calcext:value-type="float">
            <text:p>0.4095</text:p>
          </table:table-cell>
          <table:table-cell office:value-type="float" office:value="-0.780207" calcext:value-type="float">
            <text:p>-0.780207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0.364455" calcext:value-type="float">
            <text:p>0.364455</text:p>
          </table:table-cell>
          <table:table-cell office:value-type="float" office:value="0.0000432157" calcext:value-type="float">
            <text:p>4.32157E-05</text:p>
          </table:table-cell>
          <table:table-cell office:value-type="float" office:value="0.721501" calcext:value-type="float">
            <text:p>0.721501</text:p>
          </table:table-cell>
          <table:table-cell office:value-type="float" office:value="-0.0450181" calcext:value-type="float">
            <text:p>-0.0450181</text:p>
          </table:table-cell>
          <table:table-cell office:value-type="float" office:value="0.41325" calcext:value-type="float">
            <text:p>0.41325</text:p>
          </table:table-cell>
          <table:table-cell office:value-type="float" office:value="-0.717798" calcext:value-type="float">
            <text:p>-0.717798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0.364469" calcext:value-type="float">
            <text:p>0.364469</text:p>
          </table:table-cell>
          <table:table-cell office:value-type="float" office:value="0.0000423003" calcext:value-type="float">
            <text:p>4.23003E-05</text:p>
          </table:table-cell>
          <table:table-cell office:value-type="float" office:value="0.658501" calcext:value-type="float">
            <text:p>0.658501</text:p>
          </table:table-cell>
          <table:table-cell office:value-type="float" office:value="-0.0463987" calcext:value-type="float">
            <text:p>-0.0463987</text:p>
          </table:table-cell>
          <table:table-cell office:value-type="float" office:value="0.4155" calcext:value-type="float">
            <text:p>0.4155</text:p>
          </table:table-cell>
          <table:table-cell office:value-type="float" office:value="-0.658674" calcext:value-type="float">
            <text:p>-0.658674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0.364481" calcext:value-type="float">
            <text:p>0.364481</text:p>
          </table:table-cell>
          <table:table-cell office:value-type="float" office:value="0.0000413558" calcext:value-type="float">
            <text:p>4.13558E-05</text:p>
          </table:table-cell>
          <table:table-cell office:value-type="float" office:value="0.6" calcext:value-type="float">
            <text:p>0.6</text:p>
          </table:table-cell>
          <table:table-cell office:value-type="float" office:value="-0.0476789" calcext:value-type="float">
            <text:p>-0.0476789</text:p>
          </table:table-cell>
          <table:table-cell office:value-type="float" office:value="0.42075" calcext:value-type="float">
            <text:p>0.42075</text:p>
          </table:table-cell>
          <table:table-cell office:value-type="float" office:value="-0.60272" calcext:value-type="float">
            <text:p>-0.60272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0.364493" calcext:value-type="float">
            <text:p>0.364493</text:p>
          </table:table-cell>
          <table:table-cell office:value-type="float" office:value="0.0000403969" calcext:value-type="float">
            <text:p>4.03969E-05</text:p>
          </table:table-cell>
          <table:table-cell office:value-type="float" office:value="0.543751" calcext:value-type="float">
            <text:p>0.543751</text:p>
          </table:table-cell>
          <table:table-cell office:value-type="float" office:value="-0.048909" calcext:value-type="float">
            <text:p>-0.048909</text:p>
          </table:table-cell>
          <table:table-cell office:value-type="float" office:value="0.4275" calcext:value-type="float">
            <text:p>0.4275</text:p>
          </table:table-cell>
          <table:table-cell office:value-type="float" office:value="-0.548354" calcext:value-type="float">
            <text:p>-0.548354</text:p>
          </table:table-cell>
          <table:table-cell office:value-type="float" office:value="0.0043" calcext:value-type="float">
            <text:p>0.004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0.364503" calcext:value-type="float">
            <text:p>0.364503</text:p>
          </table:table-cell>
          <table:table-cell office:value-type="float" office:value="0.0000393995" calcext:value-type="float">
            <text:p>3.93995E-05</text:p>
          </table:table-cell>
          <table:table-cell office:value-type="float" office:value="0.4965" calcext:value-type="float">
            <text:p>0.4965</text:p>
          </table:table-cell>
          <table:table-cell office:value-type="float" office:value="-0.0499813" calcext:value-type="float">
            <text:p>-0.0499813</text:p>
          </table:table-cell>
          <table:table-cell office:value-type="float" office:value="0.4365" calcext:value-type="float">
            <text:p>0.4365</text:p>
          </table:table-cell>
          <table:table-cell office:value-type="float" office:value="-0.498558" calcext:value-type="float">
            <text:p>-0.498558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0.364513" calcext:value-type="float">
            <text:p>0.364513</text:p>
          </table:table-cell>
          <table:table-cell office:value-type="float" office:value="0.000038391" calcext:value-type="float">
            <text:p>3.8391E-05</text:p>
          </table:table-cell>
          <table:table-cell office:value-type="float" office:value="0.45" calcext:value-type="float">
            <text:p>0.45</text:p>
          </table:table-cell>
          <table:table-cell office:value-type="float" office:value="-0.0509996" calcext:value-type="float">
            <text:p>-0.0509996</text:p>
          </table:table-cell>
          <table:table-cell office:value-type="float" office:value="0.44475" calcext:value-type="float">
            <text:p>0.44475</text:p>
          </table:table-cell>
          <table:table-cell office:value-type="float" office:value="-0.450224" calcext:value-type="float">
            <text:p>-0.450224</text:p>
          </table:table-cell>
          <table:table-cell office:value-type="float" office:value="0.00434" calcext:value-type="float">
            <text:p>0.0043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0.364521" calcext:value-type="float">
            <text:p>0.364521</text:p>
          </table:table-cell>
          <table:table-cell office:value-type="float" office:value="0.0000373606" calcext:value-type="float">
            <text:p>3.73606E-05</text:p>
          </table:table-cell>
          <table:table-cell office:value-type="float" office:value="0.405" calcext:value-type="float">
            <text:p>0.405</text:p>
          </table:table-cell>
          <table:table-cell office:value-type="float" office:value="-0.0519094" calcext:value-type="float">
            <text:p>-0.0519094</text:p>
          </table:table-cell>
          <table:table-cell office:value-type="float" office:value="0.4515" calcext:value-type="float">
            <text:p>0.4515</text:p>
          </table:table-cell>
          <table:table-cell office:value-type="float" office:value="-0.404812" calcext:value-type="float">
            <text:p>-0.404812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0.364529" calcext:value-type="float">
            <text:p>0.364529</text:p>
          </table:table-cell>
          <table:table-cell office:value-type="float" office:value="0.0000363117" calcext:value-type="float">
            <text:p>3.63117E-05</text:p>
          </table:table-cell>
          <table:table-cell office:value-type="float" office:value="0.3615" calcext:value-type="float">
            <text:p>0.3615</text:p>
          </table:table-cell>
          <table:table-cell office:value-type="float" office:value="-0.0527091" calcext:value-type="float">
            <text:p>-0.0527091</text:p>
          </table:table-cell>
          <table:table-cell office:value-type="float" office:value="0.45675" calcext:value-type="float">
            <text:p>0.45675</text:p>
          </table:table-cell>
          <table:table-cell office:value-type="float" office:value="-0.362187" calcext:value-type="float">
            <text:p>-0.362187</text:p>
          </table:table-cell>
          <table:table-cell office:value-type="float" office:value="0.00438" calcext:value-type="float">
            <text:p>0.0043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0.364536" calcext:value-type="float">
            <text:p>0.364536</text:p>
          </table:table-cell>
          <table:table-cell office:value-type="float" office:value="0.0000352537" calcext:value-type="float">
            <text:p>3.52537E-05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-0.0534536" calcext:value-type="float">
            <text:p>-0.0534536</text:p>
          </table:table-cell>
          <table:table-cell office:value-type="float" office:value="0.46125" calcext:value-type="float">
            <text:p>0.46125</text:p>
          </table:table-cell>
          <table:table-cell office:value-type="float" office:value="-0.320956" calcext:value-type="float">
            <text:p>-0.320956</text:p>
          </table:table-cell>
          <table:table-cell office:value-type="float" office:value="0.0044" calcext:value-type="float">
            <text:p>0.004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0.364541" calcext:value-type="float">
            <text:p>0.364541</text:p>
          </table:table-cell>
          <table:table-cell office:value-type="float" office:value="0.0000341736" calcext:value-type="float">
            <text:p>3.41736E-05</text:p>
          </table:table-cell>
          <table:table-cell office:value-type="float" office:value="0.2805" calcext:value-type="float">
            <text:p>0.2805</text:p>
          </table:table-cell>
          <table:table-cell office:value-type="float" office:value="-0.0540299" calcext:value-type="float">
            <text:p>-0.0540299</text:p>
          </table:table-cell>
          <table:table-cell office:value-type="float" office:value="0.4635" calcext:value-type="float">
            <text:p>0.4635</text:p>
          </table:table-cell>
          <table:table-cell office:value-type="float" office:value="-0.283703" calcext:value-type="float">
            <text:p>-0.283703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0.364547" calcext:value-type="float">
            <text:p>0.364547</text:p>
          </table:table-cell>
          <table:table-cell office:value-type="float" office:value="0.0000330881" calcext:value-type="float">
            <text:p>3.30881E-05</text:p>
          </table:table-cell>
          <table:table-cell office:value-type="float" office:value="0.24375" calcext:value-type="float">
            <text:p>0.24375</text:p>
          </table:table-cell>
          <table:table-cell office:value-type="float" office:value="-0.0545499" calcext:value-type="float">
            <text:p>-0.0545499</text:p>
          </table:table-cell>
          <table:table-cell office:value-type="float" office:value="0.4665" calcext:value-type="float">
            <text:p>0.4665</text:p>
          </table:table-cell>
          <table:table-cell office:value-type="float" office:value="-0.247708" calcext:value-type="float">
            <text:p>-0.247708</text:p>
          </table:table-cell>
          <table:table-cell office:value-type="float" office:value="0.00444" calcext:value-type="float">
            <text:p>0.0044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0.364551" calcext:value-type="float">
            <text:p>0.364551</text:p>
          </table:table-cell>
          <table:table-cell office:value-type="float" office:value="0.0000319916" calcext:value-type="float">
            <text:p>3.19916E-05</text:p>
          </table:table-cell>
          <table:table-cell office:value-type="float" office:value="0.21" calcext:value-type="float">
            <text:p>0.21</text:p>
          </table:table-cell>
          <table:table-cell office:value-type="float" office:value="-0.0549576" calcext:value-type="float">
            <text:p>-0.0549576</text:p>
          </table:table-cell>
          <table:table-cell office:value-type="float" office:value="0.471" calcext:value-type="float">
            <text:p>0.471</text:p>
          </table:table-cell>
          <table:table-cell office:value-type="float" office:value="-0.214223" calcext:value-type="float">
            <text:p>-0.214223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0.364555" calcext:value-type="float">
            <text:p>0.364555</text:p>
          </table:table-cell>
          <table:table-cell office:value-type="float" office:value="0.0000308879" calcext:value-type="float">
            <text:p>3.08879E-05</text:p>
          </table:table-cell>
          <table:table-cell office:value-type="float" office:value="0.18075" calcext:value-type="float">
            <text:p>0.18075</text:p>
          </table:table-cell>
          <table:table-cell office:value-type="float" office:value="-0.0552546" calcext:value-type="float">
            <text:p>-0.0552546</text:p>
          </table:table-cell>
          <table:table-cell office:value-type="float" office:value="0.4755" calcext:value-type="float">
            <text:p>0.4755</text:p>
          </table:table-cell>
          <table:table-cell office:value-type="float" office:value="-0.183109" calcext:value-type="float">
            <text:p>-0.183109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0.364559" calcext:value-type="float">
            <text:p>0.364559</text:p>
          </table:table-cell>
          <table:table-cell office:value-type="float" office:value="0.0000297806" calcext:value-type="float">
            <text:p>2.97806E-05</text:p>
          </table:table-cell>
          <table:table-cell office:value-type="float" office:value="0.15375" calcext:value-type="float">
            <text:p>0.15375</text:p>
          </table:table-cell>
          <table:table-cell office:value-type="float" office:value="-0.0554962" calcext:value-type="float">
            <text:p>-0.0554962</text:p>
          </table:table-cell>
          <table:table-cell office:value-type="float" office:value="0.48" calcext:value-type="float">
            <text:p>0.48</text:p>
          </table:table-cell>
          <table:table-cell office:value-type="float" office:value="-0.153181" calcext:value-type="float">
            <text:p>-0.153181</text:p>
          </table:table-cell>
          <table:table-cell office:value-type="float" office:value="0.0045" calcext:value-type="float">
            <text:p>0.004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0.364561" calcext:value-type="float">
            <text:p>0.364561</text:p>
          </table:table-cell>
          <table:table-cell office:value-type="float" office:value="0.000028668" calcext:value-type="float">
            <text:p>2.8668E-05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-0.0555748" calcext:value-type="float">
            <text:p>-0.0555748</text:p>
          </table:table-cell>
          <table:table-cell office:value-type="float" office:value="0.48225" calcext:value-type="float">
            <text:p>0.48225</text:p>
          </table:table-cell>
          <table:table-cell office:value-type="float" office:value="-0.126597" calcext:value-type="float">
            <text:p>-0.126597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0.364564" calcext:value-type="float">
            <text:p>0.364564</text:p>
          </table:table-cell>
          <table:table-cell office:value-type="float" office:value="0.0000275555" calcext:value-type="float">
            <text:p>2.75555E-05</text:p>
          </table:table-cell>
          <table:table-cell office:value-type="float" office:value="0.108" calcext:value-type="float">
            <text:p>0.108</text:p>
          </table:table-cell>
          <table:table-cell office:value-type="float" office:value="-0.0556003" calcext:value-type="float">
            <text:p>-0.0556003</text:p>
          </table:table-cell>
          <table:table-cell office:value-type="float" office:value="0.486" calcext:value-type="float">
            <text:p>0.486</text:p>
          </table:table-cell>
          <table:table-cell office:value-type="float" office:value="-0.101057" calcext:value-type="float">
            <text:p>-0.101057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0.364566" calcext:value-type="float">
            <text:p>0.364566</text:p>
          </table:table-cell>
          <table:table-cell office:value-type="float" office:value="0.000026443" calcext:value-type="float">
            <text:p>2.6443E-05</text:p>
          </table:table-cell>
          <table:table-cell office:value-type="float" office:value="0.0832502" calcext:value-type="float">
            <text:p>0.0832502</text:p>
          </table:table-cell>
          <table:table-cell office:value-type="float" office:value="-0.0555197" calcext:value-type="float">
            <text:p>-0.0555197</text:p>
          </table:table-cell>
          <table:table-cell office:value-type="float" office:value="0.49275" calcext:value-type="float">
            <text:p>0.49275</text:p>
          </table:table-cell>
          <table:table-cell office:value-type="float" office:value="-0.0776037" calcext:value-type="float">
            <text:p>-0.0776037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0.364567" calcext:value-type="float">
            <text:p>0.364567</text:p>
          </table:table-cell>
          <table:table-cell office:value-type="float" office:value="0.000025334" calcext:value-type="float">
            <text:p>2.5334E-05</text:p>
          </table:table-cell>
          <table:table-cell office:value-type="float" office:value="0.0585001" calcext:value-type="float">
            <text:p>0.0585001</text:p>
          </table:table-cell>
          <table:table-cell office:value-type="float" office:value="-0.055337" calcext:value-type="float">
            <text:p>-0.055337</text:p>
          </table:table-cell>
          <table:table-cell office:value-type="float" office:value="0.4995" calcext:value-type="float">
            <text:p>0.4995</text:p>
          </table:table-cell>
          <table:table-cell office:value-type="float" office:value="-0.056096" calcext:value-type="float">
            <text:p>-0.056096</text:p>
          </table:table-cell>
          <table:table-cell office:value-type="float" office:value="0.00458" calcext:value-type="float">
            <text:p>0.0045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0.364568" calcext:value-type="float">
            <text:p>0.364568</text:p>
          </table:table-cell>
          <table:table-cell office:value-type="float" office:value="0.0000242268" calcext:value-type="float">
            <text:p>2.42268E-05</text:p>
          </table:table-cell>
          <table:table-cell office:value-type="float" office:value="0.03375" calcext:value-type="float">
            <text:p>0.03375</text:p>
          </table:table-cell>
          <table:table-cell office:value-type="float" office:value="-0.0551032" calcext:value-type="float">
            <text:p>-0.0551032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-0.0355612" calcext:value-type="float">
            <text:p>-0.0355612</text:p>
          </table:table-cell>
          <table:table-cell office:value-type="float" office:value="0.0046" calcext:value-type="float">
            <text:p>0.004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0.364568" calcext:value-type="float">
            <text:p>0.364568</text:p>
          </table:table-cell>
          <table:table-cell office:value-type="float" office:value="0.0000231299" calcext:value-type="float">
            <text:p>2.31299E-05</text:p>
          </table:table-cell>
          <table:table-cell office:value-type="float" office:value="0.0135004" calcext:value-type="float">
            <text:p>0.0135004</text:p>
          </table:table-cell>
          <table:table-cell office:value-type="float" office:value="-0.054723" calcext:value-type="float">
            <text:p>-0.054723</text:p>
          </table:table-cell>
          <table:table-cell office:value-type="float" office:value="0.5085" calcext:value-type="float">
            <text:p>0.5085</text:p>
          </table:table-cell>
          <table:table-cell office:value-type="float" office:value="-0.0177373" calcext:value-type="float">
            <text:p>-0.0177373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0.364568" calcext:value-type="float">
            <text:p>0.364568</text:p>
          </table:table-cell>
          <table:table-cell office:value-type="float" office:value="0.000022038" calcext:value-type="float">
            <text:p>2.2038E-05</text:p>
          </table:table-cell>
          <table:table-cell office:value-type="float" office:value="-0.00449987" calcext:value-type="float">
            <text:p>-0.00449987</text:p>
          </table:table-cell>
          <table:table-cell office:value-type="float" office:value="-0.0542964" calcext:value-type="float">
            <text:p>-0.0542964</text:p>
          </table:table-cell>
          <table:table-cell office:value-type="float" office:value="0.51075" calcext:value-type="float">
            <text:p>0.51075</text:p>
          </table:table-cell>
          <table:table-cell office:value-type="float" office:value="-0.000747743" calcext:value-type="float">
            <text:p>-0.000747743</text:p>
          </table:table-cell>
          <table:table-cell office:value-type="float" office:value="0.00464" calcext:value-type="float">
            <text:p>0.0046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0.364568" calcext:value-type="float">
            <text:p>0.364568</text:p>
          </table:table-cell>
          <table:table-cell office:value-type="float" office:value="0.0000209561" calcext:value-type="float">
            <text:p>2.09561E-05</text:p>
          </table:table-cell>
          <table:table-cell office:value-type="float" office:value="-0.0180001" calcext:value-type="float">
            <text:p>-0.0180001</text:p>
          </table:table-cell>
          <table:table-cell office:value-type="float" office:value="-0.0537771" calcext:value-type="float">
            <text:p>-0.0537771</text:p>
          </table:table-cell>
          <table:table-cell office:value-type="float" office:value="0.513" calcext:value-type="float">
            <text:p>0.513</text:p>
          </table:table-cell>
          <table:table-cell office:value-type="float" office:value="0.0145721" calcext:value-type="float">
            <text:p>0.0145721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0.364568" calcext:value-type="float">
            <text:p>0.364568</text:p>
          </table:table-cell>
          <table:table-cell office:value-type="float" office:value="0.0000198873" calcext:value-type="float">
            <text:p>1.98873E-05</text:p>
          </table:table-cell>
          <table:table-cell office:value-type="float" office:value="-0.0285" calcext:value-type="float">
            <text:p>-0.0285</text:p>
          </table:table-cell>
          <table:table-cell office:value-type="float" office:value="-0.0531711" calcext:value-type="float">
            <text:p>-0.0531711</text:p>
          </table:table-cell>
          <table:table-cell office:value-type="float" office:value="0.51525" calcext:value-type="float">
            <text:p>0.51525</text:p>
          </table:table-cell>
          <table:table-cell office:value-type="float" office:value="0.0283555" calcext:value-type="float">
            <text:p>0.0283555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0.364567" calcext:value-type="float">
            <text:p>0.364567</text:p>
          </table:table-cell>
          <table:table-cell office:value-type="float" office:value="0.000018825" calcext:value-type="float">
            <text:p>1.8825E-05</text:p>
          </table:table-cell>
          <table:table-cell office:value-type="float" office:value="-0.0375" calcext:value-type="float">
            <text:p>-0.0375</text:p>
          </table:table-cell>
          <table:table-cell office:value-type="float" office:value="-0.0525218" calcext:value-type="float">
            <text:p>-0.0525218</text:p>
          </table:table-cell>
          <table:table-cell office:value-type="float" office:value="0.5175" calcext:value-type="float">
            <text:p>0.5175</text:p>
          </table:table-cell>
          <table:table-cell office:value-type="float" office:value="0.0413711" calcext:value-type="float">
            <text:p>0.0413711</text:p>
          </table:table-cell>
          <table:table-cell office:value-type="float" office:value="0.0047" calcext:value-type="float">
            <text:p>0.004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0.364566" calcext:value-type="float">
            <text:p>0.364566</text:p>
          </table:table-cell>
          <table:table-cell office:value-type="float" office:value="0.0000177864" calcext:value-type="float">
            <text:p>1.77864E-05</text:p>
          </table:table-cell>
          <table:table-cell office:value-type="float" office:value="-0.0487501" calcext:value-type="float">
            <text:p>-0.0487501</text:p>
          </table:table-cell>
          <table:table-cell office:value-type="float" office:value="-0.0517516" calcext:value-type="float">
            <text:p>-0.0517516</text:p>
          </table:table-cell>
          <table:table-cell office:value-type="float" office:value="0.51975" calcext:value-type="float">
            <text:p>0.51975</text:p>
          </table:table-cell>
          <table:table-cell office:value-type="float" office:value="0.0522772" calcext:value-type="float">
            <text:p>0.0522772</text:p>
          </table:table-cell>
          <table:table-cell office:value-type="float" office:value="0.00472" calcext:value-type="float">
            <text:p>0.0047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0.364565" calcext:value-type="float">
            <text:p>0.364565</text:p>
          </table:table-cell>
          <table:table-cell office:value-type="float" office:value="0.0000167571" calcext:value-type="float">
            <text:p>1.67571E-05</text:p>
          </table:table-cell>
          <table:table-cell office:value-type="float" office:value="-0.0599998" calcext:value-type="float">
            <text:p>-0.0599998</text:p>
          </table:table-cell>
          <table:table-cell office:value-type="float" office:value="-0.0509445" calcext:value-type="float">
            <text:p>-0.0509445</text:p>
          </table:table-cell>
          <table:table-cell office:value-type="float" office:value="0.52275" calcext:value-type="float">
            <text:p>0.52275</text:p>
          </table:table-cell>
          <table:table-cell office:value-type="float" office:value="0.0625428" calcext:value-type="float">
            <text:p>0.0625428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0.364564" calcext:value-type="float">
            <text:p>0.364564</text:p>
          </table:table-cell>
          <table:table-cell office:value-type="float" office:value="0.0000157461" calcext:value-type="float">
            <text:p>1.57461E-05</text:p>
          </table:table-cell>
          <table:table-cell office:value-type="float" office:value="-0.0712499" calcext:value-type="float">
            <text:p>-0.0712499</text:p>
          </table:table-cell>
          <table:table-cell office:value-type="float" office:value="-0.0500636" calcext:value-type="float">
            <text:p>-0.0500636</text:p>
          </table:table-cell>
          <table:table-cell office:value-type="float" office:value="0.52725" calcext:value-type="float">
            <text:p>0.52725</text:p>
          </table:table-cell>
          <table:table-cell office:value-type="float" office:value="0.0715282" calcext:value-type="float">
            <text:p>0.0715282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0.364562" calcext:value-type="float">
            <text:p>0.364562</text:p>
          </table:table-cell>
          <table:table-cell office:value-type="float" office:value="0.0000147559" calcext:value-type="float">
            <text:p>1.47559E-05</text:p>
          </table:table-cell>
          <table:table-cell office:value-type="float" office:value="-0.0795" calcext:value-type="float">
            <text:p>-0.0795</text:p>
          </table:table-cell>
          <table:table-cell office:value-type="float" office:value="-0.0491161" calcext:value-type="float">
            <text:p>-0.0491161</text:p>
          </table:table-cell>
          <table:table-cell office:value-type="float" office:value="0.53175" calcext:value-type="float">
            <text:p>0.53175</text:p>
          </table:table-cell>
          <table:table-cell office:value-type="float" office:value="0.0793535" calcext:value-type="float">
            <text:p>0.0793535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0.36456" calcext:value-type="float">
            <text:p>0.36456</text:p>
          </table:table-cell>
          <table:table-cell office:value-type="float" office:value="0.0000137761" calcext:value-type="float">
            <text:p>1.37761E-05</text:p>
          </table:table-cell>
          <table:table-cell office:value-type="float" office:value="-0.0862499" calcext:value-type="float">
            <text:p>-0.0862499</text:p>
          </table:table-cell>
          <table:table-cell office:value-type="float" office:value="-0.0481351" calcext:value-type="float">
            <text:p>-0.0481351</text:p>
          </table:table-cell>
          <table:table-cell office:value-type="float" office:value="0.53625" calcext:value-type="float">
            <text:p>0.53625</text:p>
          </table:table-cell>
          <table:table-cell office:value-type="float" office:value="0.0865987" calcext:value-type="float">
            <text:p>0.0865987</text:p>
          </table:table-cell>
          <table:table-cell office:value-type="float" office:value="0.0048" calcext:value-type="float">
            <text:p>0.004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.364559" calcext:value-type="float">
            <text:p>0.364559</text:p>
          </table:table-cell>
          <table:table-cell office:value-type="float" office:value="0.0000128305" calcext:value-type="float">
            <text:p>1.28305E-05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0470642" calcext:value-type="float">
            <text:p>-0.0470642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0922768" calcext:value-type="float">
            <text:p>0.0922768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0.364557" calcext:value-type="float">
            <text:p>0.364557</text:p>
          </table:table-cell>
          <table:table-cell office:value-type="float" office:value="0.0000118973" calcext:value-type="float">
            <text:p>1.18973E-05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0459672" calcext:value-type="float">
            <text:p>-0.0459672</text:p>
          </table:table-cell>
          <table:table-cell office:value-type="float" office:value="0.54" calcext:value-type="float">
            <text:p>0.54</text:p>
          </table:table-cell>
          <table:table-cell office:value-type="float" office:value="0.0974875" calcext:value-type="float">
            <text:p>0.0974875</text:p>
          </table:table-cell>
          <table:table-cell office:value-type="float" office:value="0.00484" calcext:value-type="float">
            <text:p>0.0048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0.364555" calcext:value-type="float">
            <text:p>0.364555</text:p>
          </table:table-cell>
          <table:table-cell office:value-type="float" office:value="0.0000109889" calcext:value-type="float">
            <text:p>1.09889E-05</text:p>
          </table:table-cell>
          <table:table-cell office:value-type="float" office:value="-0.1035" calcext:value-type="float">
            <text:p>-0.1035</text:p>
          </table:table-cell>
          <table:table-cell office:value-type="float" office:value="-0.0448181" calcext:value-type="float">
            <text:p>-0.0448181</text:p>
          </table:table-cell>
          <table:table-cell office:value-type="float" office:value="0.54" calcext:value-type="float">
            <text:p>0.54</text:p>
          </table:table-cell>
          <table:table-cell office:value-type="float" office:value="0.101763" calcext:value-type="float">
            <text:p>0.101763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0.364553" calcext:value-type="float">
            <text:p>0.364553</text:p>
          </table:table-cell>
          <table:table-cell office:value-type="float" office:value="0.0000101067" calcext:value-type="float">
            <text:p>1.01067E-05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0436245" calcext:value-type="float">
            <text:p>-0.0436245</text:p>
          </table:table-cell>
          <table:table-cell office:value-type="float" office:value="0.5415" calcext:value-type="float">
            <text:p>0.5415</text:p>
          </table:table-cell>
          <table:table-cell office:value-type="float" office:value="0.105209" calcext:value-type="float">
            <text:p>0.105209</text:p>
          </table:table-cell>
          <table:table-cell office:value-type="float" office:value="0.00488" calcext:value-type="float">
            <text:p>0.0048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0.364551" calcext:value-type="float">
            <text:p>0.364551</text:p>
          </table:table-cell>
          <table:table-cell office:value-type="float" office:value="0.00000923778" calcext:value-type="float">
            <text:p>9.23778E-06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0424087" calcext:value-type="float">
            <text:p>-0.0424087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0.108239" calcext:value-type="float">
            <text:p>0.108239</text:p>
          </table:table-cell>
          <table:table-cell office:value-type="float" office:value="0.0049" calcext:value-type="float">
            <text:p>0.004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0.364548" calcext:value-type="float">
            <text:p>0.364548</text:p>
          </table:table-cell>
          <table:table-cell office:value-type="float" office:value="0.0000084104" calcext:value-type="float">
            <text:p>8.4104E-06</text:p>
          </table:table-cell>
          <table:table-cell office:value-type="float" office:value="-0.1095" calcext:value-type="float">
            <text:p>-0.1095</text:p>
          </table:table-cell>
          <table:table-cell office:value-type="float" office:value="-0.0411365" calcext:value-type="float">
            <text:p>-0.0411365</text:p>
          </table:table-cell>
          <table:table-cell office:value-type="float" office:value="0.546" calcext:value-type="float">
            <text:p>0.546</text:p>
          </table:table-cell>
          <table:table-cell office:value-type="float" office:value="0.110168" calcext:value-type="float">
            <text:p>0.110168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0.364546" calcext:value-type="float">
            <text:p>0.364546</text:p>
          </table:table-cell>
          <table:table-cell office:value-type="float" office:value="0.00000759742" calcext:value-type="float">
            <text:p>7.59742E-06</text:p>
          </table:table-cell>
          <table:table-cell office:value-type="float" office:value="-0.11325" calcext:value-type="float">
            <text:p>-0.11325</text:p>
          </table:table-cell>
          <table:table-cell office:value-type="float" office:value="-0.0398494" calcext:value-type="float">
            <text:p>-0.0398494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111778" calcext:value-type="float">
            <text:p>0.111778</text:p>
          </table:table-cell>
          <table:table-cell office:value-type="float" office:value="0.00494" calcext:value-type="float">
            <text:p>0.0049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0.364544" calcext:value-type="float">
            <text:p>0.364544</text:p>
          </table:table-cell>
          <table:table-cell office:value-type="float" office:value="0.00000681326" calcext:value-type="float">
            <text:p>6.81326E-06</text:p>
          </table:table-cell>
          <table:table-cell office:value-type="float" office:value="-0.1155" calcext:value-type="float">
            <text:p>-0.1155</text:p>
          </table:table-cell>
          <table:table-cell office:value-type="float" office:value="-0.0385324" calcext:value-type="float">
            <text:p>-0.0385324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112745" calcext:value-type="float">
            <text:p>0.112745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0.364542" calcext:value-type="float">
            <text:p>0.364542</text:p>
          </table:table-cell>
          <table:table-cell office:value-type="float" office:value="0.00000605883" calcext:value-type="float">
            <text:p>6.05883E-06</text:p>
          </table:table-cell>
          <table:table-cell office:value-type="float" office:value="-0.11475" calcext:value-type="float">
            <text:p>-0.11475</text:p>
          </table:table-cell>
          <table:table-cell office:value-type="float" office:value="-0.0371931" calcext:value-type="float">
            <text:p>-0.0371931</text:p>
          </table:table-cell>
          <table:table-cell office:value-type="float" office:value="0.549" calcext:value-type="float">
            <text:p>0.549</text:p>
          </table:table-cell>
          <table:table-cell office:value-type="float" office:value="0.113157" calcext:value-type="float">
            <text:p>0.113157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0.364539" calcext:value-type="float">
            <text:p>0.364539</text:p>
          </table:table-cell>
          <table:table-cell office:value-type="float" office:value="0.00000531923" calcext:value-type="float">
            <text:p>5.31923E-06</text:p>
          </table:table-cell>
          <table:table-cell office:value-type="float" office:value="-0.1125" calcext:value-type="float">
            <text:p>-0.1125</text:p>
          </table:table-cell>
          <table:table-cell office:value-type="float" office:value="-0.0358425" calcext:value-type="float">
            <text:p>-0.0358425</text:p>
          </table:table-cell>
          <table:table-cell office:value-type="float" office:value="0.55125" calcext:value-type="float">
            <text:p>0.55125</text:p>
          </table:table-cell>
          <table:table-cell office:value-type="float" office:value="0.113291" calcext:value-type="float">
            <text:p>0.113291</text:p>
          </table:table-cell>
          <table:table-cell office:value-type="float" office:value="0.005" calcext:value-type="float">
            <text:p>0.00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0.364537" calcext:value-type="float">
            <text:p>0.364537</text:p>
          </table:table-cell>
          <table:table-cell office:value-type="float" office:value="0.00000462512" calcext:value-type="float">
            <text:p>4.62512E-06</text:p>
          </table:table-cell>
          <table:table-cell office:value-type="float" office:value="-0.1125" calcext:value-type="float">
            <text:p>-0.1125</text:p>
          </table:table-cell>
          <table:table-cell office:value-type="float" office:value="-0.0344688" calcext:value-type="float">
            <text:p>-0.0344688</text:p>
          </table:table-cell>
          <table:table-cell office:value-type="float" office:value="0.55575" calcext:value-type="float">
            <text:p>0.55575</text:p>
          </table:table-cell>
          <table:table-cell office:value-type="float" office:value="0.112709" calcext:value-type="float">
            <text:p>0.112709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0.364535" calcext:value-type="float">
            <text:p>0.364535</text:p>
          </table:table-cell>
          <table:table-cell office:value-type="float" office:value="0.0000039464" calcext:value-type="float">
            <text:p>3.9464E-06</text:p>
          </table:table-cell>
          <table:table-cell office:value-type="float" office:value="-0.11175" calcext:value-type="float">
            <text:p>-0.11175</text:p>
          </table:table-cell>
          <table:table-cell office:value-type="float" office:value="-0.033091" calcext:value-type="float">
            <text:p>-0.033091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0.111925" calcext:value-type="float">
            <text:p>0.111925</text:p>
          </table:table-cell>
          <table:table-cell office:value-type="float" office:value="0.00504" calcext:value-type="float">
            <text:p>0.0050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0.364533" calcext:value-type="float">
            <text:p>0.364533</text:p>
          </table:table-cell>
          <table:table-cell office:value-type="float" office:value="0.00000329837" calcext:value-type="float">
            <text:p>3.29837E-06</text:p>
          </table:table-cell>
          <table:table-cell office:value-type="float" office:value="-0.1095" calcext:value-type="float">
            <text:p>-0.1095</text:p>
          </table:table-cell>
          <table:table-cell office:value-type="float" office:value="-0.0317047" calcext:value-type="float">
            <text:p>-0.0317047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0.110737" calcext:value-type="float">
            <text:p>0.110737</text:p>
          </table:table-cell>
          <table:table-cell office:value-type="float" office:value="0.00506" calcext:value-type="float">
            <text:p>0.0050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0.36453" calcext:value-type="float">
            <text:p>0.36453</text:p>
          </table:table-cell>
          <table:table-cell office:value-type="float" office:value="0.00000268124" calcext:value-type="float">
            <text:p>2.68124E-06</text:p>
          </table:table-cell>
          <table:table-cell office:value-type="float" office:value="-0.10725" calcext:value-type="float">
            <text:p>-0.10725</text:p>
          </table:table-cell>
          <table:table-cell office:value-type="float" office:value="-0.0303165" calcext:value-type="float">
            <text:p>-0.0303165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0.109213" calcext:value-type="float">
            <text:p>0.109213</text:p>
          </table:table-cell>
          <table:table-cell office:value-type="float" office:value="0.00508" calcext:value-type="float">
            <text:p>0.0050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0.364528" calcext:value-type="float">
            <text:p>0.364528</text:p>
          </table:table-cell>
          <table:table-cell office:value-type="float" office:value="0.00000207957" calcext:value-type="float">
            <text:p>2.07957E-06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0289274" calcext:value-type="float">
            <text:p>-0.0289274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0.107519" calcext:value-type="float">
            <text:p>0.107519</text:p>
          </table:table-cell>
          <table:table-cell office:value-type="float" office:value="0.0051" calcext:value-type="float">
            <text:p>0.00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0.364526" calcext:value-type="float">
            <text:p>0.364526</text:p>
          </table:table-cell>
          <table:table-cell office:value-type="float" office:value="0.00000152415" calcext:value-type="float">
            <text:p>1.52415E-06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0275448" calcext:value-type="float">
            <text:p>-0.0275448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0.105412" calcext:value-type="float">
            <text:p>0.105412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0.364524" calcext:value-type="float">
            <text:p>0.364524</text:p>
          </table:table-cell>
          <table:table-cell office:value-type="float" office:value="0.000000984027" calcext:value-type="float">
            <text:p>9.84027E-07</text:p>
          </table:table-cell>
          <table:table-cell office:value-type="float" office:value="-0.10425" calcext:value-type="float">
            <text:p>-0.10425</text:p>
          </table:table-cell>
          <table:table-cell office:value-type="float" office:value="-0.0261672" calcext:value-type="float">
            <text:p>-0.0261672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0.103194" calcext:value-type="float">
            <text:p>0.103194</text:p>
          </table:table-cell>
          <table:table-cell office:value-type="float" office:value="0.00514" calcext:value-type="float">
            <text:p>0.0051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0.364522" calcext:value-type="float">
            <text:p>0.364522</text:p>
          </table:table-cell>
          <table:table-cell office:value-type="float" office:value="0.000000474527" calcext:value-type="float">
            <text:p>4.74527E-07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0247999" calcext:value-type="float">
            <text:p>-0.0247999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0.100755" calcext:value-type="float">
            <text:p>0.100755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0.36452" calcext:value-type="float">
            <text:p>0.36452</text:p>
          </table:table-cell>
          <table:table-cell office:value-type="float" office:value="-0.00000000481492" calcext:value-type="float">
            <text:p>-4.81492E-09</text:p>
          </table:table-cell>
          <table:table-cell office:value-type="float" office:value="-0.09825" calcext:value-type="float">
            <text:p>-0.09825</text:p>
          </table:table-cell>
          <table:table-cell office:value-type="float" office:value="-0.0234481" calcext:value-type="float">
            <text:p>-0.0234481</text:p>
          </table:table-cell>
          <table:table-cell office:value-type="float" office:value="0.56025" calcext:value-type="float">
            <text:p>0.56025</text:p>
          </table:table-cell>
          <table:table-cell office:value-type="float" office:value="0.0981456" calcext:value-type="float">
            <text:p>0.0981456</text:p>
          </table:table-cell>
          <table:table-cell office:value-type="float" office:value="0.00518" calcext:value-type="float">
            <text:p>0.00518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0.364518" calcext:value-type="float">
            <text:p>0.364518</text:p>
          </table:table-cell>
          <table:table-cell office:value-type="float" office:value="-0.000000469072" calcext:value-type="float">
            <text:p>-4.69072E-07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0221041" calcext:value-type="float">
            <text:p>-0.022104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954501" calcext:value-type="float">
            <text:p>0.0954501</text:p>
          </table:table-cell>
          <table:table-cell office:value-type="float" office:value="0.0052" calcext:value-type="float">
            <text:p>0.005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0.364516" calcext:value-type="float">
            <text:p>0.364516</text:p>
          </table:table-cell>
          <table:table-cell office:value-type="float" office:value="-0.000000888971" calcext:value-type="float">
            <text:p>-8.88971E-07</text:p>
          </table:table-cell>
          <table:table-cell office:value-type="float" office:value="-0.0915" calcext:value-type="float">
            <text:p>-0.0915</text:p>
          </table:table-cell>
          <table:table-cell office:value-type="float" office:value="-0.0207907" calcext:value-type="float">
            <text:p>-0.020790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925643" calcext:value-type="float">
            <text:p>0.0925643</text:p>
          </table:table-cell>
          <table:table-cell office:value-type="float" office:value="0.00522" calcext:value-type="float">
            <text:p>0.00522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0.364514" calcext:value-type="float">
            <text:p>0.364514</text:p>
          </table:table-cell>
          <table:table-cell office:value-type="float" office:value="-0.00000129448" calcext:value-type="float">
            <text:p>-1.29448E-06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194897" calcext:value-type="float">
            <text:p>-0.019489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896348" calcext:value-type="float">
            <text:p>0.0896348</text:p>
          </table:table-cell>
          <table:table-cell office:value-type="float" office:value="0.00524" calcext:value-type="float">
            <text:p>0.00524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0.364513" calcext:value-type="float">
            <text:p>0.364513</text:p>
          </table:table-cell>
          <table:table-cell office:value-type="float" office:value="-0.00000167117" calcext:value-type="float">
            <text:p>-1.67117E-06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182135" calcext:value-type="float">
            <text:p>-0.018213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866177" calcext:value-type="float">
            <text:p>0.0866177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0.364511" calcext:value-type="float">
            <text:p>0.364511</text:p>
          </table:table-cell>
          <table:table-cell office:value-type="float" office:value="-0.00000201995" calcext:value-type="float">
            <text:p>-2.01995E-06</text:p>
          </table:table-cell>
          <table:table-cell office:value-type="float" office:value="-0.0870001" calcext:value-type="float">
            <text:p>-0.0870001</text:p>
          </table:table-cell>
          <table:table-cell office:value-type="float" office:value="-0.0169661" calcext:value-type="float">
            <text:p>-0.0169661</text:p>
          </table:table-cell>
          <table:table-cell office:value-type="float" office:value="0.564" calcext:value-type="float">
            <text:p>0.564</text:p>
          </table:table-cell>
          <table:table-cell office:value-type="float" office:value="0.0835477" calcext:value-type="float">
            <text:p>0.0835477</text:p>
          </table:table-cell>
          <table:table-cell office:value-type="float" office:value="0.00528" calcext:value-type="float">
            <text:p>0.00528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0.364509" calcext:value-type="float">
            <text:p>0.364509</text:p>
          </table:table-cell>
          <table:table-cell office:value-type="float" office:value="-0.00000235479" calcext:value-type="float">
            <text:p>-2.35479E-06</text:p>
          </table:table-cell>
          <table:table-cell office:value-type="float" office:value="-0.0825" calcext:value-type="float">
            <text:p>-0.0825</text:p>
          </table:table-cell>
          <table:table-cell office:value-type="float" office:value="-0.015733" calcext:value-type="float">
            <text:p>-0.015733</text:p>
          </table:table-cell>
          <table:table-cell office:value-type="float" office:value="0.56625" calcext:value-type="float">
            <text:p>0.56625</text:p>
          </table:table-cell>
          <table:table-cell office:value-type="float" office:value="0.0804512" calcext:value-type="float">
            <text:p>0.0804512</text:p>
          </table:table-cell>
          <table:table-cell office:value-type="float" office:value="0.0053" calcext:value-type="float">
            <text:p>0.005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0.364507" calcext:value-type="float">
            <text:p>0.364507</text:p>
          </table:table-cell>
          <table:table-cell office:value-type="float" office:value="-0.00000264928" calcext:value-type="float">
            <text:p>-2.64928E-06</text:p>
          </table:table-cell>
          <table:table-cell office:value-type="float" office:value="-0.0735" calcext:value-type="float">
            <text:p>-0.0735</text:p>
          </table:table-cell>
          <table:table-cell office:value-type="float" office:value="-0.0145481" calcext:value-type="float">
            <text:p>-0.0145481</text:p>
          </table:table-cell>
          <table:table-cell office:value-type="float" office:value="0.56625" calcext:value-type="float">
            <text:p>0.56625</text:p>
          </table:table-cell>
          <table:table-cell office:value-type="float" office:value="0.0773204" calcext:value-type="float">
            <text:p>0.0773204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0.364506" calcext:value-type="float">
            <text:p>0.364506</text:p>
          </table:table-cell>
          <table:table-cell office:value-type="float" office:value="-0.00000293088" calcext:value-type="float">
            <text:p>-2.93088E-06</text:p>
          </table:table-cell>
          <table:table-cell office:value-type="float" office:value="-0.0675" calcext:value-type="float">
            <text:p>-0.0675</text:p>
          </table:table-cell>
          <table:table-cell office:value-type="float" office:value="-0.0133808" calcext:value-type="float">
            <text:p>-0.0133808</text:p>
          </table:table-cell>
          <table:table-cell office:value-type="float" office:value="0.56625" calcext:value-type="float">
            <text:p>0.56625</text:p>
          </table:table-cell>
          <table:table-cell office:value-type="float" office:value="0.0741912" calcext:value-type="float">
            <text:p>0.0741912</text:p>
          </table:table-cell>
          <table:table-cell office:value-type="float" office:value="0.00534" calcext:value-type="float">
            <text:p>0.0053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0.364505" calcext:value-type="float">
            <text:p>0.364505</text:p>
          </table:table-cell>
          <table:table-cell office:value-type="float" office:value="-0.00000318672" calcext:value-type="float">
            <text:p>-3.18672E-06</text:p>
          </table:table-cell>
          <table:table-cell office:value-type="float" office:value="-0.0675" calcext:value-type="float">
            <text:p>-0.0675</text:p>
          </table:table-cell>
          <table:table-cell office:value-type="float" office:value="-0.0122485" calcext:value-type="float">
            <text:p>-0.0122485</text:p>
          </table:table-cell>
          <table:table-cell office:value-type="float" office:value="0.56625" calcext:value-type="float">
            <text:p>0.56625</text:p>
          </table:table-cell>
          <table:table-cell office:value-type="float" office:value="0.0710649" calcext:value-type="float">
            <text:p>0.0710649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0.364504" calcext:value-type="float">
            <text:p>0.364504</text:p>
          </table:table-cell>
          <table:table-cell office:value-type="float" office:value="-0.00000341801" calcext:value-type="float">
            <text:p>-3.41801E-06</text:p>
          </table:table-cell>
          <table:table-cell office:value-type="float" office:value="-0.0705" calcext:value-type="float">
            <text:p>-0.0705</text:p>
          </table:table-cell>
          <table:table-cell office:value-type="float" office:value="-0.0111536" calcext:value-type="float">
            <text:p>-0.0111536</text:p>
          </table:table-cell>
          <table:table-cell office:value-type="float" office:value="0.56775" calcext:value-type="float">
            <text:p>0.56775</text:p>
          </table:table-cell>
          <table:table-cell office:value-type="float" office:value="0.0679639" calcext:value-type="float">
            <text:p>0.0679639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0.364502" calcext:value-type="float">
            <text:p>0.364502</text:p>
          </table:table-cell>
          <table:table-cell office:value-type="float" office:value="-0.000003637" calcext:value-type="float">
            <text:p>-3.637E-06</text:p>
          </table:table-cell>
          <table:table-cell office:value-type="float" office:value="-0.0749999" calcext:value-type="float">
            <text:p>-0.0749999</text:p>
          </table:table-cell>
          <table:table-cell office:value-type="float" office:value="-0.0100774" calcext:value-type="float">
            <text:p>-0.0100774</text:p>
          </table:table-cell>
          <table:table-cell office:value-type="float" office:value="0.57" calcext:value-type="float">
            <text:p>0.57</text:p>
          </table:table-cell>
          <table:table-cell office:value-type="float" office:value="0.0648754" calcext:value-type="float">
            <text:p>0.0648754</text:p>
          </table:table-cell>
          <table:table-cell office:value-type="float" office:value="0.0054" calcext:value-type="float">
            <text:p>0.005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0.364501" calcext:value-type="float">
            <text:p>0.364501</text:p>
          </table:table-cell>
          <table:table-cell office:value-type="float" office:value="-0.0000038211" calcext:value-type="float">
            <text:p>-3.8211E-06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0906008" calcext:value-type="float">
            <text:p>-0.00906008</text:p>
          </table:table-cell>
          <table:table-cell office:value-type="float" office:value="0.57" calcext:value-type="float">
            <text:p>0.57</text:p>
          </table:table-cell>
          <table:table-cell office:value-type="float" office:value="0.0618524" calcext:value-type="float">
            <text:p>0.0618524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0.364499" calcext:value-type="float">
            <text:p>0.364499</text:p>
          </table:table-cell>
          <table:table-cell office:value-type="float" office:value="-0.00000399422" calcext:value-type="float">
            <text:p>-3.99422E-06</text:p>
          </table:table-cell>
          <table:table-cell office:value-type="float" office:value="-0.0569999" calcext:value-type="float">
            <text:p>-0.0569999</text:p>
          </table:table-cell>
          <table:table-cell office:value-type="float" office:value="-0.0080632" calcext:value-type="float">
            <text:p>-0.0080632</text:p>
          </table:table-cell>
          <table:table-cell office:value-type="float" office:value="0.56925" calcext:value-type="float">
            <text:p>0.56925</text:p>
          </table:table-cell>
          <table:table-cell office:value-type="float" office:value="0.0588589" calcext:value-type="float">
            <text:p>0.0588589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0.364498" calcext:value-type="float">
            <text:p>0.364498</text:p>
          </table:table-cell>
          <table:table-cell office:value-type="float" office:value="-0.00000414541" calcext:value-type="float">
            <text:p>-4.14541E-06</text:p>
          </table:table-cell>
          <table:table-cell office:value-type="float" office:value="-0.0480001" calcext:value-type="float">
            <text:p>-0.0480001</text:p>
          </table:table-cell>
          <table:table-cell office:value-type="float" office:value="-0.00710714" calcext:value-type="float">
            <text:p>-0.00710714</text:p>
          </table:table-cell>
          <table:table-cell office:value-type="float" office:value="0.567" calcext:value-type="float">
            <text:p>0.567</text:p>
          </table:table-cell>
          <table:table-cell office:value-type="float" office:value="0.0559244" calcext:value-type="float">
            <text:p>0.0559244</text:p>
          </table:table-cell>
          <table:table-cell office:value-type="float" office:value="0.00546" calcext:value-type="float">
            <text:p>0.0054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0.364497" calcext:value-type="float">
            <text:p>0.364497</text:p>
          </table:table-cell>
          <table:table-cell office:value-type="float" office:value="-0.00000427604" calcext:value-type="float">
            <text:p>-4.27604E-06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0619287" calcext:value-type="float">
            <text:p>-0.00619287</text:p>
          </table:table-cell>
          <table:table-cell office:value-type="float" office:value="0.56475" calcext:value-type="float">
            <text:p>0.56475</text:p>
          </table:table-cell>
          <table:table-cell office:value-type="float" office:value="0.0530612" calcext:value-type="float">
            <text:p>0.0530612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0.364496" calcext:value-type="float">
            <text:p>0.364496</text:p>
          </table:table-cell>
          <table:table-cell office:value-type="float" office:value="-0.00000439639" calcext:value-type="float">
            <text:p>-4.39639E-06</text:p>
          </table:table-cell>
          <table:table-cell office:value-type="float" office:value="-0.0525" calcext:value-type="float">
            <text:p>-0.0525</text:p>
          </table:table-cell>
          <table:table-cell office:value-type="float" office:value="-0.0052995" calcext:value-type="float">
            <text:p>-0.005299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502336" calcext:value-type="float">
            <text:p>0.0502336</text:p>
          </table:table-cell>
          <table:table-cell office:value-type="float" office:value="0.0055" calcext:value-type="float">
            <text:p>0.005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0.364495" calcext:value-type="float">
            <text:p>0.364495</text:p>
          </table:table-cell>
          <table:table-cell office:value-type="float" office:value="-0.00000448802" calcext:value-type="float">
            <text:p>-4.48802E-06</text:p>
          </table:table-cell>
          <table:table-cell office:value-type="float" office:value="-0.0525" calcext:value-type="float">
            <text:p>-0.0525</text:p>
          </table:table-cell>
          <table:table-cell office:value-type="float" office:value="-0.00446967" calcext:value-type="float">
            <text:p>-0.00446967</text:p>
          </table:table-cell>
          <table:table-cell office:value-type="float" office:value="0.56475" calcext:value-type="float">
            <text:p>0.56475</text:p>
          </table:table-cell>
          <table:table-cell office:value-type="float" office:value="0.0475276" calcext:value-type="float">
            <text:p>0.0475276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0.364494" calcext:value-type="float">
            <text:p>0.364494</text:p>
          </table:table-cell>
          <table:table-cell office:value-type="float" office:value="-0.00000457078" calcext:value-type="float">
            <text:p>-4.57078E-06</text:p>
          </table:table-cell>
          <table:table-cell office:value-type="float" office:value="-0.0495001" calcext:value-type="float">
            <text:p>-0.0495001</text:p>
          </table:table-cell>
          <table:table-cell office:value-type="float" office:value="-0.00366111" calcext:value-type="float">
            <text:p>-0.00366111</text:p>
          </table:table-cell>
          <table:table-cell office:value-type="float" office:value="0.567" calcext:value-type="float">
            <text:p>0.567</text:p>
          </table:table-cell>
          <table:table-cell office:value-type="float" office:value="0.0448657" calcext:value-type="float">
            <text:p>0.0448657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0.364493" calcext:value-type="float">
            <text:p>0.364493</text:p>
          </table:table-cell>
          <table:table-cell office:value-type="float" office:value="-0.00000463581" calcext:value-type="float">
            <text:p>-4.63581E-06</text:p>
          </table:table-cell>
          <table:table-cell office:value-type="float" office:value="-0.0405001" calcext:value-type="float">
            <text:p>-0.0405001</text:p>
          </table:table-cell>
          <table:table-cell office:value-type="float" office:value="-0.00289511" calcext:value-type="float">
            <text:p>-0.00289511</text:p>
          </table:table-cell>
          <table:table-cell office:value-type="float" office:value="0.56925" calcext:value-type="float">
            <text:p>0.56925</text:p>
          </table:table-cell>
          <table:table-cell office:value-type="float" office:value="0.0422922" calcext:value-type="float">
            <text:p>0.0422922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0.364493" calcext:value-type="float">
            <text:p>0.364493</text:p>
          </table:table-cell>
          <table:table-cell office:value-type="float" office:value="-0.00000468453" calcext:value-type="float">
            <text:p>-4.68453E-06</text:p>
          </table:table-cell>
          <table:table-cell office:value-type="float" office:value="-0.0345001" calcext:value-type="float">
            <text:p>-0.0345001</text:p>
          </table:table-cell>
          <table:table-cell office:value-type="float" office:value="-0.00217152" calcext:value-type="float">
            <text:p>-0.00217152</text:p>
          </table:table-cell>
          <table:table-cell office:value-type="float" office:value="0.5685" calcext:value-type="float">
            <text:p>0.5685</text:p>
          </table:table-cell>
          <table:table-cell office:value-type="float" office:value="0.0398123" calcext:value-type="float">
            <text:p>0.0398123</text:p>
          </table:table-cell>
          <table:table-cell office:value-type="float" office:value="0.00558" calcext:value-type="float">
            <text:p>0.0055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0.364492" calcext:value-type="float">
            <text:p>0.364492</text:p>
          </table:table-cell>
          <table:table-cell office:value-type="float" office:value="-0.00000472509" calcext:value-type="float">
            <text:p>-4.72509E-06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014691" calcext:value-type="float">
            <text:p>-0.0014691</text:p>
          </table:table-cell>
          <table:table-cell office:value-type="float" office:value="0.56625" calcext:value-type="float">
            <text:p>0.56625</text:p>
          </table:table-cell>
          <table:table-cell office:value-type="float" office:value="0.037379" calcext:value-type="float">
            <text:p>0.037379</text:p>
          </table:table-cell>
          <table:table-cell office:value-type="float" office:value="0.0056" calcext:value-type="float">
            <text:p>0.005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0.364491" calcext:value-type="float">
            <text:p>0.364491</text:p>
          </table:table-cell>
          <table:table-cell office:value-type="float" office:value="-0.00000474329" calcext:value-type="float">
            <text:p>-4.74329E-06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00829512" calcext:value-type="float">
            <text:p>-0.000829512</text:p>
          </table:table-cell>
          <table:table-cell office:value-type="float" office:value="0.564" calcext:value-type="float">
            <text:p>0.564</text:p>
          </table:table-cell>
          <table:table-cell office:value-type="float" office:value="0.0350913" calcext:value-type="float">
            <text:p>0.0350913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0.364491" calcext:value-type="float">
            <text:p>0.364491</text:p>
          </table:table-cell>
          <table:table-cell office:value-type="float" office:value="-0.00000475473" calcext:value-type="float">
            <text:p>-4.75473E-06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00210482" calcext:value-type="float">
            <text:p>-0.000210482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328528" calcext:value-type="float">
            <text:p>0.0328528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0.36449" calcext:value-type="float">
            <text:p>0.36449</text:p>
          </table:table-cell>
          <table:table-cell office:value-type="float" office:value="-0.00000475266" calcext:value-type="float">
            <text:p>-4.75266E-0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36742" calcext:value-type="float">
            <text:p>0.00036742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307131" calcext:value-type="float">
            <text:p>0.0307131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0.36449" calcext:value-type="float">
            <text:p>0.36449</text:p>
          </table:table-cell>
          <table:table-cell office:value-type="float" office:value="-0.00000473841" calcext:value-type="float">
            <text:p>-4.73841E-0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90527" calcext:value-type="float">
            <text:p>0.0009052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286723" calcext:value-type="float">
            <text:p>0.0286723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0.364489" calcext:value-type="float">
            <text:p>0.364489</text:p>
          </table:table-cell>
          <table:table-cell office:value-type="float" office:value="-0.00000471809" calcext:value-type="float">
            <text:p>-4.71809E-0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142309" calcext:value-type="float">
            <text:p>0.0014230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26681" calcext:value-type="float">
            <text:p>0.026681</text:p>
          </table:table-cell>
          <table:table-cell office:value-type="float" office:value="0.0057" calcext:value-type="float">
            <text:p>0.0057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0.364488" calcext:value-type="float">
            <text:p>0.364488</text:p>
          </table:table-cell>
          <table:table-cell office:value-type="float" office:value="-0.00000468149" calcext:value-type="float">
            <text:p>-4.68149E-0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188271" calcext:value-type="float">
            <text:p>0.00188271</text:p>
          </table:table-cell>
          <table:table-cell office:value-type="float" office:value="0.56475" calcext:value-type="float">
            <text:p>0.56475</text:p>
          </table:table-cell>
          <table:table-cell office:value-type="float" office:value="0.024837" calcext:value-type="float">
            <text:p>0.024837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0.364488" calcext:value-type="float">
            <text:p>0.364488</text:p>
          </table:table-cell>
          <table:table-cell office:value-type="float" office:value="-0.0000046401" calcext:value-type="float">
            <text:p>-4.6401E-06</text:p>
          </table:table-cell>
          <table:table-cell office:value-type="float" office:value="-0.0285" calcext:value-type="float">
            <text:p>-0.0285</text:p>
          </table:table-cell>
          <table:table-cell office:value-type="float" office:value="0.0023237" calcext:value-type="float">
            <text:p>0.0023237</text:p>
          </table:table-cell>
          <table:table-cell office:value-type="float" office:value="0.56625" calcext:value-type="float">
            <text:p>0.56625</text:p>
          </table:table-cell>
          <table:table-cell office:value-type="float" office:value="0.0230412" calcext:value-type="float">
            <text:p>0.0230412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458913" calcext:value-type="float">
            <text:p>-4.58913E-06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027274" calcext:value-type="float">
            <text:p>0.0027274</text:p>
          </table:table-cell>
          <table:table-cell office:value-type="float" office:value="0.56625" calcext:value-type="float">
            <text:p>0.56625</text:p>
          </table:table-cell>
          <table:table-cell office:value-type="float" office:value="0.0213417" calcext:value-type="float">
            <text:p>0.0213417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45298" calcext:value-type="float">
            <text:p>-4.5298E-06</text:p>
          </table:table-cell>
          <table:table-cell office:value-type="float" office:value="-0.0195" calcext:value-type="float">
            <text:p>-0.0195</text:p>
          </table:table-cell>
          <table:table-cell office:value-type="float" office:value="0.0030955" calcext:value-type="float">
            <text:p>0.0030955</text:p>
          </table:table-cell>
          <table:table-cell office:value-type="float" office:value="0.56475" calcext:value-type="float">
            <text:p>0.56475</text:p>
          </table:table-cell>
          <table:table-cell office:value-type="float" office:value="0.019736" calcext:value-type="float">
            <text:p>0.019736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446629" calcext:value-type="float">
            <text:p>-4.46629E-06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34458" calcext:value-type="float">
            <text:p>0.0034458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181771" calcext:value-type="float">
            <text:p>0.0181771</text:p>
          </table:table-cell>
          <table:table-cell office:value-type="float" office:value="0.0058" calcext:value-type="float">
            <text:p>0.005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-0.00000439197" calcext:value-type="float">
            <text:p>-4.39197E-06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374537" calcext:value-type="float">
            <text:p>0.0037453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167538" calcext:value-type="float">
            <text:p>0.0167538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-0.0000043146" calcext:value-type="float">
            <text:p>-4.3146E-06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402894" calcext:value-type="float">
            <text:p>0.00402894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153738" calcext:value-type="float">
            <text:p>0.0153738</text:p>
          </table:table-cell>
          <table:table-cell office:value-type="float" office:value="0.00584" calcext:value-type="float">
            <text:p>0.0058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-0.00000423112" calcext:value-type="float">
            <text:p>-4.23112E-06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428056" calcext:value-type="float">
            <text:p>0.00428056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140803" calcext:value-type="float">
            <text:p>0.0140803</text:p>
          </table:table-cell>
          <table:table-cell office:value-type="float" office:value="0.00586" calcext:value-type="float">
            <text:p>0.0058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-0.00000414256" calcext:value-type="float">
            <text:p>-4.14256E-06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450221" calcext:value-type="float">
            <text:p>0.0045022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128691" calcext:value-type="float">
            <text:p>0.0128691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-0.00000405146" calcext:value-type="float">
            <text:p>-4.05146E-06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470887" calcext:value-type="float">
            <text:p>0.0047088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116991" calcext:value-type="float">
            <text:p>0.0116991</text:p>
          </table:table-cell>
          <table:table-cell office:value-type="float" office:value="0.0059" calcext:value-type="float">
            <text:p>0.005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-0.0000039542" calcext:value-type="float">
            <text:p>-3.9542E-06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0487366" calcext:value-type="float">
            <text:p>0.00487366</text:p>
          </table:table-cell>
          <table:table-cell office:value-type="float" office:value="0.56025" calcext:value-type="float">
            <text:p>0.56025</text:p>
          </table:table-cell>
          <table:table-cell office:value-type="float" office:value="0.0106456" calcext:value-type="float">
            <text:p>0.0106456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385533" calcext:value-type="float">
            <text:p>-3.85533E-06</text:p>
          </table:table-cell>
          <table:table-cell office:value-type="float" office:value="-0.00674998" calcext:value-type="float">
            <text:p>-0.00674998</text:p>
          </table:table-cell>
          <table:table-cell office:value-type="float" office:value="0.00502555" calcext:value-type="float">
            <text:p>0.00502555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0.00962878" calcext:value-type="float">
            <text:p>0.00962878</text:p>
          </table:table-cell>
          <table:table-cell office:value-type="float" office:value="0.00594" calcext:value-type="float">
            <text:p>0.0059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375326" calcext:value-type="float">
            <text:p>-3.75326E-06</text:p>
          </table:table-cell>
          <table:table-cell office:value-type="float" office:value="-0.00450002" calcext:value-type="float">
            <text:p>-0.00450002</text:p>
          </table:table-cell>
          <table:table-cell office:value-type="float" office:value="0.00515161" calcext:value-type="float">
            <text:p>0.00515161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0.00868507" calcext:value-type="float">
            <text:p>0.00868507</text:p>
          </table:table-cell>
          <table:table-cell office:value-type="float" office:value="0.00596" calcext:value-type="float">
            <text:p>0.0059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364878" calcext:value-type="float">
            <text:p>-3.64878E-06</text:p>
          </table:table-cell>
          <table:table-cell office:value-type="float" office:value="-0.00674998" calcext:value-type="float">
            <text:p>-0.00674998</text:p>
          </table:table-cell>
          <table:table-cell office:value-type="float" office:value="0.00525391" calcext:value-type="float">
            <text:p>0.00525391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0.00780963" calcext:value-type="float">
            <text:p>0.00780963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354312" calcext:value-type="float">
            <text:p>-3.54312E-0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534431" calcext:value-type="float">
            <text:p>0.00534431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0.00696833" calcext:value-type="float">
            <text:p>0.00696833</text:p>
          </table:table-cell>
          <table:table-cell office:value-type="float" office:value="0.006" calcext:value-type="float">
            <text:p>0.00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343501" calcext:value-type="float">
            <text:p>-3.43501E-0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540209" calcext:value-type="float">
            <text:p>0.00540209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0.00622222" calcext:value-type="float">
            <text:p>0.00622222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332644" calcext:value-type="float">
            <text:p>-3.32644E-06</text:p>
          </table:table-cell>
          <table:table-cell office:value-type="float" office:value="-0.00975004" calcext:value-type="float">
            <text:p>-0.00975004</text:p>
          </table:table-cell>
          <table:table-cell office:value-type="float" office:value="0.00545005" calcext:value-type="float">
            <text:p>0.00545005</text:p>
          </table:table-cell>
          <table:table-cell office:value-type="float" office:value="0.5595" calcext:value-type="float">
            <text:p>0.5595</text:p>
          </table:table-cell>
          <table:table-cell office:value-type="float" office:value="0.00550543" calcext:value-type="float">
            <text:p>0.00550543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321692" calcext:value-type="float">
            <text:p>-3.21692E-06</text:p>
          </table:table-cell>
          <table:table-cell office:value-type="float" office:value="-0.00524996" calcext:value-type="float">
            <text:p>-0.00524996</text:p>
          </table:table-cell>
          <table:table-cell office:value-type="float" office:value="0.00547838" calcext:value-type="float">
            <text:p>0.00547838</text:p>
          </table:table-cell>
          <table:table-cell office:value-type="float" office:value="0.56175" calcext:value-type="float">
            <text:p>0.56175</text:p>
          </table:table-cell>
          <table:table-cell office:value-type="float" office:value="0.00484731" calcext:value-type="float">
            <text:p>0.00484731</text:p>
          </table:table-cell>
          <table:table-cell office:value-type="float" office:value="0.00606" calcext:value-type="float">
            <text:p>0.0060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310708" calcext:value-type="float">
            <text:p>-3.10708E-06</text:p>
          </table:table-cell>
          <table:table-cell office:value-type="float" office:value="-0.00225001" calcext:value-type="float">
            <text:p>-0.00225001</text:p>
          </table:table-cell>
          <table:table-cell office:value-type="float" office:value="0.00548907" calcext:value-type="float">
            <text:p>0.00548907</text:p>
          </table:table-cell>
          <table:table-cell office:value-type="float" office:value="0.561" calcext:value-type="float">
            <text:p>0.561</text:p>
          </table:table-cell>
          <table:table-cell office:value-type="float" office:value="0.00424322" calcext:value-type="float">
            <text:p>0.00424322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299708" calcext:value-type="float">
            <text:p>-2.99708E-06</text:p>
          </table:table-cell>
          <table:table-cell office:value-type="float" office:value="0" calcext:value-type="float">
            <text:p>0</text:p>
          </table:table-cell>
          <table:table-cell office:value-type="float" office:value="0.00549094" calcext:value-type="float">
            <text:p>0.00549094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0.00366611" calcext:value-type="float">
            <text:p>0.00366611</text:p>
          </table:table-cell>
          <table:table-cell table:style-name="ce2" office:value-type="float" office:value="0.0061" calcext:value-type="float">
            <text:p>0.006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288744" calcext:value-type="float">
            <text:p>-2.88744E-06</text:p>
          </table:table-cell>
          <table:table-cell office:value-type="float" office:value="0" calcext:value-type="float">
            <text:p>0</text:p>
          </table:table-cell>
          <table:table-cell office:value-type="float" office:value="0.00546913" calcext:value-type="float">
            <text:p>0.00546913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0031631" calcext:value-type="float">
            <text:p>0.0031631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277817" calcext:value-type="float">
            <text:p>-2.77817E-06</text:p>
          </table:table-cell>
          <table:table-cell office:value-type="float" office:value="0" calcext:value-type="float">
            <text:p>0</text:p>
          </table:table-cell>
          <table:table-cell office:value-type="float" office:value="0.00544039" calcext:value-type="float">
            <text:p>0.00544039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68258" calcext:value-type="float">
            <text:p>0.00268258</text:p>
          </table:table-cell>
          <table:table-cell office:value-type="float" office:value="0.00614" calcext:value-type="float">
            <text:p>0.0061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266963" calcext:value-type="float">
            <text:p>-2.66963E-06</text:p>
          </table:table-cell>
          <table:table-cell office:value-type="float" office:value="0" calcext:value-type="float">
            <text:p>0</text:p>
          </table:table-cell>
          <table:table-cell office:value-type="float" office:value="0.00539775" calcext:value-type="float">
            <text:p>0.005397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24703" calcext:value-type="float">
            <text:p>0.00224703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256225" calcext:value-type="float">
            <text:p>-2.56225E-06</text:p>
          </table:table-cell>
          <table:table-cell office:value-type="float" office:value="0" calcext:value-type="float">
            <text:p>0</text:p>
          </table:table-cell>
          <table:table-cell office:value-type="float" office:value="0.00534304" calcext:value-type="float">
            <text:p>0.00534304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8523" calcext:value-type="float">
            <text:p>0.0018523</text:p>
          </table:table-cell>
          <table:table-cell office:value-type="float" office:value="0.00618" calcext:value-type="float">
            <text:p>0.00618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245545" calcext:value-type="float">
            <text:p>-2.45545E-06</text:p>
          </table:table-cell>
          <table:table-cell office:value-type="float" office:value="0" calcext:value-type="float">
            <text:p>0</text:p>
          </table:table-cell>
          <table:table-cell office:value-type="float" office:value="0.00528229" calcext:value-type="float">
            <text:p>0.00528229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478" calcext:value-type="float">
            <text:p>0.001478</text:p>
          </table:table-cell>
          <table:table-cell office:value-type="float" office:value="0.0062" calcext:value-type="float">
            <text:p>0.006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235095" calcext:value-type="float">
            <text:p>-2.35095E-06</text:p>
          </table:table-cell>
          <table:table-cell office:value-type="float" office:value="0" calcext:value-type="float">
            <text:p>0</text:p>
          </table:table-cell>
          <table:table-cell office:value-type="float" office:value="0.00520586" calcext:value-type="float">
            <text:p>0.00520586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15894" calcext:value-type="float">
            <text:p>0.00115894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224739" calcext:value-type="float">
            <text:p>-2.24739E-06</text:p>
          </table:table-cell>
          <table:table-cell office:value-type="float" office:value="0" calcext:value-type="float">
            <text:p>0</text:p>
          </table:table-cell>
          <table:table-cell office:value-type="float" office:value="0.005125" calcext:value-type="float">
            <text:p>0.00512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856407" calcext:value-type="float">
            <text:p>0.000856407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214569" calcext:value-type="float">
            <text:p>-2.14569E-06</text:p>
          </table:table-cell>
          <table:table-cell office:value-type="float" office:value="0" calcext:value-type="float">
            <text:p>0</text:p>
          </table:table-cell>
          <table:table-cell office:value-type="float" office:value="0.00503532" calcext:value-type="float">
            <text:p>0.00503532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58693" calcext:value-type="float">
            <text:p>0.00058693</text:p>
          </table:table-cell>
          <table:table-cell office:value-type="float" office:value="0.00626" calcext:value-type="float">
            <text:p>0.00626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204611" calcext:value-type="float">
            <text:p>-2.04611E-06</text:p>
          </table:table-cell>
          <table:table-cell office:value-type="float" office:value="0" calcext:value-type="float">
            <text:p>0</text:p>
          </table:table-cell>
          <table:table-cell office:value-type="float" office:value="0.00493835" calcext:value-type="float">
            <text:p>0.0049383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346936" calcext:value-type="float">
            <text:p>0.000346936</text:p>
          </table:table-cell>
          <table:table-cell office:value-type="float" office:value="0.00628" calcext:value-type="float">
            <text:p>0.0062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19476" calcext:value-type="float">
            <text:p>-1.9476E-06</text:p>
          </table:table-cell>
          <table:table-cell office:value-type="float" office:value="0" calcext:value-type="float">
            <text:p>0</text:p>
          </table:table-cell>
          <table:table-cell office:value-type="float" office:value="0.00483773" calcext:value-type="float">
            <text:p>0.00483773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121688" calcext:value-type="float">
            <text:p>0.000121688</text:p>
          </table:table-cell>
          <table:table-cell office:value-type="float" office:value="0.0063" calcext:value-type="float">
            <text:p>0.006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18526" calcext:value-type="float">
            <text:p>-1.8526E-06</text:p>
          </table:table-cell>
          <table:table-cell office:value-type="float" office:value="0" calcext:value-type="float">
            <text:p>0</text:p>
          </table:table-cell>
          <table:table-cell office:value-type="float" office:value="0.00472815" calcext:value-type="float">
            <text:p>0.0047281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642265" calcext:value-type="float">
            <text:p>-6.42265E-05</text:p>
          </table:table-cell>
          <table:table-cell office:value-type="float" office:value="0.00632" calcext:value-type="float">
            <text:p>0.00632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175887" calcext:value-type="float">
            <text:p>-1.75887E-06</text:p>
          </table:table-cell>
          <table:table-cell office:value-type="float" office:value="0" calcext:value-type="float">
            <text:p>0</text:p>
          </table:table-cell>
          <table:table-cell office:value-type="float" office:value="0.00461623" calcext:value-type="float">
            <text:p>0.0046162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38543" calcext:value-type="float">
            <text:p>-0.000238543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166766" calcext:value-type="float">
            <text:p>-1.66766E-06</text:p>
          </table:table-cell>
          <table:table-cell office:value-type="float" office:value="0" calcext:value-type="float">
            <text:p>0</text:p>
          </table:table-cell>
          <table:table-cell office:value-type="float" office:value="0.00449961" calcext:value-type="float">
            <text:p>0.0044996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89654" calcext:value-type="float">
            <text:p>-0.000389654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157911" calcext:value-type="float">
            <text:p>-1.57911E-06</text:p>
          </table:table-cell>
          <table:table-cell office:value-type="float" office:value="0" calcext:value-type="float">
            <text:p>0</text:p>
          </table:table-cell>
          <table:table-cell office:value-type="float" office:value="0.00437948" calcext:value-type="float">
            <text:p>0.0043794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20408" calcext:value-type="float">
            <text:p>-0.000520408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149189" calcext:value-type="float">
            <text:p>-1.49189E-06</text:p>
          </table:table-cell>
          <table:table-cell office:value-type="float" office:value="0" calcext:value-type="float">
            <text:p>0</text:p>
          </table:table-cell>
          <table:table-cell office:value-type="float" office:value="0.0042576" calcext:value-type="float">
            <text:p>0.004257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640987" calcext:value-type="float">
            <text:p>-0.000640987</text:p>
          </table:table-cell>
          <table:table-cell office:value-type="float" office:value="0.0064" calcext:value-type="float">
            <text:p>0.006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140881" calcext:value-type="float">
            <text:p>-1.40881E-06</text:p>
          </table:table-cell>
          <table:table-cell office:value-type="float" office:value="0" calcext:value-type="float">
            <text:p>0</text:p>
          </table:table-cell>
          <table:table-cell office:value-type="float" office:value="0.00413203" calcext:value-type="float">
            <text:p>0.0041320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73488" calcext:value-type="float">
            <text:p>-0.00073488</text:p>
          </table:table-cell>
          <table:table-cell office:value-type="float" office:value="0.00642" calcext:value-type="float">
            <text:p>0.0064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132714" calcext:value-type="float">
            <text:p>-1.32714E-06</text:p>
          </table:table-cell>
          <table:table-cell office:value-type="float" office:value="0" calcext:value-type="float">
            <text:p>0</text:p>
          </table:table-cell>
          <table:table-cell office:value-type="float" office:value="0.00400571" calcext:value-type="float">
            <text:p>0.0040057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821054" calcext:value-type="float">
            <text:p>-0.000821054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124829" calcext:value-type="float">
            <text:p>-1.24829E-06</text:p>
          </table:table-cell>
          <table:table-cell office:value-type="float" office:value="0" calcext:value-type="float">
            <text:p>0</text:p>
          </table:table-cell>
          <table:table-cell office:value-type="float" office:value="0.00387791" calcext:value-type="float">
            <text:p>0.0038779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891794" calcext:value-type="float">
            <text:p>-0.000891794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117229" calcext:value-type="float">
            <text:p>-1.17229E-06</text:p>
          </table:table-cell>
          <table:table-cell office:value-type="float" office:value="0" calcext:value-type="float">
            <text:p>0</text:p>
          </table:table-cell>
          <table:table-cell office:value-type="float" office:value="0.00374949" calcext:value-type="float">
            <text:p>0.0037494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949242" calcext:value-type="float">
            <text:p>-0.000949242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109773" calcext:value-type="float">
            <text:p>-1.09773E-06</text:p>
          </table:table-cell>
          <table:table-cell office:value-type="float" office:value="0" calcext:value-type="float">
            <text:p>0</text:p>
          </table:table-cell>
          <table:table-cell office:value-type="float" office:value="0.00362077" calcext:value-type="float">
            <text:p>0.0036207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0004" calcext:value-type="float">
            <text:p>-0.00100004</text:p>
          </table:table-cell>
          <table:table-cell office:value-type="float" office:value="0.0065" calcext:value-type="float">
            <text:p>0.006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102746" calcext:value-type="float">
            <text:p>-1.02746E-06</text:p>
          </table:table-cell>
          <table:table-cell office:value-type="float" office:value="0" calcext:value-type="float">
            <text:p>0</text:p>
          </table:table-cell>
          <table:table-cell office:value-type="float" office:value="0.00349222" calcext:value-type="float">
            <text:p>0.0034922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3378" calcext:value-type="float">
            <text:p>-0.00103378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95862" calcext:value-type="float">
            <text:p>-9.5862E-07</text:p>
          </table:table-cell>
          <table:table-cell office:value-type="float" office:value="0" calcext:value-type="float">
            <text:p>0</text:p>
          </table:table-cell>
          <table:table-cell office:value-type="float" office:value="0.00336405" calcext:value-type="float">
            <text:p>0.003364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6271" calcext:value-type="float">
            <text:p>-0.00106271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892627" calcext:value-type="float">
            <text:p>-8.92627E-07</text:p>
          </table:table-cell>
          <table:table-cell office:value-type="float" office:value="0" calcext:value-type="float">
            <text:p>0</text:p>
          </table:table-cell>
          <table:table-cell office:value-type="float" office:value="0.00323667" calcext:value-type="float">
            <text:p>0.0032366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8202" calcext:value-type="float">
            <text:p>-0.00108202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829446" calcext:value-type="float">
            <text:p>-8.29446E-07</text:p>
          </table:table-cell>
          <table:table-cell office:value-type="float" office:value="0" calcext:value-type="float">
            <text:p>0</text:p>
          </table:table-cell>
          <table:table-cell office:value-type="float" office:value="0.00311064" calcext:value-type="float">
            <text:p>0.0031106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9327" calcext:value-type="float">
            <text:p>-0.00109327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767671" calcext:value-type="float">
            <text:p>-7.67671E-07</text:p>
          </table:table-cell>
          <table:table-cell office:value-type="float" office:value="0" calcext:value-type="float">
            <text:p>0</text:p>
          </table:table-cell>
          <table:table-cell office:value-type="float" office:value="0.00298528" calcext:value-type="float">
            <text:p>0.0029852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10049" calcext:value-type="float">
            <text:p>-0.00110049</text:p>
          </table:table-cell>
          <table:table-cell office:value-type="float" office:value="0.0066" calcext:value-type="float">
            <text:p>0.0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710036" calcext:value-type="float">
            <text:p>-7.10036E-07</text:p>
          </table:table-cell>
          <table:table-cell office:value-type="float" office:value="0" calcext:value-type="float">
            <text:p>0</text:p>
          </table:table-cell>
          <table:table-cell office:value-type="float" office:value="0.0028627" calcext:value-type="float">
            <text:p>0.002862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9769" calcext:value-type="float">
            <text:p>-0.00109769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653744" calcext:value-type="float">
            <text:p>-6.53744E-07</text:p>
          </table:table-cell>
          <table:table-cell office:value-type="float" office:value="0" calcext:value-type="float">
            <text:p>0</text:p>
          </table:table-cell>
          <table:table-cell office:value-type="float" office:value="0.00274124" calcext:value-type="float">
            <text:p>0.0027412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9216" calcext:value-type="float">
            <text:p>-0.00109216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600141" calcext:value-type="float">
            <text:p>-6.00141E-07</text:p>
          </table:table-cell>
          <table:table-cell office:value-type="float" office:value="0" calcext:value-type="float">
            <text:p>0</text:p>
          </table:table-cell>
          <table:table-cell office:value-type="float" office:value="0.00262203" calcext:value-type="float">
            <text:p>0.0026220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8116" calcext:value-type="float">
            <text:p>-0.00108116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549148" calcext:value-type="float">
            <text:p>-5.49148E-07</text:p>
          </table:table-cell>
          <table:table-cell office:value-type="float" office:value="0" calcext:value-type="float">
            <text:p>0</text:p>
          </table:table-cell>
          <table:table-cell office:value-type="float" office:value="0.00250542" calcext:value-type="float">
            <text:p>0.0025054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6579" calcext:value-type="float">
            <text:p>-0.00106579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499457" calcext:value-type="float">
            <text:p>-4.99457E-07</text:p>
          </table:table-cell>
          <table:table-cell office:value-type="float" office:value="0" calcext:value-type="float">
            <text:p>0</text:p>
          </table:table-cell>
          <table:table-cell office:value-type="float" office:value="0.00239009" calcext:value-type="float">
            <text:p>0.0023900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4822" calcext:value-type="float">
            <text:p>-0.00104822</text:p>
          </table:table-cell>
          <table:table-cell office:value-type="float" office:value="0.0067" calcext:value-type="float">
            <text:p>0.006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453543" calcext:value-type="float">
            <text:p>-4.53543E-07</text:p>
          </table:table-cell>
          <table:table-cell office:value-type="float" office:value="0" calcext:value-type="float">
            <text:p>0</text:p>
          </table:table-cell>
          <table:table-cell office:value-type="float" office:value="0.00227904" calcext:value-type="float">
            <text:p>0.0022790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2549" calcext:value-type="float">
            <text:p>-0.00102549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408839" calcext:value-type="float">
            <text:p>-4.08839E-07</text:p>
          </table:table-cell>
          <table:table-cell office:value-type="float" office:value="0.000749969" calcext:value-type="float">
            <text:p>0.000749969</text:p>
          </table:table-cell>
          <table:table-cell office:value-type="float" office:value="0.00216953" calcext:value-type="float">
            <text:p>0.0021695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0146" calcext:value-type="float">
            <text:p>-0.00100146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366552" calcext:value-type="float">
            <text:p>-3.66552E-07</text:p>
          </table:table-cell>
          <table:table-cell office:value-type="float" office:value="0.00299998" calcext:value-type="float">
            <text:p>0.00299998</text:p>
          </table:table-cell>
          <table:table-cell office:value-type="float" office:value="0.00206308" calcext:value-type="float">
            <text:p>0.0020630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974812" calcext:value-type="float">
            <text:p>-0.000974812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326579" calcext:value-type="float">
            <text:p>-3.26579E-07</text:p>
          </table:table-cell>
          <table:table-cell office:value-type="float" office:value="0.00524999" calcext:value-type="float">
            <text:p>0.00524999</text:p>
          </table:table-cell>
          <table:table-cell office:value-type="float" office:value="0.00195984" calcext:value-type="float">
            <text:p>0.00195984</text:p>
          </table:table-cell>
          <table:table-cell office:value-type="float" office:value="0.5535" calcext:value-type="float">
            <text:p>0.5535</text:p>
          </table:table-cell>
          <table:table-cell office:value-type="float" office:value="-0.000946252" calcext:value-type="float">
            <text:p>-0.000946252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287762" calcext:value-type="float">
            <text:p>-2.87762E-07</text:p>
          </table:table-cell>
          <table:table-cell office:value-type="float" office:value="0.00749995" calcext:value-type="float">
            <text:p>0.00749995</text:p>
          </table:table-cell>
          <table:table-cell office:value-type="float" office:value="0.00185822" calcext:value-type="float">
            <text:p>0.00185822</text:p>
          </table:table-cell>
          <table:table-cell office:value-type="float" office:value="0.55125" calcext:value-type="float">
            <text:p>0.55125</text:p>
          </table:table-cell>
          <table:table-cell office:value-type="float" office:value="-0.000916737" calcext:value-type="float">
            <text:p>-0.000916737</text:p>
          </table:table-cell>
          <table:table-cell office:value-type="float" office:value="0.0068" calcext:value-type="float">
            <text:p>0.006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25225" calcext:value-type="float">
            <text:p>-2.5225E-07</text:p>
          </table:table-cell>
          <table:table-cell office:value-type="float" office:value="0.00525004" calcext:value-type="float">
            <text:p>0.00525004</text:p>
          </table:table-cell>
          <table:table-cell office:value-type="float" office:value="0.00176156" calcext:value-type="float">
            <text:p>0.00176156</text:p>
          </table:table-cell>
          <table:table-cell office:value-type="float" office:value="0.549" calcext:value-type="float">
            <text:p>0.549</text:p>
          </table:table-cell>
          <table:table-cell office:value-type="float" office:value="-0.000885264" calcext:value-type="float">
            <text:p>-0.000885264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217785" calcext:value-type="float">
            <text:p>-2.17785E-07</text:p>
          </table:table-cell>
          <table:table-cell office:value-type="float" office:value="0.00300002" calcext:value-type="float">
            <text:p>0.00300002</text:p>
          </table:table-cell>
          <table:table-cell office:value-type="float" office:value="0.00166658" calcext:value-type="float">
            <text:p>0.00166658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853397" calcext:value-type="float">
            <text:p>-0.000853397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85412" calcext:value-type="float">
            <text:p>-1.85412E-07</text:p>
          </table:table-cell>
          <table:table-cell office:value-type="float" office:value="0.000750031" calcext:value-type="float">
            <text:p>0.000750031</text:p>
          </table:table-cell>
          <table:table-cell office:value-type="float" office:value="0.00157498" calcext:value-type="float">
            <text:p>0.00157498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820743" calcext:value-type="float">
            <text:p>-0.000820743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55017" calcext:value-type="float">
            <text:p>-1.55017E-07</text:p>
          </table:table-cell>
          <table:table-cell office:value-type="float" office:value="0" calcext:value-type="float">
            <text:p>0</text:p>
          </table:table-cell>
          <table:table-cell office:value-type="float" office:value="0.00148677" calcext:value-type="float">
            <text:p>0.00148677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787731" calcext:value-type="float">
            <text:p>-0.000787731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25612" calcext:value-type="float">
            <text:p>-1.25612E-07</text:p>
          </table:table-cell>
          <table:table-cell office:value-type="float" office:value="0" calcext:value-type="float">
            <text:p>0</text:p>
          </table:table-cell>
          <table:table-cell office:value-type="float" office:value="0.00140027" calcext:value-type="float">
            <text:p>0.00140027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754541" calcext:value-type="float">
            <text:p>-0.000754541</text:p>
          </table:table-cell>
          <table:table-cell office:value-type="float" office:value="0.0069" calcext:value-type="float">
            <text:p>0.006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990064" calcext:value-type="float">
            <text:p>-9.90064E-08</text:p>
          </table:table-cell>
          <table:table-cell office:value-type="float" office:value="0" calcext:value-type="float">
            <text:p>0</text:p>
          </table:table-cell>
          <table:table-cell office:value-type="float" office:value="0.00131882" calcext:value-type="float">
            <text:p>0.00131882</text:p>
          </table:table-cell>
          <table:table-cell office:value-type="float" office:value="0.54975" calcext:value-type="float">
            <text:p>0.54975</text:p>
          </table:table-cell>
          <table:table-cell office:value-type="float" office:value="-0.000721356" calcext:value-type="float">
            <text:p>-0.000721356</text:p>
          </table:table-cell>
          <table:table-cell office:value-type="float" office:value="0.00692" calcext:value-type="float">
            <text:p>0.00692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732779" calcext:value-type="float">
            <text:p>-7.32779E-08</text:p>
          </table:table-cell>
          <table:table-cell office:value-type="float" office:value="0" calcext:value-type="float">
            <text:p>0</text:p>
          </table:table-cell>
          <table:table-cell office:value-type="float" office:value="0.00123905" calcext:value-type="float">
            <text:p>0.00123905</text:p>
          </table:table-cell>
          <table:table-cell office:value-type="float" office:value="0.552" calcext:value-type="float">
            <text:p>0.552</text:p>
          </table:table-cell>
          <table:table-cell office:value-type="float" office:value="-0.000688325" calcext:value-type="float">
            <text:p>-0.000688325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493027" calcext:value-type="float">
            <text:p>-4.93027E-08</text:p>
          </table:table-cell>
          <table:table-cell office:value-type="float" office:value="0" calcext:value-type="float">
            <text:p>0</text:p>
          </table:table-cell>
          <table:table-cell office:value-type="float" office:value="0.00116262" calcext:value-type="float">
            <text:p>0.00116262</text:p>
          </table:table-cell>
          <table:table-cell office:value-type="float" office:value="0.55425" calcext:value-type="float">
            <text:p>0.55425</text:p>
          </table:table-cell>
          <table:table-cell office:value-type="float" office:value="-0.000655599" calcext:value-type="float">
            <text:p>-0.000655599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269706" calcext:value-type="float">
            <text:p>-2.69706E-08</text:p>
          </table:table-cell>
          <table:table-cell office:value-type="float" office:value="0" calcext:value-type="float">
            <text:p>0</text:p>
          </table:table-cell>
          <table:table-cell office:value-type="float" office:value="0.00108947" calcext:value-type="float">
            <text:p>0.0010894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623421" calcext:value-type="float">
            <text:p>-0.000623421</text:p>
          </table:table-cell>
          <table:table-cell office:value-type="float" office:value="0.00698" calcext:value-type="float">
            <text:p>0.0069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0546053" calcext:value-type="float">
            <text:p>-5.46053E-09</text:p>
          </table:table-cell>
          <table:table-cell office:value-type="float" office:value="0" calcext:value-type="float">
            <text:p>0</text:p>
          </table:table-cell>
          <table:table-cell office:value-type="float" office:value="0.00101798" calcext:value-type="float">
            <text:p>0.0010179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91518" calcext:value-type="float">
            <text:p>-0.000591518</text:p>
          </table:table-cell>
          <table:table-cell office:value-type="float" office:value="0.007" calcext:value-type="float">
            <text:p>0.00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137483" calcext:value-type="float">
            <text:p>1.37483E-08</text:p>
          </table:table-cell>
          <table:table-cell office:value-type="float" office:value="0" calcext:value-type="float">
            <text:p>0</text:p>
          </table:table-cell>
          <table:table-cell office:value-type="float" office:value="0.000951286" calcext:value-type="float">
            <text:p>0.00095128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60731" calcext:value-type="float">
            <text:p>-0.000560731</text:p>
          </table:table-cell>
          <table:table-cell office:value-type="float" office:value="0.00702" calcext:value-type="float">
            <text:p>0.0070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322424" calcext:value-type="float">
            <text:p>3.22424E-08</text:p>
          </table:table-cell>
          <table:table-cell office:value-type="float" office:value="0" calcext:value-type="float">
            <text:p>0</text:p>
          </table:table-cell>
          <table:table-cell office:value-type="float" office:value="0.000886153" calcext:value-type="float">
            <text:p>0.00088615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30389" calcext:value-type="float">
            <text:p>-0.000530389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493067" calcext:value-type="float">
            <text:p>4.93067E-08</text:p>
          </table:table-cell>
          <table:table-cell office:value-type="float" office:value="0" calcext:value-type="float">
            <text:p>0</text:p>
          </table:table-cell>
          <table:table-cell office:value-type="float" office:value="0.000824134" calcext:value-type="float">
            <text:p>0.00082413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00941" calcext:value-type="float">
            <text:p>-0.000500941</text:p>
          </table:table-cell>
          <table:table-cell office:value-type="float" office:value="0.00706" calcext:value-type="float">
            <text:p>0.00706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650442" calcext:value-type="float">
            <text:p>6.50442E-08</text:p>
          </table:table-cell>
          <table:table-cell office:value-type="float" office:value="0" calcext:value-type="float">
            <text:p>0</text:p>
          </table:table-cell>
          <table:table-cell office:value-type="float" office:value="0.000765115" calcext:value-type="float">
            <text:p>0.00076511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2495" calcext:value-type="float">
            <text:p>-0.000472495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80118" calcext:value-type="float">
            <text:p>8.0118E-08</text:p>
          </table:table-cell>
          <table:table-cell office:value-type="float" office:value="0" calcext:value-type="float">
            <text:p>0</text:p>
          </table:table-cell>
          <table:table-cell office:value-type="float" office:value="0.000707596" calcext:value-type="float">
            <text:p>0.00070759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4455" calcext:value-type="float">
            <text:p>-0.00044455</text:p>
          </table:table-cell>
          <table:table-cell office:value-type="float" office:value="0.0071" calcext:value-type="float">
            <text:p>0.007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933478" calcext:value-type="float">
            <text:p>9.33478E-08</text:p>
          </table:table-cell>
          <table:table-cell office:value-type="float" office:value="0" calcext:value-type="float">
            <text:p>0</text:p>
          </table:table-cell>
          <table:table-cell office:value-type="float" office:value="0.000654393" calcext:value-type="float">
            <text:p>0.00065439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1823" calcext:value-type="float">
            <text:p>-0.00041823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0601" calcext:value-type="float">
            <text:p>1.0601E-07</text:p>
          </table:table-cell>
          <table:table-cell office:value-type="float" office:value="0" calcext:value-type="float">
            <text:p>0</text:p>
          </table:table-cell>
          <table:table-cell office:value-type="float" office:value="0.000602563" calcext:value-type="float">
            <text:p>0.00060256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92477" calcext:value-type="float">
            <text:p>-0.000392477</text:p>
          </table:table-cell>
          <table:table-cell office:value-type="float" office:value="0.00714" calcext:value-type="float">
            <text:p>0.0071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17537" calcext:value-type="float">
            <text:p>1.17537E-07</text:p>
          </table:table-cell>
          <table:table-cell office:value-type="float" office:value="0" calcext:value-type="float">
            <text:p>0</text:p>
          </table:table-cell>
          <table:table-cell office:value-type="float" office:value="0.000553481" calcext:value-type="float">
            <text:p>0.00055348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67858" calcext:value-type="float">
            <text:p>-0.000367858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28018" calcext:value-type="float">
            <text:p>1.28018E-07</text:p>
          </table:table-cell>
          <table:table-cell office:value-type="float" office:value="0" calcext:value-type="float">
            <text:p>0</text:p>
          </table:table-cell>
          <table:table-cell office:value-type="float" office:value="0.000507024" calcext:value-type="float">
            <text:p>0.00050702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44398" calcext:value-type="float">
            <text:p>-0.000344398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37976" calcext:value-type="float">
            <text:p>1.37976E-07</text:p>
          </table:table-cell>
          <table:table-cell office:value-type="float" office:value="0" calcext:value-type="float">
            <text:p>0</text:p>
          </table:table-cell>
          <table:table-cell office:value-type="float" office:value="0.000461876" calcext:value-type="float">
            <text:p>0.00046187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21517" calcext:value-type="float">
            <text:p>-0.000321517</text:p>
          </table:table-cell>
          <table:table-cell office:value-type="float" office:value="0.0072" calcext:value-type="float">
            <text:p>0.007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46493" calcext:value-type="float">
            <text:p>1.46493E-07</text:p>
          </table:table-cell>
          <table:table-cell office:value-type="float" office:value="0" calcext:value-type="float">
            <text:p>0</text:p>
          </table:table-cell>
          <table:table-cell office:value-type="float" office:value="0.000420447" calcext:value-type="float">
            <text:p>0.00042044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00399" calcext:value-type="float">
            <text:p>-0.000300399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5457" calcext:value-type="float">
            <text:p>1.5457E-07</text:p>
          </table:table-cell>
          <table:table-cell office:value-type="float" office:value="0" calcext:value-type="float">
            <text:p>0</text:p>
          </table:table-cell>
          <table:table-cell office:value-type="float" office:value="0.000380191" calcext:value-type="float">
            <text:p>0.00038019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79866" calcext:value-type="float">
            <text:p>-0.000279866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61766" calcext:value-type="float">
            <text:p>1.61766E-07</text:p>
          </table:table-cell>
          <table:table-cell office:value-type="float" office:value="0" calcext:value-type="float">
            <text:p>0</text:p>
          </table:table-cell>
          <table:table-cell office:value-type="float" office:value="0.000342278" calcext:value-type="float">
            <text:p>0.00034227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60502" calcext:value-type="float">
            <text:p>-0.000260502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68158" calcext:value-type="float">
            <text:p>1.68158E-07</text:p>
          </table:table-cell>
          <table:table-cell office:value-type="float" office:value="0" calcext:value-type="float">
            <text:p>0</text:p>
          </table:table-cell>
          <table:table-cell office:value-type="float" office:value="0.000306581" calcext:value-type="float">
            <text:p>0.00030658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42289" calcext:value-type="float">
            <text:p>-0.000242289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74147" calcext:value-type="float">
            <text:p>1.74147E-07</text:p>
          </table:table-cell>
          <table:table-cell office:value-type="float" office:value="0" calcext:value-type="float">
            <text:p>0</text:p>
          </table:table-cell>
          <table:table-cell office:value-type="float" office:value="0.000271992" calcext:value-type="float">
            <text:p>0.00027199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24652" calcext:value-type="float">
            <text:p>-0.0002246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79037" calcext:value-type="float">
            <text:p>1.79037E-07</text:p>
          </table:table-cell>
          <table:table-cell office:value-type="float" office:value="0" calcext:value-type="float">
            <text:p>0</text:p>
          </table:table-cell>
          <table:table-cell office:value-type="float" office:value="0.000240512" calcext:value-type="float">
            <text:p>0.00024051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08703" calcext:value-type="float">
            <text:p>-0.000208703</text:p>
          </table:table-cell>
          <table:table-cell office:value-type="float" office:value="0.00732" calcext:value-type="float">
            <text:p>0.00732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83594" calcext:value-type="float">
            <text:p>1.83594E-07</text:p>
          </table:table-cell>
          <table:table-cell office:value-type="float" office:value="0" calcext:value-type="float">
            <text:p>0</text:p>
          </table:table-cell>
          <table:table-cell office:value-type="float" office:value="0.000210003" calcext:value-type="float">
            <text:p>0.00021000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933" calcext:value-type="float">
            <text:p>-0.0001933</text:p>
          </table:table-cell>
          <table:table-cell office:value-type="float" office:value="0.00734" calcext:value-type="float">
            <text:p>0.0073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87485" calcext:value-type="float">
            <text:p>1.87485E-07</text:p>
          </table:table-cell>
          <table:table-cell office:value-type="float" office:value="0" calcext:value-type="float">
            <text:p>0</text:p>
          </table:table-cell>
          <table:table-cell office:value-type="float" office:value="0.000181437" calcext:value-type="float">
            <text:p>0.00018143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78985" calcext:value-type="float">
            <text:p>-0.000178985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90773" calcext:value-type="float">
            <text:p>1.90773E-07</text:p>
          </table:table-cell>
          <table:table-cell office:value-type="float" office:value="0" calcext:value-type="float">
            <text:p>0</text:p>
          </table:table-cell>
          <table:table-cell office:value-type="float" office:value="0.000154688" calcext:value-type="float">
            <text:p>0.00015468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65722" calcext:value-type="float">
            <text:p>-0.000165722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93758" calcext:value-type="float">
            <text:p>1.93758E-07</text:p>
          </table:table-cell>
          <table:table-cell office:value-type="float" office:value="0" calcext:value-type="float">
            <text:p>0</text:p>
          </table:table-cell>
          <table:table-cell office:value-type="float" office:value="0.000128846" calcext:value-type="float">
            <text:p>0.00012884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52985" calcext:value-type="float">
            <text:p>-0.000152985</text:p>
          </table:table-cell>
          <table:table-cell office:value-type="float" office:value="0.0074" calcext:value-type="float">
            <text:p>0.007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95927" calcext:value-type="float">
            <text:p>1.95927E-07</text:p>
          </table:table-cell>
          <table:table-cell office:value-type="float" office:value="0" calcext:value-type="float">
            <text:p>0</text:p>
          </table:table-cell>
          <table:table-cell office:value-type="float" office:value="0.000105534" calcext:value-type="float">
            <text:p>0.00010553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41758" calcext:value-type="float">
            <text:p>-0.000141758</text:p>
          </table:table-cell>
          <table:table-cell office:value-type="float" office:value="0.00742" calcext:value-type="float">
            <text:p>0.00742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97849" calcext:value-type="float">
            <text:p>1.97849E-07</text:p>
          </table:table-cell>
          <table:table-cell office:value-type="float" office:value="0" calcext:value-type="float">
            <text:p>0</text:p>
          </table:table-cell>
          <table:table-cell office:value-type="float" office:value="0.0000830043" calcext:value-type="float">
            <text:p>8.30043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31008" calcext:value-type="float">
            <text:p>-0.000131008</text:p>
          </table:table-cell>
          <table:table-cell office:value-type="float" office:value="0.00744" calcext:value-type="float">
            <text:p>0.0074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99281" calcext:value-type="float">
            <text:p>1.99281E-07</text:p>
          </table:table-cell>
          <table:table-cell office:value-type="float" office:value="0" calcext:value-type="float">
            <text:p>0</text:p>
          </table:table-cell>
          <table:table-cell office:value-type="float" office:value="0.0000620387" calcext:value-type="float">
            <text:p>6.20387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21214" calcext:value-type="float">
            <text:p>-0.000121214</text:p>
          </table:table-cell>
          <table:table-cell office:value-type="float" office:value="0.00746" calcext:value-type="float">
            <text:p>0.00746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200272" calcext:value-type="float">
            <text:p>2.00272E-07</text:p>
          </table:table-cell>
          <table:table-cell office:value-type="float" office:value="0" calcext:value-type="float">
            <text:p>0</text:p>
          </table:table-cell>
          <table:table-cell office:value-type="float" office:value="0.0000425253" calcext:value-type="float">
            <text:p>4.25253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1233" calcext:value-type="float">
            <text:p>-0.00011233</text:p>
          </table:table-cell>
          <table:table-cell office:value-type="float" office:value="0.00748" calcext:value-type="float">
            <text:p>0.0074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201042" calcext:value-type="float">
            <text:p>2.01042E-07</text:p>
          </table:table-cell>
          <table:table-cell office:value-type="float" office:value="0" calcext:value-type="float">
            <text:p>0</text:p>
          </table:table-cell>
          <table:table-cell office:value-type="float" office:value="0.0000237375" calcext:value-type="float">
            <text:p>2.37375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03901" calcext:value-type="float">
            <text:p>-0.0001039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201221" calcext:value-type="float">
            <text:p>2.01221E-07</text:p>
          </table:table-cell>
          <table:table-cell office:value-type="float" office:value="0" calcext:value-type="float">
            <text:p>0</text:p>
          </table:table-cell>
          <table:table-cell office:value-type="float" office:value="0.00000696367" calcext:value-type="float">
            <text:p>6.96367E-0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96762" calcext:value-type="float">
            <text:p>-9.6762E-05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201225" calcext:value-type="float">
            <text:p>2.01225E-07</text:p>
          </table:table-cell>
          <table:table-cell office:value-type="float" office:value="0" calcext:value-type="float">
            <text:p>0</text:p>
          </table:table-cell>
          <table:table-cell office:value-type="float" office:value="-0.00000919404" calcext:value-type="float">
            <text:p>-9.19404E-0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900271" calcext:value-type="float">
            <text:p>-9.00271E-05</text:p>
          </table:table-cell>
          <table:table-cell office:value-type="float" office:value="0.00754" calcext:value-type="float">
            <text:p>0.0075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200877" calcext:value-type="float">
            <text:p>2.00877E-07</text:p>
          </table:table-cell>
          <table:table-cell office:value-type="float" office:value="0" calcext:value-type="float">
            <text:p>0</text:p>
          </table:table-cell>
          <table:table-cell office:value-type="float" office:value="-0.0000241206" calcext:value-type="float">
            <text:p>-2.41206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841006" calcext:value-type="float">
            <text:p>-8.41006E-05</text:p>
          </table:table-cell>
          <table:table-cell office:value-type="float" office:value="0.00756" calcext:value-type="float">
            <text:p>0.00756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200217" calcext:value-type="float">
            <text:p>2.00217E-07</text:p>
          </table:table-cell>
          <table:table-cell office:value-type="float" office:value="0" calcext:value-type="float">
            <text:p>0</text:p>
          </table:table-cell>
          <table:table-cell office:value-type="float" office:value="-0.0000379162" calcext:value-type="float">
            <text:p>-3.79162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78933" calcext:value-type="float">
            <text:p>-7.8933E-05</text:p>
          </table:table-cell>
          <table:table-cell office:value-type="float" office:value="0.00758" calcext:value-type="float">
            <text:p>0.0075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99401" calcext:value-type="float">
            <text:p>1.99401E-07</text:p>
          </table:table-cell>
          <table:table-cell office:value-type="float" office:value="0" calcext:value-type="float">
            <text:p>0</text:p>
          </table:table-cell>
          <table:table-cell office:value-type="float" office:value="-0.0000511459" calcext:value-type="float">
            <text:p>-5.11459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741451" calcext:value-type="float">
            <text:p>-7.41451E-05</text:p>
          </table:table-cell>
          <table:table-cell office:value-type="float" office:value="0.0076" calcext:value-type="float">
            <text:p>0.007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98171" calcext:value-type="float">
            <text:p>1.98171E-07</text:p>
          </table:table-cell>
          <table:table-cell office:value-type="float" office:value="0" calcext:value-type="float">
            <text:p>0</text:p>
          </table:table-cell>
          <table:table-cell office:value-type="float" office:value="-0.0000628145" calcext:value-type="float">
            <text:p>-6.28145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704168" calcext:value-type="float">
            <text:p>-7.04168E-05</text:p>
          </table:table-cell>
          <table:table-cell office:value-type="float" office:value="0.00762" calcext:value-type="float">
            <text:p>0.0076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9682" calcext:value-type="float">
            <text:p>1.9682E-07</text:p>
          </table:table-cell>
          <table:table-cell office:value-type="float" office:value="0" calcext:value-type="float">
            <text:p>0</text:p>
          </table:table-cell>
          <table:table-cell office:value-type="float" office:value="-0.0000740077" calcext:value-type="float">
            <text:p>-7.40077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670185" calcext:value-type="float">
            <text:p>-6.70185E-05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95226" calcext:value-type="float">
            <text:p>1.95226E-07</text:p>
          </table:table-cell>
          <table:table-cell office:value-type="float" office:value="0" calcext:value-type="float">
            <text:p>0</text:p>
          </table:table-cell>
          <table:table-cell office:value-type="float" office:value="-0.0000842496" calcext:value-type="float">
            <text:p>-8.42496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642803" calcext:value-type="float">
            <text:p>-6.42803E-05</text:p>
          </table:table-cell>
          <table:table-cell office:value-type="float" office:value="0.00766" calcext:value-type="float">
            <text:p>0.0076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93419" calcext:value-type="float">
            <text:p>1.93419E-07</text:p>
          </table:table-cell>
          <table:table-cell office:value-type="float" office:value="0" calcext:value-type="float">
            <text:p>0</text:p>
          </table:table-cell>
          <table:table-cell office:value-type="float" office:value="-0.0000936262" calcext:value-type="float">
            <text:p>-9.36262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621555" calcext:value-type="float">
            <text:p>-6.21555E-05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91507" calcext:value-type="float">
            <text:p>1.91507E-07</text:p>
          </table:table-cell>
          <table:table-cell office:value-type="float" office:value="0" calcext:value-type="float">
            <text:p>0</text:p>
          </table:table-cell>
          <table:table-cell office:value-type="float" office:value="-0.00010257" calcext:value-type="float">
            <text:p>-0.0001025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603375" calcext:value-type="float">
            <text:p>-6.03375E-05</text:p>
          </table:table-cell>
          <table:table-cell office:value-type="float" office:value="0.0077" calcext:value-type="float">
            <text:p>0.0077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89317" calcext:value-type="float">
            <text:p>1.89317E-07</text:p>
          </table:table-cell>
          <table:table-cell office:value-type="float" office:value="0" calcext:value-type="float">
            <text:p>0</text:p>
          </table:table-cell>
          <table:table-cell office:value-type="float" office:value="-0.000110323" calcext:value-type="float">
            <text:p>-0.00011032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593633" calcext:value-type="float">
            <text:p>-5.93633E-05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87047" calcext:value-type="float">
            <text:p>1.87047E-07</text:p>
          </table:table-cell>
          <table:table-cell office:value-type="float" office:value="0" calcext:value-type="float">
            <text:p>0</text:p>
          </table:table-cell>
          <table:table-cell office:value-type="float" office:value="-0.000117715" calcext:value-type="float">
            <text:p>-0.00011771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586493" calcext:value-type="float">
            <text:p>-5.86493E-05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84617" calcext:value-type="float">
            <text:p>1.84617E-07</text:p>
          </table:table-cell>
          <table:table-cell office:value-type="float" office:value="0" calcext:value-type="float">
            <text:p>0</text:p>
          </table:table-cell>
          <table:table-cell office:value-type="float" office:value="-0.000124381" calcext:value-type="float">
            <text:p>-0.00012438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584558" calcext:value-type="float">
            <text:p>-5.84558E-05</text:p>
          </table:table-cell>
          <table:table-cell office:value-type="float" office:value="0.00776" calcext:value-type="float">
            <text:p>0.00776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82051" calcext:value-type="float">
            <text:p>1.82051E-07</text:p>
          </table:table-cell>
          <table:table-cell office:value-type="float" office:value="0" calcext:value-type="float">
            <text:p>0</text:p>
          </table:table-cell>
          <table:table-cell office:value-type="float" office:value="-0.000130394" calcext:value-type="float">
            <text:p>-0.00013039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587452" calcext:value-type="float">
            <text:p>-5.87452E-05</text:p>
          </table:table-cell>
          <table:table-cell office:value-type="float" office:value="0.00778" calcext:value-type="float">
            <text:p>0.00778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79416" calcext:value-type="float">
            <text:p>1.79416E-07</text:p>
          </table:table-cell>
          <table:table-cell office:value-type="float" office:value="0" calcext:value-type="float">
            <text:p>0</text:p>
          </table:table-cell>
          <table:table-cell office:value-type="float" office:value="-0.00013608" calcext:value-type="float">
            <text:p>-0.0001360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592763" calcext:value-type="float">
            <text:p>-5.92763E-05</text:p>
          </table:table-cell>
          <table:table-cell office:value-type="float" office:value="0.0078" calcext:value-type="float">
            <text:p>0.007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76608" calcext:value-type="float">
            <text:p>1.76608E-07</text:p>
          </table:table-cell>
          <table:table-cell office:value-type="float" office:value="0" calcext:value-type="float">
            <text:p>0</text:p>
          </table:table-cell>
          <table:table-cell office:value-type="float" office:value="-0.000140875" calcext:value-type="float">
            <text:p>-0.0001408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604642" calcext:value-type="float">
            <text:p>-6.04642E-05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73751" calcext:value-type="float">
            <text:p>1.73751E-07</text:p>
          </table:table-cell>
          <table:table-cell office:value-type="float" office:value="0" calcext:value-type="float">
            <text:p>0</text:p>
          </table:table-cell>
          <table:table-cell office:value-type="float" office:value="-0.0001454" calcext:value-type="float">
            <text:p>-0.000145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618525" calcext:value-type="float">
            <text:p>-6.18525E-05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70796" calcext:value-type="float">
            <text:p>1.70796E-07</text:p>
          </table:table-cell>
          <table:table-cell office:value-type="float" office:value="0" calcext:value-type="float">
            <text:p>0</text:p>
          </table:table-cell>
          <table:table-cell office:value-type="float" office:value="-0.000149387" calcext:value-type="float">
            <text:p>-0.00014938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636413" calcext:value-type="float">
            <text:p>-6.36413E-05</text:p>
          </table:table-cell>
          <table:table-cell office:value-type="float" office:value="0.00786" calcext:value-type="float">
            <text:p>0.00786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67762" calcext:value-type="float">
            <text:p>1.67762E-07</text:p>
          </table:table-cell>
          <table:table-cell office:value-type="float" office:value="0" calcext:value-type="float">
            <text:p>0</text:p>
          </table:table-cell>
          <table:table-cell office:value-type="float" office:value="-0.000152888" calcext:value-type="float">
            <text:p>-0.00015288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65799" calcext:value-type="float">
            <text:p>-6.5799E-05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64687" calcext:value-type="float">
            <text:p>1.64687E-07</text:p>
          </table:table-cell>
          <table:table-cell office:value-type="float" office:value="0" calcext:value-type="float">
            <text:p>0</text:p>
          </table:table-cell>
          <table:table-cell office:value-type="float" office:value="-0.000156146" calcext:value-type="float">
            <text:p>-0.00015614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681412" calcext:value-type="float">
            <text:p>-6.81412E-05</text:p>
          </table:table-cell>
          <table:table-cell office:value-type="float" office:value="0.0079" calcext:value-type="float">
            <text:p>0.007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61516" calcext:value-type="float">
            <text:p>1.61516E-07</text:p>
          </table:table-cell>
          <table:table-cell office:value-type="float" office:value="0" calcext:value-type="float">
            <text:p>0</text:p>
          </table:table-cell>
          <table:table-cell office:value-type="float" office:value="-0.000158749" calcext:value-type="float">
            <text:p>-0.00015874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70983" calcext:value-type="float">
            <text:p>-7.0983E-05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58319" calcext:value-type="float">
            <text:p>1.58319E-07</text:p>
          </table:table-cell>
          <table:table-cell office:value-type="float" office:value="0" calcext:value-type="float">
            <text:p>0</text:p>
          </table:table-cell>
          <table:table-cell office:value-type="float" office:value="-0.000161158" calcext:value-type="float">
            <text:p>-0.00016115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73977" calcext:value-type="float">
            <text:p>-7.3977E-05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55071" calcext:value-type="float">
            <text:p>1.55071E-07</text:p>
          </table:table-cell>
          <table:table-cell office:value-type="float" office:value="0" calcext:value-type="float">
            <text:p>0</text:p>
          </table:table-cell>
          <table:table-cell office:value-type="float" office:value="-0.000163179" calcext:value-type="float">
            <text:p>-0.00016317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772755" calcext:value-type="float">
            <text:p>-7.72755E-05</text:p>
          </table:table-cell>
          <table:table-cell office:value-type="float" office:value="0.00796" calcext:value-type="float">
            <text:p>0.0079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51784" calcext:value-type="float">
            <text:p>1.51784E-07</text:p>
          </table:table-cell>
          <table:table-cell office:value-type="float" office:value="0" calcext:value-type="float">
            <text:p>0</text:p>
          </table:table-cell>
          <table:table-cell office:value-type="float" office:value="-0.000164856" calcext:value-type="float">
            <text:p>-0.00016485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808545" calcext:value-type="float">
            <text:p>-8.08545E-05</text:p>
          </table:table-cell>
          <table:table-cell office:value-type="float" office:value="0.00798" calcext:value-type="float">
            <text:p>0.0079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48478" calcext:value-type="float">
            <text:p>1.48478E-07</text:p>
          </table:table-cell>
          <table:table-cell office:value-type="float" office:value="0" calcext:value-type="float">
            <text:p>0</text:p>
          </table:table-cell>
          <table:table-cell office:value-type="float" office:value="-0.000166361" calcext:value-type="float">
            <text:p>-0.00016636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845736" calcext:value-type="float">
            <text:p>-8.45736E-05</text:p>
          </table:table-cell>
          <table:table-cell office:value-type="float" office:value="0.008" calcext:value-type="float">
            <text:p>0.00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4513" calcext:value-type="float">
            <text:p>1.4513E-07</text:p>
          </table:table-cell>
          <table:table-cell office:value-type="float" office:value="0" calcext:value-type="float">
            <text:p>0</text:p>
          </table:table-cell>
          <table:table-cell office:value-type="float" office:value="-0.000167421" calcext:value-type="float">
            <text:p>-0.00016742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886731" calcext:value-type="float">
            <text:p>-8.86731E-05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41772" calcext:value-type="float">
            <text:p>1.41772E-07</text:p>
          </table:table-cell>
          <table:table-cell office:value-type="float" office:value="0" calcext:value-type="float">
            <text:p>0</text:p>
          </table:table-cell>
          <table:table-cell office:value-type="float" office:value="-0.000168352" calcext:value-type="float">
            <text:p>-0.00016835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928897" calcext:value-type="float">
            <text:p>-9.28897E-05</text:p>
          </table:table-cell>
          <table:table-cell office:value-type="float" office:value="0.00804" calcext:value-type="float">
            <text:p>0.0080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38395" calcext:value-type="float">
            <text:p>1.38395E-07</text:p>
          </table:table-cell>
          <table:table-cell office:value-type="float" office:value="0" calcext:value-type="float">
            <text:p>0</text:p>
          </table:table-cell>
          <table:table-cell office:value-type="float" office:value="-0.000169028" calcext:value-type="float">
            <text:p>-0.00016902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973403" calcext:value-type="float">
            <text:p>-9.73403E-05</text:p>
          </table:table-cell>
          <table:table-cell office:value-type="float" office:value="0.00806" calcext:value-type="float">
            <text:p>0.0080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35008" calcext:value-type="float">
            <text:p>1.35008E-07</text:p>
          </table:table-cell>
          <table:table-cell office:value-type="float" office:value="0" calcext:value-type="float">
            <text:p>0</text:p>
          </table:table-cell>
          <table:table-cell office:value-type="float" office:value="-0.000169485" calcext:value-type="float">
            <text:p>-0.00016948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02007" calcext:value-type="float">
            <text:p>-0.000102007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31614" calcext:value-type="float">
            <text:p>1.31614E-07</text:p>
          </table:table-cell>
          <table:table-cell office:value-type="float" office:value="0" calcext:value-type="float">
            <text:p>0</text:p>
          </table:table-cell>
          <table:table-cell office:value-type="float" office:value="-0.000169834" calcext:value-type="float">
            <text:p>-0.00016983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06781" calcext:value-type="float">
            <text:p>-0.000106781</text:p>
          </table:table-cell>
          <table:table-cell office:value-type="float" office:value="0.0081" calcext:value-type="float">
            <text:p>0.008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28214" calcext:value-type="float">
            <text:p>1.28214E-07</text:p>
          </table:table-cell>
          <table:table-cell office:value-type="float" office:value="0" calcext:value-type="float">
            <text:p>0</text:p>
          </table:table-cell>
          <table:table-cell office:value-type="float" office:value="-0.000169928" calcext:value-type="float">
            <text:p>-0.00016992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11859" calcext:value-type="float">
            <text:p>-0.000111859</text:p>
          </table:table-cell>
          <table:table-cell office:value-type="float" office:value="0.00812" calcext:value-type="float">
            <text:p>0.0081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24814" calcext:value-type="float">
            <text:p>1.24814E-07</text:p>
          </table:table-cell>
          <table:table-cell office:value-type="float" office:value="0" calcext:value-type="float">
            <text:p>0</text:p>
          </table:table-cell>
          <table:table-cell office:value-type="float" office:value="-0.00016996" calcext:value-type="float">
            <text:p>-0.0001699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17032" calcext:value-type="float">
            <text:p>-0.000117032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21415" calcext:value-type="float">
            <text:p>1.21415E-07</text:p>
          </table:table-cell>
          <table:table-cell office:value-type="float" office:value="0" calcext:value-type="float">
            <text:p>0</text:p>
          </table:table-cell>
          <table:table-cell office:value-type="float" office:value="-0.000169865" calcext:value-type="float">
            <text:p>-0.00016986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22394" calcext:value-type="float">
            <text:p>-0.000122394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18019" calcext:value-type="float">
            <text:p>1.18019E-07</text:p>
          </table:table-cell>
          <table:table-cell office:value-type="float" office:value="0" calcext:value-type="float">
            <text:p>0</text:p>
          </table:table-cell>
          <table:table-cell office:value-type="float" office:value="-0.000169684" calcext:value-type="float">
            <text:p>-0.00016968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27931" calcext:value-type="float">
            <text:p>-0.000127931</text:p>
          </table:table-cell>
          <table:table-cell office:value-type="float" office:value="0.00818" calcext:value-type="float">
            <text:p>0.0081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14625" calcext:value-type="float">
            <text:p>1.14625E-07</text:p>
          </table:table-cell>
          <table:table-cell office:value-type="float" office:value="0" calcext:value-type="float">
            <text:p>0</text:p>
          </table:table-cell>
          <table:table-cell office:value-type="float" office:value="-0.000169459" calcext:value-type="float">
            <text:p>-0.00016945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33556" calcext:value-type="float">
            <text:p>-0.000133556</text:p>
          </table:table-cell>
          <table:table-cell office:value-type="float" office:value="0.0082" calcext:value-type="float">
            <text:p>0.008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11241" calcext:value-type="float">
            <text:p>1.11241E-07</text:p>
          </table:table-cell>
          <table:table-cell office:value-type="float" office:value="0" calcext:value-type="float">
            <text:p>0</text:p>
          </table:table-cell>
          <table:table-cell office:value-type="float" office:value="-0.000169167" calcext:value-type="float">
            <text:p>-0.00016916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39438" calcext:value-type="float">
            <text:p>-0.000139438</text:p>
          </table:table-cell>
          <table:table-cell office:value-type="float" office:value="0.00822" calcext:value-type="float">
            <text:p>0.00822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0786" calcext:value-type="float">
            <text:p>1.0786E-07</text:p>
          </table:table-cell>
          <table:table-cell office:value-type="float" office:value="0" calcext:value-type="float">
            <text:p>0</text:p>
          </table:table-cell>
          <table:table-cell office:value-type="float" office:value="-0.000168873" calcext:value-type="float">
            <text:p>-0.00016887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45401" calcext:value-type="float">
            <text:p>-0.000145401</text:p>
          </table:table-cell>
          <table:table-cell office:value-type="float" office:value="0.00824" calcext:value-type="float">
            <text:p>0.00824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04485" calcext:value-type="float">
            <text:p>1.04485E-07</text:p>
          </table:table-cell>
          <table:table-cell office:value-type="float" office:value="0" calcext:value-type="float">
            <text:p>0</text:p>
          </table:table-cell>
          <table:table-cell office:value-type="float" office:value="-0.000168573" calcext:value-type="float">
            <text:p>-0.00016857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51528" calcext:value-type="float">
            <text:p>-0.000151528</text:p>
          </table:table-cell>
          <table:table-cell office:value-type="float" office:value="0.00826" calcext:value-type="float">
            <text:p>0.0082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101117" calcext:value-type="float">
            <text:p>1.01117E-07</text:p>
          </table:table-cell>
          <table:table-cell office:value-type="float" office:value="0" calcext:value-type="float">
            <text:p>0</text:p>
          </table:table-cell>
          <table:table-cell office:value-type="float" office:value="-0.000168307" calcext:value-type="float">
            <text:p>-0.00016830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57812" calcext:value-type="float">
            <text:p>-0.000157812</text:p>
          </table:table-cell>
          <table:table-cell office:value-type="float" office:value="0.00828" calcext:value-type="float">
            <text:p>0.0082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977527" calcext:value-type="float">
            <text:p>9.77527E-08</text:p>
          </table:table-cell>
          <table:table-cell office:value-type="float" office:value="0" calcext:value-type="float">
            <text:p>0</text:p>
          </table:table-cell>
          <table:table-cell office:value-type="float" office:value="-0.000168057" calcext:value-type="float">
            <text:p>-0.00016805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64175" calcext:value-type="float">
            <text:p>-0.000164175</text:p>
          </table:table-cell>
          <table:table-cell office:value-type="float" office:value="0.0083" calcext:value-type="float">
            <text:p>0.008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943951" calcext:value-type="float">
            <text:p>9.43951E-08</text:p>
          </table:table-cell>
          <table:table-cell office:value-type="float" office:value="0" calcext:value-type="float">
            <text:p>0</text:p>
          </table:table-cell>
          <table:table-cell office:value-type="float" office:value="-0.000167918" calcext:value-type="float">
            <text:p>-0.00016791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70769" calcext:value-type="float">
            <text:p>-0.000170769</text:p>
          </table:table-cell>
          <table:table-cell office:value-type="float" office:value="0.00832" calcext:value-type="float">
            <text:p>0.00832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910382" calcext:value-type="float">
            <text:p>9.10382E-08</text:p>
          </table:table-cell>
          <table:table-cell office:value-type="float" office:value="0" calcext:value-type="float">
            <text:p>0</text:p>
          </table:table-cell>
          <table:table-cell office:value-type="float" office:value="-0.000167832" calcext:value-type="float">
            <text:p>-0.00016783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77435" calcext:value-type="float">
            <text:p>-0.000177435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876829" calcext:value-type="float">
            <text:p>8.76829E-08</text:p>
          </table:table-cell>
          <table:table-cell office:value-type="float" office:value="0" calcext:value-type="float">
            <text:p>0</text:p>
          </table:table-cell>
          <table:table-cell office:value-type="float" office:value="-0.000167853" calcext:value-type="float">
            <text:p>-0.00016785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84247" calcext:value-type="float">
            <text:p>-0.000184247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843251" calcext:value-type="float">
            <text:p>8.43251E-08</text:p>
          </table:table-cell>
          <table:table-cell office:value-type="float" office:value="0" calcext:value-type="float">
            <text:p>0</text:p>
          </table:table-cell>
          <table:table-cell office:value-type="float" office:value="-0.00016801" calcext:value-type="float">
            <text:p>-0.00016801</text:p>
          </table:table-cell>
          <table:table-cell office:value-type="float" office:value="0.5535" calcext:value-type="float">
            <text:p>0.5535</text:p>
          </table:table-cell>
          <table:table-cell office:value-type="float" office:value="-0.0001912" calcext:value-type="float">
            <text:p>-0.0001912</text:p>
          </table:table-cell>
          <table:table-cell office:value-type="float" office:value="0.00838" calcext:value-type="float">
            <text:p>0.00838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809659" calcext:value-type="float">
            <text:p>8.09659E-08</text:p>
          </table:table-cell>
          <table:table-cell office:value-type="float" office:value="0" calcext:value-type="float">
            <text:p>0</text:p>
          </table:table-cell>
          <table:table-cell office:value-type="float" office:value="-0.000168235" calcext:value-type="float">
            <text:p>-0.000168235</text:p>
          </table:table-cell>
          <table:table-cell office:value-type="float" office:value="0.55125" calcext:value-type="float">
            <text:p>0.55125</text:p>
          </table:table-cell>
          <table:table-cell office:value-type="float" office:value="-0.000198224" calcext:value-type="float">
            <text:p>-0.000198224</text:p>
          </table:table-cell>
          <table:table-cell office:value-type="float" office:value="0.0084" calcext:value-type="float">
            <text:p>0.0084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775957" calcext:value-type="float">
            <text:p>7.75957E-08</text:p>
          </table:table-cell>
          <table:table-cell office:value-type="float" office:value="0" calcext:value-type="float">
            <text:p>0</text:p>
          </table:table-cell>
          <table:table-cell office:value-type="float" office:value="-0.000168704" calcext:value-type="float">
            <text:p>-0.000168704</text:p>
          </table:table-cell>
          <table:table-cell office:value-type="float" office:value="0.549" calcext:value-type="float">
            <text:p>0.549</text:p>
          </table:table-cell>
          <table:table-cell office:value-type="float" office:value="-0.000205451" calcext:value-type="float">
            <text:p>-0.000205451</text:p>
          </table:table-cell>
          <table:table-cell office:value-type="float" office:value="0.00842" calcext:value-type="float">
            <text:p>0.00842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742187" calcext:value-type="float">
            <text:p>7.42187E-08</text:p>
          </table:table-cell>
          <table:table-cell office:value-type="float" office:value="0" calcext:value-type="float">
            <text:p>0</text:p>
          </table:table-cell>
          <table:table-cell office:value-type="float" office:value="-0.000169264" calcext:value-type="float">
            <text:p>-0.000169264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12741" calcext:value-type="float">
            <text:p>-0.000212741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708283" calcext:value-type="float">
            <text:p>7.08283E-08</text:p>
          </table:table-cell>
          <table:table-cell office:value-type="float" office:value="0" calcext:value-type="float">
            <text:p>0</text:p>
          </table:table-cell>
          <table:table-cell office:value-type="float" office:value="-0.000170009" calcext:value-type="float">
            <text:p>-0.000170009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20161" calcext:value-type="float">
            <text:p>-0.000220161</text:p>
          </table:table-cell>
          <table:table-cell office:value-type="float" office:value="0.00846" calcext:value-type="float">
            <text:p>0.00846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674184" calcext:value-type="float">
            <text:p>6.74184E-08</text:p>
          </table:table-cell>
          <table:table-cell office:value-type="float" office:value="0" calcext:value-type="float">
            <text:p>0</text:p>
          </table:table-cell>
          <table:table-cell office:value-type="float" office:value="-0.000170952" calcext:value-type="float">
            <text:p>-0.000170952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277" calcext:value-type="float">
            <text:p>-0.0002277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639984" calcext:value-type="float">
            <text:p>6.39984E-08</text:p>
          </table:table-cell>
          <table:table-cell office:value-type="float" office:value="0" calcext:value-type="float">
            <text:p>0</text:p>
          </table:table-cell>
          <table:table-cell office:value-type="float" office:value="-0.000171993" calcext:value-type="float">
            <text:p>-0.000171993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35299" calcext:value-type="float">
            <text:p>-0.000235299</text:p>
          </table:table-cell>
          <table:table-cell office:value-type="float" office:value="0.0085" calcext:value-type="float">
            <text:p>0.008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605386" calcext:value-type="float">
            <text:p>6.05386E-08</text:p>
          </table:table-cell>
          <table:table-cell office:value-type="float" office:value="0" calcext:value-type="float">
            <text:p>0</text:p>
          </table:table-cell>
          <table:table-cell office:value-type="float" office:value="-0.000173345" calcext:value-type="float">
            <text:p>-0.00017334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43063" calcext:value-type="float">
            <text:p>-0.000243063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57062" calcext:value-type="float">
            <text:p>5.7062E-08</text:p>
          </table:table-cell>
          <table:table-cell office:value-type="float" office:value="0" calcext:value-type="float">
            <text:p>0</text:p>
          </table:table-cell>
          <table:table-cell office:value-type="float" office:value="-0.000174801" calcext:value-type="float">
            <text:p>-0.000174801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50876" calcext:value-type="float">
            <text:p>-0.000250876</text:p>
          </table:table-cell>
          <table:table-cell office:value-type="float" office:value="0.00854" calcext:value-type="float">
            <text:p>0.00854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535518" calcext:value-type="float">
            <text:p>5.35518E-08</text:p>
          </table:table-cell>
          <table:table-cell office:value-type="float" office:value="0" calcext:value-type="float">
            <text:p>0</text:p>
          </table:table-cell>
          <table:table-cell office:value-type="float" office:value="-0.000176465" calcext:value-type="float">
            <text:p>-0.00017646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58786" calcext:value-type="float">
            <text:p>-0.000258786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500014" calcext:value-type="float">
            <text:p>5.00014E-08</text:p>
          </table:table-cell>
          <table:table-cell office:value-type="float" office:value="0" calcext:value-type="float">
            <text:p>0</text:p>
          </table:table-cell>
          <table:table-cell office:value-type="float" office:value="-0.00017833" calcext:value-type="float">
            <text:p>-0.00017833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66781" calcext:value-type="float">
            <text:p>-0.000266781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464309" calcext:value-type="float">
            <text:p>4.64309E-08</text:p>
          </table:table-cell>
          <table:table-cell office:value-type="float" office:value="0" calcext:value-type="float">
            <text:p>0</text:p>
          </table:table-cell>
          <table:table-cell office:value-type="float" office:value="-0.000180296" calcext:value-type="float">
            <text:p>-0.000180296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74817" calcext:value-type="float">
            <text:p>-0.000274817</text:p>
          </table:table-cell>
          <table:table-cell office:value-type="float" office:value="0.0086" calcext:value-type="float">
            <text:p>0.0086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427897" calcext:value-type="float">
            <text:p>4.27897E-08</text:p>
          </table:table-cell>
          <table:table-cell office:value-type="float" office:value="0" calcext:value-type="float">
            <text:p>0</text:p>
          </table:table-cell>
          <table:table-cell office:value-type="float" office:value="-0.000182545" calcext:value-type="float">
            <text:p>-0.00018254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82957" calcext:value-type="float">
            <text:p>-0.000282957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39122" calcext:value-type="float">
            <text:p>3.9122E-08</text:p>
          </table:table-cell>
          <table:table-cell office:value-type="float" office:value="0" calcext:value-type="float">
            <text:p>0</text:p>
          </table:table-cell>
          <table:table-cell office:value-type="float" office:value="-0.000184878" calcext:value-type="float">
            <text:p>-0.000184878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91122" calcext:value-type="float">
            <text:p>-0.000291122</text:p>
          </table:table-cell>
          <table:table-cell office:value-type="float" office:value="0.00864" calcext:value-type="float">
            <text:p>0.00864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354012" calcext:value-type="float">
            <text:p>3.54012E-08</text:p>
          </table:table-cell>
          <table:table-cell office:value-type="float" office:value="0" calcext:value-type="float">
            <text:p>0</text:p>
          </table:table-cell>
          <table:table-cell office:value-type="float" office:value="-0.00018738" calcext:value-type="float">
            <text:p>-0.00018738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99338" calcext:value-type="float">
            <text:p>-0.000299338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316224" calcext:value-type="float">
            <text:p>3.16224E-08</text:p>
          </table:table-cell>
          <table:table-cell office:value-type="float" office:value="0" calcext:value-type="float">
            <text:p>0</text:p>
          </table:table-cell>
          <table:table-cell office:value-type="float" office:value="-0.000190021" calcext:value-type="float">
            <text:p>-0.000190021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307585" calcext:value-type="float">
            <text:p>-0.000307585</text:p>
          </table:table-cell>
          <table:table-cell office:value-type="float" office:value="0.00868" calcext:value-type="float">
            <text:p>0.0086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278146" calcext:value-type="float">
            <text:p>2.78146E-08</text:p>
          </table:table-cell>
          <table:table-cell office:value-type="float" office:value="0" calcext:value-type="float">
            <text:p>0</text:p>
          </table:table-cell>
          <table:table-cell office:value-type="float" office:value="-0.000192733" calcext:value-type="float">
            <text:p>-0.000192733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315847" calcext:value-type="float">
            <text:p>-0.000315847</text:p>
          </table:table-cell>
          <table:table-cell office:value-type="float" office:value="0.0087" calcext:value-type="float">
            <text:p>0.0087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239133" calcext:value-type="float">
            <text:p>2.39133E-08</text:p>
          </table:table-cell>
          <table:table-cell office:value-type="float" office:value="0" calcext:value-type="float">
            <text:p>0</text:p>
          </table:table-cell>
          <table:table-cell office:value-type="float" office:value="-0.000195603" calcext:value-type="float">
            <text:p>-0.000195603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324126" calcext:value-type="float">
            <text:p>-0.000324126</text:p>
          </table:table-cell>
          <table:table-cell office:value-type="float" office:value="0.00872" calcext:value-type="float">
            <text:p>0.0087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199792" calcext:value-type="float">
            <text:p>1.99792E-08</text:p>
          </table:table-cell>
          <table:table-cell office:value-type="float" office:value="0" calcext:value-type="float">
            <text:p>0</text:p>
          </table:table-cell>
          <table:table-cell office:value-type="float" office:value="-0.000198506" calcext:value-type="float">
            <text:p>-0.000198506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332398" calcext:value-type="float">
            <text:p>-0.000332398</text:p>
          </table:table-cell>
          <table:table-cell office:value-type="float" office:value="0.00874" calcext:value-type="float">
            <text:p>0.0087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1598" calcext:value-type="float">
            <text:p>1.598E-08</text:p>
          </table:table-cell>
          <table:table-cell office:value-type="float" office:value="0" calcext:value-type="float">
            <text:p>0</text:p>
          </table:table-cell>
          <table:table-cell office:value-type="float" office:value="-0.000201477" calcext:value-type="float">
            <text:p>-0.000201477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340659" calcext:value-type="float">
            <text:p>-0.000340659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119139" calcext:value-type="float">
            <text:p>1.19139E-08</text:p>
          </table:table-cell>
          <table:table-cell office:value-type="float" office:value="0" calcext:value-type="float">
            <text:p>0</text:p>
          </table:table-cell>
          <table:table-cell office:value-type="float" office:value="-0.000204469" calcext:value-type="float">
            <text:p>-0.000204469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348885" calcext:value-type="float">
            <text:p>-0.000348885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0781445" calcext:value-type="float">
            <text:p>7.81445E-09</text:p>
          </table:table-cell>
          <table:table-cell office:value-type="float" office:value="0" calcext:value-type="float">
            <text:p>0</text:p>
          </table:table-cell>
          <table:table-cell office:value-type="float" office:value="-0.000207472" calcext:value-type="float">
            <text:p>-0.000207472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357094" calcext:value-type="float">
            <text:p>-0.000357094</text:p>
          </table:table-cell>
          <table:table-cell office:value-type="float" office:value="0.0088" calcext:value-type="float">
            <text:p>0.008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0.00000000361492" calcext:value-type="float">
            <text:p>3.61492E-09</text:p>
          </table:table-cell>
          <table:table-cell office:value-type="float" office:value="0" calcext:value-type="float">
            <text:p>0</text:p>
          </table:table-cell>
          <table:table-cell office:value-type="float" office:value="-0.000210434" calcext:value-type="float">
            <text:p>-0.000210434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365216" calcext:value-type="float">
            <text:p>-0.000365216</text:p>
          </table:table-cell>
          <table:table-cell office:value-type="float" office:value="0.00882" calcext:value-type="float">
            <text:p>0.00882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0061705" calcext:value-type="float">
            <text:p>-6.1705E-10</text:p>
          </table:table-cell>
          <table:table-cell office:value-type="float" office:value="0" calcext:value-type="float">
            <text:p>0</text:p>
          </table:table-cell>
          <table:table-cell office:value-type="float" office:value="-0.000213356" calcext:value-type="float">
            <text:p>-0.000213356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373296" calcext:value-type="float">
            <text:p>-0.000373296</text:p>
          </table:table-cell>
          <table:table-cell office:value-type="float" office:value="0.00884" calcext:value-type="float">
            <text:p>0.00884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0491369" calcext:value-type="float">
            <text:p>-4.91369E-09</text:p>
          </table:table-cell>
          <table:table-cell office:value-type="float" office:value="0" calcext:value-type="float">
            <text:p>0</text:p>
          </table:table-cell>
          <table:table-cell office:value-type="float" office:value="-0.0002162" calcext:value-type="float">
            <text:p>-0.0002162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381291" calcext:value-type="float">
            <text:p>-0.000381291</text:p>
          </table:table-cell>
          <table:table-cell office:value-type="float" office:value="0.00886" calcext:value-type="float">
            <text:p>0.00886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0927205" calcext:value-type="float">
            <text:p>-9.27205E-09</text:p>
          </table:table-cell>
          <table:table-cell office:value-type="float" office:value="0.00149996" calcext:value-type="float">
            <text:p>0.00149996</text:p>
          </table:table-cell>
          <table:table-cell office:value-type="float" office:value="-0.00021891" calcext:value-type="float">
            <text:p>-0.00021891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389179" calcext:value-type="float">
            <text:p>-0.000389179</text:p>
          </table:table-cell>
          <table:table-cell office:value-type="float" office:value="0.00888" calcext:value-type="float">
            <text:p>0.0088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136612" calcext:value-type="float">
            <text:p>-1.36612E-08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0221554" calcext:value-type="float">
            <text:p>-0.000221554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397013" calcext:value-type="float">
            <text:p>-0.000397013</text:p>
          </table:table-cell>
          <table:table-cell office:value-type="float" office:value="0.0089" calcext:value-type="float">
            <text:p>0.0089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181342" calcext:value-type="float">
            <text:p>-1.81342E-08</text:p>
          </table:table-cell>
          <table:table-cell office:value-type="float" office:value="0.00599998" calcext:value-type="float">
            <text:p>0.00599998</text:p>
          </table:table-cell>
          <table:table-cell office:value-type="float" office:value="-0.000223913" calcext:value-type="float">
            <text:p>-0.000223913</text:p>
          </table:table-cell>
          <table:table-cell office:value-type="float" office:value="0.54975" calcext:value-type="float">
            <text:p>0.54975</text:p>
          </table:table-cell>
          <table:table-cell office:value-type="float" office:value="-0.000404644" calcext:value-type="float">
            <text:p>-0.000404644</text:p>
          </table:table-cell>
          <table:table-cell office:value-type="float" office:value="0.00892" calcext:value-type="float">
            <text:p>0.00892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226317" calcext:value-type="float">
            <text:p>-2.26317E-08</text:p>
          </table:table-cell>
          <table:table-cell office:value-type="float" office:value="0.00675002" calcext:value-type="float">
            <text:p>0.00675002</text:p>
          </table:table-cell>
          <table:table-cell office:value-type="float" office:value="-0.000226149" calcext:value-type="float">
            <text:p>-0.000226149</text:p>
          </table:table-cell>
          <table:table-cell office:value-type="float" office:value="0.552" calcext:value-type="float">
            <text:p>0.552</text:p>
          </table:table-cell>
          <table:table-cell office:value-type="float" office:value="-0.000412194" calcext:value-type="float">
            <text:p>-0.000412194</text:p>
          </table:table-cell>
          <table:table-cell office:value-type="float" office:value="0.00894" calcext:value-type="float">
            <text:p>0.0089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271781" calcext:value-type="float">
            <text:p>-2.71781E-08</text:p>
          </table:table-cell>
          <table:table-cell office:value-type="float" office:value="0.00449998" calcext:value-type="float">
            <text:p>0.00449998</text:p>
          </table:table-cell>
          <table:table-cell office:value-type="float" office:value="-0.000228141" calcext:value-type="float">
            <text:p>-0.000228141</text:p>
          </table:table-cell>
          <table:table-cell office:value-type="float" office:value="0.55425" calcext:value-type="float">
            <text:p>0.55425</text:p>
          </table:table-cell>
          <table:table-cell office:value-type="float" office:value="-0.000419583" calcext:value-type="float">
            <text:p>-0.000419583</text:p>
          </table:table-cell>
          <table:table-cell office:value-type="float" office:value="0.00896" calcext:value-type="float">
            <text:p>0.00896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31764" calcext:value-type="float">
            <text:p>-3.1764E-08</text:p>
          </table:table-cell>
          <table:table-cell office:value-type="float" office:value="0.00225004" calcext:value-type="float">
            <text:p>0.00225004</text:p>
          </table:table-cell>
          <table:table-cell office:value-type="float" office:value="-0.000229833" calcext:value-type="float">
            <text:p>-0.00022983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26784" calcext:value-type="float">
            <text:p>-0.000426784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3637" calcext:value-type="float">
            <text:p>-3.637E-08</text:p>
          </table:table-cell>
          <table:table-cell office:value-type="float" office:value="0" calcext:value-type="float">
            <text:p>0</text:p>
          </table:table-cell>
          <table:table-cell office:value-type="float" office:value="-0.000231374" calcext:value-type="float">
            <text:p>-0.00023137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33892" calcext:value-type="float">
            <text:p>-0.000433892</text:p>
          </table:table-cell>
          <table:table-cell office:value-type="float" office:value="0.009" calcext:value-type="float">
            <text:p>0.00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41019" calcext:value-type="float">
            <text:p>-4.1019E-08</text:p>
          </table:table-cell>
          <table:table-cell office:value-type="float" office:value="0" calcext:value-type="float">
            <text:p>0</text:p>
          </table:table-cell>
          <table:table-cell office:value-type="float" office:value="-0.000232385" calcext:value-type="float">
            <text:p>-0.00023238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40677" calcext:value-type="float">
            <text:p>-0.000440677</text:p>
          </table:table-cell>
          <table:table-cell office:value-type="float" office:value="0.00902" calcext:value-type="float">
            <text:p>0.0090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456762" calcext:value-type="float">
            <text:p>-4.56762E-08</text:p>
          </table:table-cell>
          <table:table-cell office:value-type="float" office:value="0" calcext:value-type="float">
            <text:p>0</text:p>
          </table:table-cell>
          <table:table-cell office:value-type="float" office:value="-0.000233194" calcext:value-type="float">
            <text:p>-0.00023319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47342" calcext:value-type="float">
            <text:p>-0.000447342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503496" calcext:value-type="float">
            <text:p>-5.03496E-08</text:p>
          </table:table-cell>
          <table:table-cell office:value-type="float" office:value="0" calcext:value-type="float">
            <text:p>0</text:p>
          </table:table-cell>
          <table:table-cell office:value-type="float" office:value="-0.000233598" calcext:value-type="float">
            <text:p>-0.00023359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53766" calcext:value-type="float">
            <text:p>-0.000453766</text:p>
          </table:table-cell>
          <table:table-cell office:value-type="float" office:value="0.00906" calcext:value-type="float">
            <text:p>0.00906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550247" calcext:value-type="float">
            <text:p>-5.50247E-08</text:p>
          </table:table-cell>
          <table:table-cell office:value-type="float" office:value="0" calcext:value-type="float">
            <text:p>0</text:p>
          </table:table-cell>
          <table:table-cell office:value-type="float" office:value="-0.000233553" calcext:value-type="float">
            <text:p>-0.00023355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59923" calcext:value-type="float">
            <text:p>-0.000459923</text:p>
          </table:table-cell>
          <table:table-cell office:value-type="float" office:value="0.00908" calcext:value-type="float">
            <text:p>0.00908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597005" calcext:value-type="float">
            <text:p>-5.97005E-08</text:p>
          </table:table-cell>
          <table:table-cell office:value-type="float" office:value="0" calcext:value-type="float">
            <text:p>0</text:p>
          </table:table-cell>
          <table:table-cell office:value-type="float" office:value="-0.000233282" calcext:value-type="float">
            <text:p>-0.00023328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65945" calcext:value-type="float">
            <text:p>-0.000465945</text:p>
          </table:table-cell>
          <table:table-cell office:value-type="float" office:value="0.0091" calcext:value-type="float">
            <text:p>0.009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643558" calcext:value-type="float">
            <text:p>-6.43558E-08</text:p>
          </table:table-cell>
          <table:table-cell office:value-type="float" office:value="0" calcext:value-type="float">
            <text:p>0</text:p>
          </table:table-cell>
          <table:table-cell office:value-type="float" office:value="-0.00023227" calcext:value-type="float">
            <text:p>-0.0002322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153" calcext:value-type="float">
            <text:p>-0.00047153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689955" calcext:value-type="float">
            <text:p>-6.89955E-08</text:p>
          </table:table-cell>
          <table:table-cell office:value-type="float" office:value="0" calcext:value-type="float">
            <text:p>0</text:p>
          </table:table-cell>
          <table:table-cell office:value-type="float" office:value="-0.000230993" calcext:value-type="float">
            <text:p>-0.00023099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6955" calcext:value-type="float">
            <text:p>-0.000476955</text:p>
          </table:table-cell>
          <table:table-cell office:value-type="float" office:value="0.00914" calcext:value-type="float">
            <text:p>0.00914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736042" calcext:value-type="float">
            <text:p>-7.36042E-08</text:p>
          </table:table-cell>
          <table:table-cell office:value-type="float" office:value="0" calcext:value-type="float">
            <text:p>0</text:p>
          </table:table-cell>
          <table:table-cell office:value-type="float" office:value="-0.000229184" calcext:value-type="float">
            <text:p>-0.00022918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82063" calcext:value-type="float">
            <text:p>-0.000482063</text:p>
          </table:table-cell>
          <table:table-cell office:value-type="float" office:value="0.00916" calcext:value-type="float">
            <text:p>0.00916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781635" calcext:value-type="float">
            <text:p>-7.81635E-08</text:p>
          </table:table-cell>
          <table:table-cell office:value-type="float" office:value="0" calcext:value-type="float">
            <text:p>0</text:p>
          </table:table-cell>
          <table:table-cell office:value-type="float" office:value="-0.000226812" calcext:value-type="float">
            <text:p>-0.00022681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86829" calcext:value-type="float">
            <text:p>-0.000486829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826981" calcext:value-type="float">
            <text:p>-8.26981E-08</text:p>
          </table:table-cell>
          <table:table-cell office:value-type="float" office:value="0" calcext:value-type="float">
            <text:p>0</text:p>
          </table:table-cell>
          <table:table-cell office:value-type="float" office:value="-0.000224159" calcext:value-type="float">
            <text:p>-0.00022415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91424" calcext:value-type="float">
            <text:p>-0.000491424</text:p>
          </table:table-cell>
          <table:table-cell office:value-type="float" office:value="0.0092" calcext:value-type="float">
            <text:p>0.0092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871297" calcext:value-type="float">
            <text:p>-8.71297E-08</text:p>
          </table:table-cell>
          <table:table-cell office:value-type="float" office:value="0" calcext:value-type="float">
            <text:p>0</text:p>
          </table:table-cell>
          <table:table-cell office:value-type="float" office:value="-0.000220622" calcext:value-type="float">
            <text:p>-0.00022062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95471" calcext:value-type="float">
            <text:p>-0.000495471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915171" calcext:value-type="float">
            <text:p>-9.15171E-08</text:p>
          </table:table-cell>
          <table:table-cell office:value-type="float" office:value="0" calcext:value-type="float">
            <text:p>0</text:p>
          </table:table-cell>
          <table:table-cell office:value-type="float" office:value="-0.000216781" calcext:value-type="float">
            <text:p>-0.00021678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99324" calcext:value-type="float">
            <text:p>-0.000499324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0958159" calcext:value-type="float">
            <text:p>-9.58159E-08</text:p>
          </table:table-cell>
          <table:table-cell office:value-type="float" office:value="0" calcext:value-type="float">
            <text:p>0</text:p>
          </table:table-cell>
          <table:table-cell office:value-type="float" office:value="-0.000212335" calcext:value-type="float">
            <text:p>-0.00021233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0279" calcext:value-type="float">
            <text:p>-0.00050279</text:p>
          </table:table-cell>
          <table:table-cell office:value-type="float" office:value="0.00926" calcext:value-type="float">
            <text:p>0.0092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00006" calcext:value-type="float">
            <text:p>-1.00006E-07</text:p>
          </table:table-cell>
          <table:table-cell office:value-type="float" office:value="0" calcext:value-type="float">
            <text:p>0</text:p>
          </table:table-cell>
          <table:table-cell office:value-type="float" office:value="-0.000207268" calcext:value-type="float">
            <text:p>-0.00020726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05847" calcext:value-type="float">
            <text:p>-0.000505847</text:p>
          </table:table-cell>
          <table:table-cell office:value-type="float" office:value="0.00928" calcext:value-type="float">
            <text:p>0.0092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04141" calcext:value-type="float">
            <text:p>-1.04141E-07</text:p>
          </table:table-cell>
          <table:table-cell office:value-type="float" office:value="0" calcext:value-type="float">
            <text:p>0</text:p>
          </table:table-cell>
          <table:table-cell office:value-type="float" office:value="-0.000201893" calcext:value-type="float">
            <text:p>-0.00020189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08701" calcext:value-type="float">
            <text:p>-0.000508701</text:p>
          </table:table-cell>
          <table:table-cell office:value-type="float" office:value="0.0093" calcext:value-type="float">
            <text:p>0.009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08082" calcext:value-type="float">
            <text:p>-1.08082E-07</text:p>
          </table:table-cell>
          <table:table-cell office:value-type="float" office:value="0" calcext:value-type="float">
            <text:p>0</text:p>
          </table:table-cell>
          <table:table-cell office:value-type="float" office:value="-0.000195576" calcext:value-type="float">
            <text:p>-0.00019557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10913" calcext:value-type="float">
            <text:p>-0.000510913</text:p>
          </table:table-cell>
          <table:table-cell office:value-type="float" office:value="0.00932" calcext:value-type="float">
            <text:p>0.0093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11946" calcext:value-type="float">
            <text:p>-1.11946E-07</text:p>
          </table:table-cell>
          <table:table-cell office:value-type="float" office:value="0" calcext:value-type="float">
            <text:p>0</text:p>
          </table:table-cell>
          <table:table-cell office:value-type="float" office:value="-0.000188947" calcext:value-type="float">
            <text:p>-0.00018894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12902" calcext:value-type="float">
            <text:p>-0.000512902</text:p>
          </table:table-cell>
          <table:table-cell office:value-type="float" office:value="0.00934" calcext:value-type="float">
            <text:p>0.0093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15661" calcext:value-type="float">
            <text:p>-1.15661E-07</text:p>
          </table:table-cell>
          <table:table-cell office:value-type="float" office:value="0" calcext:value-type="float">
            <text:p>0</text:p>
          </table:table-cell>
          <table:table-cell office:value-type="float" office:value="-0.000181694" calcext:value-type="float">
            <text:p>-0.00018169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14445" calcext:value-type="float">
            <text:p>-0.000514445</text:p>
          </table:table-cell>
          <table:table-cell office:value-type="float" office:value="0.00936" calcext:value-type="float">
            <text:p>0.00936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19203" calcext:value-type="float">
            <text:p>-1.19203E-07</text:p>
          </table:table-cell>
          <table:table-cell office:value-type="float" office:value="0" calcext:value-type="float">
            <text:p>0</text:p>
          </table:table-cell>
          <table:table-cell office:value-type="float" office:value="-0.000173828" calcext:value-type="float">
            <text:p>-0.00017382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15528" calcext:value-type="float">
            <text:p>-0.000515528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2266" calcext:value-type="float">
            <text:p>-1.2266E-07</text:p>
          </table:table-cell>
          <table:table-cell office:value-type="float" office:value="0" calcext:value-type="float">
            <text:p>0</text:p>
          </table:table-cell>
          <table:table-cell office:value-type="float" office:value="-0.000165656" calcext:value-type="float">
            <text:p>-0.00016565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16381" calcext:value-type="float">
            <text:p>-0.000516381</text:p>
          </table:table-cell>
          <table:table-cell office:value-type="float" office:value="0.0094" calcext:value-type="float">
            <text:p>0.0094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2583" calcext:value-type="float">
            <text:p>-1.2583E-07</text:p>
          </table:table-cell>
          <table:table-cell office:value-type="float" office:value="0" calcext:value-type="float">
            <text:p>0</text:p>
          </table:table-cell>
          <table:table-cell office:value-type="float" office:value="-0.000156591" calcext:value-type="float">
            <text:p>-0.00015659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16522" calcext:value-type="float">
            <text:p>-0.000516522</text:p>
          </table:table-cell>
          <table:table-cell office:value-type="float" office:value="0.00942" calcext:value-type="float">
            <text:p>0.00942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28893" calcext:value-type="float">
            <text:p>-1.28893E-07</text:p>
          </table:table-cell>
          <table:table-cell office:value-type="float" office:value="0" calcext:value-type="float">
            <text:p>0</text:p>
          </table:table-cell>
          <table:table-cell office:value-type="float" office:value="-0.000147242" calcext:value-type="float">
            <text:p>-0.00014724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16419" calcext:value-type="float">
            <text:p>-0.000516419</text:p>
          </table:table-cell>
          <table:table-cell office:value-type="float" office:value="0.00944" calcext:value-type="float">
            <text:p>0.0094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31746" calcext:value-type="float">
            <text:p>-1.31746E-07</text:p>
          </table:table-cell>
          <table:table-cell office:value-type="float" office:value="0" calcext:value-type="float">
            <text:p>0</text:p>
          </table:table-cell>
          <table:table-cell office:value-type="float" office:value="-0.000137327" calcext:value-type="float">
            <text:p>-0.00013732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15829" calcext:value-type="float">
            <text:p>-0.000515829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34369" calcext:value-type="float">
            <text:p>-1.34369E-07</text:p>
          </table:table-cell>
          <table:table-cell office:value-type="float" office:value="0" calcext:value-type="float">
            <text:p>0</text:p>
          </table:table-cell>
          <table:table-cell office:value-type="float" office:value="-0.000126877" calcext:value-type="float">
            <text:p>-0.00012687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14749" calcext:value-type="float">
            <text:p>-0.000514749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36877" calcext:value-type="float">
            <text:p>-1.36877E-07</text:p>
          </table:table-cell>
          <table:table-cell office:value-type="float" office:value="0" calcext:value-type="float">
            <text:p>0</text:p>
          </table:table-cell>
          <table:table-cell office:value-type="float" office:value="-0.00011616" calcext:value-type="float">
            <text:p>-0.0001161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13424" calcext:value-type="float">
            <text:p>-0.000513424</text:p>
          </table:table-cell>
          <table:table-cell office:value-type="float" office:value="0.0095" calcext:value-type="float">
            <text:p>0.009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39015" calcext:value-type="float">
            <text:p>-1.39015E-07</text:p>
          </table:table-cell>
          <table:table-cell office:value-type="float" office:value="0" calcext:value-type="float">
            <text:p>0</text:p>
          </table:table-cell>
          <table:table-cell office:value-type="float" office:value="-0.000104699" calcext:value-type="float">
            <text:p>-0.00010469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11352" calcext:value-type="float">
            <text:p>-0.000511352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41022" calcext:value-type="float">
            <text:p>-1.41022E-07</text:p>
          </table:table-cell>
          <table:table-cell office:value-type="float" office:value="0" calcext:value-type="float">
            <text:p>0</text:p>
          </table:table-cell>
          <table:table-cell office:value-type="float" office:value="-0.0000930159" calcext:value-type="float">
            <text:p>-9.30159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0903" calcext:value-type="float">
            <text:p>-0.00050903</text:p>
          </table:table-cell>
          <table:table-cell office:value-type="float" office:value="0.00954" calcext:value-type="float">
            <text:p>0.0095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42766" calcext:value-type="float">
            <text:p>-1.42766E-07</text:p>
          </table:table-cell>
          <table:table-cell office:value-type="float" office:value="0" calcext:value-type="float">
            <text:p>0</text:p>
          </table:table-cell>
          <table:table-cell office:value-type="float" office:value="-0.0000808904" calcext:value-type="float">
            <text:p>-8.08904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06208" calcext:value-type="float">
            <text:p>-0.000506208</text:p>
          </table:table-cell>
          <table:table-cell office:value-type="float" office:value="0.00956" calcext:value-type="float">
            <text:p>0.00956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44234" calcext:value-type="float">
            <text:p>-1.44234E-07</text:p>
          </table:table-cell>
          <table:table-cell office:value-type="float" office:value="0" calcext:value-type="float">
            <text:p>0</text:p>
          </table:table-cell>
          <table:table-cell office:value-type="float" office:value="-0.0000683802" calcext:value-type="float">
            <text:p>-6.83802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02893" calcext:value-type="float">
            <text:p>-0.000502893</text:p>
          </table:table-cell>
          <table:table-cell office:value-type="float" office:value="0.00958" calcext:value-type="float">
            <text:p>0.00958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45564" calcext:value-type="float">
            <text:p>-1.45564E-07</text:p>
          </table:table-cell>
          <table:table-cell office:value-type="float" office:value="0" calcext:value-type="float">
            <text:p>0</text:p>
          </table:table-cell>
          <table:table-cell office:value-type="float" office:value="-0.0000556768" calcext:value-type="float">
            <text:p>-5.56768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99331" calcext:value-type="float">
            <text:p>-0.000499331</text:p>
          </table:table-cell>
          <table:table-cell office:value-type="float" office:value="0.0096" calcext:value-type="float">
            <text:p>0.0096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46461" calcext:value-type="float">
            <text:p>-1.46461E-07</text:p>
          </table:table-cell>
          <table:table-cell office:value-type="float" office:value="0" calcext:value-type="float">
            <text:p>0</text:p>
          </table:table-cell>
          <table:table-cell office:value-type="float" office:value="-0.0000424849" calcext:value-type="float">
            <text:p>-4.24849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95034" calcext:value-type="float">
            <text:p>-0.000495034</text:p>
          </table:table-cell>
          <table:table-cell office:value-type="float" office:value="0.00962" calcext:value-type="float">
            <text:p>0.0096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4721" calcext:value-type="float">
            <text:p>-1.4721E-07</text:p>
          </table:table-cell>
          <table:table-cell office:value-type="float" office:value="0" calcext:value-type="float">
            <text:p>0</text:p>
          </table:table-cell>
          <table:table-cell office:value-type="float" office:value="-0.0000291654" calcext:value-type="float">
            <text:p>-2.91654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90494" calcext:value-type="float">
            <text:p>-0.000490494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4766" calcext:value-type="float">
            <text:p>-1.4766E-07</text:p>
          </table:table-cell>
          <table:table-cell office:value-type="float" office:value="0" calcext:value-type="float">
            <text:p>0</text:p>
          </table:table-cell>
          <table:table-cell office:value-type="float" office:value="-0.0000155909" calcext:value-type="float">
            <text:p>-1.55909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8547" calcext:value-type="float">
            <text:p>-0.00048547</text:p>
          </table:table-cell>
          <table:table-cell office:value-type="float" office:value="0.00966" calcext:value-type="float">
            <text:p>0.00966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47805" calcext:value-type="float">
            <text:p>-1.47805E-07</text:p>
          </table:table-cell>
          <table:table-cell office:value-type="float" office:value="0" calcext:value-type="float">
            <text:p>0</text:p>
          </table:table-cell>
          <table:table-cell office:value-type="float" office:value="-0.00000183512" calcext:value-type="float">
            <text:p>-1.83512E-0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998" calcext:value-type="float">
            <text:p>-0.00047998</text:p>
          </table:table-cell>
          <table:table-cell office:value-type="float" office:value="0.00968" calcext:value-type="float">
            <text:p>0.00968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47797" calcext:value-type="float">
            <text:p>-1.47797E-07</text:p>
          </table:table-cell>
          <table:table-cell office:value-type="float" office:value="0" calcext:value-type="float">
            <text:p>0</text:p>
          </table:table-cell>
          <table:table-cell office:value-type="float" office:value="0.0000120106" calcext:value-type="float">
            <text:p>1.20106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4259" calcext:value-type="float">
            <text:p>-0.000474259</text:p>
          </table:table-cell>
          <table:table-cell office:value-type="float" office:value="0.0097" calcext:value-type="float">
            <text:p>0.0097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47324" calcext:value-type="float">
            <text:p>-1.47324E-07</text:p>
          </table:table-cell>
          <table:table-cell office:value-type="float" office:value="0" calcext:value-type="float">
            <text:p>0</text:p>
          </table:table-cell>
          <table:table-cell office:value-type="float" office:value="0.0000260081" calcext:value-type="float">
            <text:p>2.60081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67867" calcext:value-type="float">
            <text:p>-0.000467867</text:p>
          </table:table-cell>
          <table:table-cell office:value-type="float" office:value="0.00972" calcext:value-type="float">
            <text:p>0.0097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46696" calcext:value-type="float">
            <text:p>-1.46696E-07</text:p>
          </table:table-cell>
          <table:table-cell office:value-type="float" office:value="0" calcext:value-type="float">
            <text:p>0</text:p>
          </table:table-cell>
          <table:table-cell office:value-type="float" office:value="0.0000400139" calcext:value-type="float">
            <text:p>4.00139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61261" calcext:value-type="float">
            <text:p>-0.000461261</text:p>
          </table:table-cell>
          <table:table-cell office:value-type="float" office:value="0.00974" calcext:value-type="float">
            <text:p>0.00974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45755" calcext:value-type="float">
            <text:p>-1.45755E-07</text:p>
          </table:table-cell>
          <table:table-cell office:value-type="float" office:value="0" calcext:value-type="float">
            <text:p>0</text:p>
          </table:table-cell>
          <table:table-cell office:value-type="float" office:value="0.0000540361" calcext:value-type="float">
            <text:p>5.40361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54227" calcext:value-type="float">
            <text:p>-0.000454227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44503" calcext:value-type="float">
            <text:p>-1.44503E-07</text:p>
          </table:table-cell>
          <table:table-cell office:value-type="float" office:value="0" calcext:value-type="float">
            <text:p>0</text:p>
          </table:table-cell>
          <table:table-cell office:value-type="float" office:value="0.0000679906" calcext:value-type="float">
            <text:p>6.79906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46794" calcext:value-type="float">
            <text:p>-0.000446794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43095" calcext:value-type="float">
            <text:p>-1.43095E-07</text:p>
          </table:table-cell>
          <table:table-cell office:value-type="float" office:value="0" calcext:value-type="float">
            <text:p>0</text:p>
          </table:table-cell>
          <table:table-cell office:value-type="float" office:value="0.0000819112" calcext:value-type="float">
            <text:p>8.19112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39163" calcext:value-type="float">
            <text:p>-0.000439163</text:p>
          </table:table-cell>
          <table:table-cell office:value-type="float" office:value="0.0098" calcext:value-type="float">
            <text:p>0.009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41226" calcext:value-type="float">
            <text:p>-1.41226E-07</text:p>
          </table:table-cell>
          <table:table-cell office:value-type="float" office:value="0" calcext:value-type="float">
            <text:p>0</text:p>
          </table:table-cell>
          <table:table-cell office:value-type="float" office:value="0.0000956044" calcext:value-type="float">
            <text:p>9.56044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3097" calcext:value-type="float">
            <text:p>-0.00043097</text:p>
          </table:table-cell>
          <table:table-cell office:value-type="float" office:value="0.00982" calcext:value-type="float">
            <text:p>0.0098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39207" calcext:value-type="float">
            <text:p>-1.39207E-07</text:p>
          </table:table-cell>
          <table:table-cell office:value-type="float" office:value="0" calcext:value-type="float">
            <text:p>0</text:p>
          </table:table-cell>
          <table:table-cell office:value-type="float" office:value="0.000109179" calcext:value-type="float">
            <text:p>0.00010917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22607" calcext:value-type="float">
            <text:p>-0.000422607</text:p>
          </table:table-cell>
          <table:table-cell office:value-type="float" office:value="0.00984" calcext:value-type="float">
            <text:p>0.00984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36887" calcext:value-type="float">
            <text:p>-1.36887E-07</text:p>
          </table:table-cell>
          <table:table-cell office:value-type="float" office:value="0" calcext:value-type="float">
            <text:p>0</text:p>
          </table:table-cell>
          <table:table-cell office:value-type="float" office:value="0.000122517" calcext:value-type="float">
            <text:p>0.00012251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13902" calcext:value-type="float">
            <text:p>-0.000413902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34274" calcext:value-type="float">
            <text:p>-1.34274E-07</text:p>
          </table:table-cell>
          <table:table-cell office:value-type="float" office:value="0" calcext:value-type="float">
            <text:p>0</text:p>
          </table:table-cell>
          <table:table-cell office:value-type="float" office:value="0.000135529" calcext:value-type="float">
            <text:p>0.00013552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04894" calcext:value-type="float">
            <text:p>-0.000404894</text:p>
          </table:table-cell>
          <table:table-cell office:value-type="float" office:value="0.00988" calcext:value-type="float">
            <text:p>0.0098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31516" calcext:value-type="float">
            <text:p>-1.31516E-07</text:p>
          </table:table-cell>
          <table:table-cell office:value-type="float" office:value="0" calcext:value-type="float">
            <text:p>0</text:p>
          </table:table-cell>
          <table:table-cell office:value-type="float" office:value="0.000148376" calcext:value-type="float">
            <text:p>0.00014837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95734" calcext:value-type="float">
            <text:p>-0.000395734</text:p>
          </table:table-cell>
          <table:table-cell office:value-type="float" office:value="0.0099" calcext:value-type="float">
            <text:p>0.009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28339" calcext:value-type="float">
            <text:p>-1.28339E-07</text:p>
          </table:table-cell>
          <table:table-cell office:value-type="float" office:value="0" calcext:value-type="float">
            <text:p>0</text:p>
          </table:table-cell>
          <table:table-cell office:value-type="float" office:value="0.000160612" calcext:value-type="float">
            <text:p>0.00016061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86171" calcext:value-type="float">
            <text:p>-0.000386171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2503" calcext:value-type="float">
            <text:p>-1.2503E-07</text:p>
          </table:table-cell>
          <table:table-cell office:value-type="float" office:value="0" calcext:value-type="float">
            <text:p>0</text:p>
          </table:table-cell>
          <table:table-cell office:value-type="float" office:value="0.000172606" calcext:value-type="float">
            <text:p>0.00017260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76495" calcext:value-type="float">
            <text:p>-0.000376495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21456" calcext:value-type="float">
            <text:p>-1.21456E-07</text:p>
          </table:table-cell>
          <table:table-cell office:value-type="float" office:value="0" calcext:value-type="float">
            <text:p>0</text:p>
          </table:table-cell>
          <table:table-cell office:value-type="float" office:value="0.000184119" calcext:value-type="float">
            <text:p>0.00018411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66589" calcext:value-type="float">
            <text:p>-0.000366589</text:p>
          </table:table-cell>
          <table:table-cell office:value-type="float" office:value="0.00996" calcext:value-type="float">
            <text:p>0.00996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17635" calcext:value-type="float">
            <text:p>-1.17635E-07</text:p>
          </table:table-cell>
          <table:table-cell office:value-type="float" office:value="0.00149996" calcext:value-type="float">
            <text:p>0.00149996</text:p>
          </table:table-cell>
          <table:table-cell office:value-type="float" office:value="0.000195077" calcext:value-type="float">
            <text:p>0.00019507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56501" calcext:value-type="float">
            <text:p>-0.000356501</text:p>
          </table:table-cell>
          <table:table-cell office:value-type="float" office:value="0.00998" calcext:value-type="float">
            <text:p>0.0099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0.364484" calcext:value-type="float">
            <text:p>0.364484</text:p>
          </table:table-cell>
          <table:table-cell office:value-type="float" office:value="-0.000000113691" calcext:value-type="float">
            <text:p>-1.13691E-0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205756" calcext:value-type="float">
            <text:p>0.00020575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46322" calcext:value-type="float">
            <text:p>-0.000346322</text:p>
          </table:table-cell>
          <table:table-cell office:value-type="float" office:value="0.01" calcext:value-type="float">
            <text:p>0.0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-0.000000109405" calcext:value-type="float">
            <text:p>-1.09405E-07</text:p>
          </table:table-cell>
          <table:table-cell office:value-type="float" office:value="0.00599998" calcext:value-type="float">
            <text:p>0.00599998</text:p>
          </table:table-cell>
          <table:table-cell office:value-type="float" office:value="0.0002155" calcext:value-type="float">
            <text:p>0.0002155</text:p>
          </table:table-cell>
          <table:table-cell office:value-type="float" office:value="0.55275" calcext:value-type="float">
            <text:p>0.55275</text:p>
          </table:table-cell>
          <table:table-cell office:value-type="float" office:value="-0.000335929" calcext:value-type="float">
            <text:p>-0.000335929</text:p>
          </table:table-cell>
          <table:table-cell office:value-type="float" office:value="0.01002" calcext:value-type="float">
            <text:p>0.0100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-0.000000105017" calcext:value-type="float">
            <text:p>-1.05017E-07</text:p>
          </table:table-cell>
          <table:table-cell office:value-type="float" office:value="0.00675002" calcext:value-type="float">
            <text:p>0.00675002</text:p>
          </table:table-cell>
          <table:table-cell office:value-type="float" office:value="0.000224904" calcext:value-type="float">
            <text:p>0.000224904</text:p>
          </table:table-cell>
          <table:table-cell office:value-type="float" office:value="0.5505" calcext:value-type="float">
            <text:p>0.5505</text:p>
          </table:table-cell>
          <table:table-cell office:value-type="float" office:value="-0.000325485" calcext:value-type="float">
            <text:p>-0.000325485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-0.000000100422" calcext:value-type="float">
            <text:p>-1.00422E-07</text:p>
          </table:table-cell>
          <table:table-cell office:value-type="float" office:value="0.00449998" calcext:value-type="float">
            <text:p>0.00449998</text:p>
          </table:table-cell>
          <table:table-cell office:value-type="float" office:value="0.000233628" calcext:value-type="float">
            <text:p>0.000233628</text:p>
          </table:table-cell>
          <table:table-cell office:value-type="float" office:value="0.54825" calcext:value-type="float">
            <text:p>0.54825</text:p>
          </table:table-cell>
          <table:table-cell office:value-type="float" office:value="-0.000314943" calcext:value-type="float">
            <text:p>-0.000314943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-0.0000000956462" calcext:value-type="float">
            <text:p>-9.56462E-08</text:p>
          </table:table-cell>
          <table:table-cell office:value-type="float" office:value="0.00225004" calcext:value-type="float">
            <text:p>0.00225004</text:p>
          </table:table-cell>
          <table:table-cell office:value-type="float" office:value="0.000241622" calcext:value-type="float">
            <text:p>0.000241622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304351" calcext:value-type="float">
            <text:p>-0.000304351</text:p>
          </table:table-cell>
          <table:table-cell office:value-type="float" office:value="0.01008" calcext:value-type="float">
            <text:p>0.01008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-0.0000000907788" calcext:value-type="float">
            <text:p>-9.07788E-08</text:p>
          </table:table-cell>
          <table:table-cell office:value-type="float" office:value="0" calcext:value-type="float">
            <text:p>0</text:p>
          </table:table-cell>
          <table:table-cell office:value-type="float" office:value="0.000249251" calcext:value-type="float">
            <text:p>0.000249251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93733" calcext:value-type="float">
            <text:p>-0.000293733</text:p>
          </table:table-cell>
          <table:table-cell office:value-type="float" office:value="0.0101" calcext:value-type="float">
            <text:p>0.0101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-0.0000000856761" calcext:value-type="float">
            <text:p>-8.56761E-08</text:p>
          </table:table-cell>
          <table:table-cell office:value-type="float" office:value="0" calcext:value-type="float">
            <text:p>0</text:p>
          </table:table-cell>
          <table:table-cell office:value-type="float" office:value="0.00025572" calcext:value-type="float">
            <text:p>0.00025572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83107" calcext:value-type="float">
            <text:p>-0.000283107</text:p>
          </table:table-cell>
          <table:table-cell office:value-type="float" office:value="0.01012" calcext:value-type="float">
            <text:p>0.0101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-0.0000000805081" calcext:value-type="float">
            <text:p>-8.05081E-08</text:p>
          </table:table-cell>
          <table:table-cell office:value-type="float" office:value="0" calcext:value-type="float">
            <text:p>0</text:p>
          </table:table-cell>
          <table:table-cell office:value-type="float" office:value="0.000261787" calcext:value-type="float">
            <text:p>0.000261787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72501" calcext:value-type="float">
            <text:p>-0.000272501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-0.0000000752094" calcext:value-type="float">
            <text:p>-7.52094E-08</text:p>
          </table:table-cell>
          <table:table-cell office:value-type="float" office:value="0" calcext:value-type="float">
            <text:p>0</text:p>
          </table:table-cell>
          <table:table-cell office:value-type="float" office:value="0.000267049" calcext:value-type="float">
            <text:p>0.000267049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61936" calcext:value-type="float">
            <text:p>-0.000261936</text:p>
          </table:table-cell>
          <table:table-cell office:value-type="float" office:value="0.01016" calcext:value-type="float">
            <text:p>0.0101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-0.0000000698075" calcext:value-type="float">
            <text:p>-6.98075E-08</text:p>
          </table:table-cell>
          <table:table-cell office:value-type="float" office:value="0" calcext:value-type="float">
            <text:p>0</text:p>
          </table:table-cell>
          <table:table-cell office:value-type="float" office:value="0.000271485" calcext:value-type="float">
            <text:p>0.00027148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51457" calcext:value-type="float">
            <text:p>-0.000251457</text:p>
          </table:table-cell>
          <table:table-cell office:value-type="float" office:value="0.01018" calcext:value-type="float">
            <text:p>0.01018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-0.0000000643543" calcext:value-type="float">
            <text:p>-6.43543E-08</text:p>
          </table:table-cell>
          <table:table-cell office:value-type="float" office:value="0" calcext:value-type="float">
            <text:p>0</text:p>
          </table:table-cell>
          <table:table-cell office:value-type="float" office:value="0.000275509" calcext:value-type="float">
            <text:p>0.000275509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41022" calcext:value-type="float">
            <text:p>-0.000241022</text:p>
          </table:table-cell>
          <table:table-cell office:value-type="float" office:value="0.0102" calcext:value-type="float">
            <text:p>0.010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-0.0000000587874" calcext:value-type="float">
            <text:p>-5.87874E-08</text:p>
          </table:table-cell>
          <table:table-cell office:value-type="float" office:value="0" calcext:value-type="float">
            <text:p>0</text:p>
          </table:table-cell>
          <table:table-cell office:value-type="float" office:value="0.000278277" calcext:value-type="float">
            <text:p>0.000278277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30783" calcext:value-type="float">
            <text:p>-0.000230783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-0.0000000531967" calcext:value-type="float">
            <text:p>-5.31967E-08</text:p>
          </table:table-cell>
          <table:table-cell office:value-type="float" office:value="0" calcext:value-type="float">
            <text:p>0</text:p>
          </table:table-cell>
          <table:table-cell office:value-type="float" office:value="0.000280626" calcext:value-type="float">
            <text:p>0.000280626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20632" calcext:value-type="float">
            <text:p>-0.000220632</text:p>
          </table:table-cell>
          <table:table-cell office:value-type="float" office:value="0.01024" calcext:value-type="float">
            <text:p>0.0102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-0.0000000475585" calcext:value-type="float">
            <text:p>-4.75585E-08</text:p>
          </table:table-cell>
          <table:table-cell office:value-type="float" office:value="0" calcext:value-type="float">
            <text:p>0</text:p>
          </table:table-cell>
          <table:table-cell office:value-type="float" office:value="0.000282135" calcext:value-type="float">
            <text:p>0.00028213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10654" calcext:value-type="float">
            <text:p>-0.000210654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-0.0000000419008" calcext:value-type="float">
            <text:p>-4.19008E-08</text:p>
          </table:table-cell>
          <table:table-cell office:value-type="float" office:value="0" calcext:value-type="float">
            <text:p>0</text:p>
          </table:table-cell>
          <table:table-cell office:value-type="float" office:value="0.000282813" calcext:value-type="float">
            <text:p>0.000282813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00894" calcext:value-type="float">
            <text:p>-0.000200894</text:p>
          </table:table-cell>
          <table:table-cell office:value-type="float" office:value="0.01028" calcext:value-type="float">
            <text:p>0.01028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-0.0000000362334" calcext:value-type="float">
            <text:p>-3.62334E-08</text:p>
          </table:table-cell>
          <table:table-cell office:value-type="float" office:value="0" calcext:value-type="float">
            <text:p>0</text:p>
          </table:table-cell>
          <table:table-cell office:value-type="float" office:value="0.000283076" calcext:value-type="float">
            <text:p>0.000283076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191243" calcext:value-type="float">
            <text:p>-0.000191243</text:p>
          </table:table-cell>
          <table:table-cell office:value-type="float" office:value="0.0103" calcext:value-type="float">
            <text:p>0.0103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-0.000000030578" calcext:value-type="float">
            <text:p>-3.0578E-08</text:p>
          </table:table-cell>
          <table:table-cell office:value-type="float" office:value="0" calcext:value-type="float">
            <text:p>0</text:p>
          </table:table-cell>
          <table:table-cell office:value-type="float" office:value="0.000282119" calcext:value-type="float">
            <text:p>0.000282119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18198" calcext:value-type="float">
            <text:p>-0.00018198</text:p>
          </table:table-cell>
          <table:table-cell office:value-type="float" office:value="0.01032" calcext:value-type="float">
            <text:p>0.0103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-0.0000000249397" calcext:value-type="float">
            <text:p>-2.49397E-08</text:p>
          </table:table-cell>
          <table:table-cell office:value-type="float" office:value="0" calcext:value-type="float">
            <text:p>0</text:p>
          </table:table-cell>
          <table:table-cell office:value-type="float" office:value="0.00028077" calcext:value-type="float">
            <text:p>0.00028077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172866" calcext:value-type="float">
            <text:p>-0.000172866</text:p>
          </table:table-cell>
          <table:table-cell office:value-type="float" office:value="0.01034" calcext:value-type="float">
            <text:p>0.01034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-0.0000000193361" calcext:value-type="float">
            <text:p>-1.93361E-08</text:p>
          </table:table-cell>
          <table:table-cell office:value-type="float" office:value="0" calcext:value-type="float">
            <text:p>0</text:p>
          </table:table-cell>
          <table:table-cell office:value-type="float" office:value="0.000278636" calcext:value-type="float">
            <text:p>0.000278636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164048" calcext:value-type="float">
            <text:p>-0.000164048</text:p>
          </table:table-cell>
          <table:table-cell office:value-type="float" office:value="0.01036" calcext:value-type="float">
            <text:p>0.01036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-0.0000000137926" calcext:value-type="float">
            <text:p>-1.37926E-08</text:p>
          </table:table-cell>
          <table:table-cell office:value-type="float" office:value="0" calcext:value-type="float">
            <text:p>0</text:p>
          </table:table-cell>
          <table:table-cell office:value-type="float" office:value="0.000275757" calcext:value-type="float">
            <text:p>0.000275757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155565" calcext:value-type="float">
            <text:p>-0.000155565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-0.00000000827909" calcext:value-type="float">
            <text:p>-8.27909E-09</text:p>
          </table:table-cell>
          <table:table-cell office:value-type="float" office:value="0" calcext:value-type="float">
            <text:p>0</text:p>
          </table:table-cell>
          <table:table-cell office:value-type="float" office:value="0.000272504" calcext:value-type="float">
            <text:p>0.000272504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147249" calcext:value-type="float">
            <text:p>-0.000147249</text:p>
          </table:table-cell>
          <table:table-cell office:value-type="float" office:value="0.0104" calcext:value-type="float">
            <text:p>0.010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-0.0000000028922" calcext:value-type="float">
            <text:p>-2.8922E-09</text:p>
          </table:table-cell>
          <table:table-cell office:value-type="float" office:value="0" calcext:value-type="float">
            <text:p>0</text:p>
          </table:table-cell>
          <table:table-cell office:value-type="float" office:value="0.0002682" calcext:value-type="float">
            <text:p>0.0002682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139488" calcext:value-type="float">
            <text:p>-0.000139488</text:p>
          </table:table-cell>
          <table:table-cell office:value-type="float" office:value="0.01042" calcext:value-type="float">
            <text:p>0.01042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0244094" calcext:value-type="float">
            <text:p>2.44094E-09</text:p>
          </table:table-cell>
          <table:table-cell office:value-type="float" office:value="0" calcext:value-type="float">
            <text:p>0</text:p>
          </table:table-cell>
          <table:table-cell office:value-type="float" office:value="0.000263571" calcext:value-type="float">
            <text:p>0.000263571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131928" calcext:value-type="float">
            <text:p>-0.000131928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0766729" calcext:value-type="float">
            <text:p>7.66729E-09</text:p>
          </table:table-cell>
          <table:table-cell office:value-type="float" office:value="0" calcext:value-type="float">
            <text:p>0</text:p>
          </table:table-cell>
          <table:table-cell office:value-type="float" office:value="0.000258293" calcext:value-type="float">
            <text:p>0.000258293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124767" calcext:value-type="float">
            <text:p>-0.000124767</text:p>
          </table:table-cell>
          <table:table-cell office:value-type="float" office:value="0.01046" calcext:value-type="float">
            <text:p>0.01046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127661" calcext:value-type="float">
            <text:p>1.27661E-08</text:p>
          </table:table-cell>
          <table:table-cell office:value-type="float" office:value="0" calcext:value-type="float">
            <text:p>0</text:p>
          </table:table-cell>
          <table:table-cell office:value-type="float" office:value="0.000252425" calcext:value-type="float">
            <text:p>0.00025242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118034" calcext:value-type="float">
            <text:p>-0.000118034</text:p>
          </table:table-cell>
          <table:table-cell office:value-type="float" office:value="0.01048" calcext:value-type="float">
            <text:p>0.0104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178012" calcext:value-type="float">
            <text:p>1.78012E-08</text:p>
          </table:table-cell>
          <table:table-cell office:value-type="float" office:value="0" calcext:value-type="float">
            <text:p>0</text:p>
          </table:table-cell>
          <table:table-cell office:value-type="float" office:value="0.000246261" calcext:value-type="float">
            <text:p>0.000246261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111514" calcext:value-type="float">
            <text:p>-0.000111514</text:p>
          </table:table-cell>
          <table:table-cell office:value-type="float" office:value="0.0105" calcext:value-type="float">
            <text:p>0.0105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226166" calcext:value-type="float">
            <text:p>2.26166E-08</text:p>
          </table:table-cell>
          <table:table-cell office:value-type="float" office:value="0" calcext:value-type="float">
            <text:p>0</text:p>
          </table:table-cell>
          <table:table-cell office:value-type="float" office:value="0.000239305" calcext:value-type="float">
            <text:p>0.00023930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105672" calcext:value-type="float">
            <text:p>-0.000105672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273507" calcext:value-type="float">
            <text:p>2.73507E-08</text:p>
          </table:table-cell>
          <table:table-cell office:value-type="float" office:value="0" calcext:value-type="float">
            <text:p>0</text:p>
          </table:table-cell>
          <table:table-cell office:value-type="float" office:value="0.000232118" calcext:value-type="float">
            <text:p>0.000232118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100063" calcext:value-type="float">
            <text:p>-0.000100063</text:p>
          </table:table-cell>
          <table:table-cell office:value-type="float" office:value="0.01054" calcext:value-type="float">
            <text:p>0.01054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319217" calcext:value-type="float">
            <text:p>3.19217E-08</text:p>
          </table:table-cell>
          <table:table-cell office:value-type="float" office:value="0" calcext:value-type="float">
            <text:p>0</text:p>
          </table:table-cell>
          <table:table-cell office:value-type="float" office:value="0.000224471" calcext:value-type="float">
            <text:p>0.000224471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0949243" calcext:value-type="float">
            <text:p>-9.49243E-05</text:p>
          </table:table-cell>
          <table:table-cell office:value-type="float" office:value="0.01056" calcext:value-type="float">
            <text:p>0.01056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36316" calcext:value-type="float">
            <text:p>3.6316E-08</text:p>
          </table:table-cell>
          <table:table-cell office:value-type="float" office:value="0" calcext:value-type="float">
            <text:p>0</text:p>
          </table:table-cell>
          <table:table-cell office:value-type="float" office:value="0.000216434" calcext:value-type="float">
            <text:p>0.000216434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0902699" calcext:value-type="float">
            <text:p>-9.02699E-05</text:p>
          </table:table-cell>
          <table:table-cell office:value-type="float" office:value="0.01058" calcext:value-type="float">
            <text:p>0.0105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406217" calcext:value-type="float">
            <text:p>4.06217E-08</text:p>
          </table:table-cell>
          <table:table-cell office:value-type="float" office:value="0" calcext:value-type="float">
            <text:p>0</text:p>
          </table:table-cell>
          <table:table-cell office:value-type="float" office:value="0.000208203" calcext:value-type="float">
            <text:p>0.000208203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0858578" calcext:value-type="float">
            <text:p>-8.58578E-05</text:p>
          </table:table-cell>
          <table:table-cell office:value-type="float" office:value="0.0106" calcext:value-type="float">
            <text:p>0.010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446442" calcext:value-type="float">
            <text:p>4.46442E-08</text:p>
          </table:table-cell>
          <table:table-cell office:value-type="float" office:value="0" calcext:value-type="float">
            <text:p>0</text:p>
          </table:table-cell>
          <table:table-cell office:value-type="float" office:value="0.0001995" calcext:value-type="float">
            <text:p>0.000199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0821901" calcext:value-type="float">
            <text:p>-8.21901E-05</text:p>
          </table:table-cell>
          <table:table-cell office:value-type="float" office:value="0.01062" calcext:value-type="float">
            <text:p>0.01062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485676" calcext:value-type="float">
            <text:p>4.85676E-08</text:p>
          </table:table-cell>
          <table:table-cell office:value-type="float" office:value="0" calcext:value-type="float">
            <text:p>0</text:p>
          </table:table-cell>
          <table:table-cell office:value-type="float" office:value="0.000190678" calcext:value-type="float">
            <text:p>0.000190678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0787728" calcext:value-type="float">
            <text:p>-7.87728E-05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522931" calcext:value-type="float">
            <text:p>5.22931E-08</text:p>
          </table:table-cell>
          <table:table-cell office:value-type="float" office:value="0" calcext:value-type="float">
            <text:p>0</text:p>
          </table:table-cell>
          <table:table-cell office:value-type="float" office:value="0.000181617" calcext:value-type="float">
            <text:p>0.000181617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0758562" calcext:value-type="float">
            <text:p>-7.58562E-05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558137" calcext:value-type="float">
            <text:p>5.58137E-08</text:p>
          </table:table-cell>
          <table:table-cell office:value-type="float" office:value="0" calcext:value-type="float">
            <text:p>0</text:p>
          </table:table-cell>
          <table:table-cell office:value-type="float" office:value="0.000172395" calcext:value-type="float">
            <text:p>0.00017239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0734435" calcext:value-type="float">
            <text:p>-7.34435E-05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592321" calcext:value-type="float">
            <text:p>5.92321E-08</text:p>
          </table:table-cell>
          <table:table-cell office:value-type="float" office:value="0" calcext:value-type="float">
            <text:p>0</text:p>
          </table:table-cell>
          <table:table-cell office:value-type="float" office:value="0.000163092" calcext:value-type="float">
            <text:p>0.000163092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0712824" calcext:value-type="float">
            <text:p>-7.12824E-05</text:p>
          </table:table-cell>
          <table:table-cell office:value-type="float" office:value="0.0107" calcext:value-type="float">
            <text:p>0.0107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623374" calcext:value-type="float">
            <text:p>6.23374E-08</text:p>
          </table:table-cell>
          <table:table-cell office:value-type="float" office:value="0" calcext:value-type="float">
            <text:p>0</text:p>
          </table:table-cell>
          <table:table-cell office:value-type="float" office:value="0.000153662" calcext:value-type="float">
            <text:p>0.000153662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0698736" calcext:value-type="float">
            <text:p>-6.98736E-05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653376" calcext:value-type="float">
            <text:p>6.53376E-08</text:p>
          </table:table-cell>
          <table:table-cell office:value-type="float" office:value="0" calcext:value-type="float">
            <text:p>0</text:p>
          </table:table-cell>
          <table:table-cell office:value-type="float" office:value="0.000144227" calcext:value-type="float">
            <text:p>0.000144227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0687113" calcext:value-type="float">
            <text:p>-6.87113E-05</text:p>
          </table:table-cell>
          <table:table-cell office:value-type="float" office:value="0.01074" calcext:value-type="float">
            <text:p>0.01074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681274" calcext:value-type="float">
            <text:p>6.81274E-08</text:p>
          </table:table-cell>
          <table:table-cell office:value-type="float" office:value="0" calcext:value-type="float">
            <text:p>0</text:p>
          </table:table-cell>
          <table:table-cell office:value-type="float" office:value="0.000134784" calcext:value-type="float">
            <text:p>0.000134784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0680419" calcext:value-type="float">
            <text:p>-6.80419E-05</text:p>
          </table:table-cell>
          <table:table-cell office:value-type="float" office:value="0.01076" calcext:value-type="float">
            <text:p>0.01076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707077" calcext:value-type="float">
            <text:p>7.07077E-08</text:p>
          </table:table-cell>
          <table:table-cell office:value-type="float" office:value="0" calcext:value-type="float">
            <text:p>0</text:p>
          </table:table-cell>
          <table:table-cell office:value-type="float" office:value="0.000125406" calcext:value-type="float">
            <text:p>0.000125406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0678557" calcext:value-type="float">
            <text:p>-6.78557E-05</text:p>
          </table:table-cell>
          <table:table-cell office:value-type="float" office:value="0.01078" calcext:value-type="float">
            <text:p>0.01078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731833" calcext:value-type="float">
            <text:p>7.31833E-08</text:p>
          </table:table-cell>
          <table:table-cell office:value-type="float" office:value="0" calcext:value-type="float">
            <text:p>0</text:p>
          </table:table-cell>
          <table:table-cell office:value-type="float" office:value="0.000116061" calcext:value-type="float">
            <text:p>0.000116061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067911" calcext:value-type="float">
            <text:p>-6.7911E-05</text:p>
          </table:table-cell>
          <table:table-cell office:value-type="float" office:value="0.0108" calcext:value-type="float">
            <text:p>0.0108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753501" calcext:value-type="float">
            <text:p>7.53501E-08</text:p>
          </table:table-cell>
          <table:table-cell office:value-type="float" office:value="0" calcext:value-type="float">
            <text:p>0</text:p>
          </table:table-cell>
          <table:table-cell office:value-type="float" office:value="0.000106918" calcext:value-type="float">
            <text:p>0.000106918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0686701" calcext:value-type="float">
            <text:p>-6.86701E-05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774166" calcext:value-type="float">
            <text:p>7.74166E-08</text:p>
          </table:table-cell>
          <table:table-cell office:value-type="float" office:value="0" calcext:value-type="float">
            <text:p>0</text:p>
          </table:table-cell>
          <table:table-cell office:value-type="float" office:value="0.0000978762" calcext:value-type="float">
            <text:p>9.78762E-05</text:p>
          </table:table-cell>
          <table:table-cell office:value-type="float" office:value="0.54825" calcext:value-type="float">
            <text:p>0.54825</text:p>
          </table:table-cell>
          <table:table-cell office:value-type="float" office:value="-0.0000696542" calcext:value-type="float">
            <text:p>-6.96542E-05</text:p>
          </table:table-cell>
          <table:table-cell office:value-type="float" office:value="0.01084" calcext:value-type="float">
            <text:p>0.01084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792829" calcext:value-type="float">
            <text:p>7.928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890363" calcext:value-type="float">
            <text:p>8.90363E-05</text:p>
          </table:table-cell>
          <table:table-cell office:value-type="float" office:value="0.5505" calcext:value-type="float">
            <text:p>0.5505</text:p>
          </table:table-cell>
          <table:table-cell office:value-type="float" office:value="-0.0000710882" calcext:value-type="float">
            <text:p>-7.10882E-05</text:p>
          </table:table-cell>
          <table:table-cell office:value-type="float" office:value="0.01086" calcext:value-type="float">
            <text:p>0.01086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09565" calcext:value-type="float">
            <text:p>8.09565E-08</text:p>
          </table:table-cell>
          <table:table-cell office:value-type="float" office:value="0" calcext:value-type="float">
            <text:p>0</text:p>
          </table:table-cell>
          <table:table-cell office:value-type="float" office:value="0.0000804604" calcext:value-type="float">
            <text:p>8.04604E-05</text:p>
          </table:table-cell>
          <table:table-cell office:value-type="float" office:value="0.55275" calcext:value-type="float">
            <text:p>0.55275</text:p>
          </table:table-cell>
          <table:table-cell office:value-type="float" office:value="-0.0000729518" calcext:value-type="float">
            <text:p>-7.29518E-05</text:p>
          </table:table-cell>
          <table:table-cell office:value-type="float" office:value="0.01088" calcext:value-type="float">
            <text:p>0.01088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25339" calcext:value-type="float">
            <text:p>8.25339E-08</text:p>
          </table:table-cell>
          <table:table-cell office:value-type="float" office:value="0" calcext:value-type="float">
            <text:p>0</text:p>
          </table:table-cell>
          <table:table-cell office:value-type="float" office:value="0.0000720165" calcext:value-type="float">
            <text:p>7.20165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750304" calcext:value-type="float">
            <text:p>-7.50304E-05</text:p>
          </table:table-cell>
          <table:table-cell office:value-type="float" office:value="0.0109" calcext:value-type="float">
            <text:p>0.0109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38371" calcext:value-type="float">
            <text:p>8.38371E-08</text:p>
          </table:table-cell>
          <table:table-cell office:value-type="float" office:value="0" calcext:value-type="float">
            <text:p>0</text:p>
          </table:table-cell>
          <table:table-cell office:value-type="float" office:value="0.0000640528" calcext:value-type="float">
            <text:p>6.40528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777186" calcext:value-type="float">
            <text:p>-7.77186E-05</text:p>
          </table:table-cell>
          <table:table-cell office:value-type="float" office:value="0.01092" calcext:value-type="float">
            <text:p>0.01092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50548" calcext:value-type="float">
            <text:p>8.50548E-08</text:p>
          </table:table-cell>
          <table:table-cell office:value-type="float" office:value="0" calcext:value-type="float">
            <text:p>0</text:p>
          </table:table-cell>
          <table:table-cell office:value-type="float" office:value="0.0000562738" calcext:value-type="float">
            <text:p>5.62738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805965" calcext:value-type="float">
            <text:p>-8.05965E-05</text:p>
          </table:table-cell>
          <table:table-cell office:value-type="float" office:value="0.01094" calcext:value-type="float">
            <text:p>0.01094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61013" calcext:value-type="float">
            <text:p>8.61013E-08</text:p>
          </table:table-cell>
          <table:table-cell office:value-type="float" office:value="0" calcext:value-type="float">
            <text:p>0</text:p>
          </table:table-cell>
          <table:table-cell office:value-type="float" office:value="0.0000488649" calcext:value-type="float">
            <text:p>4.88649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838536" calcext:value-type="float">
            <text:p>-8.38536E-05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69897" calcext:value-type="float">
            <text:p>8.69897E-08</text:p>
          </table:table-cell>
          <table:table-cell office:value-type="float" office:value="0" calcext:value-type="float">
            <text:p>0</text:p>
          </table:table-cell>
          <table:table-cell office:value-type="float" office:value="0.0000418678" calcext:value-type="float">
            <text:p>4.18678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87464" calcext:value-type="float">
            <text:p>-8.7464E-05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7799" calcext:value-type="float">
            <text:p>8.7799E-08</text:p>
          </table:table-cell>
          <table:table-cell office:value-type="float" office:value="0" calcext:value-type="float">
            <text:p>0</text:p>
          </table:table-cell>
          <table:table-cell office:value-type="float" office:value="0.0000350768" calcext:value-type="float">
            <text:p>3.50768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91251" calcext:value-type="float">
            <text:p>-9.1251E-05</text:p>
          </table:table-cell>
          <table:table-cell office:value-type="float" office:value="0.011" calcext:value-type="float">
            <text:p>0.011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83928" calcext:value-type="float">
            <text:p>8.83928E-08</text:p>
          </table:table-cell>
          <table:table-cell office:value-type="float" office:value="0" calcext:value-type="float">
            <text:p>0</text:p>
          </table:table-cell>
          <table:table-cell office:value-type="float" office:value="0.0000289571" calcext:value-type="float">
            <text:p>2.89571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955252" calcext:value-type="float">
            <text:p>-9.55252E-05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89224" calcext:value-type="float">
            <text:p>8.89224E-08</text:p>
          </table:table-cell>
          <table:table-cell office:value-type="float" office:value="0" calcext:value-type="float">
            <text:p>0</text:p>
          </table:table-cell>
          <table:table-cell office:value-type="float" office:value="0.0000230754" calcext:value-type="float">
            <text:p>2.30754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999459" calcext:value-type="float">
            <text:p>-9.99459E-05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93237" calcext:value-type="float">
            <text:p>8.93237E-08</text:p>
          </table:table-cell>
          <table:table-cell office:value-type="float" office:value="0" calcext:value-type="float">
            <text:p>0</text:p>
          </table:table-cell>
          <table:table-cell office:value-type="float" office:value="0.0000176686" calcext:value-type="float">
            <text:p>1.76686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0466" calcext:value-type="float">
            <text:p>-0.00010466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96131" calcext:value-type="float">
            <text:p>8.96131E-08</text:p>
          </table:table-cell>
          <table:table-cell office:value-type="float" office:value="0" calcext:value-type="float">
            <text:p>0</text:p>
          </table:table-cell>
          <table:table-cell office:value-type="float" office:value="0.0000127555" calcext:value-type="float">
            <text:p>1.27555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0964" calcext:value-type="float">
            <text:p>-0.00010964</text:p>
          </table:table-cell>
          <table:table-cell office:value-type="float" office:value="0.01108" calcext:value-type="float">
            <text:p>0.01108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98464" calcext:value-type="float">
            <text:p>8.98464E-08</text:p>
          </table:table-cell>
          <table:table-cell office:value-type="float" office:value="0" calcext:value-type="float">
            <text:p>0</text:p>
          </table:table-cell>
          <table:table-cell office:value-type="float" office:value="0.00000808913" calcext:value-type="float">
            <text:p>8.08913E-0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14753" calcext:value-type="float">
            <text:p>-0.000114753</text:p>
          </table:table-cell>
          <table:table-cell office:value-type="float" office:value="0.0111" calcext:value-type="float">
            <text:p>0.011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99366" calcext:value-type="float">
            <text:p>8.99366E-08</text:p>
          </table:table-cell>
          <table:table-cell office:value-type="float" office:value="0" calcext:value-type="float">
            <text:p>0</text:p>
          </table:table-cell>
          <table:table-cell office:value-type="float" office:value="0.00000417979" calcext:value-type="float">
            <text:p>4.17979E-0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2022" calcext:value-type="float">
            <text:p>-0.00012022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99877" calcext:value-type="float">
            <text:p>8.9987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524129" calcext:value-type="float">
            <text:p>5.24129E-0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2579" calcext:value-type="float">
            <text:p>-0.00012579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99604" calcext:value-type="float">
            <text:p>8.99604E-08</text:p>
          </table:table-cell>
          <table:table-cell office:value-type="float" office:value="0" calcext:value-type="float">
            <text:p>0</text:p>
          </table:table-cell>
          <table:table-cell office:value-type="float" office:value="-0.00000262398" calcext:value-type="float">
            <text:p>-2.62398E-0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31565" calcext:value-type="float">
            <text:p>-0.000131565</text:p>
          </table:table-cell>
          <table:table-cell office:value-type="float" office:value="0.01116" calcext:value-type="float">
            <text:p>0.01116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98715" calcext:value-type="float">
            <text:p>8.98715E-08</text:p>
          </table:table-cell>
          <table:table-cell office:value-type="float" office:value="0" calcext:value-type="float">
            <text:p>0</text:p>
          </table:table-cell>
          <table:table-cell office:value-type="float" office:value="-0.00000527051" calcext:value-type="float">
            <text:p>-5.27051E-0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37517" calcext:value-type="float">
            <text:p>-0.000137517</text:p>
          </table:table-cell>
          <table:table-cell office:value-type="float" office:value="0.01118" calcext:value-type="float">
            <text:p>0.01118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97519" calcext:value-type="float">
            <text:p>8.97519E-08</text:p>
          </table:table-cell>
          <table:table-cell office:value-type="float" office:value="0" calcext:value-type="float">
            <text:p>0</text:p>
          </table:table-cell>
          <table:table-cell office:value-type="float" office:value="-0.00000766613" calcext:value-type="float">
            <text:p>-7.66613E-0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43558" calcext:value-type="float">
            <text:p>-0.000143558</text:p>
          </table:table-cell>
          <table:table-cell office:value-type="float" office:value="0.0112" calcext:value-type="float">
            <text:p>0.0112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95649" calcext:value-type="float">
            <text:p>8.95649E-08</text:p>
          </table:table-cell>
          <table:table-cell office:value-type="float" office:value="0" calcext:value-type="float">
            <text:p>0</text:p>
          </table:table-cell>
          <table:table-cell office:value-type="float" office:value="-0.00000932751" calcext:value-type="float">
            <text:p>-9.32751E-0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49825" calcext:value-type="float">
            <text:p>-0.000149825</text:p>
          </table:table-cell>
          <table:table-cell office:value-type="float" office:value="0.01122" calcext:value-type="float">
            <text:p>0.01122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93634" calcext:value-type="float">
            <text:p>8.93634E-08</text:p>
          </table:table-cell>
          <table:table-cell office:value-type="float" office:value="0" calcext:value-type="float">
            <text:p>0</text:p>
          </table:table-cell>
          <table:table-cell office:value-type="float" office:value="-0.0000107541" calcext:value-type="float">
            <text:p>-1.07541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56152" calcext:value-type="float">
            <text:p>-0.000156152</text:p>
          </table:table-cell>
          <table:table-cell office:value-type="float" office:value="0.01124" calcext:value-type="float">
            <text:p>0.01124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9133" calcext:value-type="float">
            <text:p>8.9133E-08</text:p>
          </table:table-cell>
          <table:table-cell office:value-type="float" office:value="0" calcext:value-type="float">
            <text:p>0</text:p>
          </table:table-cell>
          <table:table-cell office:value-type="float" office:value="-0.000011711" calcext:value-type="float">
            <text:p>-1.1711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62602" calcext:value-type="float">
            <text:p>-0.000162602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8889" calcext:value-type="float">
            <text:p>8.8889E-08</text:p>
          </table:table-cell>
          <table:table-cell office:value-type="float" office:value="0" calcext:value-type="float">
            <text:p>0</text:p>
          </table:table-cell>
          <table:table-cell office:value-type="float" office:value="-0.0000122246" calcext:value-type="float">
            <text:p>-1.22246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69149" calcext:value-type="float">
            <text:p>-0.000169149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86382" calcext:value-type="float">
            <text:p>8.86382E-08</text:p>
          </table:table-cell>
          <table:table-cell office:value-type="float" office:value="0" calcext:value-type="float">
            <text:p>0</text:p>
          </table:table-cell>
          <table:table-cell office:value-type="float" office:value="-0.0000125164" calcext:value-type="float">
            <text:p>-1.25164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75745" calcext:value-type="float">
            <text:p>-0.000175745</text:p>
          </table:table-cell>
          <table:table-cell office:value-type="float" office:value="0.0113" calcext:value-type="float">
            <text:p>0.0113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83884" calcext:value-type="float">
            <text:p>8.83884E-08</text:p>
          </table:table-cell>
          <table:table-cell office:value-type="float" office:value="0" calcext:value-type="float">
            <text:p>0</text:p>
          </table:table-cell>
          <table:table-cell office:value-type="float" office:value="-0.0000121892" calcext:value-type="float">
            <text:p>-1.21892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82452" calcext:value-type="float">
            <text:p>-0.000182452</text:p>
          </table:table-cell>
          <table:table-cell office:value-type="float" office:value="0.01132" calcext:value-type="float">
            <text:p>0.01132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81455" calcext:value-type="float">
            <text:p>8.81455E-08</text:p>
          </table:table-cell>
          <table:table-cell office:value-type="float" office:value="0" calcext:value-type="float">
            <text:p>0</text:p>
          </table:table-cell>
          <table:table-cell office:value-type="float" office:value="-0.0000116735" calcext:value-type="float">
            <text:p>-1.16735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89185" calcext:value-type="float">
            <text:p>-0.000189185</text:p>
          </table:table-cell>
          <table:table-cell office:value-type="float" office:value="0.01134" calcext:value-type="float">
            <text:p>0.01134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79164" calcext:value-type="float">
            <text:p>8.79164E-08</text:p>
          </table:table-cell>
          <table:table-cell office:value-type="float" office:value="0" calcext:value-type="float">
            <text:p>0</text:p>
          </table:table-cell>
          <table:table-cell office:value-type="float" office:value="-0.0000107804" calcext:value-type="float">
            <text:p>-1.07804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95967" calcext:value-type="float">
            <text:p>-0.000195967</text:p>
          </table:table-cell>
          <table:table-cell office:value-type="float" office:value="0.01136" calcext:value-type="float">
            <text:p>0.01136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77132" calcext:value-type="float">
            <text:p>8.77132E-08</text:p>
          </table:table-cell>
          <table:table-cell office:value-type="float" office:value="0" calcext:value-type="float">
            <text:p>0</text:p>
          </table:table-cell>
          <table:table-cell office:value-type="float" office:value="-0.00000954869" calcext:value-type="float">
            <text:p>-9.54869E-0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02779" calcext:value-type="float">
            <text:p>-0.000202779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75229" calcext:value-type="float">
            <text:p>8.75229E-08</text:p>
          </table:table-cell>
          <table:table-cell office:value-type="float" office:value="0" calcext:value-type="float">
            <text:p>0</text:p>
          </table:table-cell>
          <table:table-cell office:value-type="float" office:value="-0.00000814762" calcext:value-type="float">
            <text:p>-8.14762E-0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09605" calcext:value-type="float">
            <text:p>-0.000209605</text:p>
          </table:table-cell>
          <table:table-cell office:value-type="float" office:value="0.0114" calcext:value-type="float">
            <text:p>0.0114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73873" calcext:value-type="float">
            <text:p>8.73873E-08</text:p>
          </table:table-cell>
          <table:table-cell office:value-type="float" office:value="0" calcext:value-type="float">
            <text:p>0</text:p>
          </table:table-cell>
          <table:table-cell office:value-type="float" office:value="-0.00000630043" calcext:value-type="float">
            <text:p>-6.30043E-0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16447" calcext:value-type="float">
            <text:p>-0.000216447</text:p>
          </table:table-cell>
          <table:table-cell office:value-type="float" office:value="0.01142" calcext:value-type="float">
            <text:p>0.01142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72746" calcext:value-type="float">
            <text:p>8.72746E-08</text:p>
          </table:table-cell>
          <table:table-cell office:value-type="float" office:value="0" calcext:value-type="float">
            <text:p>0</text:p>
          </table:table-cell>
          <table:table-cell office:value-type="float" office:value="-0.00000432559" calcext:value-type="float">
            <text:p>-4.32559E-0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23284" calcext:value-type="float">
            <text:p>-0.000223284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72074" calcext:value-type="float">
            <text:p>8.72074E-08</text:p>
          </table:table-cell>
          <table:table-cell office:value-type="float" office:value="0" calcext:value-type="float">
            <text:p>0</text:p>
          </table:table-cell>
          <table:table-cell office:value-type="float" office:value="-0.00000209564" calcext:value-type="float">
            <text:p>-2.09564E-0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30111" calcext:value-type="float">
            <text:p>-0.000230111</text:p>
          </table:table-cell>
          <table:table-cell office:value-type="float" office:value="0.01146" calcext:value-type="float">
            <text:p>0.01146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71937" calcext:value-type="float">
            <text:p>8.7193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348103" calcext:value-type="float">
            <text:p>3.48103E-0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36912" calcext:value-type="float">
            <text:p>-0.000236912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72068" calcext:value-type="float">
            <text:p>8.72068E-08</text:p>
          </table:table-cell>
          <table:table-cell office:value-type="float" office:value="0" calcext:value-type="float">
            <text:p>0</text:p>
          </table:table-cell>
          <table:table-cell office:value-type="float" office:value="0.00000289875" calcext:value-type="float">
            <text:p>2.89875E-0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43701" calcext:value-type="float">
            <text:p>-0.000243701</text:p>
          </table:table-cell>
          <table:table-cell office:value-type="float" office:value="0.0115" calcext:value-type="float">
            <text:p>0.0115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73097" calcext:value-type="float">
            <text:p>8.7309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570905" calcext:value-type="float">
            <text:p>5.70905E-0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50428" calcext:value-type="float">
            <text:p>-0.000250428</text:p>
          </table:table-cell>
          <table:table-cell office:value-type="float" office:value="0.01152" calcext:value-type="float">
            <text:p>0.01152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74451" calcext:value-type="float">
            <text:p>8.74451E-08</text:p>
          </table:table-cell>
          <table:table-cell office:value-type="float" office:value="0" calcext:value-type="float">
            <text:p>0</text:p>
          </table:table-cell>
          <table:table-cell office:value-type="float" office:value="0.00000858639" calcext:value-type="float">
            <text:p>8.58639E-0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57126" calcext:value-type="float">
            <text:p>-0.000257126</text:p>
          </table:table-cell>
          <table:table-cell office:value-type="float" office:value="0.01154" calcext:value-type="float">
            <text:p>0.01154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76455" calcext:value-type="float">
            <text:p>8.76455E-08</text:p>
          </table:table-cell>
          <table:table-cell office:value-type="float" office:value="0" calcext:value-type="float">
            <text:p>0</text:p>
          </table:table-cell>
          <table:table-cell office:value-type="float" office:value="0.0000115982" calcext:value-type="float">
            <text:p>1.15982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63766" calcext:value-type="float">
            <text:p>-0.000263766</text:p>
          </table:table-cell>
          <table:table-cell office:value-type="float" office:value="0.01156" calcext:value-type="float">
            <text:p>0.01156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79147" calcext:value-type="float">
            <text:p>8.79147E-08</text:p>
          </table:table-cell>
          <table:table-cell office:value-type="float" office:value="0" calcext:value-type="float">
            <text:p>0</text:p>
          </table:table-cell>
          <table:table-cell office:value-type="float" office:value="0.0000147088" calcext:value-type="float">
            <text:p>1.47088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70337" calcext:value-type="float">
            <text:p>-0.000270337</text:p>
          </table:table-cell>
          <table:table-cell office:value-type="float" office:value="0.01158" calcext:value-type="float">
            <text:p>0.01158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82184" calcext:value-type="float">
            <text:p>8.82184E-08</text:p>
          </table:table-cell>
          <table:table-cell office:value-type="float" office:value="0" calcext:value-type="float">
            <text:p>0</text:p>
          </table:table-cell>
          <table:table-cell office:value-type="float" office:value="0.0000178687" calcext:value-type="float">
            <text:p>1.78687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76873" calcext:value-type="float">
            <text:p>-0.000276873</text:p>
          </table:table-cell>
          <table:table-cell office:value-type="float" office:value="0.0116" calcext:value-type="float">
            <text:p>0.0116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86295" calcext:value-type="float">
            <text:p>8.86295E-08</text:p>
          </table:table-cell>
          <table:table-cell office:value-type="float" office:value="0" calcext:value-type="float">
            <text:p>0</text:p>
          </table:table-cell>
          <table:table-cell office:value-type="float" office:value="0.0000211294" calcext:value-type="float">
            <text:p>2.11294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83289" calcext:value-type="float">
            <text:p>-0.000283289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90772" calcext:value-type="float">
            <text:p>8.90772E-08</text:p>
          </table:table-cell>
          <table:table-cell office:value-type="float" office:value="0" calcext:value-type="float">
            <text:p>0</text:p>
          </table:table-cell>
          <table:table-cell office:value-type="float" office:value="0.0000244103" calcext:value-type="float">
            <text:p>2.44103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89657" calcext:value-type="float">
            <text:p>-0.000289657</text:p>
          </table:table-cell>
          <table:table-cell office:value-type="float" office:value="0.01164" calcext:value-type="float">
            <text:p>0.01164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895983" calcext:value-type="float">
            <text:p>8.95983E-08</text:p>
          </table:table-cell>
          <table:table-cell office:value-type="float" office:value="0" calcext:value-type="float">
            <text:p>0</text:p>
          </table:table-cell>
          <table:table-cell office:value-type="float" office:value="0.0000277314" calcext:value-type="float">
            <text:p>2.77314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95932" calcext:value-type="float">
            <text:p>-0.000295932</text:p>
          </table:table-cell>
          <table:table-cell office:value-type="float" office:value="0.01166" calcext:value-type="float">
            <text:p>0.01166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901936" calcext:value-type="float">
            <text:p>9.01936E-08</text:p>
          </table:table-cell>
          <table:table-cell office:value-type="float" office:value="0" calcext:value-type="float">
            <text:p>0</text:p>
          </table:table-cell>
          <table:table-cell office:value-type="float" office:value="0.00003107" calcext:value-type="float">
            <text:p>3.107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02107" calcext:value-type="float">
            <text:p>-0.000302107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908261" calcext:value-type="float">
            <text:p>9.08261E-08</text:p>
          </table:table-cell>
          <table:table-cell office:value-type="float" office:value="0" calcext:value-type="float">
            <text:p>0</text:p>
          </table:table-cell>
          <table:table-cell office:value-type="float" office:value="0.0000344171" calcext:value-type="float">
            <text:p>3.44171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08232" calcext:value-type="float">
            <text:p>-0.000308232</text:p>
          </table:table-cell>
          <table:table-cell office:value-type="float" office:value="0.0117" calcext:value-type="float">
            <text:p>0.0117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915703" calcext:value-type="float">
            <text:p>9.15703E-08</text:p>
          </table:table-cell>
          <table:table-cell office:value-type="float" office:value="0" calcext:value-type="float">
            <text:p>0</text:p>
          </table:table-cell>
          <table:table-cell office:value-type="float" office:value="0.0000377644" calcext:value-type="float">
            <text:p>3.77644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14195" calcext:value-type="float">
            <text:p>-0.000314195</text:p>
          </table:table-cell>
          <table:table-cell office:value-type="float" office:value="0.01172" calcext:value-type="float">
            <text:p>0.01172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923517" calcext:value-type="float">
            <text:p>9.23517E-08</text:p>
          </table:table-cell>
          <table:table-cell office:value-type="float" office:value="0" calcext:value-type="float">
            <text:p>0</text:p>
          </table:table-cell>
          <table:table-cell office:value-type="float" office:value="0.0000411062" calcext:value-type="float">
            <text:p>4.11062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20098" calcext:value-type="float">
            <text:p>-0.000320098</text:p>
          </table:table-cell>
          <table:table-cell office:value-type="float" office:value="0.01174" calcext:value-type="float">
            <text:p>0.01174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932073" calcext:value-type="float">
            <text:p>9.32073E-08</text:p>
          </table:table-cell>
          <table:table-cell office:value-type="float" office:value="0" calcext:value-type="float">
            <text:p>0</text:p>
          </table:table-cell>
          <table:table-cell office:value-type="float" office:value="0.0000444369" calcext:value-type="float">
            <text:p>4.44369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25884" calcext:value-type="float">
            <text:p>-0.000325884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941366" calcext:value-type="float">
            <text:p>9.41366E-08</text:p>
          </table:table-cell>
          <table:table-cell office:value-type="float" office:value="0" calcext:value-type="float">
            <text:p>0</text:p>
          </table:table-cell>
          <table:table-cell office:value-type="float" office:value="0.0000477502" calcext:value-type="float">
            <text:p>4.77502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31547" calcext:value-type="float">
            <text:p>-0.000331547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951029" calcext:value-type="float">
            <text:p>9.510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51055" calcext:value-type="float">
            <text:p>5.1055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37151" calcext:value-type="float">
            <text:p>-0.000337151</text:p>
          </table:table-cell>
          <table:table-cell office:value-type="float" office:value="0.0118" calcext:value-type="float">
            <text:p>0.0118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961788" calcext:value-type="float">
            <text:p>9.61788E-08</text:p>
          </table:table-cell>
          <table:table-cell office:value-type="float" office:value="0" calcext:value-type="float">
            <text:p>0</text:p>
          </table:table-cell>
          <table:table-cell office:value-type="float" office:value="0.0000543335" calcext:value-type="float">
            <text:p>5.43335E-05</text:p>
          </table:table-cell>
          <table:table-cell office:value-type="float" office:value="0.55275" calcext:value-type="float">
            <text:p>0.55275</text:p>
          </table:table-cell>
          <table:table-cell office:value-type="float" office:value="-0.000342568" calcext:value-type="float">
            <text:p>-0.000342568</text:p>
          </table:table-cell>
          <table:table-cell office:value-type="float" office:value="0.01182" calcext:value-type="float">
            <text:p>0.0118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972911" calcext:value-type="float">
            <text:p>9.72911E-08</text:p>
          </table:table-cell>
          <table:table-cell office:value-type="float" office:value="0" calcext:value-type="float">
            <text:p>0</text:p>
          </table:table-cell>
          <table:table-cell office:value-type="float" office:value="0.0000576048" calcext:value-type="float">
            <text:p>5.76048E-05</text:p>
          </table:table-cell>
          <table:table-cell office:value-type="float" office:value="0.5505" calcext:value-type="float">
            <text:p>0.5505</text:p>
          </table:table-cell>
          <table:table-cell office:value-type="float" office:value="-0.00034792" calcext:value-type="float">
            <text:p>-0.00034792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98476" calcext:value-type="float">
            <text:p>9.8476E-08</text:p>
          </table:table-cell>
          <table:table-cell office:value-type="float" office:value="0" calcext:value-type="float">
            <text:p>0</text:p>
          </table:table-cell>
          <table:table-cell office:value-type="float" office:value="0.0000608618" calcext:value-type="float">
            <text:p>6.08618E-05</text:p>
          </table:table-cell>
          <table:table-cell office:value-type="float" office:value="0.54825" calcext:value-type="float">
            <text:p>0.54825</text:p>
          </table:table-cell>
          <table:table-cell office:value-type="float" office:value="-0.000353141" calcext:value-type="float">
            <text:p>-0.000353141</text:p>
          </table:table-cell>
          <table:table-cell office:value-type="float" office:value="0.01186" calcext:value-type="float">
            <text:p>0.01186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0997329" calcext:value-type="float">
            <text:p>9.97329E-08</text:p>
          </table:table-cell>
          <table:table-cell office:value-type="float" office:value="0" calcext:value-type="float">
            <text:p>0</text:p>
          </table:table-cell>
          <table:table-cell office:value-type="float" office:value="0.0000641116" calcext:value-type="float">
            <text:p>6.41116E-0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358234" calcext:value-type="float">
            <text:p>-0.000358234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101026" calcext:value-type="float">
            <text:p>1.01026E-07</text:p>
          </table:table-cell>
          <table:table-cell office:value-type="float" office:value="0" calcext:value-type="float">
            <text:p>0</text:p>
          </table:table-cell>
          <table:table-cell office:value-type="float" office:value="0.0000673577" calcext:value-type="float">
            <text:p>6.73577E-0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363261" calcext:value-type="float">
            <text:p>-0.000363261</text:p>
          </table:table-cell>
          <table:table-cell office:value-type="float" office:value="0.0119" calcext:value-type="float">
            <text:p>0.0119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102427" calcext:value-type="float">
            <text:p>1.02427E-07</text:p>
          </table:table-cell>
          <table:table-cell office:value-type="float" office:value="0" calcext:value-type="float">
            <text:p>0</text:p>
          </table:table-cell>
          <table:table-cell office:value-type="float" office:value="0.0000706097" calcext:value-type="float">
            <text:p>7.06097E-0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368096" calcext:value-type="float">
            <text:p>-0.000368096</text:p>
          </table:table-cell>
          <table:table-cell office:value-type="float" office:value="0.01192" calcext:value-type="float">
            <text:p>0.01192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103865" calcext:value-type="float">
            <text:p>1.03865E-07</text:p>
          </table:table-cell>
          <table:table-cell office:value-type="float" office:value="0" calcext:value-type="float">
            <text:p>0</text:p>
          </table:table-cell>
          <table:table-cell office:value-type="float" office:value="0.000073872" calcext:value-type="float">
            <text:p>7.3872E-0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372866" calcext:value-type="float">
            <text:p>-0.000372866</text:p>
          </table:table-cell>
          <table:table-cell office:value-type="float" office:value="0.01194" calcext:value-type="float">
            <text:p>0.0119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105375" calcext:value-type="float">
            <text:p>1.05375E-07</text:p>
          </table:table-cell>
          <table:table-cell office:value-type="float" office:value="0" calcext:value-type="float">
            <text:p>0</text:p>
          </table:table-cell>
          <table:table-cell office:value-type="float" office:value="0.0000771548" calcext:value-type="float">
            <text:p>7.71548E-0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377505" calcext:value-type="float">
            <text:p>-0.000377505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106958" calcext:value-type="float">
            <text:p>1.06958E-07</text:p>
          </table:table-cell>
          <table:table-cell office:value-type="float" office:value="0" calcext:value-type="float">
            <text:p>0</text:p>
          </table:table-cell>
          <table:table-cell office:value-type="float" office:value="0.0000804768" calcext:value-type="float">
            <text:p>8.04768E-0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382014" calcext:value-type="float">
            <text:p>-0.000382014</text:p>
          </table:table-cell>
          <table:table-cell office:value-type="float" office:value="0.01198" calcext:value-type="float">
            <text:p>0.0119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108578" calcext:value-type="float">
            <text:p>1.08578E-07</text:p>
          </table:table-cell>
          <table:table-cell office:value-type="float" office:value="0" calcext:value-type="float">
            <text:p>0</text:p>
          </table:table-cell>
          <table:table-cell office:value-type="float" office:value="0.0000838185" calcext:value-type="float">
            <text:p>8.38185E-0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386458" calcext:value-type="float">
            <text:p>-0.000386458</text:p>
          </table:table-cell>
          <table:table-cell office:value-type="float" office:value="0.012" calcext:value-type="float">
            <text:p>0.01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110311" calcext:value-type="float">
            <text:p>1.10311E-07</text:p>
          </table:table-cell>
          <table:table-cell office:value-type="float" office:value="0" calcext:value-type="float">
            <text:p>0</text:p>
          </table:table-cell>
          <table:table-cell office:value-type="float" office:value="0.0000872416" calcext:value-type="float">
            <text:p>8.72416E-0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390716" calcext:value-type="float">
            <text:p>-0.000390716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112082" calcext:value-type="float">
            <text:p>1.12082E-07</text:p>
          </table:table-cell>
          <table:table-cell office:value-type="float" office:value="0" calcext:value-type="float">
            <text:p>0</text:p>
          </table:table-cell>
          <table:table-cell office:value-type="float" office:value="0.0000907027" calcext:value-type="float">
            <text:p>9.07027E-0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394914" calcext:value-type="float">
            <text:p>-0.000394914</text:p>
          </table:table-cell>
          <table:table-cell office:value-type="float" office:value="0.01204" calcext:value-type="float">
            <text:p>0.01204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11393" calcext:value-type="float">
            <text:p>1.1393E-07</text:p>
          </table:table-cell>
          <table:table-cell office:value-type="float" office:value="0" calcext:value-type="float">
            <text:p>0</text:p>
          </table:table-cell>
          <table:table-cell office:value-type="float" office:value="0.0000942397" calcext:value-type="float">
            <text:p>9.42397E-0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398992" calcext:value-type="float">
            <text:p>-0.000398992</text:p>
          </table:table-cell>
          <table:table-cell office:value-type="float" office:value="0.01206" calcext:value-type="float">
            <text:p>0.01206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115859" calcext:value-type="float">
            <text:p>1.15859E-07</text:p>
          </table:table-cell>
          <table:table-cell office:value-type="float" office:value="0" calcext:value-type="float">
            <text:p>0</text:p>
          </table:table-cell>
          <table:table-cell office:value-type="float" office:value="0.0000978727" calcext:value-type="float">
            <text:p>9.78727E-0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402951" calcext:value-type="float">
            <text:p>-0.000402951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117827" calcext:value-type="float">
            <text:p>1.17827E-07</text:p>
          </table:table-cell>
          <table:table-cell office:value-type="float" office:value="0" calcext:value-type="float">
            <text:p>0</text:p>
          </table:table-cell>
          <table:table-cell office:value-type="float" office:value="0.000101554" calcext:value-type="float">
            <text:p>0.000101554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406851" calcext:value-type="float">
            <text:p>-0.000406851</text:p>
          </table:table-cell>
          <table:table-cell office:value-type="float" office:value="0.0121" calcext:value-type="float">
            <text:p>0.0121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119921" calcext:value-type="float">
            <text:p>1.19921E-07</text:p>
          </table:table-cell>
          <table:table-cell office:value-type="float" office:value="0" calcext:value-type="float">
            <text:p>0</text:p>
          </table:table-cell>
          <table:table-cell office:value-type="float" office:value="0.000105399" calcext:value-type="float">
            <text:p>0.000105399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41058" calcext:value-type="float">
            <text:p>-0.00041058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122058" calcext:value-type="float">
            <text:p>1.22058E-07</text:p>
          </table:table-cell>
          <table:table-cell office:value-type="float" office:value="0.000749958" calcext:value-type="float">
            <text:p>0.000749958</text:p>
          </table:table-cell>
          <table:table-cell office:value-type="float" office:value="0.000109308" calcext:value-type="float">
            <text:p>0.000109308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414255" calcext:value-type="float">
            <text:p>-0.000414255</text:p>
          </table:table-cell>
          <table:table-cell office:value-type="float" office:value="0.01214" calcext:value-type="float">
            <text:p>0.01214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124283" calcext:value-type="float">
            <text:p>1.24283E-07</text:p>
          </table:table-cell>
          <table:table-cell office:value-type="float" office:value="0.00299994" calcext:value-type="float">
            <text:p>0.00299994</text:p>
          </table:table-cell>
          <table:table-cell office:value-type="float" office:value="0.000113344" calcext:value-type="float">
            <text:p>0.000113344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417821" calcext:value-type="float">
            <text:p>-0.000417821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1266" calcext:value-type="float">
            <text:p>1.266E-07</text:p>
          </table:table-cell>
          <table:table-cell office:value-type="float" office:value="0.00524996" calcext:value-type="float">
            <text:p>0.00524996</text:p>
          </table:table-cell>
          <table:table-cell office:value-type="float" office:value="0.000117522" calcext:value-type="float">
            <text:p>0.000117522</text:p>
          </table:table-cell>
          <table:table-cell office:value-type="float" office:value="0.549" calcext:value-type="float">
            <text:p>0.549</text:p>
          </table:table-cell>
          <table:table-cell office:value-type="float" office:value="-0.000421281" calcext:value-type="float">
            <text:p>-0.000421281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128962" calcext:value-type="float">
            <text:p>1.28962E-07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012177" calcext:value-type="float">
            <text:p>0.00012177</text:p>
          </table:table-cell>
          <table:table-cell office:value-type="float" office:value="0.55125" calcext:value-type="float">
            <text:p>0.55125</text:p>
          </table:table-cell>
          <table:table-cell office:value-type="float" office:value="-0.000424688" calcext:value-type="float">
            <text:p>-0.000424688</text:p>
          </table:table-cell>
          <table:table-cell office:value-type="float" office:value="0.0122" calcext:value-type="float">
            <text:p>0.0122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0.364485" calcext:value-type="float">
            <text:p>0.364485</text:p>
          </table:table-cell>
          <table:table-cell office:value-type="float" office:value="0.00000013147" calcext:value-type="float">
            <text:p>1.3147E-07</text:p>
          </table:table-cell>
          <table:table-cell office:value-type="float" office:value="0.00525002" calcext:value-type="float">
            <text:p>0.00525002</text:p>
          </table:table-cell>
          <table:table-cell office:value-type="float" office:value="0.000126245" calcext:value-type="float">
            <text:p>0.000126245</text:p>
          </table:table-cell>
          <table:table-cell office:value-type="float" office:value="0.5535" calcext:value-type="float">
            <text:p>0.5535</text:p>
          </table:table-cell>
          <table:table-cell office:value-type="float" office:value="-0.000427943" calcext:value-type="float">
            <text:p>-0.000427943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3403" calcext:value-type="float">
            <text:p>1.3403E-07</text:p>
          </table:table-cell>
          <table:table-cell office:value-type="float" office:value="0.00300002" calcext:value-type="float">
            <text:p>0.00300002</text:p>
          </table:table-cell>
          <table:table-cell office:value-type="float" office:value="0.000130801" calcext:value-type="float">
            <text:p>0.00013080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31149" calcext:value-type="float">
            <text:p>-0.000431149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36691" calcext:value-type="float">
            <text:p>1.36691E-07</text:p>
          </table:table-cell>
          <table:table-cell office:value-type="float" office:value="0.000750084" calcext:value-type="float">
            <text:p>0.000750084</text:p>
          </table:table-cell>
          <table:table-cell office:value-type="float" office:value="0.000135517" calcext:value-type="float">
            <text:p>0.00013551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34257" calcext:value-type="float">
            <text:p>-0.000434257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39459" calcext:value-type="float">
            <text:p>1.39459E-07</text:p>
          </table:table-cell>
          <table:table-cell office:value-type="float" office:value="0" calcext:value-type="float">
            <text:p>0</text:p>
          </table:table-cell>
          <table:table-cell office:value-type="float" office:value="0.000140392" calcext:value-type="float">
            <text:p>0.00014039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37266" calcext:value-type="float">
            <text:p>-0.000437266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42282" calcext:value-type="float">
            <text:p>1.42282E-07</text:p>
          </table:table-cell>
          <table:table-cell office:value-type="float" office:value="0" calcext:value-type="float">
            <text:p>0</text:p>
          </table:table-cell>
          <table:table-cell office:value-type="float" office:value="0.000145346" calcext:value-type="float">
            <text:p>0.00014534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40228" calcext:value-type="float">
            <text:p>-0.000440228</text:p>
          </table:table-cell>
          <table:table-cell office:value-type="float" office:value="0.0123" calcext:value-type="float">
            <text:p>0.0123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45273" calcext:value-type="float">
            <text:p>1.45273E-07</text:p>
          </table:table-cell>
          <table:table-cell office:value-type="float" office:value="0" calcext:value-type="float">
            <text:p>0</text:p>
          </table:table-cell>
          <table:table-cell office:value-type="float" office:value="0.000150537" calcext:value-type="float">
            <text:p>0.00015053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43049" calcext:value-type="float">
            <text:p>-0.000443049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48324" calcext:value-type="float">
            <text:p>1.48324E-07</text:p>
          </table:table-cell>
          <table:table-cell office:value-type="float" office:value="0" calcext:value-type="float">
            <text:p>0</text:p>
          </table:table-cell>
          <table:table-cell office:value-type="float" office:value="0.000155805" calcext:value-type="float">
            <text:p>0.0001558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45823" calcext:value-type="float">
            <text:p>-0.000445823</text:p>
          </table:table-cell>
          <table:table-cell office:value-type="float" office:value="0.01234" calcext:value-type="float">
            <text:p>0.01234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51492" calcext:value-type="float">
            <text:p>1.51492E-07</text:p>
          </table:table-cell>
          <table:table-cell office:value-type="float" office:value="0" calcext:value-type="float">
            <text:p>0</text:p>
          </table:table-cell>
          <table:table-cell office:value-type="float" office:value="0.000161228" calcext:value-type="float">
            <text:p>0.00016122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48503" calcext:value-type="float">
            <text:p>-0.000448503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54783" calcext:value-type="float">
            <text:p>1.54783E-07</text:p>
          </table:table-cell>
          <table:table-cell office:value-type="float" office:value="0" calcext:value-type="float">
            <text:p>0</text:p>
          </table:table-cell>
          <table:table-cell office:value-type="float" office:value="0.000166791" calcext:value-type="float">
            <text:p>0.00016679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51087" calcext:value-type="float">
            <text:p>-0.000451087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58136" calcext:value-type="float">
            <text:p>1.58136E-07</text:p>
          </table:table-cell>
          <table:table-cell office:value-type="float" office:value="0" calcext:value-type="float">
            <text:p>0</text:p>
          </table:table-cell>
          <table:table-cell office:value-type="float" office:value="0.000172425" calcext:value-type="float">
            <text:p>0.00017242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53622" calcext:value-type="float">
            <text:p>-0.000453622</text:p>
          </table:table-cell>
          <table:table-cell office:value-type="float" office:value="0.0124" calcext:value-type="float">
            <text:p>0.0124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6168" calcext:value-type="float">
            <text:p>1.6168E-07</text:p>
          </table:table-cell>
          <table:table-cell office:value-type="float" office:value="0" calcext:value-type="float">
            <text:p>0</text:p>
          </table:table-cell>
          <table:table-cell office:value-type="float" office:value="0.000178241" calcext:value-type="float">
            <text:p>0.00017824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56014" calcext:value-type="float">
            <text:p>-0.000456014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6529" calcext:value-type="float">
            <text:p>1.6529E-07</text:p>
          </table:table-cell>
          <table:table-cell office:value-type="float" office:value="0" calcext:value-type="float">
            <text:p>0</text:p>
          </table:table-cell>
          <table:table-cell office:value-type="float" office:value="0.00018411" calcext:value-type="float">
            <text:p>0.0001841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58355" calcext:value-type="float">
            <text:p>-0.000458355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69031" calcext:value-type="float">
            <text:p>1.69031E-07</text:p>
          </table:table-cell>
          <table:table-cell office:value-type="float" office:value="0" calcext:value-type="float">
            <text:p>0</text:p>
          </table:table-cell>
          <table:table-cell office:value-type="float" office:value="0.000190084" calcext:value-type="float">
            <text:p>0.00019008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60594" calcext:value-type="float">
            <text:p>-0.000460594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72906" calcext:value-type="float">
            <text:p>1.72906E-07</text:p>
          </table:table-cell>
          <table:table-cell office:value-type="float" office:value="0" calcext:value-type="float">
            <text:p>0</text:p>
          </table:table-cell>
          <table:table-cell office:value-type="float" office:value="0.000196139" calcext:value-type="float">
            <text:p>0.00019613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62726" calcext:value-type="float">
            <text:p>-0.000462726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76848" calcext:value-type="float">
            <text:p>1.76848E-07</text:p>
          </table:table-cell>
          <table:table-cell office:value-type="float" office:value="0" calcext:value-type="float">
            <text:p>0</text:p>
          </table:table-cell>
          <table:table-cell office:value-type="float" office:value="0.000202233" calcext:value-type="float">
            <text:p>0.00020223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64805" calcext:value-type="float">
            <text:p>-0.000464805</text:p>
          </table:table-cell>
          <table:table-cell office:value-type="float" office:value="0.0125" calcext:value-type="float">
            <text:p>0.012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80995" calcext:value-type="float">
            <text:p>1.80995E-07</text:p>
          </table:table-cell>
          <table:table-cell office:value-type="float" office:value="0" calcext:value-type="float">
            <text:p>0</text:p>
          </table:table-cell>
          <table:table-cell office:value-type="float" office:value="0.000208394" calcext:value-type="float">
            <text:p>0.00020839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66715" calcext:value-type="float">
            <text:p>-0.000466715</text:p>
          </table:table-cell>
          <table:table-cell office:value-type="float" office:value="0.01252" calcext:value-type="float">
            <text:p>0.01252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85211" calcext:value-type="float">
            <text:p>1.85211E-07</text:p>
          </table:table-cell>
          <table:table-cell office:value-type="float" office:value="0" calcext:value-type="float">
            <text:p>0</text:p>
          </table:table-cell>
          <table:table-cell office:value-type="float" office:value="0.000214561" calcext:value-type="float">
            <text:p>0.00021456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68567" calcext:value-type="float">
            <text:p>-0.000468567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89564" calcext:value-type="float">
            <text:p>1.89564E-07</text:p>
          </table:table-cell>
          <table:table-cell office:value-type="float" office:value="0" calcext:value-type="float">
            <text:p>0</text:p>
          </table:table-cell>
          <table:table-cell office:value-type="float" office:value="0.000220739" calcext:value-type="float">
            <text:p>0.00022073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0302" calcext:value-type="float">
            <text:p>-0.000470302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94054" calcext:value-type="float">
            <text:p>1.94054E-07</text:p>
          </table:table-cell>
          <table:table-cell office:value-type="float" office:value="0" calcext:value-type="float">
            <text:p>0</text:p>
          </table:table-cell>
          <table:table-cell office:value-type="float" office:value="0.000226894" calcext:value-type="float">
            <text:p>0.00022689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1913" calcext:value-type="float">
            <text:p>-0.000471913</text:p>
          </table:table-cell>
          <table:table-cell office:value-type="float" office:value="0.01258" calcext:value-type="float">
            <text:p>0.01258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98613" calcext:value-type="float">
            <text:p>1.98613E-07</text:p>
          </table:table-cell>
          <table:table-cell office:value-type="float" office:value="0" calcext:value-type="float">
            <text:p>0</text:p>
          </table:table-cell>
          <table:table-cell office:value-type="float" office:value="0.000233036" calcext:value-type="float">
            <text:p>0.00023303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3464" calcext:value-type="float">
            <text:p>-0.000473464</text:p>
          </table:table-cell>
          <table:table-cell office:value-type="float" office:value="0.0126" calcext:value-type="float">
            <text:p>0.0126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03376" calcext:value-type="float">
            <text:p>2.03376E-07</text:p>
          </table:table-cell>
          <table:table-cell office:value-type="float" office:value="0" calcext:value-type="float">
            <text:p>0</text:p>
          </table:table-cell>
          <table:table-cell office:value-type="float" office:value="0.000239069" calcext:value-type="float">
            <text:p>0.00023906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4814" calcext:value-type="float">
            <text:p>-0.000474814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08204" calcext:value-type="float">
            <text:p>2.08204E-07</text:p>
          </table:table-cell>
          <table:table-cell office:value-type="float" office:value="0" calcext:value-type="float">
            <text:p>0</text:p>
          </table:table-cell>
          <table:table-cell office:value-type="float" office:value="0.00024504" calcext:value-type="float">
            <text:p>0.0002450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6095" calcext:value-type="float">
            <text:p>-0.000476095</text:p>
          </table:table-cell>
          <table:table-cell office:value-type="float" office:value="0.01264" calcext:value-type="float">
            <text:p>0.01264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13165" calcext:value-type="float">
            <text:p>2.13165E-07</text:p>
          </table:table-cell>
          <table:table-cell office:value-type="float" office:value="0" calcext:value-type="float">
            <text:p>0</text:p>
          </table:table-cell>
          <table:table-cell office:value-type="float" office:value="0.00025089" calcext:value-type="float">
            <text:p>0.0002508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7241" calcext:value-type="float">
            <text:p>-0.000477241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18254" calcext:value-type="float">
            <text:p>2.18254E-07</text:p>
          </table:table-cell>
          <table:table-cell office:value-type="float" office:value="0" calcext:value-type="float">
            <text:p>0</text:p>
          </table:table-cell>
          <table:table-cell office:value-type="float" office:value="0.000256569" calcext:value-type="float">
            <text:p>0.00025656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824" calcext:value-type="float">
            <text:p>-0.00047824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23407" calcext:value-type="float">
            <text:p>2.23407E-07</text:p>
          </table:table-cell>
          <table:table-cell office:value-type="float" office:value="0" calcext:value-type="float">
            <text:p>0</text:p>
          </table:table-cell>
          <table:table-cell office:value-type="float" office:value="0.000262163" calcext:value-type="float">
            <text:p>0.00026216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9168" calcext:value-type="float">
            <text:p>-0.000479168</text:p>
          </table:table-cell>
          <table:table-cell office:value-type="float" office:value="0.0127" calcext:value-type="float">
            <text:p>0.0127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28741" calcext:value-type="float">
            <text:p>2.28741E-07</text:p>
          </table:table-cell>
          <table:table-cell office:value-type="float" office:value="0" calcext:value-type="float">
            <text:p>0</text:p>
          </table:table-cell>
          <table:table-cell office:value-type="float" office:value="0.000267414" calcext:value-type="float">
            <text:p>0.00026741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9869" calcext:value-type="float">
            <text:p>-0.000479869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34131" calcext:value-type="float">
            <text:p>2.34131E-07</text:p>
          </table:table-cell>
          <table:table-cell office:value-type="float" office:value="0" calcext:value-type="float">
            <text:p>0</text:p>
          </table:table-cell>
          <table:table-cell office:value-type="float" office:value="0.000272521" calcext:value-type="float">
            <text:p>0.00027252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80496" calcext:value-type="float">
            <text:p>-0.000480496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39633" calcext:value-type="float">
            <text:p>2.39633E-07</text:p>
          </table:table-cell>
          <table:table-cell office:value-type="float" office:value="0" calcext:value-type="float">
            <text:p>0</text:p>
          </table:table-cell>
          <table:table-cell office:value-type="float" office:value="0.000277341" calcext:value-type="float">
            <text:p>0.00027734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80973" calcext:value-type="float">
            <text:p>-0.000480973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45238" calcext:value-type="float">
            <text:p>2.45238E-07</text:p>
          </table:table-cell>
          <table:table-cell office:value-type="float" office:value="0" calcext:value-type="float">
            <text:p>0</text:p>
          </table:table-cell>
          <table:table-cell office:value-type="float" office:value="0.000281806" calcext:value-type="float">
            <text:p>0.00028180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81296" calcext:value-type="float">
            <text:p>-0.000481296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50893" calcext:value-type="float">
            <text:p>2.50893E-07</text:p>
          </table:table-cell>
          <table:table-cell office:value-type="float" office:value="0" calcext:value-type="float">
            <text:p>0</text:p>
          </table:table-cell>
          <table:table-cell office:value-type="float" office:value="0.000286095" calcext:value-type="float">
            <text:p>0.00028609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81541" calcext:value-type="float">
            <text:p>-0.000481541</text:p>
          </table:table-cell>
          <table:table-cell office:value-type="float" office:value="0.0128" calcext:value-type="float">
            <text:p>0.0128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56682" calcext:value-type="float">
            <text:p>2.56682E-07</text:p>
          </table:table-cell>
          <table:table-cell office:value-type="float" office:value="0" calcext:value-type="float">
            <text:p>0</text:p>
          </table:table-cell>
          <table:table-cell office:value-type="float" office:value="0.000289753" calcext:value-type="float">
            <text:p>0.00028975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81557" calcext:value-type="float">
            <text:p>-0.000481557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62507" calcext:value-type="float">
            <text:p>2.62507E-07</text:p>
          </table:table-cell>
          <table:table-cell office:value-type="float" office:value="0" calcext:value-type="float">
            <text:p>0</text:p>
          </table:table-cell>
          <table:table-cell office:value-type="float" office:value="0.000293171" calcext:value-type="float">
            <text:p>0.00029317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81496" calcext:value-type="float">
            <text:p>-0.000481496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68406" calcext:value-type="float">
            <text:p>2.68406E-07</text:p>
          </table:table-cell>
          <table:table-cell office:value-type="float" office:value="0" calcext:value-type="float">
            <text:p>0</text:p>
          </table:table-cell>
          <table:table-cell office:value-type="float" office:value="0.000296108" calcext:value-type="float">
            <text:p>0.00029610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8128" calcext:value-type="float">
            <text:p>-0.00048128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74362" calcext:value-type="float">
            <text:p>2.74362E-07</text:p>
          </table:table-cell>
          <table:table-cell office:value-type="float" office:value="0" calcext:value-type="float">
            <text:p>0</text:p>
          </table:table-cell>
          <table:table-cell office:value-type="float" office:value="0.000298492" calcext:value-type="float">
            <text:p>0.00029849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80915" calcext:value-type="float">
            <text:p>-0.000480915</text:p>
          </table:table-cell>
          <table:table-cell office:value-type="float" office:value="0.01288" calcext:value-type="float">
            <text:p>0.01288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80346" calcext:value-type="float">
            <text:p>2.80346E-07</text:p>
          </table:table-cell>
          <table:table-cell office:value-type="float" office:value="0" calcext:value-type="float">
            <text:p>0</text:p>
          </table:table-cell>
          <table:table-cell office:value-type="float" office:value="0.0003006" calcext:value-type="float">
            <text:p>0.000300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80476" calcext:value-type="float">
            <text:p>-0.000480476</text:p>
          </table:table-cell>
          <table:table-cell office:value-type="float" office:value="0.0129" calcext:value-type="float">
            <text:p>0.0129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86386" calcext:value-type="float">
            <text:p>2.86386E-07</text:p>
          </table:table-cell>
          <table:table-cell office:value-type="float" office:value="0" calcext:value-type="float">
            <text:p>0</text:p>
          </table:table-cell>
          <table:table-cell office:value-type="float" office:value="0.000301768" calcext:value-type="float">
            <text:p>0.00030176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9831" calcext:value-type="float">
            <text:p>-0.000479831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92433" calcext:value-type="float">
            <text:p>2.92433E-07</text:p>
          </table:table-cell>
          <table:table-cell office:value-type="float" office:value="0" calcext:value-type="float">
            <text:p>0</text:p>
          </table:table-cell>
          <table:table-cell office:value-type="float" office:value="0.000302586" calcext:value-type="float">
            <text:p>0.00030258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9118" calcext:value-type="float">
            <text:p>-0.000479118</text:p>
          </table:table-cell>
          <table:table-cell office:value-type="float" office:value="0.01294" calcext:value-type="float">
            <text:p>0.0129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98496" calcext:value-type="float">
            <text:p>2.98496E-07</text:p>
          </table:table-cell>
          <table:table-cell office:value-type="float" office:value="0" calcext:value-type="float">
            <text:p>0</text:p>
          </table:table-cell>
          <table:table-cell office:value-type="float" office:value="0.000302705" calcext:value-type="float">
            <text:p>0.0003027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8272" calcext:value-type="float">
            <text:p>-0.000478272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04548" calcext:value-type="float">
            <text:p>3.04548E-07</text:p>
          </table:table-cell>
          <table:table-cell office:value-type="float" office:value="0" calcext:value-type="float">
            <text:p>0</text:p>
          </table:table-cell>
          <table:table-cell office:value-type="float" office:value="0.000302058" calcext:value-type="float">
            <text:p>0.00030205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7307" calcext:value-type="float">
            <text:p>-0.000477307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10595" calcext:value-type="float">
            <text:p>3.10595E-07</text:p>
          </table:table-cell>
          <table:table-cell office:value-type="float" office:value="0" calcext:value-type="float">
            <text:p>0</text:p>
          </table:table-cell>
          <table:table-cell office:value-type="float" office:value="0.000301028" calcext:value-type="float">
            <text:p>0.00030102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6284" calcext:value-type="float">
            <text:p>-0.000476284</text:p>
          </table:table-cell>
          <table:table-cell office:value-type="float" office:value="0.013" calcext:value-type="float">
            <text:p>0.013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16589" calcext:value-type="float">
            <text:p>3.16589E-07</text:p>
          </table:table-cell>
          <table:table-cell office:value-type="float" office:value="0" calcext:value-type="float">
            <text:p>0</text:p>
          </table:table-cell>
          <table:table-cell office:value-type="float" office:value="0.000298753" calcext:value-type="float">
            <text:p>0.00029875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51" calcext:value-type="float">
            <text:p>-0.0004751</text:p>
          </table:table-cell>
          <table:table-cell office:value-type="float" office:value="0.01302" calcext:value-type="float">
            <text:p>0.01302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2255" calcext:value-type="float">
            <text:p>3.2255E-07</text:p>
          </table:table-cell>
          <table:table-cell office:value-type="float" office:value="0" calcext:value-type="float">
            <text:p>0</text:p>
          </table:table-cell>
          <table:table-cell office:value-type="float" office:value="0.000296031" calcext:value-type="float">
            <text:p>0.00029603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387" calcext:value-type="float">
            <text:p>-0.00047387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28446" calcext:value-type="float">
            <text:p>3.28446E-07</text:p>
          </table:table-cell>
          <table:table-cell office:value-type="float" office:value="0" calcext:value-type="float">
            <text:p>0</text:p>
          </table:table-cell>
          <table:table-cell office:value-type="float" office:value="0.000292415" calcext:value-type="float">
            <text:p>0.00029241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2547" calcext:value-type="float">
            <text:p>-0.000472547</text:p>
          </table:table-cell>
          <table:table-cell office:value-type="float" office:value="0.01306" calcext:value-type="float">
            <text:p>0.01306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34246" calcext:value-type="float">
            <text:p>3.34246E-07</text:p>
          </table:table-cell>
          <table:table-cell office:value-type="float" office:value="0" calcext:value-type="float">
            <text:p>0</text:p>
          </table:table-cell>
          <table:table-cell office:value-type="float" office:value="0.000287846" calcext:value-type="float">
            <text:p>0.00028784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1151" calcext:value-type="float">
            <text:p>-0.000471151</text:p>
          </table:table-cell>
          <table:table-cell office:value-type="float" office:value="0.01308" calcext:value-type="float">
            <text:p>0.01308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39999" calcext:value-type="float">
            <text:p>3.39999E-07</text:p>
          </table:table-cell>
          <table:table-cell office:value-type="float" office:value="0" calcext:value-type="float">
            <text:p>0</text:p>
          </table:table-cell>
          <table:table-cell office:value-type="float" office:value="0.000282799" calcext:value-type="float">
            <text:p>0.00028279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69717" calcext:value-type="float">
            <text:p>-0.000469717</text:p>
          </table:table-cell>
          <table:table-cell office:value-type="float" office:value="0.0131" calcext:value-type="float">
            <text:p>0.0131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45558" calcext:value-type="float">
            <text:p>3.45558E-07</text:p>
          </table:table-cell>
          <table:table-cell office:value-type="float" office:value="0" calcext:value-type="float">
            <text:p>0</text:p>
          </table:table-cell>
          <table:table-cell office:value-type="float" office:value="0.000276247" calcext:value-type="float">
            <text:p>0.00027624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68192" calcext:value-type="float">
            <text:p>-0.000468192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51037" calcext:value-type="float">
            <text:p>3.51037E-07</text:p>
          </table:table-cell>
          <table:table-cell office:value-type="float" office:value="0" calcext:value-type="float">
            <text:p>0</text:p>
          </table:table-cell>
          <table:table-cell office:value-type="float" office:value="0.000269171" calcext:value-type="float">
            <text:p>0.00026917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66646" calcext:value-type="float">
            <text:p>-0.000466646</text:p>
          </table:table-cell>
          <table:table-cell office:value-type="float" office:value="0.01314" calcext:value-type="float">
            <text:p>0.01314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56352" calcext:value-type="float">
            <text:p>3.56352E-07</text:p>
          </table:table-cell>
          <table:table-cell office:value-type="float" office:value="0" calcext:value-type="float">
            <text:p>0</text:p>
          </table:table-cell>
          <table:table-cell office:value-type="float" office:value="0.000261049" calcext:value-type="float">
            <text:p>0.00026104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65057" calcext:value-type="float">
            <text:p>-0.000465057</text:p>
          </table:table-cell>
          <table:table-cell office:value-type="float" office:value="0.01316" calcext:value-type="float">
            <text:p>0.01316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61469" calcext:value-type="float">
            <text:p>3.61469E-07</text:p>
          </table:table-cell>
          <table:table-cell office:value-type="float" office:value="0" calcext:value-type="float">
            <text:p>0</text:p>
          </table:table-cell>
          <table:table-cell office:value-type="float" office:value="0.000251846" calcext:value-type="float">
            <text:p>0.00025184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63446" calcext:value-type="float">
            <text:p>-0.000463446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66487" calcext:value-type="float">
            <text:p>3.66487E-07</text:p>
          </table:table-cell>
          <table:table-cell office:value-type="float" office:value="0" calcext:value-type="float">
            <text:p>0</text:p>
          </table:table-cell>
          <table:table-cell office:value-type="float" office:value="0.000242104" calcext:value-type="float">
            <text:p>0.00024210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61824" calcext:value-type="float">
            <text:p>-0.000461824</text:p>
          </table:table-cell>
          <table:table-cell office:value-type="float" office:value="0.0132" calcext:value-type="float">
            <text:p>0.0132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71154" calcext:value-type="float">
            <text:p>3.71154E-07</text:p>
          </table:table-cell>
          <table:table-cell office:value-type="float" office:value="0" calcext:value-type="float">
            <text:p>0</text:p>
          </table:table-cell>
          <table:table-cell office:value-type="float" office:value="0.000230705" calcext:value-type="float">
            <text:p>0.0002307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60192" calcext:value-type="float">
            <text:p>-0.000460192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75684" calcext:value-type="float">
            <text:p>3.75684E-07</text:p>
          </table:table-cell>
          <table:table-cell office:value-type="float" office:value="0" calcext:value-type="float">
            <text:p>0</text:p>
          </table:table-cell>
          <table:table-cell office:value-type="float" office:value="0.000218747" calcext:value-type="float">
            <text:p>0.00021874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58567" calcext:value-type="float">
            <text:p>-0.000458567</text:p>
          </table:table-cell>
          <table:table-cell office:value-type="float" office:value="0.01324" calcext:value-type="float">
            <text:p>0.01324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79942" calcext:value-type="float">
            <text:p>3.79942E-07</text:p>
          </table:table-cell>
          <table:table-cell office:value-type="float" office:value="0" calcext:value-type="float">
            <text:p>0</text:p>
          </table:table-cell>
          <table:table-cell office:value-type="float" office:value="0.000205668" calcext:value-type="float">
            <text:p>0.00020566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56951" calcext:value-type="float">
            <text:p>-0.000456951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83891" calcext:value-type="float">
            <text:p>3.83891E-07</text:p>
          </table:table-cell>
          <table:table-cell office:value-type="float" office:value="0.00149996" calcext:value-type="float">
            <text:p>0.00149996</text:p>
          </table:table-cell>
          <table:table-cell office:value-type="float" office:value="0.000191469" calcext:value-type="float">
            <text:p>0.00019146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5536" calcext:value-type="float">
            <text:p>-0.00045536</text:p>
          </table:table-cell>
          <table:table-cell office:value-type="float" office:value="0.01328" calcext:value-type="float">
            <text:p>0.0132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87685" calcext:value-type="float">
            <text:p>3.87685E-0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176711" calcext:value-type="float">
            <text:p>0.00017671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5378" calcext:value-type="float">
            <text:p>-0.00045378</text:p>
          </table:table-cell>
          <table:table-cell office:value-type="float" office:value="0.0133" calcext:value-type="float">
            <text:p>0.013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90959" calcext:value-type="float">
            <text:p>3.90959E-07</text:p>
          </table:table-cell>
          <table:table-cell office:value-type="float" office:value="0.00599998" calcext:value-type="float">
            <text:p>0.00599998</text:p>
          </table:table-cell>
          <table:table-cell office:value-type="float" office:value="0.000160293" calcext:value-type="float">
            <text:p>0.000160293</text:p>
          </table:table-cell>
          <table:table-cell office:value-type="float" office:value="0.55275" calcext:value-type="float">
            <text:p>0.55275</text:p>
          </table:table-cell>
          <table:table-cell office:value-type="float" office:value="-0.000452264" calcext:value-type="float">
            <text:p>-0.000452264</text:p>
          </table:table-cell>
          <table:table-cell office:value-type="float" office:value="0.01332" calcext:value-type="float">
            <text:p>0.01332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94042" calcext:value-type="float">
            <text:p>3.94042E-07</text:p>
          </table:table-cell>
          <table:table-cell office:value-type="float" office:value="0.00675002" calcext:value-type="float">
            <text:p>0.00675002</text:p>
          </table:table-cell>
          <table:table-cell office:value-type="float" office:value="0.000143333" calcext:value-type="float">
            <text:p>0.000143333</text:p>
          </table:table-cell>
          <table:table-cell office:value-type="float" office:value="0.5505" calcext:value-type="float">
            <text:p>0.5505</text:p>
          </table:table-cell>
          <table:table-cell office:value-type="float" office:value="-0.000450776" calcext:value-type="float">
            <text:p>-0.000450776</text:p>
          </table:table-cell>
          <table:table-cell office:value-type="float" office:value="0.01334" calcext:value-type="float">
            <text:p>0.01334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96741" calcext:value-type="float">
            <text:p>3.96741E-07</text:p>
          </table:table-cell>
          <table:table-cell office:value-type="float" office:value="0.00450008" calcext:value-type="float">
            <text:p>0.00450008</text:p>
          </table:table-cell>
          <table:table-cell office:value-type="float" office:value="0.000125288" calcext:value-type="float">
            <text:p>0.000125288</text:p>
          </table:table-cell>
          <table:table-cell office:value-type="float" office:value="0.54825" calcext:value-type="float">
            <text:p>0.54825</text:p>
          </table:table-cell>
          <table:table-cell office:value-type="float" office:value="-0.000449345" calcext:value-type="float">
            <text:p>-0.000449345</text:p>
          </table:table-cell>
          <table:table-cell office:value-type="float" office:value="0.01336" calcext:value-type="float">
            <text:p>0.01336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99022" calcext:value-type="float">
            <text:p>3.99022E-07</text:p>
          </table:table-cell>
          <table:table-cell office:value-type="float" office:value="0.00225004" calcext:value-type="float">
            <text:p>0.00225004</text:p>
          </table:table-cell>
          <table:table-cell office:value-type="float" office:value="0.000106196" calcext:value-type="float">
            <text:p>0.000106196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44798" calcext:value-type="float">
            <text:p>-0.00044798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401094" calcext:value-type="float">
            <text:p>4.01094E-07</text:p>
          </table:table-cell>
          <table:table-cell office:value-type="float" office:value="0" calcext:value-type="float">
            <text:p>0</text:p>
          </table:table-cell>
          <table:table-cell office:value-type="float" office:value="0.00008658" calcext:value-type="float">
            <text:p>8.658E-0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446647" calcext:value-type="float">
            <text:p>-0.000446647</text:p>
          </table:table-cell>
          <table:table-cell office:value-type="float" office:value="0.0134" calcext:value-type="float">
            <text:p>0.0134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402485" calcext:value-type="float">
            <text:p>4.02485E-07</text:p>
          </table:table-cell>
          <table:table-cell office:value-type="float" office:value="0" calcext:value-type="float">
            <text:p>0</text:p>
          </table:table-cell>
          <table:table-cell office:value-type="float" office:value="0.0000654662" calcext:value-type="float">
            <text:p>6.54662E-05</text:p>
          </table:table-cell>
          <table:table-cell office:value-type="float" office:value="0.54975" calcext:value-type="float">
            <text:p>0.54975</text:p>
          </table:table-cell>
          <table:table-cell office:value-type="float" office:value="-0.000445437" calcext:value-type="float">
            <text:p>-0.000445437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403634" calcext:value-type="float">
            <text:p>4.03634E-07</text:p>
          </table:table-cell>
          <table:table-cell office:value-type="float" office:value="0" calcext:value-type="float">
            <text:p>0</text:p>
          </table:table-cell>
          <table:table-cell office:value-type="float" office:value="0.000043882" calcext:value-type="float">
            <text:p>4.3882E-05</text:p>
          </table:table-cell>
          <table:table-cell office:value-type="float" office:value="0.552" calcext:value-type="float">
            <text:p>0.552</text:p>
          </table:table-cell>
          <table:table-cell office:value-type="float" office:value="-0.000444272" calcext:value-type="float">
            <text:p>-0.000444272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404298" calcext:value-type="float">
            <text:p>4.04298E-07</text:p>
          </table:table-cell>
          <table:table-cell office:value-type="float" office:value="0" calcext:value-type="float">
            <text:p>0</text:p>
          </table:table-cell>
          <table:table-cell office:value-type="float" office:value="0.0000213568" calcext:value-type="float">
            <text:p>2.13568E-05</text:p>
          </table:table-cell>
          <table:table-cell office:value-type="float" office:value="0.55425" calcext:value-type="float">
            <text:p>0.55425</text:p>
          </table:table-cell>
          <table:table-cell office:value-type="float" office:value="-0.000443196" calcext:value-type="float">
            <text:p>-0.000443196</text:p>
          </table:table-cell>
          <table:table-cell office:value-type="float" office:value="0.01346" calcext:value-type="float">
            <text:p>0.01346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404446" calcext:value-type="float">
            <text:p>4.04446E-07</text:p>
          </table:table-cell>
          <table:table-cell office:value-type="float" office:value="0" calcext:value-type="float">
            <text:p>0</text:p>
          </table:table-cell>
          <table:table-cell office:value-type="float" office:value="-0.00000203836" calcext:value-type="float">
            <text:p>-2.03836E-0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42223" calcext:value-type="float">
            <text:p>-0.000442223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404337" calcext:value-type="float">
            <text:p>4.04337E-07</text:p>
          </table:table-cell>
          <table:table-cell office:value-type="float" office:value="0" calcext:value-type="float">
            <text:p>0</text:p>
          </table:table-cell>
          <table:table-cell office:value-type="float" office:value="-0.0000258701" calcext:value-type="float">
            <text:p>-2.58701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413" calcext:value-type="float">
            <text:p>-0.0004413</text:p>
          </table:table-cell>
          <table:table-cell office:value-type="float" office:value="0.0135" calcext:value-type="float">
            <text:p>0.0135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403411" calcext:value-type="float">
            <text:p>4.03411E-07</text:p>
          </table:table-cell>
          <table:table-cell office:value-type="float" office:value="0" calcext:value-type="float">
            <text:p>0</text:p>
          </table:table-cell>
          <table:table-cell office:value-type="float" office:value="-0.0000508861" calcext:value-type="float">
            <text:p>-5.08861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40542" calcext:value-type="float">
            <text:p>-0.000440542</text:p>
          </table:table-cell>
          <table:table-cell office:value-type="float" office:value="0.01352" calcext:value-type="float">
            <text:p>0.01352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402202" calcext:value-type="float">
            <text:p>4.02202E-07</text:p>
          </table:table-cell>
          <table:table-cell office:value-type="float" office:value="0" calcext:value-type="float">
            <text:p>0</text:p>
          </table:table-cell>
          <table:table-cell office:value-type="float" office:value="-0.000076253" calcext:value-type="float">
            <text:p>-7.6253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3984" calcext:value-type="float">
            <text:p>-0.00043984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400425" calcext:value-type="float">
            <text:p>4.00425E-07</text:p>
          </table:table-cell>
          <table:table-cell office:value-type="float" office:value="0" calcext:value-type="float">
            <text:p>0</text:p>
          </table:table-cell>
          <table:table-cell office:value-type="float" office:value="-0.000102322" calcext:value-type="float">
            <text:p>-0.00010232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39253" calcext:value-type="float">
            <text:p>-0.000439253</text:p>
          </table:table-cell>
          <table:table-cell office:value-type="float" office:value="0.01356" calcext:value-type="float">
            <text:p>0.01356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98057" calcext:value-type="float">
            <text:p>3.98057E-07</text:p>
          </table:table-cell>
          <table:table-cell office:value-type="float" office:value="0" calcext:value-type="float">
            <text:p>0</text:p>
          </table:table-cell>
          <table:table-cell office:value-type="float" office:value="-0.000129002" calcext:value-type="float">
            <text:p>-0.00012900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38794" calcext:value-type="float">
            <text:p>-0.000438794</text:p>
          </table:table-cell>
          <table:table-cell office:value-type="float" office:value="0.01358" calcext:value-type="float">
            <text:p>0.01358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95394" calcext:value-type="float">
            <text:p>3.95394E-07</text:p>
          </table:table-cell>
          <table:table-cell office:value-type="float" office:value="0" calcext:value-type="float">
            <text:p>0</text:p>
          </table:table-cell>
          <table:table-cell office:value-type="float" office:value="-0.000155987" calcext:value-type="float">
            <text:p>-0.00015598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38398" calcext:value-type="float">
            <text:p>-0.000438398</text:p>
          </table:table-cell>
          <table:table-cell office:value-type="float" office:value="0.0136" calcext:value-type="float">
            <text:p>0.0136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91818" calcext:value-type="float">
            <text:p>3.91818E-07</text:p>
          </table:table-cell>
          <table:table-cell office:value-type="float" office:value="0" calcext:value-type="float">
            <text:p>0</text:p>
          </table:table-cell>
          <table:table-cell office:value-type="float" office:value="-0.000183748" calcext:value-type="float">
            <text:p>-0.00018374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38202" calcext:value-type="float">
            <text:p>-0.000438202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87929" calcext:value-type="float">
            <text:p>3.87929E-07</text:p>
          </table:table-cell>
          <table:table-cell office:value-type="float" office:value="0" calcext:value-type="float">
            <text:p>0</text:p>
          </table:table-cell>
          <table:table-cell office:value-type="float" office:value="-0.000211715" calcext:value-type="float">
            <text:p>-0.00021171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38076" calcext:value-type="float">
            <text:p>-0.000438076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83415" calcext:value-type="float">
            <text:p>3.83415E-07</text:p>
          </table:table-cell>
          <table:table-cell office:value-type="float" office:value="0" calcext:value-type="float">
            <text:p>0</text:p>
          </table:table-cell>
          <table:table-cell office:value-type="float" office:value="-0.000240091" calcext:value-type="float">
            <text:p>-0.00024009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38089" calcext:value-type="float">
            <text:p>-0.000438089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78265" calcext:value-type="float">
            <text:p>3.78265E-07</text:p>
          </table:table-cell>
          <table:table-cell office:value-type="float" office:value="0" calcext:value-type="float">
            <text:p>0</text:p>
          </table:table-cell>
          <table:table-cell office:value-type="float" office:value="-0.000268775" calcext:value-type="float">
            <text:p>-0.0002687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3825" calcext:value-type="float">
            <text:p>-0.00043825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72796" calcext:value-type="float">
            <text:p>3.72796E-07</text:p>
          </table:table-cell>
          <table:table-cell office:value-type="float" office:value="0" calcext:value-type="float">
            <text:p>0</text:p>
          </table:table-cell>
          <table:table-cell office:value-type="float" office:value="-0.000297611" calcext:value-type="float">
            <text:p>-0.00029761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38484" calcext:value-type="float">
            <text:p>-0.000438484</text:p>
          </table:table-cell>
          <table:table-cell office:value-type="float" office:value="0.0137" calcext:value-type="float">
            <text:p>0.0137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6636" calcext:value-type="float">
            <text:p>3.6636E-07</text:p>
          </table:table-cell>
          <table:table-cell office:value-type="float" office:value="0" calcext:value-type="float">
            <text:p>0</text:p>
          </table:table-cell>
          <table:table-cell office:value-type="float" office:value="-0.000326757" calcext:value-type="float">
            <text:p>-0.00032675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38947" calcext:value-type="float">
            <text:p>-0.000438947</text:p>
          </table:table-cell>
          <table:table-cell office:value-type="float" office:value="0.01372" calcext:value-type="float">
            <text:p>0.01372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59599" calcext:value-type="float">
            <text:p>3.59599E-07</text:p>
          </table:table-cell>
          <table:table-cell office:value-type="float" office:value="0" calcext:value-type="float">
            <text:p>0</text:p>
          </table:table-cell>
          <table:table-cell office:value-type="float" office:value="-0.000355955" calcext:value-type="float">
            <text:p>-0.00035595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3949" calcext:value-type="float">
            <text:p>-0.00043949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52188" calcext:value-type="float">
            <text:p>3.52188E-07</text:p>
          </table:table-cell>
          <table:table-cell office:value-type="float" office:value="0" calcext:value-type="float">
            <text:p>0</text:p>
          </table:table-cell>
          <table:table-cell office:value-type="float" office:value="-0.000385254" calcext:value-type="float">
            <text:p>-0.00038525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40192" calcext:value-type="float">
            <text:p>-0.000440192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44124" calcext:value-type="float">
            <text:p>3.44124E-07</text:p>
          </table:table-cell>
          <table:table-cell office:value-type="float" office:value="0" calcext:value-type="float">
            <text:p>0</text:p>
          </table:table-cell>
          <table:table-cell office:value-type="float" office:value="-0.000414555" calcext:value-type="float">
            <text:p>-0.00041455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41062" calcext:value-type="float">
            <text:p>-0.000441062</text:p>
          </table:table-cell>
          <table:table-cell office:value-type="float" office:value="0.01378" calcext:value-type="float">
            <text:p>0.01378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35735" calcext:value-type="float">
            <text:p>3.35735E-07</text:p>
          </table:table-cell>
          <table:table-cell office:value-type="float" office:value="0" calcext:value-type="float">
            <text:p>0</text:p>
          </table:table-cell>
          <table:table-cell office:value-type="float" office:value="-0.000443858" calcext:value-type="float">
            <text:p>-0.00044385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42016" calcext:value-type="float">
            <text:p>-0.000442016</text:p>
          </table:table-cell>
          <table:table-cell office:value-type="float" office:value="0.0138" calcext:value-type="float">
            <text:p>0.0138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2637" calcext:value-type="float">
            <text:p>3.2637E-07</text:p>
          </table:table-cell>
          <table:table-cell office:value-type="float" office:value="0" calcext:value-type="float">
            <text:p>0</text:p>
          </table:table-cell>
          <table:table-cell office:value-type="float" office:value="-0.000473013" calcext:value-type="float">
            <text:p>-0.00047301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43225" calcext:value-type="float">
            <text:p>-0.000443225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16682" calcext:value-type="float">
            <text:p>3.16682E-07</text:p>
          </table:table-cell>
          <table:table-cell office:value-type="float" office:value="0" calcext:value-type="float">
            <text:p>0</text:p>
          </table:table-cell>
          <table:table-cell office:value-type="float" office:value="-0.000502072" calcext:value-type="float">
            <text:p>-0.00050207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44518" calcext:value-type="float">
            <text:p>-0.000444518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30635" calcext:value-type="float">
            <text:p>3.0635E-07</text:p>
          </table:table-cell>
          <table:table-cell office:value-type="float" office:value="0" calcext:value-type="float">
            <text:p>0</text:p>
          </table:table-cell>
          <table:table-cell office:value-type="float" office:value="-0.000530936" calcext:value-type="float">
            <text:p>-0.00053093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45983" calcext:value-type="float">
            <text:p>-0.000445983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95379" calcext:value-type="float">
            <text:p>2.95379E-07</text:p>
          </table:table-cell>
          <table:table-cell office:value-type="float" office:value="0" calcext:value-type="float">
            <text:p>0</text:p>
          </table:table-cell>
          <table:table-cell office:value-type="float" office:value="-0.000559517" calcext:value-type="float">
            <text:p>-0.00055951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47623" calcext:value-type="float">
            <text:p>-0.000447623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84089" calcext:value-type="float">
            <text:p>2.84089E-07</text:p>
          </table:table-cell>
          <table:table-cell office:value-type="float" office:value="0" calcext:value-type="float">
            <text:p>0</text:p>
          </table:table-cell>
          <table:table-cell office:value-type="float" office:value="-0.000587955" calcext:value-type="float">
            <text:p>-0.00058795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49351" calcext:value-type="float">
            <text:p>-0.000449351</text:p>
          </table:table-cell>
          <table:table-cell office:value-type="float" office:value="0.0139" calcext:value-type="float">
            <text:p>0.0139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7186" calcext:value-type="float">
            <text:p>2.7186E-07</text:p>
          </table:table-cell>
          <table:table-cell office:value-type="float" office:value="0" calcext:value-type="float">
            <text:p>0</text:p>
          </table:table-cell>
          <table:table-cell office:value-type="float" office:value="-0.000615832" calcext:value-type="float">
            <text:p>-0.00061583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51342" calcext:value-type="float">
            <text:p>-0.000451342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59325" calcext:value-type="float">
            <text:p>2.59325E-07</text:p>
          </table:table-cell>
          <table:table-cell office:value-type="float" office:value="0" calcext:value-type="float">
            <text:p>0</text:p>
          </table:table-cell>
          <table:table-cell office:value-type="float" office:value="-0.000643482" calcext:value-type="float">
            <text:p>-0.00064348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53418" calcext:value-type="float">
            <text:p>-0.000453418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46177" calcext:value-type="float">
            <text:p>2.46177E-07</text:p>
          </table:table-cell>
          <table:table-cell office:value-type="float" office:value="0" calcext:value-type="float">
            <text:p>0</text:p>
          </table:table-cell>
          <table:table-cell office:value-type="float" office:value="-0.000670676" calcext:value-type="float">
            <text:p>-0.00067067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55664" calcext:value-type="float">
            <text:p>-0.000455664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32434" calcext:value-type="float">
            <text:p>2.32434E-07</text:p>
          </table:table-cell>
          <table:table-cell office:value-type="float" office:value="0" calcext:value-type="float">
            <text:p>0</text:p>
          </table:table-cell>
          <table:table-cell office:value-type="float" office:value="-0.000697328" calcext:value-type="float">
            <text:p>-0.00069732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58076" calcext:value-type="float">
            <text:p>-0.000458076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18392" calcext:value-type="float">
            <text:p>2.18392E-07</text:p>
          </table:table-cell>
          <table:table-cell office:value-type="float" office:value="0" calcext:value-type="float">
            <text:p>0</text:p>
          </table:table-cell>
          <table:table-cell office:value-type="float" office:value="-0.000723711" calcext:value-type="float">
            <text:p>-0.00072371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60571" calcext:value-type="float">
            <text:p>-0.000460571</text:p>
          </table:table-cell>
          <table:table-cell office:value-type="float" office:value="0.014" calcext:value-type="float">
            <text:p>0.014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203485" calcext:value-type="float">
            <text:p>2.03485E-07</text:p>
          </table:table-cell>
          <table:table-cell office:value-type="float" office:value="0" calcext:value-type="float">
            <text:p>0</text:p>
          </table:table-cell>
          <table:table-cell office:value-type="float" office:value="-0.000749171" calcext:value-type="float">
            <text:p>-0.00074917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63312" calcext:value-type="float">
            <text:p>-0.000463312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88301" calcext:value-type="float">
            <text:p>1.88301E-07</text:p>
          </table:table-cell>
          <table:table-cell office:value-type="float" office:value="0" calcext:value-type="float">
            <text:p>0</text:p>
          </table:table-cell>
          <table:table-cell office:value-type="float" office:value="-0.000774284" calcext:value-type="float">
            <text:p>-0.00077428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66124" calcext:value-type="float">
            <text:p>-0.000466124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72562" calcext:value-type="float">
            <text:p>1.72562E-07</text:p>
          </table:table-cell>
          <table:table-cell office:value-type="float" office:value="0" calcext:value-type="float">
            <text:p>0</text:p>
          </table:table-cell>
          <table:table-cell office:value-type="float" office:value="-0.000798706" calcext:value-type="float">
            <text:p>-0.00079870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69081" calcext:value-type="float">
            <text:p>-0.000469081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56292" calcext:value-type="float">
            <text:p>1.56292E-07</text:p>
          </table:table-cell>
          <table:table-cell office:value-type="float" office:value="0" calcext:value-type="float">
            <text:p>0</text:p>
          </table:table-cell>
          <table:table-cell office:value-type="float" office:value="-0.000822361" calcext:value-type="float">
            <text:p>-0.00082236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2171" calcext:value-type="float">
            <text:p>-0.000472171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39758" calcext:value-type="float">
            <text:p>1.39758E-07</text:p>
          </table:table-cell>
          <table:table-cell office:value-type="float" office:value="0" calcext:value-type="float">
            <text:p>0</text:p>
          </table:table-cell>
          <table:table-cell office:value-type="float" office:value="-0.000845632" calcext:value-type="float">
            <text:p>-0.00084563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5327" calcext:value-type="float">
            <text:p>-0.000475327</text:p>
          </table:table-cell>
          <table:table-cell office:value-type="float" office:value="0.0141" calcext:value-type="float">
            <text:p>0.0141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22467" calcext:value-type="float">
            <text:p>1.22467E-07</text:p>
          </table:table-cell>
          <table:table-cell office:value-type="float" office:value="0" calcext:value-type="float">
            <text:p>0</text:p>
          </table:table-cell>
          <table:table-cell office:value-type="float" office:value="-0.000867654" calcext:value-type="float">
            <text:p>-0.00086765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8661" calcext:value-type="float">
            <text:p>-0.000478661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104939" calcext:value-type="float">
            <text:p>1.04939E-07</text:p>
          </table:table-cell>
          <table:table-cell office:value-type="float" office:value="0" calcext:value-type="float">
            <text:p>0</text:p>
          </table:table-cell>
          <table:table-cell office:value-type="float" office:value="-0.000889225" calcext:value-type="float">
            <text:p>-0.00088922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82042" calcext:value-type="float">
            <text:p>-0.000482042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0869366" calcext:value-type="float">
            <text:p>8.69366E-08</text:p>
          </table:table-cell>
          <table:table-cell office:value-type="float" office:value="0" calcext:value-type="float">
            <text:p>0</text:p>
          </table:table-cell>
          <table:table-cell office:value-type="float" office:value="-0.000909893" calcext:value-type="float">
            <text:p>-0.00090989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85516" calcext:value-type="float">
            <text:p>-0.000485516</text:p>
          </table:table-cell>
          <table:table-cell office:value-type="float" office:value="0.01416" calcext:value-type="float">
            <text:p>0.01416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0684899" calcext:value-type="float">
            <text:p>6.84899E-08</text:p>
          </table:table-cell>
          <table:table-cell office:value-type="float" office:value="0" calcext:value-type="float">
            <text:p>0</text:p>
          </table:table-cell>
          <table:table-cell office:value-type="float" office:value="-0.000929595" calcext:value-type="float">
            <text:p>-0.00092959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89063" calcext:value-type="float">
            <text:p>-0.000489063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0498211" calcext:value-type="float">
            <text:p>4.98211E-08</text:p>
          </table:table-cell>
          <table:table-cell office:value-type="float" office:value="0" calcext:value-type="float">
            <text:p>0</text:p>
          </table:table-cell>
          <table:table-cell office:value-type="float" office:value="-0.000948815" calcext:value-type="float">
            <text:p>-0.00094881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92647" calcext:value-type="float">
            <text:p>-0.000492647</text:p>
          </table:table-cell>
          <table:table-cell office:value-type="float" office:value="0.0142" calcext:value-type="float">
            <text:p>0.0142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0305375" calcext:value-type="float">
            <text:p>3.05375E-08</text:p>
          </table:table-cell>
          <table:table-cell office:value-type="float" office:value="0" calcext:value-type="float">
            <text:p>0</text:p>
          </table:table-cell>
          <table:table-cell office:value-type="float" office:value="-0.000966502" calcext:value-type="float">
            <text:p>-0.00096650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96306" calcext:value-type="float">
            <text:p>-0.000496306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0.0000000110653" calcext:value-type="float">
            <text:p>1.10653E-08</text:p>
          </table:table-cell>
          <table:table-cell office:value-type="float" office:value="0" calcext:value-type="float">
            <text:p>0</text:p>
          </table:table-cell>
          <table:table-cell office:value-type="float" office:value="-0.000983654" calcext:value-type="float">
            <text:p>-0.00098365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99979" calcext:value-type="float">
            <text:p>-0.000499979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-0.00000000878211" calcext:value-type="float">
            <text:p>-8.78211E-09</text:p>
          </table:table-cell>
          <table:table-cell office:value-type="float" office:value="0" calcext:value-type="float">
            <text:p>0</text:p>
          </table:table-cell>
          <table:table-cell office:value-type="float" office:value="-0.000999736" calcext:value-type="float">
            <text:p>-0.00099973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03678" calcext:value-type="float">
            <text:p>-0.000503678</text:p>
          </table:table-cell>
          <table:table-cell office:value-type="float" office:value="0.01426" calcext:value-type="float">
            <text:p>0.01426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-0.000000028969" calcext:value-type="float">
            <text:p>-2.8969E-08</text:p>
          </table:table-cell>
          <table:table-cell office:value-type="float" office:value="0" calcext:value-type="float">
            <text:p>0</text:p>
          </table:table-cell>
          <table:table-cell office:value-type="float" office:value="-0.0010147" calcext:value-type="float">
            <text:p>-0.001014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07377" calcext:value-type="float">
            <text:p>-0.000507377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-0.0000000493257" calcext:value-type="float">
            <text:p>-4.93257E-08</text:p>
          </table:table-cell>
          <table:table-cell office:value-type="float" office:value="0" calcext:value-type="float">
            <text:p>0</text:p>
          </table:table-cell>
          <table:table-cell office:value-type="float" office:value="-0.00102909" calcext:value-type="float">
            <text:p>-0.0010290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11077" calcext:value-type="float">
            <text:p>-0.000511077</text:p>
          </table:table-cell>
          <table:table-cell office:value-type="float" office:value="0.0143" calcext:value-type="float">
            <text:p>0.0143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-0.0000000701336" calcext:value-type="float">
            <text:p>-7.01336E-08</text:p>
          </table:table-cell>
          <table:table-cell office:value-type="float" office:value="0" calcext:value-type="float">
            <text:p>0</text:p>
          </table:table-cell>
          <table:table-cell office:value-type="float" office:value="-0.00104173" calcext:value-type="float">
            <text:p>-0.0010417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14728" calcext:value-type="float">
            <text:p>-0.000514728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-0.0000000910706" calcext:value-type="float">
            <text:p>-9.10706E-08</text:p>
          </table:table-cell>
          <table:table-cell office:value-type="float" office:value="0.000749958" calcext:value-type="float">
            <text:p>0.000749958</text:p>
          </table:table-cell>
          <table:table-cell office:value-type="float" office:value="-0.00105375" calcext:value-type="float">
            <text:p>-0.001053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18346" calcext:value-type="float">
            <text:p>-0.000518346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-0.000000112269" calcext:value-type="float">
            <text:p>-1.12269E-07</text:p>
          </table:table-cell>
          <table:table-cell office:value-type="float" office:value="0.00299994" calcext:value-type="float">
            <text:p>0.00299994</text:p>
          </table:table-cell>
          <table:table-cell office:value-type="float" office:value="-0.00106454" calcext:value-type="float">
            <text:p>-0.0010645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21898" calcext:value-type="float">
            <text:p>-0.00052189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-0.000000133686" calcext:value-type="float">
            <text:p>-1.33686E-07</text:p>
          </table:table-cell>
          <table:table-cell office:value-type="float" office:value="0.00524996" calcext:value-type="float">
            <text:p>0.00524996</text:p>
          </table:table-cell>
          <table:table-cell office:value-type="float" office:value="-0.00107405" calcext:value-type="float">
            <text:p>-0.00107405</text:p>
          </table:table-cell>
          <table:table-cell office:value-type="float" office:value="0.5565" calcext:value-type="float">
            <text:p>0.5565</text:p>
          </table:table-cell>
          <table:table-cell office:value-type="float" office:value="-0.000525345" calcext:value-type="float">
            <text:p>-0.000525345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-0.000000155213" calcext:value-type="float">
            <text:p>-1.55213E-07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108291" calcext:value-type="float">
            <text:p>-0.00108291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-0.000528739" calcext:value-type="float">
            <text:p>-0.000528739</text:p>
          </table:table-cell>
          <table:table-cell office:value-type="float" office:value="0.0144" calcext:value-type="float">
            <text:p>0.0144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0.364486" calcext:value-type="float">
            <text:p>0.364486</text:p>
          </table:table-cell>
          <table:table-cell office:value-type="float" office:value="-0.000000177003" calcext:value-type="float">
            <text:p>-1.77003E-07</text:p>
          </table:table-cell>
          <table:table-cell office:value-type="float" office:value="0.00525002" calcext:value-type="float">
            <text:p>0.00525002</text:p>
          </table:table-cell>
          <table:table-cell office:value-type="float" office:value="-0.00108979" calcext:value-type="float">
            <text:p>-0.00108979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-0.00053192" calcext:value-type="float">
            <text:p>-0.00053192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198858" calcext:value-type="float">
            <text:p>-1.98858E-07</text:p>
          </table:table-cell>
          <table:table-cell office:value-type="float" office:value="0.00300002" calcext:value-type="float">
            <text:p>0.00300002</text:p>
          </table:table-cell>
          <table:table-cell office:value-type="float" office:value="-0.00109598" calcext:value-type="float">
            <text:p>-0.00109598</text:p>
          </table:table-cell>
          <table:table-cell office:value-type="float" office:value="0.558" calcext:value-type="float">
            <text:p>0.558</text:p>
          </table:table-cell>
          <table:table-cell office:value-type="float" office:value="-0.000535012" calcext:value-type="float">
            <text:p>-0.000535012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220842" calcext:value-type="float">
            <text:p>-2.20842E-07</text:p>
          </table:table-cell>
          <table:table-cell office:value-type="float" office:value="0.000750084" calcext:value-type="float">
            <text:p>0.000750084</text:p>
          </table:table-cell>
          <table:table-cell office:value-type="float" office:value="-0.0011008" calcext:value-type="float">
            <text:p>-0.0011008</text:p>
          </table:table-cell>
          <table:table-cell office:value-type="float" office:value="0.55575" calcext:value-type="float">
            <text:p>0.55575</text:p>
          </table:table-cell>
          <table:table-cell office:value-type="float" office:value="-0.000537926" calcext:value-type="float">
            <text:p>-0.000537926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242912" calcext:value-type="float">
            <text:p>-2.42912E-07</text:p>
          </table:table-cell>
          <table:table-cell office:value-type="float" office:value="0" calcext:value-type="float">
            <text:p>0</text:p>
          </table:table-cell>
          <table:table-cell office:value-type="float" office:value="-0.00110421" calcext:value-type="float">
            <text:p>-0.0011042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40619" calcext:value-type="float">
            <text:p>-0.000540619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265024" calcext:value-type="float">
            <text:p>-2.65024E-07</text:p>
          </table:table-cell>
          <table:table-cell office:value-type="float" office:value="0" calcext:value-type="float">
            <text:p>0</text:p>
          </table:table-cell>
          <table:table-cell office:value-type="float" office:value="-0.00110692" calcext:value-type="float">
            <text:p>-0.0011069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43203" calcext:value-type="float">
            <text:p>-0.000543203</text:p>
          </table:table-cell>
          <table:table-cell office:value-type="float" office:value="0.0145" calcext:value-type="float">
            <text:p>0.0145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287189" calcext:value-type="float">
            <text:p>-2.87189E-07</text:p>
          </table:table-cell>
          <table:table-cell office:value-type="float" office:value="0" calcext:value-type="float">
            <text:p>0</text:p>
          </table:table-cell>
          <table:table-cell office:value-type="float" office:value="-0.00110745" calcext:value-type="float">
            <text:p>-0.0011074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45401" calcext:value-type="float">
            <text:p>-0.000545401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309348" calcext:value-type="float">
            <text:p>-3.09348E-07</text:p>
          </table:table-cell>
          <table:table-cell office:value-type="float" office:value="0" calcext:value-type="float">
            <text:p>0</text:p>
          </table:table-cell>
          <table:table-cell office:value-type="float" office:value="-0.00110724" calcext:value-type="float">
            <text:p>-0.0011072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47452" calcext:value-type="float">
            <text:p>-0.000547452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331495" calcext:value-type="float">
            <text:p>-3.31495E-07</text:p>
          </table:table-cell>
          <table:table-cell office:value-type="float" office:value="0" calcext:value-type="float">
            <text:p>0</text:p>
          </table:table-cell>
          <table:table-cell office:value-type="float" office:value="-0.00110553" calcext:value-type="float">
            <text:p>-0.0011055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49209" calcext:value-type="float">
            <text:p>-0.000549209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353578" calcext:value-type="float">
            <text:p>-3.53578E-07</text:p>
          </table:table-cell>
          <table:table-cell office:value-type="float" office:value="0" calcext:value-type="float">
            <text:p>0</text:p>
          </table:table-cell>
          <table:table-cell office:value-type="float" office:value="-0.00110232" calcext:value-type="float">
            <text:p>-0.0011023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50632" calcext:value-type="float">
            <text:p>-0.000550632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37563" calcext:value-type="float">
            <text:p>-3.7563E-07</text:p>
          </table:table-cell>
          <table:table-cell office:value-type="float" office:value="0" calcext:value-type="float">
            <text:p>0</text:p>
          </table:table-cell>
          <table:table-cell office:value-type="float" office:value="-0.00109835" calcext:value-type="float">
            <text:p>-0.0010983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51887" calcext:value-type="float">
            <text:p>-0.000551887</text:p>
          </table:table-cell>
          <table:table-cell office:value-type="float" office:value="0.0146" calcext:value-type="float">
            <text:p>0.0146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397512" calcext:value-type="float">
            <text:p>-3.97512E-07</text:p>
          </table:table-cell>
          <table:table-cell office:value-type="float" office:value="0" calcext:value-type="float">
            <text:p>0</text:p>
          </table:table-cell>
          <table:table-cell office:value-type="float" office:value="-0.00109207" calcext:value-type="float">
            <text:p>-0.0010920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52587" calcext:value-type="float">
            <text:p>-0.000552587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419311" calcext:value-type="float">
            <text:p>-4.19311E-07</text:p>
          </table:table-cell>
          <table:table-cell office:value-type="float" office:value="0" calcext:value-type="float">
            <text:p>0</text:p>
          </table:table-cell>
          <table:table-cell office:value-type="float" office:value="-0.00108501" calcext:value-type="float">
            <text:p>-0.0010850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53084" calcext:value-type="float">
            <text:p>-0.000553084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440945" calcext:value-type="float">
            <text:p>-4.40945E-07</text:p>
          </table:table-cell>
          <table:table-cell office:value-type="float" office:value="0" calcext:value-type="float">
            <text:p>0</text:p>
          </table:table-cell>
          <table:table-cell office:value-type="float" office:value="-0.00107639" calcext:value-type="float">
            <text:p>-0.0010763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53174" calcext:value-type="float">
            <text:p>-0.000553174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462361" calcext:value-type="float">
            <text:p>-4.62361E-07</text:p>
          </table:table-cell>
          <table:table-cell office:value-type="float" office:value="0" calcext:value-type="float">
            <text:p>0</text:p>
          </table:table-cell>
          <table:table-cell office:value-type="float" office:value="-0.00106619" calcext:value-type="float">
            <text:p>-0.0010661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52824" calcext:value-type="float">
            <text:p>-0.000552824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483667" calcext:value-type="float">
            <text:p>-4.83667E-07</text:p>
          </table:table-cell>
          <table:table-cell office:value-type="float" office:value="0" calcext:value-type="float">
            <text:p>0</text:p>
          </table:table-cell>
          <table:table-cell office:value-type="float" office:value="-0.00105521" calcext:value-type="float">
            <text:p>-0.0010552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52255" calcext:value-type="float">
            <text:p>-0.000552255</text:p>
          </table:table-cell>
          <table:table-cell office:value-type="float" office:value="0.0147" calcext:value-type="float">
            <text:p>0.0147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504569" calcext:value-type="float">
            <text:p>-5.04569E-07</text:p>
          </table:table-cell>
          <table:table-cell office:value-type="float" office:value="0" calcext:value-type="float">
            <text:p>0</text:p>
          </table:table-cell>
          <table:table-cell office:value-type="float" office:value="-0.00104184" calcext:value-type="float">
            <text:p>-0.0010418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50982" calcext:value-type="float">
            <text:p>-0.000550982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525308" calcext:value-type="float">
            <text:p>-5.25308E-07</text:p>
          </table:table-cell>
          <table:table-cell office:value-type="float" office:value="0" calcext:value-type="float">
            <text:p>0</text:p>
          </table:table-cell>
          <table:table-cell office:value-type="float" office:value="-0.00102767" calcext:value-type="float">
            <text:p>-0.0010276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49458" calcext:value-type="float">
            <text:p>-0.000549458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545724" calcext:value-type="float">
            <text:p>-5.45724E-07</text:p>
          </table:table-cell>
          <table:table-cell office:value-type="float" office:value="0" calcext:value-type="float">
            <text:p>0</text:p>
          </table:table-cell>
          <table:table-cell office:value-type="float" office:value="-0.00101192" calcext:value-type="float">
            <text:p>-0.0010119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47433" calcext:value-type="float">
            <text:p>-0.000547433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565763" calcext:value-type="float">
            <text:p>-5.65763E-07</text:p>
          </table:table-cell>
          <table:table-cell office:value-type="float" office:value="0" calcext:value-type="float">
            <text:p>0</text:p>
          </table:table-cell>
          <table:table-cell office:value-type="float" office:value="-0.000994577" calcext:value-type="float">
            <text:p>-0.00099457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44881" calcext:value-type="float">
            <text:p>-0.000544881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585615" calcext:value-type="float">
            <text:p>-5.85615E-07</text:p>
          </table:table-cell>
          <table:table-cell office:value-type="float" office:value="0" calcext:value-type="float">
            <text:p>0</text:p>
          </table:table-cell>
          <table:table-cell office:value-type="float" office:value="-0.00097644" calcext:value-type="float">
            <text:p>-0.0009764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42066" calcext:value-type="float">
            <text:p>-0.000542066</text:p>
          </table:table-cell>
          <table:table-cell office:value-type="float" office:value="0.0148" calcext:value-type="float">
            <text:p>0.0148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604821" calcext:value-type="float">
            <text:p>-6.04821E-07</text:p>
          </table:table-cell>
          <table:table-cell office:value-type="float" office:value="0" calcext:value-type="float">
            <text:p>0</text:p>
          </table:table-cell>
          <table:table-cell office:value-type="float" office:value="-0.000955927" calcext:value-type="float">
            <text:p>-0.00095592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38437" calcext:value-type="float">
            <text:p>-0.000538437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623786" calcext:value-type="float">
            <text:p>-6.23786E-07</text:p>
          </table:table-cell>
          <table:table-cell office:value-type="float" office:value="0" calcext:value-type="float">
            <text:p>0</text:p>
          </table:table-cell>
          <table:table-cell office:value-type="float" office:value="-0.000934632" calcext:value-type="float">
            <text:p>-0.00093463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34524" calcext:value-type="float">
            <text:p>-0.000534524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64227" calcext:value-type="float">
            <text:p>-6.4227E-07</text:p>
          </table:table-cell>
          <table:table-cell office:value-type="float" office:value="0" calcext:value-type="float">
            <text:p>0</text:p>
          </table:table-cell>
          <table:table-cell office:value-type="float" office:value="-0.000911772" calcext:value-type="float">
            <text:p>-0.00091177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30042" calcext:value-type="float">
            <text:p>-0.000530042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660219" calcext:value-type="float">
            <text:p>-6.60219E-07</text:p>
          </table:table-cell>
          <table:table-cell office:value-type="float" office:value="0" calcext:value-type="float">
            <text:p>0</text:p>
          </table:table-cell>
          <table:table-cell office:value-type="float" office:value="-0.00088737" calcext:value-type="float">
            <text:p>-0.0008873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24975" calcext:value-type="float">
            <text:p>-0.000524975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677902" calcext:value-type="float">
            <text:p>-6.77902E-07</text:p>
          </table:table-cell>
          <table:table-cell office:value-type="float" office:value="0" calcext:value-type="float">
            <text:p>0</text:p>
          </table:table-cell>
          <table:table-cell office:value-type="float" office:value="-0.000862196" calcext:value-type="float">
            <text:p>-0.00086219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19615" calcext:value-type="float">
            <text:p>-0.000519615</text:p>
          </table:table-cell>
          <table:table-cell office:value-type="float" office:value="0.0149" calcext:value-type="float">
            <text:p>0.0149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694707" calcext:value-type="float">
            <text:p>-6.94707E-07</text:p>
          </table:table-cell>
          <table:table-cell office:value-type="float" office:value="0" calcext:value-type="float">
            <text:p>0</text:p>
          </table:table-cell>
          <table:table-cell office:value-type="float" office:value="-0.000834756" calcext:value-type="float">
            <text:p>-0.00083475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13371" calcext:value-type="float">
            <text:p>-0.000513371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711195" calcext:value-type="float">
            <text:p>-7.11195E-07</text:p>
          </table:table-cell>
          <table:table-cell office:value-type="float" office:value="0" calcext:value-type="float">
            <text:p>0</text:p>
          </table:table-cell>
          <table:table-cell office:value-type="float" office:value="-0.000806579" calcext:value-type="float">
            <text:p>-0.00080657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06827" calcext:value-type="float">
            <text:p>-0.000506827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727048" calcext:value-type="float">
            <text:p>-7.27048E-07</text:p>
          </table:table-cell>
          <table:table-cell office:value-type="float" office:value="0" calcext:value-type="float">
            <text:p>0</text:p>
          </table:table-cell>
          <table:table-cell office:value-type="float" office:value="-0.000776928" calcext:value-type="float">
            <text:p>-0.00077692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99681" calcext:value-type="float">
            <text:p>-0.000499681</text:p>
          </table:table-cell>
          <table:table-cell office:value-type="float" office:value="0.01496" calcext:value-type="float">
            <text:p>0.01496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742218" calcext:value-type="float">
            <text:p>-7.42218E-07</text:p>
          </table:table-cell>
          <table:table-cell office:value-type="float" office:value="0" calcext:value-type="float">
            <text:p>0</text:p>
          </table:table-cell>
          <table:table-cell office:value-type="float" office:value="-0.000745852" calcext:value-type="float">
            <text:p>-0.00074585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91936" calcext:value-type="float">
            <text:p>-0.000491936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757047" calcext:value-type="float">
            <text:p>-7.57047E-07</text:p>
          </table:table-cell>
          <table:table-cell office:value-type="float" office:value="0" calcext:value-type="float">
            <text:p>0</text:p>
          </table:table-cell>
          <table:table-cell office:value-type="float" office:value="-0.000714064" calcext:value-type="float">
            <text:p>-0.00071406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83893" calcext:value-type="float">
            <text:p>-0.000483893</text:p>
          </table:table-cell>
          <table:table-cell office:value-type="float" office:value="0.015" calcext:value-type="float">
            <text:p>0.01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770781" calcext:value-type="float">
            <text:p>-7.70781E-07</text:p>
          </table:table-cell>
          <table:table-cell office:value-type="float" office:value="0" calcext:value-type="float">
            <text:p>0</text:p>
          </table:table-cell>
          <table:table-cell office:value-type="float" office:value="-0.000680222" calcext:value-type="float">
            <text:p>-0.00068022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4951" calcext:value-type="float">
            <text:p>-0.000474951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784128" calcext:value-type="float">
            <text:p>-7.84128E-07</text:p>
          </table:table-cell>
          <table:table-cell office:value-type="float" office:value="0" calcext:value-type="float">
            <text:p>0</text:p>
          </table:table-cell>
          <table:table-cell office:value-type="float" office:value="-0.000645726" calcext:value-type="float">
            <text:p>-0.00064572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65712" calcext:value-type="float">
            <text:p>-0.000465712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796701" calcext:value-type="float">
            <text:p>-7.96701E-07</text:p>
          </table:table-cell>
          <table:table-cell office:value-type="float" office:value="0" calcext:value-type="float">
            <text:p>0</text:p>
          </table:table-cell>
          <table:table-cell office:value-type="float" office:value="-0.000609921" calcext:value-type="float">
            <text:p>-0.00060992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55877" calcext:value-type="float">
            <text:p>-0.000455877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08456" calcext:value-type="float">
            <text:p>-8.08456E-07</text:p>
          </table:table-cell>
          <table:table-cell office:value-type="float" office:value="0" calcext:value-type="float">
            <text:p>0</text:p>
          </table:table-cell>
          <table:table-cell office:value-type="float" office:value="-0.000572885" calcext:value-type="float">
            <text:p>-0.00057288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45464" calcext:value-type="float">
            <text:p>-0.000445464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19802" calcext:value-type="float">
            <text:p>-8.19802E-07</text:p>
          </table:table-cell>
          <table:table-cell office:value-type="float" office:value="0" calcext:value-type="float">
            <text:p>0</text:p>
          </table:table-cell>
          <table:table-cell office:value-type="float" office:value="-0.000535232" calcext:value-type="float">
            <text:p>-0.00053523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3476" calcext:value-type="float">
            <text:p>-0.00043476</text:p>
          </table:table-cell>
          <table:table-cell office:value-type="float" office:value="0.0151" calcext:value-type="float">
            <text:p>0.0151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29865" calcext:value-type="float">
            <text:p>-8.29865E-07</text:p>
          </table:table-cell>
          <table:table-cell office:value-type="float" office:value="0" calcext:value-type="float">
            <text:p>0</text:p>
          </table:table-cell>
          <table:table-cell office:value-type="float" office:value="-0.000495856" calcext:value-type="float">
            <text:p>-0.00049585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23211" calcext:value-type="float">
            <text:p>-0.000423211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3948" calcext:value-type="float">
            <text:p>-8.3948E-07</text:p>
          </table:table-cell>
          <table:table-cell office:value-type="float" office:value="0" calcext:value-type="float">
            <text:p>0</text:p>
          </table:table-cell>
          <table:table-cell office:value-type="float" office:value="-0.000455952" calcext:value-type="float">
            <text:p>-0.00045595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11391" calcext:value-type="float">
            <text:p>-0.000411391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48203" calcext:value-type="float">
            <text:p>-8.48203E-07</text:p>
          </table:table-cell>
          <table:table-cell office:value-type="float" office:value="0" calcext:value-type="float">
            <text:p>0</text:p>
          </table:table-cell>
          <table:table-cell office:value-type="float" office:value="-0.000414993" calcext:value-type="float">
            <text:p>-0.00041499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99029" calcext:value-type="float">
            <text:p>-0.000399029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55998" calcext:value-type="float">
            <text:p>-8.55998E-07</text:p>
          </table:table-cell>
          <table:table-cell office:value-type="float" office:value="0" calcext:value-type="float">
            <text:p>0</text:p>
          </table:table-cell>
          <table:table-cell office:value-type="float" office:value="-0.000373072" calcext:value-type="float">
            <text:p>-0.00037307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86152" calcext:value-type="float">
            <text:p>-0.000386152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63329" calcext:value-type="float">
            <text:p>-8.63329E-07</text:p>
          </table:table-cell>
          <table:table-cell office:value-type="float" office:value="0" calcext:value-type="float">
            <text:p>0</text:p>
          </table:table-cell>
          <table:table-cell office:value-type="float" office:value="-0.000330673" calcext:value-type="float">
            <text:p>-0.00033067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73017" calcext:value-type="float">
            <text:p>-0.000373017</text:p>
          </table:table-cell>
          <table:table-cell office:value-type="float" office:value="0.0152" calcext:value-type="float">
            <text:p>0.015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69224" calcext:value-type="float">
            <text:p>-8.69224E-07</text:p>
          </table:table-cell>
          <table:table-cell office:value-type="float" office:value="0" calcext:value-type="float">
            <text:p>0</text:p>
          </table:table-cell>
          <table:table-cell office:value-type="float" office:value="-0.000286986" calcext:value-type="float">
            <text:p>-0.00028698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59152" calcext:value-type="float">
            <text:p>-0.000359152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74628" calcext:value-type="float">
            <text:p>-8.74628E-07</text:p>
          </table:table-cell>
          <table:table-cell office:value-type="float" office:value="0.000749958" calcext:value-type="float">
            <text:p>0.000749958</text:p>
          </table:table-cell>
          <table:table-cell office:value-type="float" office:value="-0.000242932" calcext:value-type="float">
            <text:p>-0.00024293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45063" calcext:value-type="float">
            <text:p>-0.000345063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79047" calcext:value-type="float">
            <text:p>-8.79047E-07</text:p>
          </table:table-cell>
          <table:table-cell office:value-type="float" office:value="0.00299994" calcext:value-type="float">
            <text:p>0.00299994</text:p>
          </table:table-cell>
          <table:table-cell office:value-type="float" office:value="-0.000198142" calcext:value-type="float">
            <text:p>-0.00019814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30523" calcext:value-type="float">
            <text:p>-0.000330523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82459" calcext:value-type="float">
            <text:p>-8.82459E-07</text:p>
          </table:table-cell>
          <table:table-cell office:value-type="float" office:value="0.00524996" calcext:value-type="float">
            <text:p>0.00524996</text:p>
          </table:table-cell>
          <table:table-cell office:value-type="float" office:value="-0.000152732" calcext:value-type="float">
            <text:p>-0.000152732</text:p>
          </table:table-cell>
          <table:table-cell office:value-type="float" office:value="0.5535" calcext:value-type="float">
            <text:p>0.5535</text:p>
          </table:table-cell>
          <table:table-cell office:value-type="float" office:value="-0.000315573" calcext:value-type="float">
            <text:p>-0.000315573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85369" calcext:value-type="float">
            <text:p>-8.85369E-07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0107014" calcext:value-type="float">
            <text:p>-0.000107014</text:p>
          </table:table-cell>
          <table:table-cell office:value-type="float" office:value="0.55125" calcext:value-type="float">
            <text:p>0.55125</text:p>
          </table:table-cell>
          <table:table-cell office:value-type="float" office:value="-0.000300416" calcext:value-type="float">
            <text:p>-0.000300416</text:p>
          </table:table-cell>
          <table:table-cell office:value-type="float" office:value="0.0153" calcext:value-type="float">
            <text:p>0.0153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8674" calcext:value-type="float">
            <text:p>-8.8674E-07</text:p>
          </table:table-cell>
          <table:table-cell office:value-type="float" office:value="0.00525006" calcext:value-type="float">
            <text:p>0.00525006</text:p>
          </table:table-cell>
          <table:table-cell office:value-type="float" office:value="-0.000060557" calcext:value-type="float">
            <text:p>-6.0557E-05</text:p>
          </table:table-cell>
          <table:table-cell office:value-type="float" office:value="0.549" calcext:value-type="float">
            <text:p>0.549</text:p>
          </table:table-cell>
          <table:table-cell office:value-type="float" office:value="-0.000284707" calcext:value-type="float">
            <text:p>-0.000284707</text:p>
          </table:table-cell>
          <table:table-cell office:value-type="float" office:value="0.01532" calcext:value-type="float">
            <text:p>0.01532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87592" calcext:value-type="float">
            <text:p>-8.87592E-07</text:p>
          </table:table-cell>
          <table:table-cell office:value-type="float" office:value="0.00300004" calcext:value-type="float">
            <text:p>0.00300004</text:p>
          </table:table-cell>
          <table:table-cell office:value-type="float" office:value="-0.0000139186" calcext:value-type="float">
            <text:p>-1.39186E-0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68835" calcext:value-type="float">
            <text:p>-0.000268835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87404" calcext:value-type="float">
            <text:p>-8.87404E-07</text:p>
          </table:table-cell>
          <table:table-cell office:value-type="float" office:value="0.000750063" calcext:value-type="float">
            <text:p>0.000750063</text:p>
          </table:table-cell>
          <table:table-cell office:value-type="float" office:value="0.0000330789" calcext:value-type="float">
            <text:p>3.30789E-0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52637" calcext:value-type="float">
            <text:p>-0.000252637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86166" calcext:value-type="float">
            <text:p>-8.86166E-07</text:p>
          </table:table-cell>
          <table:table-cell office:value-type="float" office:value="0" calcext:value-type="float">
            <text:p>0</text:p>
          </table:table-cell>
          <table:table-cell office:value-type="float" office:value="0.0000803039" calcext:value-type="float">
            <text:p>8.03039E-0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36162" calcext:value-type="float">
            <text:p>-0.000236162</text:p>
          </table:table-cell>
          <table:table-cell office:value-type="float" office:value="0.01538" calcext:value-type="float">
            <text:p>0.01538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84404" calcext:value-type="float">
            <text:p>-8.84404E-07</text:p>
          </table:table-cell>
          <table:table-cell office:value-type="float" office:value="0" calcext:value-type="float">
            <text:p>0</text:p>
          </table:table-cell>
          <table:table-cell office:value-type="float" office:value="0.000127643" calcext:value-type="float">
            <text:p>0.000127643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19547" calcext:value-type="float">
            <text:p>-0.000219547</text:p>
          </table:table-cell>
          <table:table-cell office:value-type="float" office:value="0.0154" calcext:value-type="float">
            <text:p>0.0154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81061" calcext:value-type="float">
            <text:p>-8.81061E-07</text:p>
          </table:table-cell>
          <table:table-cell office:value-type="float" office:value="0" calcext:value-type="float">
            <text:p>0</text:p>
          </table:table-cell>
          <table:table-cell office:value-type="float" office:value="0.000175114" calcext:value-type="float">
            <text:p>0.000175114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202602" calcext:value-type="float">
            <text:p>-0.000202602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77189" calcext:value-type="float">
            <text:p>-8.77189E-07</text:p>
          </table:table-cell>
          <table:table-cell office:value-type="float" office:value="0" calcext:value-type="float">
            <text:p>0</text:p>
          </table:table-cell>
          <table:table-cell office:value-type="float" office:value="0.000222558" calcext:value-type="float">
            <text:p>0.000222558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185573" calcext:value-type="float">
            <text:p>-0.000185573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72263" calcext:value-type="float">
            <text:p>-8.72263E-07</text:p>
          </table:table-cell>
          <table:table-cell office:value-type="float" office:value="0" calcext:value-type="float">
            <text:p>0</text:p>
          </table:table-cell>
          <table:table-cell office:value-type="float" office:value="0.000269954" calcext:value-type="float">
            <text:p>0.000269954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168372" calcext:value-type="float">
            <text:p>-0.000168372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66285" calcext:value-type="float">
            <text:p>-8.66285E-07</text:p>
          </table:table-cell>
          <table:table-cell office:value-type="float" office:value="0" calcext:value-type="float">
            <text:p>0</text:p>
          </table:table-cell>
          <table:table-cell office:value-type="float" office:value="0.000317163" calcext:value-type="float">
            <text:p>0.000317163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15105" calcext:value-type="float">
            <text:p>-0.00015105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59781" calcext:value-type="float">
            <text:p>-8.59781E-07</text:p>
          </table:table-cell>
          <table:table-cell office:value-type="float" office:value="0" calcext:value-type="float">
            <text:p>0</text:p>
          </table:table-cell>
          <table:table-cell office:value-type="float" office:value="0.000364279" calcext:value-type="float">
            <text:p>0.000364279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133669" calcext:value-type="float">
            <text:p>-0.000133669</text:p>
          </table:table-cell>
          <table:table-cell office:value-type="float" office:value="0.0155" calcext:value-type="float">
            <text:p>0.015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51714" calcext:value-type="float">
            <text:p>-8.51714E-07</text:p>
          </table:table-cell>
          <table:table-cell office:value-type="float" office:value="0" calcext:value-type="float">
            <text:p>0</text:p>
          </table:table-cell>
          <table:table-cell office:value-type="float" office:value="0.000410907" calcext:value-type="float">
            <text:p>0.000410907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116198" calcext:value-type="float">
            <text:p>-0.000116198</text:p>
          </table:table-cell>
          <table:table-cell office:value-type="float" office:value="0.01552" calcext:value-type="float">
            <text:p>0.0155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43131" calcext:value-type="float">
            <text:p>-8.43131E-07</text:p>
          </table:table-cell>
          <table:table-cell office:value-type="float" office:value="0" calcext:value-type="float">
            <text:p>0</text:p>
          </table:table-cell>
          <table:table-cell office:value-type="float" office:value="0.000457308" calcext:value-type="float">
            <text:p>0.000457308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0987234" calcext:value-type="float">
            <text:p>-9.87234E-05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33519" calcext:value-type="float">
            <text:p>-8.33519E-07</text:p>
          </table:table-cell>
          <table:table-cell office:value-type="float" office:value="0" calcext:value-type="float">
            <text:p>0</text:p>
          </table:table-cell>
          <table:table-cell office:value-type="float" office:value="0.000503252" calcext:value-type="float">
            <text:p>0.000503252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0812436" calcext:value-type="float">
            <text:p>-8.12436E-05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22895" calcext:value-type="float">
            <text:p>-8.22895E-07</text:p>
          </table:table-cell>
          <table:table-cell office:value-type="float" office:value="0" calcext:value-type="float">
            <text:p>0</text:p>
          </table:table-cell>
          <table:table-cell office:value-type="float" office:value="0.000548611" calcext:value-type="float">
            <text:p>0.000548611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0638141" calcext:value-type="float">
            <text:p>-6.38141E-05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811764" calcext:value-type="float">
            <text:p>-8.11764E-07</text:p>
          </table:table-cell>
          <table:table-cell office:value-type="float" office:value="0" calcext:value-type="float">
            <text:p>0</text:p>
          </table:table-cell>
          <table:table-cell office:value-type="float" office:value="0.000593678" calcext:value-type="float">
            <text:p>0.000593678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04641" calcext:value-type="float">
            <text:p>-4.641E-05</text:p>
          </table:table-cell>
          <table:table-cell office:value-type="float" office:value="0.0156" calcext:value-type="float">
            <text:p>0.0156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799148" calcext:value-type="float">
            <text:p>-7.99148E-07</text:p>
          </table:table-cell>
          <table:table-cell office:value-type="float" office:value="0" calcext:value-type="float">
            <text:p>0</text:p>
          </table:table-cell>
          <table:table-cell office:value-type="float" office:value="0.000637678" calcext:value-type="float">
            <text:p>0.000637678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0291684" calcext:value-type="float">
            <text:p>-2.91684E-05</text:p>
          </table:table-cell>
          <table:table-cell office:value-type="float" office:value="0.01562" calcext:value-type="float">
            <text:p>0.01562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786049" calcext:value-type="float">
            <text:p>-7.86049E-07</text:p>
          </table:table-cell>
          <table:table-cell office:value-type="float" office:value="0" calcext:value-type="float">
            <text:p>0</text:p>
          </table:table-cell>
          <table:table-cell office:value-type="float" office:value="0.000681265" calcext:value-type="float">
            <text:p>0.000681265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0120063" calcext:value-type="float">
            <text:p>-1.20063E-05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771986" calcext:value-type="float">
            <text:p>-7.71986E-07</text:p>
          </table:table-cell>
          <table:table-cell office:value-type="float" office:value="0" calcext:value-type="float">
            <text:p>0</text:p>
          </table:table-cell>
          <table:table-cell office:value-type="float" office:value="0.000724021" calcext:value-type="float">
            <text:p>0.000724021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000499598" calcext:value-type="float">
            <text:p>4.99598E-06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756985" calcext:value-type="float">
            <text:p>-7.56985E-07</text:p>
          </table:table-cell>
          <table:table-cell office:value-type="float" office:value="0" calcext:value-type="float">
            <text:p>0</text:p>
          </table:table-cell>
          <table:table-cell office:value-type="float" office:value="0.000765844" calcext:value-type="float">
            <text:p>0.000765844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00217845" calcext:value-type="float">
            <text:p>2.17845E-05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741518" calcext:value-type="float">
            <text:p>-7.41518E-07</text:p>
          </table:table-cell>
          <table:table-cell office:value-type="float" office:value="0" calcext:value-type="float">
            <text:p>0</text:p>
          </table:table-cell>
          <table:table-cell office:value-type="float" office:value="0.000807195" calcext:value-type="float">
            <text:p>0.000807195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00384637" calcext:value-type="float">
            <text:p>3.84637E-05</text:p>
          </table:table-cell>
          <table:table-cell office:value-type="float" office:value="0.0157" calcext:value-type="float">
            <text:p>0.0157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724697" calcext:value-type="float">
            <text:p>-7.24697E-07</text:p>
          </table:table-cell>
          <table:table-cell office:value-type="float" office:value="0" calcext:value-type="float">
            <text:p>0</text:p>
          </table:table-cell>
          <table:table-cell office:value-type="float" office:value="0.000846992" calcext:value-type="float">
            <text:p>0.000846992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00547364" calcext:value-type="float">
            <text:p>5.47364E-05</text:p>
          </table:table-cell>
          <table:table-cell office:value-type="float" office:value="0.01572" calcext:value-type="float">
            <text:p>0.01572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707444" calcext:value-type="float">
            <text:p>-7.07444E-07</text:p>
          </table:table-cell>
          <table:table-cell office:value-type="float" office:value="0" calcext:value-type="float">
            <text:p>0</text:p>
          </table:table-cell>
          <table:table-cell office:value-type="float" office:value="0.00088622" calcext:value-type="float">
            <text:p>0.00088622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00708485" calcext:value-type="float">
            <text:p>7.08485E-05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689325" calcext:value-type="float">
            <text:p>-6.89325E-07</text:p>
          </table:table-cell>
          <table:table-cell office:value-type="float" office:value="0" calcext:value-type="float">
            <text:p>0</text:p>
          </table:table-cell>
          <table:table-cell office:value-type="float" office:value="0.000924317" calcext:value-type="float">
            <text:p>0.000924317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00866426" calcext:value-type="float">
            <text:p>8.66426E-05</text:p>
          </table:table-cell>
          <table:table-cell office:value-type="float" office:value="0.01576" calcext:value-type="float">
            <text:p>0.01576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670376" calcext:value-type="float">
            <text:p>-6.70376E-07</text:p>
          </table:table-cell>
          <table:table-cell office:value-type="float" office:value="0" calcext:value-type="float">
            <text:p>0</text:p>
          </table:table-cell>
          <table:table-cell office:value-type="float" office:value="0.000961206" calcext:value-type="float">
            <text:p>0.000961206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0102067" calcext:value-type="float">
            <text:p>0.000102067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651016" calcext:value-type="float">
            <text:p>-6.51016E-07</text:p>
          </table:table-cell>
          <table:table-cell office:value-type="float" office:value="0" calcext:value-type="float">
            <text:p>0</text:p>
          </table:table-cell>
          <table:table-cell office:value-type="float" office:value="0.000997484" calcext:value-type="float">
            <text:p>0.000997484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0117304" calcext:value-type="float">
            <text:p>0.000117304</text:p>
          </table:table-cell>
          <table:table-cell office:value-type="float" office:value="0.0158" calcext:value-type="float">
            <text:p>0.0158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630476" calcext:value-type="float">
            <text:p>-6.30476E-07</text:p>
          </table:table-cell>
          <table:table-cell office:value-type="float" office:value="0" calcext:value-type="float">
            <text:p>0</text:p>
          </table:table-cell>
          <table:table-cell office:value-type="float" office:value="0.00103183" calcext:value-type="float">
            <text:p>0.00103183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0131902" calcext:value-type="float">
            <text:p>0.000131902</text:p>
          </table:table-cell>
          <table:table-cell office:value-type="float" office:value="0.01582" calcext:value-type="float">
            <text:p>0.01582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609568" calcext:value-type="float">
            <text:p>-6.09568E-07</text:p>
          </table:table-cell>
          <table:table-cell office:value-type="float" office:value="0" calcext:value-type="float">
            <text:p>0</text:p>
          </table:table-cell>
          <table:table-cell office:value-type="float" office:value="0.0010655" calcext:value-type="float">
            <text:p>0.0010655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0146266" calcext:value-type="float">
            <text:p>0.000146266</text:p>
          </table:table-cell>
          <table:table-cell office:value-type="float" office:value="0.01584" calcext:value-type="float">
            <text:p>0.01584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587919" calcext:value-type="float">
            <text:p>-5.87919E-07</text:p>
          </table:table-cell>
          <table:table-cell office:value-type="float" office:value="0" calcext:value-type="float">
            <text:p>0</text:p>
          </table:table-cell>
          <table:table-cell office:value-type="float" office:value="0.00109782" calcext:value-type="float">
            <text:p>0.00109782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0160164" calcext:value-type="float">
            <text:p>0.000160164</text:p>
          </table:table-cell>
          <table:table-cell office:value-type="float" office:value="0.01586" calcext:value-type="float">
            <text:p>0.01586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565572" calcext:value-type="float">
            <text:p>-5.65572E-07</text:p>
          </table:table-cell>
          <table:table-cell office:value-type="float" office:value="0" calcext:value-type="float">
            <text:p>0</text:p>
          </table:table-cell>
          <table:table-cell office:value-type="float" office:value="0.00112873" calcext:value-type="float">
            <text:p>0.00112873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0173548" calcext:value-type="float">
            <text:p>0.000173548</text:p>
          </table:table-cell>
          <table:table-cell office:value-type="float" office:value="0.01588" calcext:value-type="float">
            <text:p>0.01588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54288" calcext:value-type="float">
            <text:p>-5.4288E-07</text:p>
          </table:table-cell>
          <table:table-cell office:value-type="float" office:value="0" calcext:value-type="float">
            <text:p>0</text:p>
          </table:table-cell>
          <table:table-cell office:value-type="float" office:value="0.00115893" calcext:value-type="float">
            <text:p>0.00115893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0186674" calcext:value-type="float">
            <text:p>0.000186674</text:p>
          </table:table-cell>
          <table:table-cell office:value-type="float" office:value="0.0159" calcext:value-type="float">
            <text:p>0.0159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519214" calcext:value-type="float">
            <text:p>-5.19214E-07</text:p>
          </table:table-cell>
          <table:table-cell office:value-type="float" office:value="0" calcext:value-type="float">
            <text:p>0</text:p>
          </table:table-cell>
          <table:table-cell office:value-type="float" office:value="0.00118695" calcext:value-type="float">
            <text:p>0.00118695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019896" calcext:value-type="float">
            <text:p>0.00019896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495251" calcext:value-type="float">
            <text:p>-4.95251E-07</text:p>
          </table:table-cell>
          <table:table-cell office:value-type="float" office:value="0" calcext:value-type="float">
            <text:p>0</text:p>
          </table:table-cell>
          <table:table-cell office:value-type="float" office:value="0.00121422" calcext:value-type="float">
            <text:p>0.00121422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0210943" calcext:value-type="float">
            <text:p>0.000210943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470689" calcext:value-type="float">
            <text:p>-4.70689E-07</text:p>
          </table:table-cell>
          <table:table-cell office:value-type="float" office:value="0" calcext:value-type="float">
            <text:p>0</text:p>
          </table:table-cell>
          <table:table-cell office:value-type="float" office:value="0.00123999" calcext:value-type="float">
            <text:p>0.00123999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0222321" calcext:value-type="float">
            <text:p>0.000222321</text:p>
          </table:table-cell>
          <table:table-cell office:value-type="float" office:value="0.01596" calcext:value-type="float">
            <text:p>0.01596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445582" calcext:value-type="float">
            <text:p>-4.45582E-07</text:p>
          </table:table-cell>
          <table:table-cell office:value-type="float" office:value="0" calcext:value-type="float">
            <text:p>0</text:p>
          </table:table-cell>
          <table:table-cell office:value-type="float" office:value="0.00126424" calcext:value-type="float">
            <text:p>0.00126424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0233054" calcext:value-type="float">
            <text:p>0.000233054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420201" calcext:value-type="float">
            <text:p>-4.20201E-07</text:p>
          </table:table-cell>
          <table:table-cell office:value-type="float" office:value="0" calcext:value-type="float">
            <text:p>0</text:p>
          </table:table-cell>
          <table:table-cell office:value-type="float" office:value="0.00128771" calcext:value-type="float">
            <text:p>0.00128771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0243464" calcext:value-type="float">
            <text:p>0.000243464</text:p>
          </table:table-cell>
          <table:table-cell office:value-type="float" office:value="0.016" calcext:value-type="float">
            <text:p>0.016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394073" calcext:value-type="float">
            <text:p>-3.94073E-07</text:p>
          </table:table-cell>
          <table:table-cell office:value-type="float" office:value="0" calcext:value-type="float">
            <text:p>0</text:p>
          </table:table-cell>
          <table:table-cell office:value-type="float" office:value="0.00130885" calcext:value-type="float">
            <text:p>0.00130885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025285" calcext:value-type="float">
            <text:p>0.00025285</text:p>
          </table:table-cell>
          <table:table-cell office:value-type="float" office:value="0.01602" calcext:value-type="float">
            <text:p>0.01602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367725" calcext:value-type="float">
            <text:p>-3.67725E-07</text:p>
          </table:table-cell>
          <table:table-cell office:value-type="float" office:value="0" calcext:value-type="float">
            <text:p>0</text:p>
          </table:table-cell>
          <table:table-cell office:value-type="float" office:value="0.0013292" calcext:value-type="float">
            <text:p>0.0013292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0261872" calcext:value-type="float">
            <text:p>0.000261872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340933" calcext:value-type="float">
            <text:p>-3.40933E-07</text:p>
          </table:table-cell>
          <table:table-cell office:value-type="float" office:value="0" calcext:value-type="float">
            <text:p>0</text:p>
          </table:table-cell>
          <table:table-cell office:value-type="float" office:value="0.00134797" calcext:value-type="float">
            <text:p>0.00134797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027017" calcext:value-type="float">
            <text:p>0.00027017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313752" calcext:value-type="float">
            <text:p>-3.13752E-07</text:p>
          </table:table-cell>
          <table:table-cell office:value-type="float" office:value="0" calcext:value-type="float">
            <text:p>0</text:p>
          </table:table-cell>
          <table:table-cell office:value-type="float" office:value="0.00136515" calcext:value-type="float">
            <text:p>0.00136515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027771" calcext:value-type="float">
            <text:p>0.00027771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286376" calcext:value-type="float">
            <text:p>-2.86376E-07</text:p>
          </table:table-cell>
          <table:table-cell office:value-type="float" office:value="0" calcext:value-type="float">
            <text:p>0</text:p>
          </table:table-cell>
          <table:table-cell office:value-type="float" office:value="0.00138153" calcext:value-type="float">
            <text:p>0.00138153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0284872" calcext:value-type="float">
            <text:p>0.000284872</text:p>
          </table:table-cell>
          <table:table-cell office:value-type="float" office:value="0.0161" calcext:value-type="float">
            <text:p>0.0161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25849" calcext:value-type="float">
            <text:p>-2.5849E-07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13955" calcext:value-type="float">
            <text:p>0.0013955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0290842" calcext:value-type="float">
            <text:p>0.000290842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230465" calcext:value-type="float">
            <text:p>-2.30465E-07</text:p>
          </table:table-cell>
          <table:table-cell office:value-type="float" office:value="-0.00449996" calcext:value-type="float">
            <text:p>-0.00449996</text:p>
          </table:table-cell>
          <table:table-cell office:value-type="float" office:value="0.00140867" calcext:value-type="float">
            <text:p>0.00140867</text:p>
          </table:table-cell>
          <table:table-cell office:value-type="float" office:value="0.54825" calcext:value-type="float">
            <text:p>0.54825</text:p>
          </table:table-cell>
          <table:table-cell office:value-type="float" office:value="0.000296398" calcext:value-type="float">
            <text:p>0.000296398</text:p>
          </table:table-cell>
          <table:table-cell office:value-type="float" office:value="0.01614" calcext:value-type="float">
            <text:p>0.01614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202155" calcext:value-type="float">
            <text:p>-2.02155E-07</text:p>
          </table:table-cell>
          <table:table-cell office:value-type="float" office:value="-0.00675004" calcext:value-type="float">
            <text:p>-0.00675004</text:p>
          </table:table-cell>
          <table:table-cell office:value-type="float" office:value="0.00142022" calcext:value-type="float">
            <text:p>0.00142022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000301127" calcext:value-type="float">
            <text:p>0.00030112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173617" calcext:value-type="float">
            <text:p>-1.73617E-07</text:p>
          </table:table-cell>
          <table:table-cell office:value-type="float" office:value="-0.00600008" calcext:value-type="float">
            <text:p>-0.00600008</text:p>
          </table:table-cell>
          <table:table-cell office:value-type="float" office:value="0.00143015" calcext:value-type="float">
            <text:p>0.00143015</text:p>
          </table:table-cell>
          <table:table-cell office:value-type="float" office:value="0.55275" calcext:value-type="float">
            <text:p>0.55275</text:p>
          </table:table-cell>
          <table:table-cell office:value-type="float" office:value="0.000305003" calcext:value-type="float">
            <text:p>0.000305003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144963" calcext:value-type="float">
            <text:p>-1.44963E-07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143927" calcext:value-type="float">
            <text:p>0.00143927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308452" calcext:value-type="float">
            <text:p>0.000308452</text:p>
          </table:table-cell>
          <table:table-cell office:value-type="float" office:value="0.0162" calcext:value-type="float">
            <text:p>0.0162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116046" calcext:value-type="float">
            <text:p>-1.16046E-0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144596" calcext:value-type="float">
            <text:p>0.00144596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310584" calcext:value-type="float">
            <text:p>0.000310584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0870681" calcext:value-type="float">
            <text:p>-8.70681E-08</text:p>
          </table:table-cell>
          <table:table-cell office:value-type="float" office:value="0" calcext:value-type="float">
            <text:p>0</text:p>
          </table:table-cell>
          <table:table-cell office:value-type="float" office:value="0.00145184" calcext:value-type="float">
            <text:p>0.00145184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312262" calcext:value-type="float">
            <text:p>0.000312262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0579673" calcext:value-type="float">
            <text:p>-5.79673E-08</text:p>
          </table:table-cell>
          <table:table-cell office:value-type="float" office:value="0" calcext:value-type="float">
            <text:p>0</text:p>
          </table:table-cell>
          <table:table-cell office:value-type="float" office:value="0.00145609" calcext:value-type="float">
            <text:p>0.00145609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313036" calcext:value-type="float">
            <text:p>0.000313036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-0.0000000288019" calcext:value-type="float">
            <text:p>-2.88019E-08</text:p>
          </table:table-cell>
          <table:table-cell office:value-type="float" office:value="0" calcext:value-type="float">
            <text:p>0</text:p>
          </table:table-cell>
          <table:table-cell office:value-type="float" office:value="0.00145871" calcext:value-type="float">
            <text:p>0.00145871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312879" calcext:value-type="float">
            <text:p>0.000312879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000399875" calcext:value-type="float">
            <text:p>3.99875E-10</text:p>
          </table:table-cell>
          <table:table-cell office:value-type="float" office:value="0" calcext:value-type="float">
            <text:p>0</text:p>
          </table:table-cell>
          <table:table-cell office:value-type="float" office:value="0.00146051" calcext:value-type="float">
            <text:p>0.00146051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312256" calcext:value-type="float">
            <text:p>0.000312256</text:p>
          </table:table-cell>
          <table:table-cell office:value-type="float" office:value="0.0163" calcext:value-type="float">
            <text:p>0.0163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0296182" calcext:value-type="float">
            <text:p>2.96182E-08</text:p>
          </table:table-cell>
          <table:table-cell office:value-type="float" office:value="0" calcext:value-type="float">
            <text:p>0</text:p>
          </table:table-cell>
          <table:table-cell office:value-type="float" office:value="0.00145986" calcext:value-type="float">
            <text:p>0.00145986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310209" calcext:value-type="float">
            <text:p>0.000310209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0588188" calcext:value-type="float">
            <text:p>5.88188E-08</text:p>
          </table:table-cell>
          <table:table-cell office:value-type="float" office:value="0" calcext:value-type="float">
            <text:p>0</text:p>
          </table:table-cell>
          <table:table-cell office:value-type="float" office:value="0.0014584" calcext:value-type="float">
            <text:p>0.0014584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307681" calcext:value-type="float">
            <text:p>0.000307681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0879762" calcext:value-type="float">
            <text:p>8.79762E-08</text:p>
          </table:table-cell>
          <table:table-cell office:value-type="float" office:value="0" calcext:value-type="float">
            <text:p>0</text:p>
          </table:table-cell>
          <table:table-cell office:value-type="float" office:value="0.0014553" calcext:value-type="float">
            <text:p>0.0014553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304193" calcext:value-type="float">
            <text:p>0.000304193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117037" calcext:value-type="float">
            <text:p>1.17037E-07</text:p>
          </table:table-cell>
          <table:table-cell office:value-type="float" office:value="0" calcext:value-type="float">
            <text:p>0</text:p>
          </table:table-cell>
          <table:table-cell office:value-type="float" office:value="0.00145059" calcext:value-type="float">
            <text:p>0.00145059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299736" calcext:value-type="float">
            <text:p>0.000299736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146051" calcext:value-type="float">
            <text:p>1.46051E-07</text:p>
          </table:table-cell>
          <table:table-cell office:value-type="float" office:value="0" calcext:value-type="float">
            <text:p>0</text:p>
          </table:table-cell>
          <table:table-cell office:value-type="float" office:value="0.00144507" calcext:value-type="float">
            <text:p>0.00144507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294795" calcext:value-type="float">
            <text:p>0.000294795</text:p>
          </table:table-cell>
          <table:table-cell office:value-type="float" office:value="0.0164" calcext:value-type="float">
            <text:p>0.0164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174839" calcext:value-type="float">
            <text:p>1.74839E-07</text:p>
          </table:table-cell>
          <table:table-cell office:value-type="float" office:value="0" calcext:value-type="float">
            <text:p>0</text:p>
          </table:table-cell>
          <table:table-cell office:value-type="float" office:value="0.00143713" calcext:value-type="float">
            <text:p>0.00143713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288399" calcext:value-type="float">
            <text:p>0.000288399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203528" calcext:value-type="float">
            <text:p>2.03528E-07</text:p>
          </table:table-cell>
          <table:table-cell office:value-type="float" office:value="0" calcext:value-type="float">
            <text:p>0</text:p>
          </table:table-cell>
          <table:table-cell office:value-type="float" office:value="0.0014284" calcext:value-type="float">
            <text:p>0.0014284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281519" calcext:value-type="float">
            <text:p>0.000281519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232013" calcext:value-type="float">
            <text:p>2.32013E-07</text:p>
          </table:table-cell>
          <table:table-cell office:value-type="float" office:value="0" calcext:value-type="float">
            <text:p>0</text:p>
          </table:table-cell>
          <table:table-cell office:value-type="float" office:value="0.00141807" calcext:value-type="float">
            <text:p>0.00141807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273676" calcext:value-type="float">
            <text:p>0.000273676</text:p>
          </table:table-cell>
          <table:table-cell office:value-type="float" office:value="0.01646" calcext:value-type="float">
            <text:p>0.01646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26024" calcext:value-type="float">
            <text:p>2.6024E-07</text:p>
          </table:table-cell>
          <table:table-cell office:value-type="float" office:value="0" calcext:value-type="float">
            <text:p>0</text:p>
          </table:table-cell>
          <table:table-cell office:value-type="float" office:value="0.00140617" calcext:value-type="float">
            <text:p>0.00140617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264879" calcext:value-type="float">
            <text:p>0.000264879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288342" calcext:value-type="float">
            <text:p>2.88342E-07</text:p>
          </table:table-cell>
          <table:table-cell office:value-type="float" office:value="0" calcext:value-type="float">
            <text:p>0</text:p>
          </table:table-cell>
          <table:table-cell office:value-type="float" office:value="0.00139348" calcext:value-type="float">
            <text:p>0.00139348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255604" calcext:value-type="float">
            <text:p>0.000255604</text:p>
          </table:table-cell>
          <table:table-cell office:value-type="float" office:value="0.0165" calcext:value-type="float">
            <text:p>0.0165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315979" calcext:value-type="float">
            <text:p>3.15979E-07</text:p>
          </table:table-cell>
          <table:table-cell office:value-type="float" office:value="0" calcext:value-type="float">
            <text:p>0</text:p>
          </table:table-cell>
          <table:table-cell office:value-type="float" office:value="0.00137846" calcext:value-type="float">
            <text:p>0.00137846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244924" calcext:value-type="float">
            <text:p>0.000244924</text:p>
          </table:table-cell>
          <table:table-cell office:value-type="float" office:value="0.01652" calcext:value-type="float">
            <text:p>0.01652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343439" calcext:value-type="float">
            <text:p>3.43439E-07</text:p>
          </table:table-cell>
          <table:table-cell office:value-type="float" office:value="0" calcext:value-type="float">
            <text:p>0</text:p>
          </table:table-cell>
          <table:table-cell office:value-type="float" office:value="0.00136268" calcext:value-type="float">
            <text:p>0.00136268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233787" calcext:value-type="float">
            <text:p>0.000233787</text:p>
          </table:table-cell>
          <table:table-cell office:value-type="float" office:value="0.01654" calcext:value-type="float">
            <text:p>0.01654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370539" calcext:value-type="float">
            <text:p>3.70539E-07</text:p>
          </table:table-cell>
          <table:table-cell office:value-type="float" office:value="0" calcext:value-type="float">
            <text:p>0</text:p>
          </table:table-cell>
          <table:table-cell office:value-type="float" office:value="0.00134537" calcext:value-type="float">
            <text:p>0.00134537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22174" calcext:value-type="float">
            <text:p>0.00022174</text:p>
          </table:table-cell>
          <table:table-cell office:value-type="float" office:value="0.01656" calcext:value-type="float">
            <text:p>0.01656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39723" calcext:value-type="float">
            <text:p>3.9723E-07</text:p>
          </table:table-cell>
          <table:table-cell office:value-type="float" office:value="0" calcext:value-type="float">
            <text:p>0</text:p>
          </table:table-cell>
          <table:table-cell office:value-type="float" office:value="0.00132657" calcext:value-type="float">
            <text:p>0.00132657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208811" calcext:value-type="float">
            <text:p>0.000208811</text:p>
          </table:table-cell>
          <table:table-cell office:value-type="float" office:value="0.01658" calcext:value-type="float">
            <text:p>0.01658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423713" calcext:value-type="float">
            <text:p>4.23713E-07</text:p>
          </table:table-cell>
          <table:table-cell office:value-type="float" office:value="0" calcext:value-type="float">
            <text:p>0</text:p>
          </table:table-cell>
          <table:table-cell office:value-type="float" office:value="0.00130702" calcext:value-type="float">
            <text:p>0.00130702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195442" calcext:value-type="float">
            <text:p>0.000195442</text:p>
          </table:table-cell>
          <table:table-cell office:value-type="float" office:value="0.0166" calcext:value-type="float">
            <text:p>0.0166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449508" calcext:value-type="float">
            <text:p>4.49508E-07</text:p>
          </table:table-cell>
          <table:table-cell office:value-type="float" office:value="0" calcext:value-type="float">
            <text:p>0</text:p>
          </table:table-cell>
          <table:table-cell office:value-type="float" office:value="0.00128529" calcext:value-type="float">
            <text:p>0.00128529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180803" calcext:value-type="float">
            <text:p>0.000180803</text:p>
          </table:table-cell>
          <table:table-cell office:value-type="float" office:value="0.01662" calcext:value-type="float">
            <text:p>0.01662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475052" calcext:value-type="float">
            <text:p>4.75052E-07</text:p>
          </table:table-cell>
          <table:table-cell office:value-type="float" office:value="0" calcext:value-type="float">
            <text:p>0</text:p>
          </table:table-cell>
          <table:table-cell office:value-type="float" office:value="0.00126285" calcext:value-type="float">
            <text:p>0.00126285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165759" calcext:value-type="float">
            <text:p>0.000165759</text:p>
          </table:table-cell>
          <table:table-cell office:value-type="float" office:value="0.01664" calcext:value-type="float">
            <text:p>0.0166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500086" calcext:value-type="float">
            <text:p>5.00086E-07</text:p>
          </table:table-cell>
          <table:table-cell office:value-type="float" office:value="0" calcext:value-type="float">
            <text:p>0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149913" calcext:value-type="float">
            <text:p>0.000149913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524571" calcext:value-type="float">
            <text:p>5.24571E-07</text:p>
          </table:table-cell>
          <table:table-cell office:value-type="float" office:value="0" calcext:value-type="float">
            <text:p>0</text:p>
          </table:table-cell>
          <table:table-cell office:value-type="float" office:value="0.00121377" calcext:value-type="float">
            <text:p>0.00121377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133304" calcext:value-type="float">
            <text:p>0.000133304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548776" calcext:value-type="float">
            <text:p>5.48776E-07</text:p>
          </table:table-cell>
          <table:table-cell office:value-type="float" office:value="0" calcext:value-type="float">
            <text:p>0</text:p>
          </table:table-cell>
          <table:table-cell office:value-type="float" office:value="0.00118786" calcext:value-type="float">
            <text:p>0.00118786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116314" calcext:value-type="float">
            <text:p>0.000116314</text:p>
          </table:table-cell>
          <table:table-cell office:value-type="float" office:value="0.0167" calcext:value-type="float">
            <text:p>0.0167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572084" calcext:value-type="float">
            <text:p>5.72084E-07</text:p>
          </table:table-cell>
          <table:table-cell office:value-type="float" office:value="0" calcext:value-type="float">
            <text:p>0</text:p>
          </table:table-cell>
          <table:table-cell office:value-type="float" office:value="0.00115997" calcext:value-type="float">
            <text:p>0.00115997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98263" calcext:value-type="float">
            <text:p>9.8263E-05</text:p>
          </table:table-cell>
          <table:table-cell office:value-type="float" office:value="0.01672" calcext:value-type="float">
            <text:p>0.01672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595072" calcext:value-type="float">
            <text:p>5.95072E-07</text:p>
          </table:table-cell>
          <table:table-cell office:value-type="float" office:value="0" calcext:value-type="float">
            <text:p>0</text:p>
          </table:table-cell>
          <table:table-cell office:value-type="float" office:value="0.00113144" calcext:value-type="float">
            <text:p>0.00113144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798851" calcext:value-type="float">
            <text:p>7.98851E-05</text:p>
          </table:table-cell>
          <table:table-cell office:value-type="float" office:value="0.01674" calcext:value-type="float">
            <text:p>0.01674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617417" calcext:value-type="float">
            <text:p>6.17417E-07</text:p>
          </table:table-cell>
          <table:table-cell office:value-type="float" office:value="0" calcext:value-type="float">
            <text:p>0</text:p>
          </table:table-cell>
          <table:table-cell office:value-type="float" office:value="0.00110166" calcext:value-type="float">
            <text:p>0.00110166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608579" calcext:value-type="float">
            <text:p>6.08579E-05</text:p>
          </table:table-cell>
          <table:table-cell office:value-type="float" office:value="0.01676" calcext:value-type="float">
            <text:p>0.01676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639083" calcext:value-type="float">
            <text:p>6.39083E-07</text:p>
          </table:table-cell>
          <table:table-cell office:value-type="float" office:value="0" calcext:value-type="float">
            <text:p>0</text:p>
          </table:table-cell>
          <table:table-cell office:value-type="float" office:value="0.00107067" calcext:value-type="float">
            <text:p>0.00107067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412342" calcext:value-type="float">
            <text:p>4.12342E-05</text:p>
          </table:table-cell>
          <table:table-cell office:value-type="float" office:value="0.01678" calcext:value-type="float">
            <text:p>0.01678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660405" calcext:value-type="float">
            <text:p>6.60405E-07</text:p>
          </table:table-cell>
          <table:table-cell office:value-type="float" office:value="0" calcext:value-type="float">
            <text:p>0</text:p>
          </table:table-cell>
          <table:table-cell office:value-type="float" office:value="0.00103908" calcext:value-type="float">
            <text:p>0.00103908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21315" calcext:value-type="float">
            <text:p>2.1315E-05</text:p>
          </table:table-cell>
          <table:table-cell office:value-type="float" office:value="0.0168" calcext:value-type="float">
            <text:p>0.0168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680647" calcext:value-type="float">
            <text:p>6.80647E-07</text:p>
          </table:table-cell>
          <table:table-cell office:value-type="float" office:value="0" calcext:value-type="float">
            <text:p>0</text:p>
          </table:table-cell>
          <table:table-cell office:value-type="float" office:value="0.00100578" calcext:value-type="float">
            <text:p>0.00100578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00600728" calcext:value-type="float">
            <text:p>6.00728E-07</text:p>
          </table:table-cell>
          <table:table-cell office:value-type="float" office:value="0.01682" calcext:value-type="float">
            <text:p>0.01682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700507" calcext:value-type="float">
            <text:p>7.00507E-07</text:p>
          </table:table-cell>
          <table:table-cell office:value-type="float" office:value="0" calcext:value-type="float">
            <text:p>0</text:p>
          </table:table-cell>
          <table:table-cell office:value-type="float" office:value="0.000971954" calcext:value-type="float">
            <text:p>0.00097195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203449" calcext:value-type="float">
            <text:p>-2.03449E-05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719609" calcext:value-type="float">
            <text:p>7.19609E-07</text:p>
          </table:table-cell>
          <table:table-cell office:value-type="float" office:value="0" calcext:value-type="float">
            <text:p>0</text:p>
          </table:table-cell>
          <table:table-cell office:value-type="float" office:value="0.000937063" calcext:value-type="float">
            <text:p>0.00093706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417569" calcext:value-type="float">
            <text:p>-4.17569E-05</text:p>
          </table:table-cell>
          <table:table-cell office:value-type="float" office:value="0.01686" calcext:value-type="float">
            <text:p>0.01686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737921" calcext:value-type="float">
            <text:p>7.37921E-07</text:p>
          </table:table-cell>
          <table:table-cell office:value-type="float" office:value="0" calcext:value-type="float">
            <text:p>0</text:p>
          </table:table-cell>
          <table:table-cell office:value-type="float" office:value="0.000901175" calcext:value-type="float">
            <text:p>0.00090117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635708" calcext:value-type="float">
            <text:p>-6.35708E-05</text:p>
          </table:table-cell>
          <table:table-cell office:value-type="float" office:value="0.01688" calcext:value-type="float">
            <text:p>0.0168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755835" calcext:value-type="float">
            <text:p>7.55835E-07</text:p>
          </table:table-cell>
          <table:table-cell office:value-type="float" office:value="0" calcext:value-type="float">
            <text:p>0</text:p>
          </table:table-cell>
          <table:table-cell office:value-type="float" office:value="0.000864795" calcext:value-type="float">
            <text:p>0.00086479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855825" calcext:value-type="float">
            <text:p>-8.55825E-05</text:p>
          </table:table-cell>
          <table:table-cell office:value-type="float" office:value="0.0169" calcext:value-type="float">
            <text:p>0.0169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772513" calcext:value-type="float">
            <text:p>7.72513E-07</text:p>
          </table:table-cell>
          <table:table-cell office:value-type="float" office:value="0" calcext:value-type="float">
            <text:p>0</text:p>
          </table:table-cell>
          <table:table-cell office:value-type="float" office:value="0.000827045" calcext:value-type="float">
            <text:p>0.00082704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08086" calcext:value-type="float">
            <text:p>-0.000108086</text:p>
          </table:table-cell>
          <table:table-cell office:value-type="float" office:value="0.01692" calcext:value-type="float">
            <text:p>0.01692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788763" calcext:value-type="float">
            <text:p>7.88763E-07</text:p>
          </table:table-cell>
          <table:table-cell office:value-type="float" office:value="0" calcext:value-type="float">
            <text:p>0</text:p>
          </table:table-cell>
          <table:table-cell office:value-type="float" office:value="0.000788884" calcext:value-type="float">
            <text:p>0.00078888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30715" calcext:value-type="float">
            <text:p>-0.000130715</text:p>
          </table:table-cell>
          <table:table-cell office:value-type="float" office:value="0.01694" calcext:value-type="float">
            <text:p>0.01694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80416" calcext:value-type="float">
            <text:p>8.0416E-07</text:p>
          </table:table-cell>
          <table:table-cell office:value-type="float" office:value="0" calcext:value-type="float">
            <text:p>0</text:p>
          </table:table-cell>
          <table:table-cell office:value-type="float" office:value="0.000749891" calcext:value-type="float">
            <text:p>0.00074989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53601" calcext:value-type="float">
            <text:p>-0.000153601</text:p>
          </table:table-cell>
          <table:table-cell office:value-type="float" office:value="0.01696" calcext:value-type="float">
            <text:p>0.01696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818678" calcext:value-type="float">
            <text:p>8.18678E-07</text:p>
          </table:table-cell>
          <table:table-cell office:value-type="float" office:value="0" calcext:value-type="float">
            <text:p>0</text:p>
          </table:table-cell>
          <table:table-cell office:value-type="float" office:value="0.000710148" calcext:value-type="float">
            <text:p>0.00071014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76676" calcext:value-type="float">
            <text:p>-0.000176676</text:p>
          </table:table-cell>
          <table:table-cell office:value-type="float" office:value="0.01698" calcext:value-type="float">
            <text:p>0.01698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832755" calcext:value-type="float">
            <text:p>8.32755E-07</text:p>
          </table:table-cell>
          <table:table-cell office:value-type="float" office:value="0" calcext:value-type="float">
            <text:p>0</text:p>
          </table:table-cell>
          <table:table-cell office:value-type="float" office:value="0.000670035" calcext:value-type="float">
            <text:p>0.00067003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99843" calcext:value-type="float">
            <text:p>-0.000199843</text:p>
          </table:table-cell>
          <table:table-cell office:value-type="float" office:value="0.017" calcext:value-type="float">
            <text:p>0.017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84548" calcext:value-type="float">
            <text:p>8.4548E-07</text:p>
          </table:table-cell>
          <table:table-cell office:value-type="float" office:value="0" calcext:value-type="float">
            <text:p>0</text:p>
          </table:table-cell>
          <table:table-cell office:value-type="float" office:value="0.000628942" calcext:value-type="float">
            <text:p>0.00062894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23184" calcext:value-type="float">
            <text:p>-0.000223184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857742" calcext:value-type="float">
            <text:p>8.57742E-07</text:p>
          </table:table-cell>
          <table:table-cell office:value-type="float" office:value="0" calcext:value-type="float">
            <text:p>0</text:p>
          </table:table-cell>
          <table:table-cell office:value-type="float" office:value="0.000587574" calcext:value-type="float">
            <text:p>0.00058757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46545" calcext:value-type="float">
            <text:p>-0.000246545</text:p>
          </table:table-cell>
          <table:table-cell office:value-type="float" office:value="0.01704" calcext:value-type="float">
            <text:p>0.01704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869081" calcext:value-type="float">
            <text:p>8.69081E-07</text:p>
          </table:table-cell>
          <table:table-cell office:value-type="float" office:value="0" calcext:value-type="float">
            <text:p>0</text:p>
          </table:table-cell>
          <table:table-cell office:value-type="float" office:value="0.000545646" calcext:value-type="float">
            <text:p>0.00054564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6995" calcext:value-type="float">
            <text:p>-0.00026995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879478" calcext:value-type="float">
            <text:p>8.79478E-07</text:p>
          </table:table-cell>
          <table:table-cell office:value-type="float" office:value="0" calcext:value-type="float">
            <text:p>0</text:p>
          </table:table-cell>
          <table:table-cell office:value-type="float" office:value="0.000503254" calcext:value-type="float">
            <text:p>0.00050325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93331" calcext:value-type="float">
            <text:p>-0.000293331</text:p>
          </table:table-cell>
          <table:table-cell office:value-type="float" office:value="0.01708" calcext:value-type="float">
            <text:p>0.01708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889406" calcext:value-type="float">
            <text:p>8.89406E-07</text:p>
          </table:table-cell>
          <table:table-cell office:value-type="float" office:value="0" calcext:value-type="float">
            <text:p>0</text:p>
          </table:table-cell>
          <table:table-cell office:value-type="float" office:value="0.000460628" calcext:value-type="float">
            <text:p>0.00046062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167" calcext:value-type="float">
            <text:p>-0.0003167</text:p>
          </table:table-cell>
          <table:table-cell office:value-type="float" office:value="0.0171" calcext:value-type="float">
            <text:p>0.017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897904" calcext:value-type="float">
            <text:p>8.97904E-07</text:p>
          </table:table-cell>
          <table:table-cell office:value-type="float" office:value="0" calcext:value-type="float">
            <text:p>0</text:p>
          </table:table-cell>
          <table:table-cell office:value-type="float" office:value="0.000417439" calcext:value-type="float">
            <text:p>0.00041743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39931" calcext:value-type="float">
            <text:p>-0.000339931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905918" calcext:value-type="float">
            <text:p>9.05918E-07</text:p>
          </table:table-cell>
          <table:table-cell office:value-type="float" office:value="0" calcext:value-type="float">
            <text:p>0</text:p>
          </table:table-cell>
          <table:table-cell office:value-type="float" office:value="0.000374123" calcext:value-type="float">
            <text:p>0.00037412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63078" calcext:value-type="float">
            <text:p>-0.000363078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912967" calcext:value-type="float">
            <text:p>9.12967E-07</text:p>
          </table:table-cell>
          <table:table-cell office:value-type="float" office:value="0" calcext:value-type="float">
            <text:p>0</text:p>
          </table:table-cell>
          <table:table-cell office:value-type="float" office:value="0.000330539" calcext:value-type="float">
            <text:p>0.00033053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8606" calcext:value-type="float">
            <text:p>-0.00038606</text:p>
          </table:table-cell>
          <table:table-cell office:value-type="float" office:value="0.01716" calcext:value-type="float">
            <text:p>0.01716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919044" calcext:value-type="float">
            <text:p>9.19044E-07</text:p>
          </table:table-cell>
          <table:table-cell office:value-type="float" office:value="0" calcext:value-type="float">
            <text:p>0</text:p>
          </table:table-cell>
          <table:table-cell office:value-type="float" office:value="0.000286799" calcext:value-type="float">
            <text:p>0.00028679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08815" calcext:value-type="float">
            <text:p>-0.000408815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924635" calcext:value-type="float">
            <text:p>9.24635E-07</text:p>
          </table:table-cell>
          <table:table-cell office:value-type="float" office:value="0" calcext:value-type="float">
            <text:p>0</text:p>
          </table:table-cell>
          <table:table-cell office:value-type="float" office:value="0.000242978" calcext:value-type="float">
            <text:p>0.00024297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31458" calcext:value-type="float">
            <text:p>-0.000431458</text:p>
          </table:table-cell>
          <table:table-cell office:value-type="float" office:value="0.0172" calcext:value-type="float">
            <text:p>0.0172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928763" calcext:value-type="float">
            <text:p>9.28763E-07</text:p>
          </table:table-cell>
          <table:table-cell office:value-type="float" office:value="0" calcext:value-type="float">
            <text:p>0</text:p>
          </table:table-cell>
          <table:table-cell office:value-type="float" office:value="0.000199056" calcext:value-type="float">
            <text:p>0.00019905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53677" calcext:value-type="float">
            <text:p>-0.000453677</text:p>
          </table:table-cell>
          <table:table-cell office:value-type="float" office:value="0.01722" calcext:value-type="float">
            <text:p>0.01722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932403" calcext:value-type="float">
            <text:p>9.32403E-07</text:p>
          </table:table-cell>
          <table:table-cell office:value-type="float" office:value="0" calcext:value-type="float">
            <text:p>0</text:p>
          </table:table-cell>
          <table:table-cell office:value-type="float" office:value="0.000155159" calcext:value-type="float">
            <text:p>0.00015515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5718" calcext:value-type="float">
            <text:p>-0.000475718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935067" calcext:value-type="float">
            <text:p>9.35067E-07</text:p>
          </table:table-cell>
          <table:table-cell office:value-type="float" office:value="0" calcext:value-type="float">
            <text:p>0</text:p>
          </table:table-cell>
          <table:table-cell office:value-type="float" office:value="0.000111301" calcext:value-type="float">
            <text:p>0.00011130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97411" calcext:value-type="float">
            <text:p>-0.000497411</text:p>
          </table:table-cell>
          <table:table-cell office:value-type="float" office:value="0.01726" calcext:value-type="float">
            <text:p>0.01726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936757" calcext:value-type="float">
            <text:p>9.36757E-07</text:p>
          </table:table-cell>
          <table:table-cell office:value-type="float" office:value="0" calcext:value-type="float">
            <text:p>0</text:p>
          </table:table-cell>
          <table:table-cell office:value-type="float" office:value="0.0000675916" calcext:value-type="float">
            <text:p>6.75916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18702" calcext:value-type="float">
            <text:p>-0.000518702</text:p>
          </table:table-cell>
          <table:table-cell office:value-type="float" office:value="0.01728" calcext:value-type="float">
            <text:p>0.01728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937961" calcext:value-type="float">
            <text:p>9.37961E-07</text:p>
          </table:table-cell>
          <table:table-cell office:value-type="float" office:value="0" calcext:value-type="float">
            <text:p>0</text:p>
          </table:table-cell>
          <table:table-cell office:value-type="float" office:value="0.0000239513" calcext:value-type="float">
            <text:p>2.39513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39794" calcext:value-type="float">
            <text:p>-0.000539794</text:p>
          </table:table-cell>
          <table:table-cell office:value-type="float" office:value="0.0173" calcext:value-type="float">
            <text:p>0.0173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937715" calcext:value-type="float">
            <text:p>9.37715E-07</text:p>
          </table:table-cell>
          <table:table-cell office:value-type="float" office:value="0" calcext:value-type="float">
            <text:p>0</text:p>
          </table:table-cell>
          <table:table-cell office:value-type="float" office:value="-0.0000193207" calcext:value-type="float">
            <text:p>-1.93207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6021" calcext:value-type="float">
            <text:p>-0.00056021</text:p>
          </table:table-cell>
          <table:table-cell office:value-type="float" office:value="0.01732" calcext:value-type="float">
            <text:p>0.01732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936991" calcext:value-type="float">
            <text:p>9.36991E-07</text:p>
          </table:table-cell>
          <table:table-cell office:value-type="float" office:value="0" calcext:value-type="float">
            <text:p>0</text:p>
          </table:table-cell>
          <table:table-cell office:value-type="float" office:value="-0.0000624172" calcext:value-type="float">
            <text:p>-6.24172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80377" calcext:value-type="float">
            <text:p>-0.000580377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93531" calcext:value-type="float">
            <text:p>9.3531E-07</text:p>
          </table:table-cell>
          <table:table-cell office:value-type="float" office:value="0" calcext:value-type="float">
            <text:p>0</text:p>
          </table:table-cell>
          <table:table-cell office:value-type="float" office:value="-0.000105167" calcext:value-type="float">
            <text:p>-0.00010516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600045" calcext:value-type="float">
            <text:p>-0.000600045</text:p>
          </table:table-cell>
          <table:table-cell office:value-type="float" office:value="0.01736" calcext:value-type="float">
            <text:p>0.01736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932686" calcext:value-type="float">
            <text:p>9.32686E-07</text:p>
          </table:table-cell>
          <table:table-cell office:value-type="float" office:value="0.00149992" calcext:value-type="float">
            <text:p>0.00149992</text:p>
          </table:table-cell>
          <table:table-cell office:value-type="float" office:value="-0.00014746" calcext:value-type="float">
            <text:p>-0.0001474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619174" calcext:value-type="float">
            <text:p>-0.000619174</text:p>
          </table:table-cell>
          <table:table-cell office:value-type="float" office:value="0.01738" calcext:value-type="float">
            <text:p>0.0173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92959" calcext:value-type="float">
            <text:p>9.2959E-0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0189532" calcext:value-type="float">
            <text:p>-0.00018953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638036" calcext:value-type="float">
            <text:p>-0.000638036</text:p>
          </table:table-cell>
          <table:table-cell office:value-type="float" office:value="0.0174" calcext:value-type="float">
            <text:p>0.0174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925105" calcext:value-type="float">
            <text:p>9.25105E-07</text:p>
          </table:table-cell>
          <table:table-cell office:value-type="float" office:value="0.00599987" calcext:value-type="float">
            <text:p>0.00599987</text:p>
          </table:table-cell>
          <table:table-cell office:value-type="float" office:value="-0.000230784" calcext:value-type="float">
            <text:p>-0.000230784</text:p>
          </table:table-cell>
          <table:table-cell office:value-type="float" office:value="0.55275" calcext:value-type="float">
            <text:p>0.55275</text:p>
          </table:table-cell>
          <table:table-cell office:value-type="float" office:value="-0.000656037" calcext:value-type="float">
            <text:p>-0.000656037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920166" calcext:value-type="float">
            <text:p>9.20166E-07</text:p>
          </table:table-cell>
          <table:table-cell office:value-type="float" office:value="0.00675021" calcext:value-type="float">
            <text:p>0.00675021</text:p>
          </table:table-cell>
          <table:table-cell office:value-type="float" office:value="-0.000271717" calcext:value-type="float">
            <text:p>-0.000271717</text:p>
          </table:table-cell>
          <table:table-cell office:value-type="float" office:value="0.5505" calcext:value-type="float">
            <text:p>0.5505</text:p>
          </table:table-cell>
          <table:table-cell office:value-type="float" office:value="-0.000673737" calcext:value-type="float">
            <text:p>-0.000673737</text:p>
          </table:table-cell>
          <table:table-cell office:value-type="float" office:value="0.01744" calcext:value-type="float">
            <text:p>0.0174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914319" calcext:value-type="float">
            <text:p>9.14319E-07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0312016" calcext:value-type="float">
            <text:p>-0.000312016</text:p>
          </table:table-cell>
          <table:table-cell office:value-type="float" office:value="0.54825" calcext:value-type="float">
            <text:p>0.54825</text:p>
          </table:table-cell>
          <table:table-cell office:value-type="float" office:value="-0.000690834" calcext:value-type="float">
            <text:p>-0.000690834</text:p>
          </table:table-cell>
          <table:table-cell office:value-type="float" office:value="0.01746" calcext:value-type="float">
            <text:p>0.0174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90759" calcext:value-type="float">
            <text:p>9.0759E-07</text:p>
          </table:table-cell>
          <table:table-cell office:value-type="float" office:value="0.00225008" calcext:value-type="float">
            <text:p>0.00225008</text:p>
          </table:table-cell>
          <table:table-cell office:value-type="float" office:value="-0.000351581" calcext:value-type="float">
            <text:p>-0.000351581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707305" calcext:value-type="float">
            <text:p>-0.000707305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900417" calcext:value-type="float">
            <text:p>9.00417E-07</text:p>
          </table:table-cell>
          <table:table-cell office:value-type="float" office:value="0" calcext:value-type="float">
            <text:p>0</text:p>
          </table:table-cell>
          <table:table-cell office:value-type="float" office:value="-0.000390784" calcext:value-type="float">
            <text:p>-0.000390784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723465" calcext:value-type="float">
            <text:p>-0.000723465</text:p>
          </table:table-cell>
          <table:table-cell office:value-type="float" office:value="0.0175" calcext:value-type="float">
            <text:p>0.017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891959" calcext:value-type="float">
            <text:p>8.91959E-07</text:p>
          </table:table-cell>
          <table:table-cell office:value-type="float" office:value="0" calcext:value-type="float">
            <text:p>0</text:p>
          </table:table-cell>
          <table:table-cell office:value-type="float" office:value="-0.000428759" calcext:value-type="float">
            <text:p>-0.000428759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738663" calcext:value-type="float">
            <text:p>-0.000738663</text:p>
          </table:table-cell>
          <table:table-cell office:value-type="float" office:value="0.01752" calcext:value-type="float">
            <text:p>0.01752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883084" calcext:value-type="float">
            <text:p>8.83084E-07</text:p>
          </table:table-cell>
          <table:table-cell office:value-type="float" office:value="0" calcext:value-type="float">
            <text:p>0</text:p>
          </table:table-cell>
          <table:table-cell office:value-type="float" office:value="-0.000466289" calcext:value-type="float">
            <text:p>-0.000466289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753535" calcext:value-type="float">
            <text:p>-0.000753535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87338" calcext:value-type="float">
            <text:p>8.7338E-07</text:p>
          </table:table-cell>
          <table:table-cell office:value-type="float" office:value="0" calcext:value-type="float">
            <text:p>0</text:p>
          </table:table-cell>
          <table:table-cell office:value-type="float" office:value="-0.000502917" calcext:value-type="float">
            <text:p>-0.000502917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00076775" calcext:value-type="float">
            <text:p>-0.00076775</text:p>
          </table:table-cell>
          <table:table-cell office:value-type="float" office:value="0.01756" calcext:value-type="float">
            <text:p>0.01756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862878" calcext:value-type="float">
            <text:p>8.62878E-07</text:p>
          </table:table-cell>
          <table:table-cell office:value-type="float" office:value="0" calcext:value-type="float">
            <text:p>0</text:p>
          </table:table-cell>
          <table:table-cell office:value-type="float" office:value="-0.000538568" calcext:value-type="float">
            <text:p>-0.000538568</text:p>
          </table:table-cell>
          <table:table-cell office:value-type="float" office:value="0.549" calcext:value-type="float">
            <text:p>0.549</text:p>
          </table:table-cell>
          <table:table-cell office:value-type="float" office:value="-0.000781314" calcext:value-type="float">
            <text:p>-0.000781314</text:p>
          </table:table-cell>
          <table:table-cell office:value-type="float" office:value="0.01758" calcext:value-type="float">
            <text:p>0.01758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851977" calcext:value-type="float">
            <text:p>8.51977E-07</text:p>
          </table:table-cell>
          <table:table-cell office:value-type="float" office:value="0" calcext:value-type="float">
            <text:p>0</text:p>
          </table:table-cell>
          <table:table-cell office:value-type="float" office:value="-0.000573735" calcext:value-type="float">
            <text:p>-0.000573735</text:p>
          </table:table-cell>
          <table:table-cell office:value-type="float" office:value="0.55125" calcext:value-type="float">
            <text:p>0.55125</text:p>
          </table:table-cell>
          <table:table-cell office:value-type="float" office:value="-0.000794554" calcext:value-type="float">
            <text:p>-0.000794554</text:p>
          </table:table-cell>
          <table:table-cell office:value-type="float" office:value="0.0176" calcext:value-type="float">
            <text:p>0.0176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839929" calcext:value-type="float">
            <text:p>8.39929E-07</text:p>
          </table:table-cell>
          <table:table-cell office:value-type="float" office:value="0" calcext:value-type="float">
            <text:p>0</text:p>
          </table:table-cell>
          <table:table-cell office:value-type="float" office:value="-0.000607326" calcext:value-type="float">
            <text:p>-0.000607326</text:p>
          </table:table-cell>
          <table:table-cell office:value-type="float" office:value="0.5535" calcext:value-type="float">
            <text:p>0.5535</text:p>
          </table:table-cell>
          <table:table-cell office:value-type="float" office:value="-0.00080682" calcext:value-type="float">
            <text:p>-0.00080682</text:p>
          </table:table-cell>
          <table:table-cell office:value-type="float" office:value="0.01762" calcext:value-type="float">
            <text:p>0.01762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827516" calcext:value-type="float">
            <text:p>8.27516E-07</text:p>
          </table:table-cell>
          <table:table-cell office:value-type="float" office:value="0" calcext:value-type="float">
            <text:p>0</text:p>
          </table:table-cell>
          <table:table-cell office:value-type="float" office:value="-0.000640363" calcext:value-type="float">
            <text:p>-0.00064036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818769" calcext:value-type="float">
            <text:p>-0.000818769</text:p>
          </table:table-cell>
          <table:table-cell office:value-type="float" office:value="0.01764" calcext:value-type="float">
            <text:p>0.01764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814375" calcext:value-type="float">
            <text:p>8.14375E-07</text:p>
          </table:table-cell>
          <table:table-cell office:value-type="float" office:value="0" calcext:value-type="float">
            <text:p>0</text:p>
          </table:table-cell>
          <table:table-cell office:value-type="float" office:value="-0.000672284" calcext:value-type="float">
            <text:p>-0.00067228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83008" calcext:value-type="float">
            <text:p>-0.00083008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800544" calcext:value-type="float">
            <text:p>8.00544E-07</text:p>
          </table:table-cell>
          <table:table-cell office:value-type="float" office:value="0" calcext:value-type="float">
            <text:p>0</text:p>
          </table:table-cell>
          <table:table-cell office:value-type="float" office:value="-0.000703036" calcext:value-type="float">
            <text:p>-0.00070303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840782" calcext:value-type="float">
            <text:p>-0.000840782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786368" calcext:value-type="float">
            <text:p>7.86368E-07</text:p>
          </table:table-cell>
          <table:table-cell office:value-type="float" office:value="0" calcext:value-type="float">
            <text:p>0</text:p>
          </table:table-cell>
          <table:table-cell office:value-type="float" office:value="-0.0007332" calcext:value-type="float">
            <text:p>-0.000733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851179" calcext:value-type="float">
            <text:p>-0.000851179</text:p>
          </table:table-cell>
          <table:table-cell office:value-type="float" office:value="0.0177" calcext:value-type="float">
            <text:p>0.0177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771217" calcext:value-type="float">
            <text:p>7.71217E-07</text:p>
          </table:table-cell>
          <table:table-cell office:value-type="float" office:value="0" calcext:value-type="float">
            <text:p>0</text:p>
          </table:table-cell>
          <table:table-cell office:value-type="float" office:value="-0.000761526" calcext:value-type="float">
            <text:p>-0.00076152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860705" calcext:value-type="float">
            <text:p>-0.000860705</text:p>
          </table:table-cell>
          <table:table-cell office:value-type="float" office:value="0.01772" calcext:value-type="float">
            <text:p>0.01772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755761" calcext:value-type="float">
            <text:p>7.55761E-07</text:p>
          </table:table-cell>
          <table:table-cell office:value-type="float" office:value="0" calcext:value-type="float">
            <text:p>0</text:p>
          </table:table-cell>
          <table:table-cell office:value-type="float" office:value="-0.000789217" calcext:value-type="float">
            <text:p>-0.00078921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869961" calcext:value-type="float">
            <text:p>-0.000869961</text:p>
          </table:table-cell>
          <table:table-cell office:value-type="float" office:value="0.01774" calcext:value-type="float">
            <text:p>0.0177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739697" calcext:value-type="float">
            <text:p>7.39697E-07</text:p>
          </table:table-cell>
          <table:table-cell office:value-type="float" office:value="0" calcext:value-type="float">
            <text:p>0</text:p>
          </table:table-cell>
          <table:table-cell office:value-type="float" office:value="-0.00081563" calcext:value-type="float">
            <text:p>-0.0008156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878675" calcext:value-type="float">
            <text:p>-0.000878675</text:p>
          </table:table-cell>
          <table:table-cell office:value-type="float" office:value="0.01776" calcext:value-type="float">
            <text:p>0.0177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723066" calcext:value-type="float">
            <text:p>7.23066E-07</text:p>
          </table:table-cell>
          <table:table-cell office:value-type="float" office:value="0" calcext:value-type="float">
            <text:p>0</text:p>
          </table:table-cell>
          <table:table-cell office:value-type="float" office:value="-0.00084073" calcext:value-type="float">
            <text:p>-0.0008407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886899" calcext:value-type="float">
            <text:p>-0.000886899</text:p>
          </table:table-cell>
          <table:table-cell office:value-type="float" office:value="0.01778" calcext:value-type="float">
            <text:p>0.01778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706153" calcext:value-type="float">
            <text:p>7.06153E-07</text:p>
          </table:table-cell>
          <table:table-cell office:value-type="float" office:value="0" calcext:value-type="float">
            <text:p>0</text:p>
          </table:table-cell>
          <table:table-cell office:value-type="float" office:value="-0.00086517" calcext:value-type="float">
            <text:p>-0.0008651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894877" calcext:value-type="float">
            <text:p>-0.000894877</text:p>
          </table:table-cell>
          <table:table-cell office:value-type="float" office:value="0.0178" calcext:value-type="float">
            <text:p>0.0178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68846" calcext:value-type="float">
            <text:p>6.8846E-07</text:p>
          </table:table-cell>
          <table:table-cell office:value-type="float" office:value="0" calcext:value-type="float">
            <text:p>0</text:p>
          </table:table-cell>
          <table:table-cell office:value-type="float" office:value="-0.000887574" calcext:value-type="float">
            <text:p>-0.00088757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902212" calcext:value-type="float">
            <text:p>-0.000902212</text:p>
          </table:table-cell>
          <table:table-cell office:value-type="float" office:value="0.01782" calcext:value-type="float">
            <text:p>0.01782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670528" calcext:value-type="float">
            <text:p>6.70528E-07</text:p>
          </table:table-cell>
          <table:table-cell office:value-type="float" office:value="0" calcext:value-type="float">
            <text:p>0</text:p>
          </table:table-cell>
          <table:table-cell office:value-type="float" office:value="-0.000909287" calcext:value-type="float">
            <text:p>-0.00090928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909369" calcext:value-type="float">
            <text:p>-0.000909369</text:p>
          </table:table-cell>
          <table:table-cell office:value-type="float" office:value="0.01784" calcext:value-type="float">
            <text:p>0.01784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652122" calcext:value-type="float">
            <text:p>6.52122E-07</text:p>
          </table:table-cell>
          <table:table-cell office:value-type="float" office:value="0" calcext:value-type="float">
            <text:p>0</text:p>
          </table:table-cell>
          <table:table-cell office:value-type="float" office:value="-0.00092961" calcext:value-type="float">
            <text:p>-0.0009296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916168" calcext:value-type="float">
            <text:p>-0.000916168</text:p>
          </table:table-cell>
          <table:table-cell office:value-type="float" office:value="0.01786" calcext:value-type="float">
            <text:p>0.01786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633286" calcext:value-type="float">
            <text:p>6.33286E-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0948526" calcext:value-type="float">
            <text:p>-0.000948526</text:p>
          </table:table-cell>
          <table:table-cell office:value-type="float" office:value="0.5535" calcext:value-type="float">
            <text:p>0.5535</text:p>
          </table:table-cell>
          <table:table-cell office:value-type="float" office:value="-0.000922689" calcext:value-type="float">
            <text:p>-0.000922689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614237" calcext:value-type="float">
            <text:p>6.14237E-0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0966735" calcext:value-type="float">
            <text:p>-0.000966735</text:p>
          </table:table-cell>
          <table:table-cell office:value-type="float" office:value="0.55125" calcext:value-type="float">
            <text:p>0.55125</text:p>
          </table:table-cell>
          <table:table-cell office:value-type="float" office:value="-0.00092907" calcext:value-type="float">
            <text:p>-0.00092907</text:p>
          </table:table-cell>
          <table:table-cell office:value-type="float" office:value="0.0179" calcext:value-type="float">
            <text:p>0.0179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594616" calcext:value-type="float">
            <text:p>5.94616E-07</text:p>
          </table:table-cell>
          <table:table-cell office:value-type="float" office:value="0.00600008" calcext:value-type="float">
            <text:p>0.00600008</text:p>
          </table:table-cell>
          <table:table-cell office:value-type="float" office:value="-0.000982795" calcext:value-type="float">
            <text:p>-0.000982795</text:p>
          </table:table-cell>
          <table:table-cell office:value-type="float" office:value="0.55125" calcext:value-type="float">
            <text:p>0.55125</text:p>
          </table:table-cell>
          <table:table-cell office:value-type="float" office:value="-0.000935178" calcext:value-type="float">
            <text:p>-0.000935178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57483" calcext:value-type="float">
            <text:p>5.7483E-07</text:p>
          </table:table-cell>
          <table:table-cell office:value-type="float" office:value="0.00675004" calcext:value-type="float">
            <text:p>0.00675004</text:p>
          </table:table-cell>
          <table:table-cell office:value-type="float" office:value="-0.000998127" calcext:value-type="float">
            <text:p>-0.000998127</text:p>
          </table:table-cell>
          <table:table-cell office:value-type="float" office:value="0.552" calcext:value-type="float">
            <text:p>0.552</text:p>
          </table:table-cell>
          <table:table-cell office:value-type="float" office:value="-0.000941249" calcext:value-type="float">
            <text:p>-0.000941249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554712" calcext:value-type="float">
            <text:p>5.54712E-07</text:p>
          </table:table-cell>
          <table:table-cell office:value-type="float" office:value="0.00450017" calcext:value-type="float">
            <text:p>0.00450017</text:p>
          </table:table-cell>
          <table:table-cell office:value-type="float" office:value="-0.00101201" calcext:value-type="float">
            <text:p>-0.00101201</text:p>
          </table:table-cell>
          <table:table-cell office:value-type="float" office:value="0.55425" calcext:value-type="float">
            <text:p>0.55425</text:p>
          </table:table-cell>
          <table:table-cell office:value-type="float" office:value="-0.000947245" calcext:value-type="float">
            <text:p>-0.000947245</text:p>
          </table:table-cell>
          <table:table-cell office:value-type="float" office:value="0.01796" calcext:value-type="float">
            <text:p>0.01796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534306" calcext:value-type="float">
            <text:p>5.34306E-07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102442" calcext:value-type="float">
            <text:p>-0.0010244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953284" calcext:value-type="float">
            <text:p>-0.000953284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513761" calcext:value-type="float">
            <text:p>5.13761E-07</text:p>
          </table:table-cell>
          <table:table-cell office:value-type="float" office:value="0" calcext:value-type="float">
            <text:p>0</text:p>
          </table:table-cell>
          <table:table-cell office:value-type="float" office:value="-0.0010361" calcext:value-type="float">
            <text:p>-0.001036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959344" calcext:value-type="float">
            <text:p>-0.000959344</text:p>
          </table:table-cell>
          <table:table-cell office:value-type="float" office:value="0.018" calcext:value-type="float">
            <text:p>0.018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492862" calcext:value-type="float">
            <text:p>4.92862E-07</text:p>
          </table:table-cell>
          <table:table-cell office:value-type="float" office:value="0" calcext:value-type="float">
            <text:p>0</text:p>
          </table:table-cell>
          <table:table-cell office:value-type="float" office:value="-0.00104558" calcext:value-type="float">
            <text:p>-0.0010455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965676" calcext:value-type="float">
            <text:p>-0.000965676</text:p>
          </table:table-cell>
          <table:table-cell office:value-type="float" office:value="0.01802" calcext:value-type="float">
            <text:p>0.01802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471871" calcext:value-type="float">
            <text:p>4.71871E-07</text:p>
          </table:table-cell>
          <table:table-cell office:value-type="float" office:value="0" calcext:value-type="float">
            <text:p>0</text:p>
          </table:table-cell>
          <table:table-cell office:value-type="float" office:value="-0.00105431" calcext:value-type="float">
            <text:p>-0.0010543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972172" calcext:value-type="float">
            <text:p>-0.000972172</text:p>
          </table:table-cell>
          <table:table-cell office:value-type="float" office:value="0.01804" calcext:value-type="float">
            <text:p>0.0180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450695" calcext:value-type="float">
            <text:p>4.50695E-07</text:p>
          </table:table-cell>
          <table:table-cell office:value-type="float" office:value="0" calcext:value-type="float">
            <text:p>0</text:p>
          </table:table-cell>
          <table:table-cell office:value-type="float" office:value="-0.00106157" calcext:value-type="float">
            <text:p>-0.0010615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978998" calcext:value-type="float">
            <text:p>-0.000978998</text:p>
          </table:table-cell>
          <table:table-cell office:value-type="float" office:value="0.01806" calcext:value-type="float">
            <text:p>0.01806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429381" calcext:value-type="float">
            <text:p>4.29381E-07</text:p>
          </table:table-cell>
          <table:table-cell office:value-type="float" office:value="0" calcext:value-type="float">
            <text:p>0</text:p>
          </table:table-cell>
          <table:table-cell office:value-type="float" office:value="-0.00106735" calcext:value-type="float">
            <text:p>-0.0010673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986325" calcext:value-type="float">
            <text:p>-0.000986325</text:p>
          </table:table-cell>
          <table:table-cell office:value-type="float" office:value="0.01808" calcext:value-type="float">
            <text:p>0.01808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407999" calcext:value-type="float">
            <text:p>4.07999E-07</text:p>
          </table:table-cell>
          <table:table-cell office:value-type="float" office:value="0" calcext:value-type="float">
            <text:p>0</text:p>
          </table:table-cell>
          <table:table-cell office:value-type="float" office:value="-0.00107238" calcext:value-type="float">
            <text:p>-0.0010723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993901" calcext:value-type="float">
            <text:p>-0.000993901</text:p>
          </table:table-cell>
          <table:table-cell office:value-type="float" office:value="0.0181" calcext:value-type="float">
            <text:p>0.0181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386484" calcext:value-type="float">
            <text:p>3.86484E-07</text:p>
          </table:table-cell>
          <table:table-cell office:value-type="float" office:value="0" calcext:value-type="float">
            <text:p>0</text:p>
          </table:table-cell>
          <table:table-cell office:value-type="float" office:value="-0.00107519" calcext:value-type="float">
            <text:p>-0.0010751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025" calcext:value-type="float">
            <text:p>-0.0010025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364953" calcext:value-type="float">
            <text:p>3.64953E-07</text:p>
          </table:table-cell>
          <table:table-cell office:value-type="float" office:value="0" calcext:value-type="float">
            <text:p>0</text:p>
          </table:table-cell>
          <table:table-cell office:value-type="float" office:value="-0.00107726" calcext:value-type="float">
            <text:p>-0.0010772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1155" calcext:value-type="float">
            <text:p>-0.00101155</text:p>
          </table:table-cell>
          <table:table-cell office:value-type="float" office:value="0.01814" calcext:value-type="float">
            <text:p>0.01814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343383" calcext:value-type="float">
            <text:p>3.43383E-07</text:p>
          </table:table-cell>
          <table:table-cell office:value-type="float" office:value="0" calcext:value-type="float">
            <text:p>0</text:p>
          </table:table-cell>
          <table:table-cell office:value-type="float" office:value="-0.00107786" calcext:value-type="float">
            <text:p>-0.0010778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2149" calcext:value-type="float">
            <text:p>-0.001021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321825" calcext:value-type="float">
            <text:p>3.21825E-07</text:p>
          </table:table-cell>
          <table:table-cell office:value-type="float" office:value="0" calcext:value-type="float">
            <text:p>0</text:p>
          </table:table-cell>
          <table:table-cell office:value-type="float" office:value="-0.001077" calcext:value-type="float">
            <text:p>-0.00107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3256" calcext:value-type="float">
            <text:p>-0.00103256</text:p>
          </table:table-cell>
          <table:table-cell office:value-type="float" office:value="0.01818" calcext:value-type="float">
            <text:p>0.01818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300274" calcext:value-type="float">
            <text:p>3.00274E-07</text:p>
          </table:table-cell>
          <table:table-cell office:value-type="float" office:value="0" calcext:value-type="float">
            <text:p>0</text:p>
          </table:table-cell>
          <table:table-cell office:value-type="float" office:value="-0.00107541" calcext:value-type="float">
            <text:p>-0.0010754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4419" calcext:value-type="float">
            <text:p>-0.00104419</text:p>
          </table:table-cell>
          <table:table-cell office:value-type="float" office:value="0.0182" calcext:value-type="float">
            <text:p>0.018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278808" calcext:value-type="float">
            <text:p>2.78808E-07</text:p>
          </table:table-cell>
          <table:table-cell office:value-type="float" office:value="0" calcext:value-type="float">
            <text:p>0</text:p>
          </table:table-cell>
          <table:table-cell office:value-type="float" office:value="-0.00107164" calcext:value-type="float">
            <text:p>-0.0010716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579" calcext:value-type="float">
            <text:p>-0.0010579</text:p>
          </table:table-cell>
          <table:table-cell office:value-type="float" office:value="0.01822" calcext:value-type="float">
            <text:p>0.01822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257399" calcext:value-type="float">
            <text:p>2.57399E-07</text:p>
          </table:table-cell>
          <table:table-cell office:value-type="float" office:value="0" calcext:value-type="float">
            <text:p>0</text:p>
          </table:table-cell>
          <table:table-cell office:value-type="float" office:value="-0.00106715" calcext:value-type="float">
            <text:p>-0.0010671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7243" calcext:value-type="float">
            <text:p>-0.00107243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236097" calcext:value-type="float">
            <text:p>2.36097E-07</text:p>
          </table:table-cell>
          <table:table-cell office:value-type="float" office:value="0" calcext:value-type="float">
            <text:p>0</text:p>
          </table:table-cell>
          <table:table-cell office:value-type="float" office:value="-0.00106123" calcext:value-type="float">
            <text:p>-0.0010612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8862" calcext:value-type="float">
            <text:p>-0.00108862</text:p>
          </table:table-cell>
          <table:table-cell office:value-type="float" office:value="0.01826" calcext:value-type="float">
            <text:p>0.01826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214951" calcext:value-type="float">
            <text:p>2.14951E-07</text:p>
          </table:table-cell>
          <table:table-cell office:value-type="float" office:value="0" calcext:value-type="float">
            <text:p>0</text:p>
          </table:table-cell>
          <table:table-cell office:value-type="float" office:value="-0.00105391" calcext:value-type="float">
            <text:p>-0.0010539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10679" calcext:value-type="float">
            <text:p>-0.00110679</text:p>
          </table:table-cell>
          <table:table-cell office:value-type="float" office:value="0.01828" calcext:value-type="float">
            <text:p>0.01828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193884" calcext:value-type="float">
            <text:p>1.93884E-07</text:p>
          </table:table-cell>
          <table:table-cell office:value-type="float" office:value="0" calcext:value-type="float">
            <text:p>0</text:p>
          </table:table-cell>
          <table:table-cell office:value-type="float" office:value="-0.00104588" calcext:value-type="float">
            <text:p>-0.0010458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12595" calcext:value-type="float">
            <text:p>-0.00112595</text:p>
          </table:table-cell>
          <table:table-cell office:value-type="float" office:value="0.0183" calcext:value-type="float">
            <text:p>0.0183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173116" calcext:value-type="float">
            <text:p>1.73116E-07</text:p>
          </table:table-cell>
          <table:table-cell office:value-type="float" office:value="0" calcext:value-type="float">
            <text:p>0</text:p>
          </table:table-cell>
          <table:table-cell office:value-type="float" office:value="-0.00103579" calcext:value-type="float">
            <text:p>-0.0010357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14859" calcext:value-type="float">
            <text:p>-0.00114859</text:p>
          </table:table-cell>
          <table:table-cell office:value-type="float" office:value="0.01832" calcext:value-type="float">
            <text:p>0.01832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152473" calcext:value-type="float">
            <text:p>1.52473E-07</text:p>
          </table:table-cell>
          <table:table-cell office:value-type="float" office:value="0" calcext:value-type="float">
            <text:p>0</text:p>
          </table:table-cell>
          <table:table-cell office:value-type="float" office:value="-0.00102502" calcext:value-type="float">
            <text:p>-0.0010250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17258" calcext:value-type="float">
            <text:p>-0.00117258</text:p>
          </table:table-cell>
          <table:table-cell office:value-type="float" office:value="0.01834" calcext:value-type="float">
            <text:p>0.01834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132077" calcext:value-type="float">
            <text:p>1.32077E-07</text:p>
          </table:table-cell>
          <table:table-cell office:value-type="float" office:value="0" calcext:value-type="float">
            <text:p>0</text:p>
          </table:table-cell>
          <table:table-cell office:value-type="float" office:value="-0.00101292" calcext:value-type="float">
            <text:p>-0.0010129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19927" calcext:value-type="float">
            <text:p>-0.00119927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111973" calcext:value-type="float">
            <text:p>1.11973E-07</text:p>
          </table:table-cell>
          <table:table-cell office:value-type="float" office:value="0" calcext:value-type="float">
            <text:p>0</text:p>
          </table:table-cell>
          <table:table-cell office:value-type="float" office:value="-0.000999527" calcext:value-type="float">
            <text:p>-0.00099952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22908" calcext:value-type="float">
            <text:p>-0.00122908</text:p>
          </table:table-cell>
          <table:table-cell office:value-type="float" office:value="0.01838" calcext:value-type="float">
            <text:p>0.01838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0920125" calcext:value-type="float">
            <text:p>9.20125E-08</text:p>
          </table:table-cell>
          <table:table-cell office:value-type="float" office:value="0" calcext:value-type="float">
            <text:p>0</text:p>
          </table:table-cell>
          <table:table-cell office:value-type="float" office:value="-0.000985488" calcext:value-type="float">
            <text:p>-0.00098548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26046" calcext:value-type="float">
            <text:p>-0.00126046</text:p>
          </table:table-cell>
          <table:table-cell office:value-type="float" office:value="0.0184" calcext:value-type="float">
            <text:p>0.0184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0.364487" calcext:value-type="float">
            <text:p>0.364487</text:p>
          </table:table-cell>
          <table:table-cell office:value-type="float" office:value="0.0000000725525" calcext:value-type="float">
            <text:p>7.25525E-0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969594" calcext:value-type="float">
            <text:p>-0.000969594</text:p>
          </table:table-cell>
          <table:table-cell office:value-type="float" office:value="0.55725" calcext:value-type="float">
            <text:p>0.55725</text:p>
          </table:table-cell>
          <table:table-cell office:value-type="float" office:value="-0.00129723" calcext:value-type="float">
            <text:p>-0.00129723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0.364488" calcext:value-type="float">
            <text:p>0.364488</text:p>
          </table:table-cell>
          <table:table-cell office:value-type="float" office:value="0.0000000532796" calcext:value-type="float">
            <text:p>5.32796E-08</text:p>
          </table:table-cell>
          <table:table-cell office:value-type="float" office:value="0.00449996" calcext:value-type="float">
            <text:p>0.00449996</text:p>
          </table:table-cell>
          <table:table-cell office:value-type="float" office:value="-0.000953116" calcext:value-type="float">
            <text:p>-0.000953116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-0.00133605" calcext:value-type="float">
            <text:p>-0.00133605</text:p>
          </table:table-cell>
          <table:table-cell office:value-type="float" office:value="0.01844" calcext:value-type="float">
            <text:p>0.01844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0.364488" calcext:value-type="float">
            <text:p>0.364488</text:p>
          </table:table-cell>
          <table:table-cell office:value-type="float" office:value="0.0000000343789" calcext:value-type="float">
            <text:p>3.43789E-08</text:p>
          </table:table-cell>
          <table:table-cell office:value-type="float" office:value="0.00675004" calcext:value-type="float">
            <text:p>0.00675004</text:p>
          </table:table-cell>
          <table:table-cell office:value-type="float" office:value="-0.000935468" calcext:value-type="float">
            <text:p>-0.000935468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-0.00137899" calcext:value-type="float">
            <text:p>-0.00137899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0.364488" calcext:value-type="float">
            <text:p>0.364488</text:p>
          </table:table-cell>
          <table:table-cell office:value-type="float" office:value="0.000000015891" calcext:value-type="float">
            <text:p>1.5891E-08</text:p>
          </table:table-cell>
          <table:table-cell office:value-type="float" office:value="0.00600008" calcext:value-type="float">
            <text:p>0.00600008</text:p>
          </table:table-cell>
          <table:table-cell office:value-type="float" office:value="-0.00091673" calcext:value-type="float">
            <text:p>-0.00091673</text:p>
          </table:table-cell>
          <table:table-cell office:value-type="float" office:value="0.55725" calcext:value-type="float">
            <text:p>0.55725</text:p>
          </table:table-cell>
          <table:table-cell office:value-type="float" office:value="-0.00142661" calcext:value-type="float">
            <text:p>-0.00142661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0.364488" calcext:value-type="float">
            <text:p>0.364488</text:p>
          </table:table-cell>
          <table:table-cell office:value-type="float" office:value="-0.00000000239312" calcext:value-type="float">
            <text:p>-2.39312E-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0897445" calcext:value-type="float">
            <text:p>-0.00089744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47658" calcext:value-type="float">
            <text:p>-0.00147658</text:p>
          </table:table-cell>
          <table:table-cell office:value-type="float" office:value="0.0185" calcext:value-type="float">
            <text:p>0.0185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0.364488" calcext:value-type="float">
            <text:p>0.364488</text:p>
          </table:table-cell>
          <table:table-cell office:value-type="float" office:value="-0.0000000200065" calcext:value-type="float">
            <text:p>-2.00065E-08</text:p>
          </table:table-cell>
          <table:table-cell office:value-type="float" office:value="0.00150013" calcext:value-type="float">
            <text:p>0.00150013</text:p>
          </table:table-cell>
          <table:table-cell office:value-type="float" office:value="-0.000876651" calcext:value-type="float">
            <text:p>-0.00087665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53451" calcext:value-type="float">
            <text:p>-0.00153451</text:p>
          </table:table-cell>
          <table:table-cell office:value-type="float" office:value="0.01852" calcext:value-type="float">
            <text:p>0.01852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0.364488" calcext:value-type="float">
            <text:p>0.364488</text:p>
          </table:table-cell>
          <table:table-cell office:value-type="float" office:value="-0.0000000373811" calcext:value-type="float">
            <text:p>-3.73811E-08</text:p>
          </table:table-cell>
          <table:table-cell office:value-type="float" office:value="0" calcext:value-type="float">
            <text:p>0</text:p>
          </table:table-cell>
          <table:table-cell office:value-type="float" office:value="-0.000855398" calcext:value-type="float">
            <text:p>-0.000855398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59546" calcext:value-type="float">
            <text:p>-0.00159546</text:p>
          </table:table-cell>
          <table:table-cell office:value-type="float" office:value="0.01854" calcext:value-type="float">
            <text:p>0.01854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0.364488" calcext:value-type="float">
            <text:p>0.364488</text:p>
          </table:table-cell>
          <table:table-cell office:value-type="float" office:value="-0.0000000542798" calcext:value-type="float">
            <text:p>-5.42798E-08</text:p>
          </table:table-cell>
          <table:table-cell office:value-type="float" office:value="0" calcext:value-type="float">
            <text:p>0</text:p>
          </table:table-cell>
          <table:table-cell office:value-type="float" office:value="-0.000833226" calcext:value-type="float">
            <text:p>-0.00083322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66242" calcext:value-type="float">
            <text:p>-0.00166242</text:p>
          </table:table-cell>
          <table:table-cell office:value-type="float" office:value="0.01856" calcext:value-type="float">
            <text:p>0.01856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0.364488" calcext:value-type="float">
            <text:p>0.364488</text:p>
          </table:table-cell>
          <table:table-cell office:value-type="float" office:value="-0.0000000706691" calcext:value-type="float">
            <text:p>-7.06691E-08</text:p>
          </table:table-cell>
          <table:table-cell office:value-type="float" office:value="0" calcext:value-type="float">
            <text:p>0</text:p>
          </table:table-cell>
          <table:table-cell office:value-type="float" office:value="-0.000810236" calcext:value-type="float">
            <text:p>-0.00081023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73614" calcext:value-type="float">
            <text:p>-0.00173614</text:p>
          </table:table-cell>
          <table:table-cell office:value-type="float" office:value="0.01858" calcext:value-type="float">
            <text:p>0.01858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0.364488" calcext:value-type="float">
            <text:p>0.364488</text:p>
          </table:table-cell>
          <table:table-cell office:value-type="float" office:value="-0.0000000868061" calcext:value-type="float">
            <text:p>-8.68061E-08</text:p>
          </table:table-cell>
          <table:table-cell office:value-type="float" office:value="0" calcext:value-type="float">
            <text:p>0</text:p>
          </table:table-cell>
          <table:table-cell office:value-type="float" office:value="-0.000786833" calcext:value-type="float">
            <text:p>-0.00078683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81326" calcext:value-type="float">
            <text:p>-0.00181326</text:p>
          </table:table-cell>
          <table:table-cell office:value-type="float" office:value="0.0186" calcext:value-type="float">
            <text:p>0.0186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0.364488" calcext:value-type="float">
            <text:p>0.364488</text:p>
          </table:table-cell>
          <table:table-cell office:value-type="float" office:value="-0.000000102142" calcext:value-type="float">
            <text:p>-1.02142E-07</text:p>
          </table:table-cell>
          <table:table-cell office:value-type="float" office:value="0" calcext:value-type="float">
            <text:p>0</text:p>
          </table:table-cell>
          <table:table-cell office:value-type="float" office:value="-0.000762357" calcext:value-type="float">
            <text:p>-0.00076235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90179" calcext:value-type="float">
            <text:p>-0.00190179</text:p>
          </table:table-cell>
          <table:table-cell office:value-type="float" office:value="0.01862" calcext:value-type="float">
            <text:p>0.01862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0.364488" calcext:value-type="float">
            <text:p>0.364488</text:p>
          </table:table-cell>
          <table:table-cell office:value-type="float" office:value="-0.000000117203" calcext:value-type="float">
            <text:p>-1.17203E-07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0737576" calcext:value-type="float">
            <text:p>-0.00073757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99459" calcext:value-type="float">
            <text:p>-0.00199459</text:p>
          </table:table-cell>
          <table:table-cell office:value-type="float" office:value="0.01864" calcext:value-type="float">
            <text:p>0.01864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0.364488" calcext:value-type="float">
            <text:p>0.364488</text:p>
          </table:table-cell>
          <table:table-cell office:value-type="float" office:value="-0.000000131707" calcext:value-type="float">
            <text:p>-1.31707E-07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712189" calcext:value-type="float">
            <text:p>-0.00071218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09592" calcext:value-type="float">
            <text:p>-0.00209592</text:p>
          </table:table-cell>
          <table:table-cell office:value-type="float" office:value="0.01866" calcext:value-type="float">
            <text:p>0.01866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0.364488" calcext:value-type="float">
            <text:p>0.364488</text:p>
          </table:table-cell>
          <table:table-cell office:value-type="float" office:value="-0.000000145638" calcext:value-type="float">
            <text:p>-1.45638E-07</text:p>
          </table:table-cell>
          <table:table-cell office:value-type="float" office:value="0.00524992" calcext:value-type="float">
            <text:p>0.00524992</text:p>
          </table:table-cell>
          <table:table-cell office:value-type="float" office:value="-0.000686305" calcext:value-type="float">
            <text:p>-0.000686305</text:p>
          </table:table-cell>
          <table:table-cell office:value-type="float" office:value="0.5565" calcext:value-type="float">
            <text:p>0.5565</text:p>
          </table:table-cell>
          <table:table-cell office:value-type="float" office:value="-0.00220681" calcext:value-type="float">
            <text:p>-0.00220681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0.364488" calcext:value-type="float">
            <text:p>0.364488</text:p>
          </table:table-cell>
          <table:table-cell office:value-type="float" office:value="-0.000000159283" calcext:value-type="float">
            <text:p>-1.59283E-07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066017" calcext:value-type="float">
            <text:p>-0.00066017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-0.00232248" calcext:value-type="float">
            <text:p>-0.00232248</text:p>
          </table:table-cell>
          <table:table-cell office:value-type="float" office:value="0.0187" calcext:value-type="float">
            <text:p>0.018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0.364488" calcext:value-type="float">
            <text:p>0.364488</text:p>
          </table:table-cell>
          <table:table-cell office:value-type="float" office:value="-0.000000172044" calcext:value-type="float">
            <text:p>-1.72044E-07</text:p>
          </table:table-cell>
          <table:table-cell office:value-type="float" office:value="0.00525013" calcext:value-type="float">
            <text:p>0.00525013</text:p>
          </table:table-cell>
          <table:table-cell office:value-type="float" office:value="-0.000633459" calcext:value-type="float">
            <text:p>-0.000633459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-0.00245417" calcext:value-type="float">
            <text:p>-0.00245417</text:p>
          </table:table-cell>
          <table:table-cell office:value-type="float" office:value="0.01872" calcext:value-type="float">
            <text:p>0.01872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0.364488" calcext:value-type="float">
            <text:p>0.364488</text:p>
          </table:table-cell>
          <table:table-cell office:value-type="float" office:value="-0.000000184508" calcext:value-type="float">
            <text:p>-1.84508E-07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606609" calcext:value-type="float">
            <text:p>-0.000606609</text:p>
          </table:table-cell>
          <table:table-cell office:value-type="float" office:value="0.558" calcext:value-type="float">
            <text:p>0.558</text:p>
          </table:table-cell>
          <table:table-cell office:value-type="float" office:value="-0.00259183" calcext:value-type="float">
            <text:p>-0.00259183</text:p>
          </table:table-cell>
          <table:table-cell office:value-type="float" office:value="0.01874" calcext:value-type="float">
            <text:p>0.01874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0.364488" calcext:value-type="float">
            <text:p>0.364488</text:p>
          </table:table-cell>
          <table:table-cell office:value-type="float" office:value="-0.000000196371" calcext:value-type="float">
            <text:p>-1.96371E-07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057949" calcext:value-type="float">
            <text:p>-0.00057949</text:p>
          </table:table-cell>
          <table:table-cell office:value-type="float" office:value="0.55575" calcext:value-type="float">
            <text:p>0.55575</text:p>
          </table:table-cell>
          <table:table-cell office:value-type="float" office:value="-0.0027414" calcext:value-type="float">
            <text:p>-0.0027414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0.364488" calcext:value-type="float">
            <text:p>0.364488</text:p>
          </table:table-cell>
          <table:table-cell office:value-type="float" office:value="-0.00000020763" calcext:value-type="float">
            <text:p>-2.0763E-07</text:p>
          </table:table-cell>
          <table:table-cell office:value-type="float" office:value="0" calcext:value-type="float">
            <text:p>0</text:p>
          </table:table-cell>
          <table:table-cell office:value-type="float" office:value="-0.000552211" calcext:value-type="float">
            <text:p>-0.00055221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90427" calcext:value-type="float">
            <text:p>-0.00290427</text:p>
          </table:table-cell>
          <table:table-cell office:value-type="float" office:value="0.01878" calcext:value-type="float">
            <text:p>0.01878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0.364488" calcext:value-type="float">
            <text:p>0.364488</text:p>
          </table:table-cell>
          <table:table-cell office:value-type="float" office:value="-0.000000218583" calcext:value-type="float">
            <text:p>-2.18583E-07</text:p>
          </table:table-cell>
          <table:table-cell office:value-type="float" office:value="0" calcext:value-type="float">
            <text:p>0</text:p>
          </table:table-cell>
          <table:table-cell office:value-type="float" office:value="-0.000524857" calcext:value-type="float">
            <text:p>-0.00052485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07377" calcext:value-type="float">
            <text:p>-0.00307377</text:p>
          </table:table-cell>
          <table:table-cell office:value-type="float" office:value="0.0188" calcext:value-type="float">
            <text:p>0.018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0.364488" calcext:value-type="float">
            <text:p>0.364488</text:p>
          </table:table-cell>
          <table:table-cell office:value-type="float" office:value="-0.000000228623" calcext:value-type="float">
            <text:p>-2.28623E-07</text:p>
          </table:table-cell>
          <table:table-cell office:value-type="float" office:value="0" calcext:value-type="float">
            <text:p>0</text:p>
          </table:table-cell>
          <table:table-cell office:value-type="float" office:value="-0.00049742" calcext:value-type="float">
            <text:p>-0.0004974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26549" calcext:value-type="float">
            <text:p>-0.00326549</text:p>
          </table:table-cell>
          <table:table-cell office:value-type="float" office:value="0.01882" calcext:value-type="float">
            <text:p>0.01882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0.364488" calcext:value-type="float">
            <text:p>0.364488</text:p>
          </table:table-cell>
          <table:table-cell office:value-type="float" office:value="-0.000000238358" calcext:value-type="float">
            <text:p>-2.38358E-07</text:p>
          </table:table-cell>
          <table:table-cell office:value-type="float" office:value="0.000749958" calcext:value-type="float">
            <text:p>0.000749958</text:p>
          </table:table-cell>
          <table:table-cell office:value-type="float" office:value="-0.000470004" calcext:value-type="float">
            <text:p>-0.00047000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46548" calcext:value-type="float">
            <text:p>-0.00346548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0.364488" calcext:value-type="float">
            <text:p>0.364488</text:p>
          </table:table-cell>
          <table:table-cell office:value-type="float" office:value="-0.000000247483" calcext:value-type="float">
            <text:p>-2.47483E-07</text:p>
          </table:table-cell>
          <table:table-cell office:value-type="float" office:value="0.00299983" calcext:value-type="float">
            <text:p>0.00299983</text:p>
          </table:table-cell>
          <table:table-cell office:value-type="float" office:value="-0.000442636" calcext:value-type="float">
            <text:p>-0.00044263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68195" calcext:value-type="float">
            <text:p>-0.00368195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0.364489" calcext:value-type="float">
            <text:p>0.364489</text:p>
          </table:table-cell>
          <table:table-cell office:value-type="float" office:value="-0.000000256002" calcext:value-type="float">
            <text:p>-2.56002E-07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0415409" calcext:value-type="float">
            <text:p>-0.00041540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9168" calcext:value-type="float">
            <text:p>-0.0039168</text:p>
          </table:table-cell>
          <table:table-cell office:value-type="float" office:value="0.01888" calcext:value-type="float">
            <text:p>0.01888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0.364489" calcext:value-type="float">
            <text:p>0.364489</text:p>
          </table:table-cell>
          <table:table-cell office:value-type="float" office:value="-0.000000264217" calcext:value-type="float">
            <text:p>-2.64217E-07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0388256" calcext:value-type="float">
            <text:p>-0.00038825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16083" calcext:value-type="float">
            <text:p>-0.00416083</text:p>
          </table:table-cell>
          <table:table-cell office:value-type="float" office:value="0.0189" calcext:value-type="float">
            <text:p>0.0189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0.364489" calcext:value-type="float">
            <text:p>0.364489</text:p>
          </table:table-cell>
          <table:table-cell office:value-type="float" office:value="-0.000000271532" calcext:value-type="float">
            <text:p>-2.71532E-07</text:p>
          </table:table-cell>
          <table:table-cell office:value-type="float" office:value="0.00525013" calcext:value-type="float">
            <text:p>0.00525013</text:p>
          </table:table-cell>
          <table:table-cell office:value-type="float" office:value="-0.000361433" calcext:value-type="float">
            <text:p>-0.00036143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43551" calcext:value-type="float">
            <text:p>-0.00443551</text:p>
          </table:table-cell>
          <table:table-cell office:value-type="float" office:value="0.01892" calcext:value-type="float">
            <text:p>0.01892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0.364489" calcext:value-type="float">
            <text:p>0.364489</text:p>
          </table:table-cell>
          <table:table-cell office:value-type="float" office:value="-0.000000278551" calcext:value-type="float">
            <text:p>-2.78551E-0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0334753" calcext:value-type="float">
            <text:p>-0.00033475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72159" calcext:value-type="float">
            <text:p>-0.00472159</text:p>
          </table:table-cell>
          <table:table-cell office:value-type="float" office:value="0.01894" calcext:value-type="float">
            <text:p>0.01894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0.364489" calcext:value-type="float">
            <text:p>0.364489</text:p>
          </table:table-cell>
          <table:table-cell office:value-type="float" office:value="-0.000000284978" calcext:value-type="float">
            <text:p>-2.84978E-0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0308367" calcext:value-type="float">
            <text:p>-0.00030836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03039" calcext:value-type="float">
            <text:p>-0.00503039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0.364489" calcext:value-type="float">
            <text:p>0.364489</text:p>
          </table:table-cell>
          <table:table-cell office:value-type="float" office:value="-0.000000290824" calcext:value-type="float">
            <text:p>-2.90824E-07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0282329" calcext:value-type="float">
            <text:p>-0.00028232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36458" calcext:value-type="float">
            <text:p>-0.00536458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0.364489" calcext:value-type="float">
            <text:p>0.364489</text:p>
          </table:table-cell>
          <table:table-cell office:value-type="float" office:value="-0.00000029638" calcext:value-type="float">
            <text:p>-2.9638E-07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025647" calcext:value-type="float">
            <text:p>-0.0002564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71141" calcext:value-type="float">
            <text:p>-0.00571141</text:p>
          </table:table-cell>
          <table:table-cell office:value-type="float" office:value="0.019" calcext:value-type="float">
            <text:p>0.019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0.364489" calcext:value-type="float">
            <text:p>0.364489</text:p>
          </table:table-cell>
          <table:table-cell office:value-type="float" office:value="-0.000000301083" calcext:value-type="float">
            <text:p>-3.01083E-07</text:p>
          </table:table-cell>
          <table:table-cell office:value-type="float" office:value="0.00524992" calcext:value-type="float">
            <text:p>0.00524992</text:p>
          </table:table-cell>
          <table:table-cell office:value-type="float" office:value="-0.000231195" calcext:value-type="float">
            <text:p>-0.00023119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10058" calcext:value-type="float">
            <text:p>-0.00610058</text:p>
          </table:table-cell>
          <table:table-cell office:value-type="float" office:value="0.01902" calcext:value-type="float">
            <text:p>0.01902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0.364489" calcext:value-type="float">
            <text:p>0.364489</text:p>
          </table:table-cell>
          <table:table-cell office:value-type="float" office:value="-0.000000305509" calcext:value-type="float">
            <text:p>-3.05509E-0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020613" calcext:value-type="float">
            <text:p>-0.0002061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50544" calcext:value-type="float">
            <text:p>-0.00650544</text:p>
          </table:table-cell>
          <table:table-cell office:value-type="float" office:value="0.01904" calcext:value-type="float">
            <text:p>0.01904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0.364489" calcext:value-type="float">
            <text:p>0.364489</text:p>
          </table:table-cell>
          <table:table-cell office:value-type="float" office:value="-0.000000309379" calcext:value-type="float">
            <text:p>-3.09379E-0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0181483" calcext:value-type="float">
            <text:p>-0.00018148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94174" calcext:value-type="float">
            <text:p>-0.00694174</text:p>
          </table:table-cell>
          <table:table-cell office:value-type="float" office:value="0.01906" calcext:value-type="float">
            <text:p>0.01906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0.36449" calcext:value-type="float">
            <text:p>0.36449</text:p>
          </table:table-cell>
          <table:table-cell office:value-type="float" office:value="-0.00000031271" calcext:value-type="float">
            <text:p>-3.1271E-07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0157263" calcext:value-type="float">
            <text:p>-0.000157263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41316" calcext:value-type="float">
            <text:p>-0.00741316</text:p>
          </table:table-cell>
          <table:table-cell office:value-type="float" office:value="0.01908" calcext:value-type="float">
            <text:p>0.01908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0.36449" calcext:value-type="float">
            <text:p>0.36449</text:p>
          </table:table-cell>
          <table:table-cell office:value-type="float" office:value="-0.00000031577" calcext:value-type="float">
            <text:p>-3.1577E-07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013326" calcext:value-type="float">
            <text:p>-0.00013326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90208" calcext:value-type="float">
            <text:p>-0.00790208</text:p>
          </table:table-cell>
          <table:table-cell office:value-type="float" office:value="0.0191" calcext:value-type="float">
            <text:p>0.0191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0.36449" calcext:value-type="float">
            <text:p>0.36449</text:p>
          </table:table-cell>
          <table:table-cell office:value-type="float" office:value="-0.00000031804" calcext:value-type="float">
            <text:p>-3.1804E-07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0109897" calcext:value-type="float">
            <text:p>-0.000109897</text:p>
          </table:table-cell>
          <table:table-cell office:value-type="float" office:value="0.55725" calcext:value-type="float">
            <text:p>0.55725</text:p>
          </table:table-cell>
          <table:table-cell office:value-type="float" office:value="-0.00844972" calcext:value-type="float">
            <text:p>-0.00844972</text:p>
          </table:table-cell>
          <table:table-cell office:value-type="float" office:value="0.01912" calcext:value-type="float">
            <text:p>0.01912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0.36449" calcext:value-type="float">
            <text:p>0.36449</text:p>
          </table:table-cell>
          <table:table-cell office:value-type="float" office:value="-0.000000320055" calcext:value-type="float">
            <text:p>-3.20055E-07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00867432" calcext:value-type="float">
            <text:p>-8.67432E-05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-0.00901914" calcext:value-type="float">
            <text:p>-0.00901914</text:p>
          </table:table-cell>
          <table:table-cell office:value-type="float" office:value="0.01914" calcext:value-type="float">
            <text:p>0.01914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0.36449" calcext:value-type="float">
            <text:p>0.36449</text:p>
          </table:table-cell>
          <table:table-cell office:value-type="float" office:value="-0.000000321557" calcext:value-type="float">
            <text:p>-3.21557E-07</text:p>
          </table:table-cell>
          <table:table-cell office:value-type="float" office:value="0.00825017" calcext:value-type="float">
            <text:p>0.00825017</text:p>
          </table:table-cell>
          <table:table-cell office:value-type="float" office:value="-0.0000640014" calcext:value-type="float">
            <text:p>-6.40014E-05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-0.00963227" calcext:value-type="float">
            <text:p>-0.00963227</text:p>
          </table:table-cell>
          <table:table-cell office:value-type="float" office:value="0.01916" calcext:value-type="float">
            <text:p>0.01916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0.364491" calcext:value-type="float">
            <text:p>0.364491</text:p>
          </table:table-cell>
          <table:table-cell office:value-type="float" office:value="-0.000000322561" calcext:value-type="float">
            <text:p>-3.22561E-07</text:p>
          </table:table-cell>
          <table:table-cell office:value-type="float" office:value="0.00899992" calcext:value-type="float">
            <text:p>0.00899992</text:p>
          </table:table-cell>
          <table:table-cell office:value-type="float" office:value="-0.0000416431" calcext:value-type="float">
            <text:p>-4.16431E-05</text:p>
          </table:table-cell>
          <table:table-cell office:value-type="float" office:value="0.55725" calcext:value-type="float">
            <text:p>0.55725</text:p>
          </table:table-cell>
          <table:table-cell office:value-type="float" office:value="-0.0102943" calcext:value-type="float">
            <text:p>-0.0102943</text:p>
          </table:table-cell>
          <table:table-cell office:value-type="float" office:value="0.01918" calcext:value-type="float">
            <text:p>0.01918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0.364491" calcext:value-type="float">
            <text:p>0.364491</text:p>
          </table:table-cell>
          <table:table-cell office:value-type="float" office:value="-0.000000323315" calcext:value-type="float">
            <text:p>-3.23315E-07</text:p>
          </table:table-cell>
          <table:table-cell office:value-type="float" office:value="0.0112498" calcext:value-type="float">
            <text:p>0.0112498</text:p>
          </table:table-cell>
          <table:table-cell office:value-type="float" office:value="-0.0000194796" calcext:value-type="float">
            <text:p>-1.94796E-05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09807" calcext:value-type="float">
            <text:p>-0.0109807</text:p>
          </table:table-cell>
          <table:table-cell office:value-type="float" office:value="0.0192" calcext:value-type="float">
            <text:p>0.0192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0.364491" calcext:value-type="float">
            <text:p>0.364491</text:p>
          </table:table-cell>
          <table:table-cell office:value-type="float" office:value="-0.00000032334" calcext:value-type="float">
            <text:p>-3.2334E-07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00021735" calcext:value-type="float">
            <text:p>2.1735E-06</text:p>
          </table:table-cell>
          <table:table-cell office:value-type="float" office:value="0.55725" calcext:value-type="float">
            <text:p>0.55725</text:p>
          </table:table-cell>
          <table:table-cell office:value-type="float" office:value="-0.0117491" calcext:value-type="float">
            <text:p>-0.0117491</text:p>
          </table:table-cell>
          <table:table-cell office:value-type="float" office:value="0.01922" calcext:value-type="float">
            <text:p>0.01922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0.364491" calcext:value-type="float">
            <text:p>0.364491</text:p>
          </table:table-cell>
          <table:table-cell office:value-type="float" office:value="-0.000000323127" calcext:value-type="float">
            <text:p>-3.23127E-07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00236796" calcext:value-type="float">
            <text:p>2.36796E-05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-0.0125481" calcext:value-type="float">
            <text:p>-0.0125481</text:p>
          </table:table-cell>
          <table:table-cell office:value-type="float" office:value="0.01924" calcext:value-type="float">
            <text:p>0.01924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0.364491" calcext:value-type="float">
            <text:p>0.364491</text:p>
          </table:table-cell>
          <table:table-cell office:value-type="float" office:value="-0.000000322438" calcext:value-type="float">
            <text:p>-3.22438E-07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00448979" calcext:value-type="float">
            <text:p>4.48979E-05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-0.0134083" calcext:value-type="float">
            <text:p>-0.0134083</text:p>
          </table:table-cell>
          <table:table-cell office:value-type="float" office:value="0.01926" calcext:value-type="float">
            <text:p>0.01926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0.364492" calcext:value-type="float">
            <text:p>0.364492</text:p>
          </table:table-cell>
          <table:table-cell office:value-type="float" office:value="-0.000000321281" calcext:value-type="float">
            <text:p>-3.21281E-07</text:p>
          </table:table-cell>
          <table:table-cell office:value-type="float" office:value="0.0127499" calcext:value-type="float">
            <text:p>0.0127499</text:p>
          </table:table-cell>
          <table:table-cell office:value-type="float" office:value="0.0000658867" calcext:value-type="float">
            <text:p>6.58867E-05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-0.0143371" calcext:value-type="float">
            <text:p>-0.0143371</text:p>
          </table:table-cell>
          <table:table-cell office:value-type="float" office:value="0.01928" calcext:value-type="float">
            <text:p>0.01928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0.364492" calcext:value-type="float">
            <text:p>0.364492</text:p>
          </table:table-cell>
          <table:table-cell office:value-type="float" office:value="-0.000000319892" calcext:value-type="float">
            <text:p>-3.19892E-07</text:p>
          </table:table-cell>
          <table:table-cell office:value-type="float" office:value="0.0149998" calcext:value-type="float">
            <text:p>0.0149998</text:p>
          </table:table-cell>
          <table:table-cell office:value-type="float" office:value="0.0000867618" calcext:value-type="float">
            <text:p>8.67618E-05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-0.0153002" calcext:value-type="float">
            <text:p>-0.0153002</text:p>
          </table:table-cell>
          <table:table-cell office:value-type="float" office:value="0.0193" calcext:value-type="float">
            <text:p>0.0193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0.364492" calcext:value-type="float">
            <text:p>0.364492</text:p>
          </table:table-cell>
          <table:table-cell office:value-type="float" office:value="-0.000000317811" calcext:value-type="float">
            <text:p>-3.17811E-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107417" calcext:value-type="float">
            <text:p>0.000107417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-0.016379" calcext:value-type="float">
            <text:p>-0.016379</text:p>
          </table:table-cell>
          <table:table-cell office:value-type="float" office:value="0.01932" calcext:value-type="float">
            <text:p>0.01932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0.364493" calcext:value-type="float">
            <text:p>0.364493</text:p>
          </table:table-cell>
          <table:table-cell office:value-type="float" office:value="-0.000000315501" calcext:value-type="float">
            <text:p>-3.15501E-07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0128042" calcext:value-type="float">
            <text:p>0.000128042</text:p>
          </table:table-cell>
          <table:table-cell office:value-type="float" office:value="0.558" calcext:value-type="float">
            <text:p>0.558</text:p>
          </table:table-cell>
          <table:table-cell office:value-type="float" office:value="-0.0175009" calcext:value-type="float">
            <text:p>-0.0175009</text:p>
          </table:table-cell>
          <table:table-cell office:value-type="float" office:value="0.01934" calcext:value-type="float">
            <text:p>0.01934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.364493" calcext:value-type="float">
            <text:p>0.364493</text:p>
          </table:table-cell>
          <table:table-cell office:value-type="float" office:value="-0.000000312735" calcext:value-type="float">
            <text:p>-3.12735E-0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0148615" calcext:value-type="float">
            <text:p>0.000148615</text:p>
          </table:table-cell>
          <table:table-cell office:value-type="float" office:value="0.55575" calcext:value-type="float">
            <text:p>0.55575</text:p>
          </table:table-cell>
          <table:table-cell office:value-type="float" office:value="-0.0187094" calcext:value-type="float">
            <text:p>-0.0187094</text:p>
          </table:table-cell>
          <table:table-cell office:value-type="float" office:value="0.01936" calcext:value-type="float">
            <text:p>0.01936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0.364493" calcext:value-type="float">
            <text:p>0.364493</text:p>
          </table:table-cell>
          <table:table-cell office:value-type="float" office:value="-0.000000309511" calcext:value-type="float">
            <text:p>-3.09511E-07</text:p>
          </table:table-cell>
          <table:table-cell office:value-type="float" office:value="0.0202499" calcext:value-type="float">
            <text:p>0.0202499</text:p>
          </table:table-cell>
          <table:table-cell office:value-type="float" office:value="0.00016924" calcext:value-type="float">
            <text:p>0.00016924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0015" calcext:value-type="float">
            <text:p>-0.020015</text:p>
          </table:table-cell>
          <table:table-cell office:value-type="float" office:value="0.01938" calcext:value-type="float">
            <text:p>0.01938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0.364494" calcext:value-type="float">
            <text:p>0.364494</text:p>
          </table:table-cell>
          <table:table-cell office:value-type="float" office:value="-0.000000306059" calcext:value-type="float">
            <text:p>-3.06059E-07</text:p>
          </table:table-cell>
          <table:table-cell office:value-type="float" office:value="0.0224998" calcext:value-type="float">
            <text:p>0.0224998</text:p>
          </table:table-cell>
          <table:table-cell office:value-type="float" office:value="0.000189891" calcext:value-type="float">
            <text:p>0.00018989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13694" calcext:value-type="float">
            <text:p>-0.0213694</text:p>
          </table:table-cell>
          <table:table-cell office:value-type="float" office:value="0.0194" calcext:value-type="float">
            <text:p>0.019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0.364494" calcext:value-type="float">
            <text:p>0.364494</text:p>
          </table:table-cell>
          <table:table-cell office:value-type="float" office:value="-0.000000301915" calcext:value-type="float">
            <text:p>-3.01915E-07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00210792" calcext:value-type="float">
            <text:p>0.000210792</text:p>
          </table:table-cell>
          <table:table-cell office:value-type="float" office:value="0.55275" calcext:value-type="float">
            <text:p>0.55275</text:p>
          </table:table-cell>
          <table:table-cell office:value-type="float" office:value="-0.0228883" calcext:value-type="float">
            <text:p>-0.0228883</text:p>
          </table:table-cell>
          <table:table-cell office:value-type="float" office:value="0.01942" calcext:value-type="float">
            <text:p>0.01942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0.364495" calcext:value-type="float">
            <text:p>0.364495</text:p>
          </table:table-cell>
          <table:table-cell office:value-type="float" office:value="-0.000000297538" calcext:value-type="float">
            <text:p>-2.97538E-07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00231822" calcext:value-type="float">
            <text:p>0.000231822</text:p>
          </table:table-cell>
          <table:table-cell office:value-type="float" office:value="0.55125" calcext:value-type="float">
            <text:p>0.55125</text:p>
          </table:table-cell>
          <table:table-cell office:value-type="float" office:value="-0.0244687" calcext:value-type="float">
            <text:p>-0.0244687</text:p>
          </table:table-cell>
          <table:table-cell office:value-type="float" office:value="0.01944" calcext:value-type="float">
            <text:p>0.01944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0.364495" calcext:value-type="float">
            <text:p>0.364495</text:p>
          </table:table-cell>
          <table:table-cell office:value-type="float" office:value="-0.000000292692" calcext:value-type="float">
            <text:p>-2.92692E-07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00253113" calcext:value-type="float">
            <text:p>0.000253113</text:p>
          </table:table-cell>
          <table:table-cell office:value-type="float" office:value="0.55125" calcext:value-type="float">
            <text:p>0.55125</text:p>
          </table:table-cell>
          <table:table-cell office:value-type="float" office:value="-0.0261728" calcext:value-type="float">
            <text:p>-0.0261728</text:p>
          </table:table-cell>
          <table:table-cell office:value-type="float" office:value="0.01946" calcext:value-type="float">
            <text:p>0.01946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0.364496" calcext:value-type="float">
            <text:p>0.364496</text:p>
          </table:table-cell>
          <table:table-cell office:value-type="float" office:value="-0.000000287369" calcext:value-type="float">
            <text:p>-2.87369E-07</text:p>
          </table:table-cell>
          <table:table-cell office:value-type="float" office:value="0.0254998" calcext:value-type="float">
            <text:p>0.0254998</text:p>
          </table:table-cell>
          <table:table-cell office:value-type="float" office:value="0.000274708" calcext:value-type="float">
            <text:p>0.000274708</text:p>
          </table:table-cell>
          <table:table-cell office:value-type="float" office:value="0.55275" calcext:value-type="float">
            <text:p>0.55275</text:p>
          </table:table-cell>
          <table:table-cell office:value-type="float" office:value="-0.028016" calcext:value-type="float">
            <text:p>-0.028016</text:p>
          </table:table-cell>
          <table:table-cell office:value-type="float" office:value="0.01948" calcext:value-type="float">
            <text:p>0.01948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0.364496" calcext:value-type="float">
            <text:p>0.364496</text:p>
          </table:table-cell>
          <table:table-cell office:value-type="float" office:value="-0.000000281806" calcext:value-type="float">
            <text:p>-2.81806E-07</text:p>
          </table:table-cell>
          <table:table-cell office:value-type="float" office:value="0.03" calcext:value-type="float">
            <text:p>0.03</text:p>
          </table:table-cell>
          <table:table-cell office:value-type="float" office:value="0.000296457" calcext:value-type="float">
            <text:p>0.00029645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9929" calcext:value-type="float">
            <text:p>-0.029929</text:p>
          </table:table-cell>
          <table:table-cell office:value-type="float" office:value="0.0195" calcext:value-type="float">
            <text:p>0.0195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0.364497" calcext:value-type="float">
            <text:p>0.364497</text:p>
          </table:table-cell>
          <table:table-cell office:value-type="float" office:value="-0.00000027551" calcext:value-type="float">
            <text:p>-2.7551E-07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0031868" calcext:value-type="float">
            <text:p>0.00031868</text:p>
          </table:table-cell>
          <table:table-cell office:value-type="float" office:value="0.55275" calcext:value-type="float">
            <text:p>0.55275</text:p>
          </table:table-cell>
          <table:table-cell office:value-type="float" office:value="-0.0320778" calcext:value-type="float">
            <text:p>-0.0320778</text:p>
          </table:table-cell>
          <table:table-cell office:value-type="float" office:value="0.01952" calcext:value-type="float">
            <text:p>0.01952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0.364497" calcext:value-type="float">
            <text:p>0.364497</text:p>
          </table:table-cell>
          <table:table-cell office:value-type="float" office:value="-0.000000268965" calcext:value-type="float">
            <text:p>-2.68965E-07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00341088" calcext:value-type="float">
            <text:p>0.000341088</text:p>
          </table:table-cell>
          <table:table-cell office:value-type="float" office:value="0.55125" calcext:value-type="float">
            <text:p>0.55125</text:p>
          </table:table-cell>
          <table:table-cell office:value-type="float" office:value="-0.0343154" calcext:value-type="float">
            <text:p>-0.0343154</text:p>
          </table:table-cell>
          <table:table-cell office:value-type="float" office:value="0.01954" calcext:value-type="float">
            <text:p>0.01954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0.364498" calcext:value-type="float">
            <text:p>0.364498</text:p>
          </table:table-cell>
          <table:table-cell office:value-type="float" office:value="-0.000000261921" calcext:value-type="float">
            <text:p>-2.61921E-07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00363867" calcext:value-type="float">
            <text:p>0.000363867</text:p>
          </table:table-cell>
          <table:table-cell office:value-type="float" office:value="0.55125" calcext:value-type="float">
            <text:p>0.55125</text:p>
          </table:table-cell>
          <table:table-cell office:value-type="float" office:value="-0.0367307" calcext:value-type="float">
            <text:p>-0.0367307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0.364499" calcext:value-type="float">
            <text:p>0.364499</text:p>
          </table:table-cell>
          <table:table-cell office:value-type="float" office:value="-0.000000254364" calcext:value-type="float">
            <text:p>-2.54364E-07</text:p>
          </table:table-cell>
          <table:table-cell office:value-type="float" office:value="0.0389999" calcext:value-type="float">
            <text:p>0.0389999</text:p>
          </table:table-cell>
          <table:table-cell office:value-type="float" office:value="0.000387242" calcext:value-type="float">
            <text:p>0.000387242</text:p>
          </table:table-cell>
          <table:table-cell office:value-type="float" office:value="0.55425" calcext:value-type="float">
            <text:p>0.55425</text:p>
          </table:table-cell>
          <table:table-cell office:value-type="float" office:value="-0.0393463" calcext:value-type="float">
            <text:p>-0.0393463</text:p>
          </table:table-cell>
          <table:table-cell office:value-type="float" office:value="0.01958" calcext:value-type="float">
            <text:p>0.01958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0.3645" calcext:value-type="float">
            <text:p>0.3645</text:p>
          </table:table-cell>
          <table:table-cell office:value-type="float" office:value="-0.000000246549" calcext:value-type="float">
            <text:p>-2.46549E-07</text:p>
          </table:table-cell>
          <table:table-cell office:value-type="float" office:value="0.04125" calcext:value-type="float">
            <text:p>0.04125</text:p>
          </table:table-cell>
          <table:table-cell office:value-type="float" office:value="0.000410917" calcext:value-type="float">
            <text:p>0.000410917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-0.0420626" calcext:value-type="float">
            <text:p>-0.0420626</text:p>
          </table:table-cell>
          <table:table-cell office:value-type="float" office:value="0.0196" calcext:value-type="float">
            <text:p>0.0196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0.364501" calcext:value-type="float">
            <text:p>0.364501</text:p>
          </table:table-cell>
          <table:table-cell office:value-type="float" office:value="-0.000000237927" calcext:value-type="float">
            <text:p>-2.37927E-07</text:p>
          </table:table-cell>
          <table:table-cell office:value-type="float" office:value="0.0434999" calcext:value-type="float">
            <text:p>0.0434999</text:p>
          </table:table-cell>
          <table:table-cell office:value-type="float" office:value="0.000436148" calcext:value-type="float">
            <text:p>0.000436148</text:p>
          </table:table-cell>
          <table:table-cell office:value-type="float" office:value="0.5565" calcext:value-type="float">
            <text:p>0.5565</text:p>
          </table:table-cell>
          <table:table-cell office:value-type="float" office:value="-0.0451187" calcext:value-type="float">
            <text:p>-0.0451187</text:p>
          </table:table-cell>
          <table:table-cell office:value-type="float" office:value="0.01962" calcext:value-type="float">
            <text:p>0.01962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0.364502" calcext:value-type="float">
            <text:p>0.364502</text:p>
          </table:table-cell>
          <table:table-cell office:value-type="float" office:value="-0.000000229014" calcext:value-type="float">
            <text:p>-2.29014E-07</text:p>
          </table:table-cell>
          <table:table-cell office:value-type="float" office:value="0.0457498" calcext:value-type="float">
            <text:p>0.0457498</text:p>
          </table:table-cell>
          <table:table-cell office:value-type="float" office:value="0.000462109" calcext:value-type="float">
            <text:p>0.000462109</text:p>
          </table:table-cell>
          <table:table-cell office:value-type="float" office:value="0.55425" calcext:value-type="float">
            <text:p>0.55425</text:p>
          </table:table-cell>
          <table:table-cell office:value-type="float" office:value="-0.0483033" calcext:value-type="float">
            <text:p>-0.0483033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0.364502" calcext:value-type="float">
            <text:p>0.364502</text:p>
          </table:table-cell>
          <table:table-cell office:value-type="float" office:value="-0.000000219517" calcext:value-type="float">
            <text:p>-2.19517E-0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0489538" calcext:value-type="float">
            <text:p>0.000489538</text:p>
          </table:table-cell>
          <table:table-cell office:value-type="float" office:value="0.552" calcext:value-type="float">
            <text:p>0.552</text:p>
          </table:table-cell>
          <table:table-cell office:value-type="float" office:value="-0.051745" calcext:value-type="float">
            <text:p>-0.051745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0.364503" calcext:value-type="float">
            <text:p>0.364503</text:p>
          </table:table-cell>
          <table:table-cell office:value-type="float" office:value="-0.000000209384" calcext:value-type="float">
            <text:p>-2.09384E-07</text:p>
          </table:table-cell>
          <table:table-cell office:value-type="float" office:value="0.0532498" calcext:value-type="float">
            <text:p>0.0532498</text:p>
          </table:table-cell>
          <table:table-cell office:value-type="float" office:value="0.00051819" calcext:value-type="float">
            <text:p>0.00051819</text:p>
          </table:table-cell>
          <table:table-cell office:value-type="float" office:value="0.55275" calcext:value-type="float">
            <text:p>0.55275</text:p>
          </table:table-cell>
          <table:table-cell office:value-type="float" office:value="-0.0554772" calcext:value-type="float">
            <text:p>-0.0554772</text:p>
          </table:table-cell>
          <table:table-cell office:value-type="float" office:value="0.01968" calcext:value-type="float">
            <text:p>0.01968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0.364505" calcext:value-type="float">
            <text:p>0.364505</text:p>
          </table:table-cell>
          <table:table-cell office:value-type="float" office:value="-0.000000198933" calcext:value-type="float">
            <text:p>-1.98933E-07</text:p>
          </table:table-cell>
          <table:table-cell office:value-type="float" office:value="0.06" calcext:value-type="float">
            <text:p>0.06</text:p>
          </table:table-cell>
          <table:table-cell office:value-type="float" office:value="0.000547457" calcext:value-type="float">
            <text:p>0.000547457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593551" calcext:value-type="float">
            <text:p>-0.0593551</text:p>
          </table:table-cell>
          <table:table-cell office:value-type="float" office:value="0.0197" calcext:value-type="float">
            <text:p>0.0197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0.364506" calcext:value-type="float">
            <text:p>0.364506</text:p>
          </table:table-cell>
          <table:table-cell office:value-type="float" office:value="-0.000000187486" calcext:value-type="float">
            <text:p>-1.87486E-07</text:p>
          </table:table-cell>
          <table:table-cell office:value-type="float" office:value="0.0667496" calcext:value-type="float">
            <text:p>0.0667496</text:p>
          </table:table-cell>
          <table:table-cell office:value-type="float" office:value="0.000576938" calcext:value-type="float">
            <text:p>0.000576938</text:p>
          </table:table-cell>
          <table:table-cell office:value-type="float" office:value="0.55275" calcext:value-type="float">
            <text:p>0.55275</text:p>
          </table:table-cell>
          <table:table-cell office:value-type="float" office:value="-0.0637267" calcext:value-type="float">
            <text:p>-0.0637267</text:p>
          </table:table-cell>
          <table:table-cell office:value-type="float" office:value="0.01972" calcext:value-type="float">
            <text:p>0.01972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0.364507" calcext:value-type="float">
            <text:p>0.364507</text:p>
          </table:table-cell>
          <table:table-cell office:value-type="float" office:value="-0.000000175715" calcext:value-type="float">
            <text:p>-1.75715E-0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0605981" calcext:value-type="float">
            <text:p>0.000605981</text:p>
          </table:table-cell>
          <table:table-cell office:value-type="float" office:value="0.552" calcext:value-type="float">
            <text:p>0.552</text:p>
          </table:table-cell>
          <table:table-cell office:value-type="float" office:value="-0.0682847" calcext:value-type="float">
            <text:p>-0.0682847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0.364509" calcext:value-type="float">
            <text:p>0.364509</text:p>
          </table:table-cell>
          <table:table-cell office:value-type="float" office:value="-0.000000163299" calcext:value-type="float">
            <text:p>-1.63299E-07</text:p>
          </table:table-cell>
          <table:table-cell office:value-type="float" office:value="0.07425" calcext:value-type="float">
            <text:p>0.07425</text:p>
          </table:table-cell>
          <table:table-cell office:value-type="float" office:value="0.000634139" calcext:value-type="float">
            <text:p>0.000634139</text:p>
          </table:table-cell>
          <table:table-cell office:value-type="float" office:value="0.55425" calcext:value-type="float">
            <text:p>0.55425</text:p>
          </table:table-cell>
          <table:table-cell office:value-type="float" office:value="-0.0732142" calcext:value-type="float">
            <text:p>-0.0732142</text:p>
          </table:table-cell>
          <table:table-cell office:value-type="float" office:value="0.01976" calcext:value-type="float">
            <text:p>0.01976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0.36451" calcext:value-type="float">
            <text:p>0.36451</text:p>
          </table:table-cell>
          <table:table-cell office:value-type="float" office:value="-0.000000150277" calcext:value-type="float">
            <text:p>-1.50277E-07</text:p>
          </table:table-cell>
          <table:table-cell office:value-type="float" office:value="0.0779998" calcext:value-type="float">
            <text:p>0.0779998</text:p>
          </table:table-cell>
          <table:table-cell office:value-type="float" office:value="0.000661019" calcext:value-type="float">
            <text:p>0.000661019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785598" calcext:value-type="float">
            <text:p>-0.0785598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0.364512" calcext:value-type="float">
            <text:p>0.364512</text:p>
          </table:table-cell>
          <table:table-cell office:value-type="float" office:value="-0.000000136953" calcext:value-type="float">
            <text:p>-1.36953E-07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000687262" calcext:value-type="float">
            <text:p>0.00068726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841141" calcext:value-type="float">
            <text:p>-0.0841141</text:p>
          </table:table-cell>
          <table:table-cell office:value-type="float" office:value="0.0198" calcext:value-type="float">
            <text:p>0.0198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0.364514" calcext:value-type="float">
            <text:p>0.364514</text:p>
          </table:table-cell>
          <table:table-cell office:value-type="float" office:value="-0.000000122787" calcext:value-type="float">
            <text:p>-1.22787E-07</text:p>
          </table:table-cell>
          <table:table-cell office:value-type="float" office:value="0.0914995" calcext:value-type="float">
            <text:p>0.0914995</text:p>
          </table:table-cell>
          <table:table-cell office:value-type="float" office:value="0.000709491" calcext:value-type="float">
            <text:p>0.000709491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903575" calcext:value-type="float">
            <text:p>-0.0903575</text:p>
          </table:table-cell>
          <table:table-cell office:value-type="float" office:value="0.01982" calcext:value-type="float">
            <text:p>0.01982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0.364515" calcext:value-type="float">
            <text:p>0.364515</text:p>
          </table:table-cell>
          <table:table-cell office:value-type="float" office:value="-0.000000108407" calcext:value-type="float">
            <text:p>-1.08407E-07</text:p>
          </table:table-cell>
          <table:table-cell office:value-type="float" office:value="0.09975" calcext:value-type="float">
            <text:p>0.09975</text:p>
          </table:table-cell>
          <table:table-cell office:value-type="float" office:value="0.000726832" calcext:value-type="float">
            <text:p>0.00072683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968481" calcext:value-type="float">
            <text:p>-0.0968481</text:p>
          </table:table-cell>
          <table:table-cell office:value-type="float" office:value="0.01984" calcext:value-type="float">
            <text:p>0.01984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.364518" calcext:value-type="float">
            <text:p>0.364518</text:p>
          </table:table-cell>
          <table:table-cell office:value-type="float" office:value="-0.0000000936005" calcext:value-type="float">
            <text:p>-9.36005E-08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000734392" calcext:value-type="float">
            <text:p>0.00073439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03831" calcext:value-type="float">
            <text:p>-0.103831</text:p>
          </table:table-cell>
          <table:table-cell office:value-type="float" office:value="0.01986" calcext:value-type="float">
            <text:p>0.01986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0.36452" calcext:value-type="float">
            <text:p>0.36452</text:p>
          </table:table-cell>
          <table:table-cell office:value-type="float" office:value="-0.0000000788855" calcext:value-type="float">
            <text:p>-7.88855E-08</text:p>
          </table:table-cell>
          <table:table-cell office:value-type="float" office:value="0.10575" calcext:value-type="float">
            <text:p>0.10575</text:p>
          </table:table-cell>
          <table:table-cell office:value-type="float" office:value="0.000707724" calcext:value-type="float">
            <text:p>0.000707724</text:p>
          </table:table-cell>
          <table:table-cell office:value-type="float" office:value="0.552" calcext:value-type="float">
            <text:p>0.552</text:p>
          </table:table-cell>
          <table:table-cell office:value-type="float" office:value="-0.111304" calcext:value-type="float">
            <text:p>-0.111304</text:p>
          </table:table-cell>
          <table:table-cell office:value-type="float" office:value="0.01988" calcext:value-type="float">
            <text:p>0.01988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0.364522" calcext:value-type="float">
            <text:p>0.364522</text:p>
          </table:table-cell>
          <table:table-cell office:value-type="float" office:value="-0.000000064215" calcext:value-type="float">
            <text:p>-6.4215E-08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0.000663938" calcext:value-type="float">
            <text:p>0.000663938</text:p>
          </table:table-cell>
          <table:table-cell office:value-type="float" office:value="0.5475" calcext:value-type="float">
            <text:p>0.5475</text:p>
          </table:table-cell>
          <table:table-cell office:value-type="float" office:value="-0.119021" calcext:value-type="float">
            <text:p>-0.119021</text:p>
          </table:table-cell>
          <table:table-cell office:value-type="float" office:value="0.0199" calcext:value-type="float">
            <text:p>0.0199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0.364524" calcext:value-type="float">
            <text:p>0.364524</text:p>
          </table:table-cell>
          <table:table-cell office:value-type="float" office:value="-0.0000000523282" calcext:value-type="float">
            <text:p>-5.23282E-08</text:p>
          </table:table-cell>
          <table:table-cell office:value-type="float" office:value="0.123749" calcext:value-type="float">
            <text:p>0.123749</text:p>
          </table:table-cell>
          <table:table-cell office:value-type="float" office:value="0.000553784" calcext:value-type="float">
            <text:p>0.000553784</text:p>
          </table:table-cell>
          <table:table-cell office:value-type="float" office:value="0.54975" calcext:value-type="float">
            <text:p>0.54975</text:p>
          </table:table-cell>
          <table:table-cell office:value-type="float" office:value="-0.127217" calcext:value-type="float">
            <text:p>-0.127217</text:p>
          </table:table-cell>
          <table:table-cell office:value-type="float" office:value="0.01992" calcext:value-type="float">
            <text:p>0.01992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0.364526" calcext:value-type="float">
            <text:p>0.364526</text:p>
          </table:table-cell>
          <table:table-cell office:value-type="float" office:value="-0.0000000419606" calcext:value-type="float">
            <text:p>-4.19606E-08</text:p>
          </table:table-cell>
          <table:table-cell office:value-type="float" office:value="0.1455" calcext:value-type="float">
            <text:p>0.1455</text:p>
          </table:table-cell>
          <table:table-cell office:value-type="float" office:value="0.00043384" calcext:value-type="float">
            <text:p>0.00043384</text:p>
          </table:table-cell>
          <table:table-cell office:value-type="float" office:value="0.552" calcext:value-type="float">
            <text:p>0.552</text:p>
          </table:table-cell>
          <table:table-cell office:value-type="float" office:value="-0.134866" calcext:value-type="float">
            <text:p>-0.134866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0.36453" calcext:value-type="float">
            <text:p>0.36453</text:p>
          </table:table-cell>
          <table:table-cell office:value-type="float" office:value="-0.000000034635" calcext:value-type="float">
            <text:p>-3.4635E-08</text:p>
          </table:table-cell>
          <table:table-cell office:value-type="float" office:value="0.165748" calcext:value-type="float">
            <text:p>0.165748</text:p>
          </table:table-cell>
          <table:table-cell office:value-type="float" office:value="0.000294348" calcext:value-type="float">
            <text:p>0.000294348</text:p>
          </table:table-cell>
          <table:table-cell office:value-type="float" office:value="0.55425" calcext:value-type="float">
            <text:p>0.55425</text:p>
          </table:table-cell>
          <table:table-cell office:value-type="float" office:value="-0.14142" calcext:value-type="float">
            <text:p>-0.14142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0.364533" calcext:value-type="float">
            <text:p>0.364533</text:p>
          </table:table-cell>
          <table:table-cell office:value-type="float" office:value="-0.0000000304675" calcext:value-type="float">
            <text:p>-3.04675E-08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000148702" calcext:value-type="float">
            <text:p>0.000148702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45201" calcext:value-type="float">
            <text:p>-0.145201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0.364536" calcext:value-type="float">
            <text:p>0.364536</text:p>
          </table:table-cell>
          <table:table-cell office:value-type="float" office:value="-0.00000002788" calcext:value-type="float">
            <text:p>-2.788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47595" calcext:value-type="float">
            <text:p>-0.147595</text:p>
          </table:table-cell>
          <table:table-cell office:value-type="float" office:value="0.02" calcext:value-type="float">
            <text:p>0.0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 table:number-rows-repeated="10475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three.A1:three.H1002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1T18:50:07.440604877</dc:date>
    <meta:editing-duration>PT1H21M2S</meta:editing-duration>
    <meta:editing-cycles>1</meta:editing-cycles>
    <meta:document-statistic meta:table-count="1" meta:cell-count="8016" meta:object-count="0"/>
    <meta:generator>LibreOffice/6.4.7.2$Linux_X86_64 LibreOffice_project/40$Build-2</meta:generator>
  </office:meta>
</office:document-meta>
</file>